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8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68cm" svg:stroke-color="#000000" draw:stroke-linejoin="bevel" svg:stroke-linecap="round" draw:fill="solid" draw:fill-color="#ffffff" fo:padding-top="0.034cm" fo:padding-bottom="0.034cm" fo:padding-left="0.034cm" fo:padding-right="0.034cm"/>
    </style:style>
    <style:style style:name="gr10" style:family="graphic" style:parent-style-name="standard">
      <style:graphic-properties draw:stroke="solid" svg:stroke-width="0.033cm" svg:stroke-color="#000000" draw:stroke-linejoin="bevel" svg:stroke-linecap="round" draw:fill="none" fo:padding-top="0.016cm" fo:padding-bottom="0.016cm" fo:padding-left="0.016cm" fo:padding-right="0.016cm"/>
    </style:style>
    <style:style style:name="gr11" style:family="graphic" style:parent-style-name="standard">
      <style:graphic-properties draw:stroke="solid" svg:stroke-width="0.033cm" svg:stroke-color="#ff0000" draw:stroke-linejoin="bevel" svg:stroke-linecap="round" draw:fill="solid" draw:fill-color="#000000" fo:padding-top="0.016cm" fo:padding-bottom="0.016cm" fo:padding-left="0.016cm" fo:padding-right="0.016cm"/>
    </style:style>
    <style:style style:name="gr12"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8cm" fo:min-width="0.398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000001907349pt" style:font-size-asian="11.3000001907349pt" style:font-size-complex="11.3000001907349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1.3000001907349pt" style:font-size-asian="11.3000001907349pt" style:font-name-complex="DejaVu Sans1"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88cm" svg:height="0.289cm" svg:x="14.795cm" svg:y="16.566cm" svg:viewBox="0 0 1289 290" svg:d="M163 227v60h-35v-60h-128v-28l128-185h35v185h39v28zM128 54c0 0 0 3-4 10-3 4-7 11-7 11l-70 106-11 14-3 4h95zM213 290l77-290h32l-78 290zM340 287v-25c7-14 14-28 24-39 11-10 18-21 29-32 10-10 21-17 31-24 11-11 22-18 29-25s14-18 21-25c3-10 7-21 7-31 0-14-4-25-14-37-11-7-21-10-36-10-17 0-28 3-38 10-7 8-15 19-18 37l-32-4c0-21 11-40 25-54 18-14 39-17 63-17 25 0 46 3 64 17 14 14 21 33 21 58 0 10-3 21-7 31-7 11-14 22-21 32-11 11-28 25-57 46-14 14-24 25-35 35-7 7-14 18-18 28h142v29zM742 213c0 24-7 42-25 56-14 14-39 21-67 21s-49-7-67-17c-14-15-25-32-28-57l35-3c7 31 25 49 60 49 18 0 32-4 42-14 11-7 15-21 15-39 0-14-7-25-18-32-11-10-28-14-49-14h-18v-28h18c17 0 31-7 42-14 10-7 18-21 18-35s-4-25-15-37c-7-7-21-10-35-10-18 0-28 3-39 10-10 8-14 19-17 33h-36c4-25 15-43 29-54 17-14 35-17 63-17 25 0 46 3 64 17 14 11 21 33 21 54 0 18-4 32-14 42-11 11-25 18-43 25 22 0 36 7 46 18 11 14 18 28 18 46zM759 290l82-290h28l-78 290zM897 287v-29h71v-212l-64 47v-36l67-43h32v244h63v29zM1289 213c0 24-7 42-25 56-14 14-39 21-67 21s-53-7-67-21c-18-14-25-32-25-56 0-18 4-36 14-46 11-11 25-18 39-21v-4c-14 0-25-11-35-21-7-14-11-25-11-42 0-22 7-37 21-51 18-14 39-17 64-17 28 0 46 3 63 17 15 11 22 29 22 54 0 14-4 28-11 39-11 14-21 21-35 21v4c17 3 28 10 39 21 10 10 14 28 14 46zM1246 82c0-33-14-47-49-47-18 0-28 4-39 11-7 8-10 22-10 36s3 28 10 35c11 11 21 14 39 14s28-3 39-10c7-11 10-21 10-39zM1253 209c0-18-3-32-14-39-10-7-24-14-42-14s-32 7-42 14c-11 11-15 21-15 39 0 35 18 57 57 57 21 0 35-4 42-15 11-10 14-24 14-42z">
          <text:p/>
        </draw:path>
        <draw:path draw:style-name="gr3" draw:text-style-name="P3" draw:layer="layout" svg:width="1.295cm" svg:height="0.297cm" svg:x="14.791cm" svg:y="16.562cm" svg:viewBox="0 0 1296 298" svg:d="M171 231v60 3h-4-35v-3-60 3h-128-4v-3-28-4l128-184h4 35 4v3 185h-4v-4h39v4 28 3h-39v-3zM167 227h39v4h-3v-28h3v3h-39-3v-3-185h3-35l-124 185h-4 4v28h-4v-4h128 4v4 60h-4v-4h35v4h-3v-60-4zM136 57c0 0 0 3-4 10-4 8-7 11-7 15l-4-4 4 4-75 103-7 14-7 4v-4h96v4-146zM136 57v146 3h-4-96-7l3-7 4-4 3 4-3-4 10-14 4 4-4-4 72-103c3-3 3-7 7-14 3-4 7-7 7-7l4-18zM213 294l81-294h32 4v4l-78 290v4h-4-31-4zM217 291h31v3h-3l78-294 3 4h-32 4l-78 290h-3zM340 291v-25c7-18 18-28 25-42 10-11 21-21 32-32 10-7 21-18 28-25 10-8 21-15 28-25 11-8 14-15 21-25 4-7 7-18 7-28 0-14-3-25-14-32-7-7-17-14-32-14-17 0-28 7-35 14-10 7-14 18-18 32v3h-3l-32-3-3-4c3-25 10-42 28-53 14-14 35-21 63-21 29 0 50 7 64 21 14 11 25 32 25 57 0 10-4 21-11 31-4 11-11 22-21 32-7 12-28 29-53 51l-4-4 4 4c-14 10-28 24-35 31-11 11-14 18-18 28h-4v-3h142 3v3 29 3h-3-180-4zM344 287h180v4h-4v-29h4v4h-142-3v-7c3-7 11-18 21-28 7-11 18-21 35-32 25-21 46-40 53-50 11-11 18-22 21-32 4-7 8-18 8-28 0-25-8-43-22-53-14-14-35-21-60-21-24 0-45 7-60 21-17 10-24 28-28 49v-3l35 3-3 4c0-18 7-29 18-39 10-7 21-11 38-11 15 0 29 4 39 11 7 10 11 25 11 39 0 10 0 21-7 31-4 11-11 18-18 25-10 11-21 19-28 26-11 7-21 17-32 28-10 7-21 18-32 28-7 11-14 25-21 39h-3 3v25h-3zM749 217c0 24-10 45-24 60-18 14-39 21-71 21-28 0-49-7-67-18-18-14-28-35-32-60h4l35-7h4v4c3 31 21 45 56 45 18 0 28-3 39-10 11-11 14-21 14-39 0-14-3-21-14-32-14-7-28-10-49-10h-18-4v-4-29-4h4 18c17 0 31-3 42-14 10-7 14-17 14-31s-4-25-11-32c-10-7-21-14-35-14-18 0-28 7-39 14-7 7-14 18-14 28v4h-3l-36-4h-3c3-25 14-42 32-56 14-11 35-18 63-18 25 0 50 7 64 18 17 14 24 31 24 56 0 18-7 32-14 46-10 11-28 18-46 21h4-4v-3c22 3 39 10 50 22 10 10 17 28 17 46zM742 217c0-18-3-32-14-43-10-10-28-18-46-22h-3v-3h3c18-4 32-11 39-22 11-10 14-24 14-42 0-21-7-39-21-49-14-14-35-21-60-21s-46 7-60 17c-17 14-25 32-28 53h-4v-3l36 3h-4c4-14 11-25 18-35 10-7 24-11 42-11 14 0 28 4 39 14 7 7 14 22 14 36s-7 28-18 38c-10 7-28 11-45 11h-18v29-3h18c21 0 38 7 49 14 14 7 21 21 21 35 0 21-7 32-18 42-10 11-24 15-42 15-35 0-56-18-60-50v-3 3l-35 4v-4h3c4 25 11 42 29 53 14 14 35 18 63 18s50-4 67-18c14-14 21-32 21-56zM760 294l81-294h4 28 3v4l-77 290v4h-4-32-3zM763 291h32v3h-3l81-294v4h-28l-78 290h-4zM898 291v-29-3h3 71v3h-4v-212h4v3l-60 43-4 3v-3-36-3l64-42h3 32v3 244-3h63 4v3 29 3h-4-169-3zM901 287h169v4h-3v-29h3v4h-63-4v-4-244h4-32l-63 46-4-4h4v36h-4v-4l60-46 7-3v7 212 4h-3-71v-4h4v29h-4zM1296 217c0 24-7 45-25 60-17 14-38 21-70 21-28 0-53-7-71-21-14-15-24-36-24-60 0-18 3-36 14-50 10-11 24-18 42-22v4h-3v-4h3v4c-14-4-28-11-35-22-11-14-14-28-14-45 0-22 7-39 24-50 15-14 36-21 64-21s49 7 63 18c18 14 25 31 25 56 0 14-3 28-14 42-7 11-21 18-35 22v-4h3v4h-3v-4c17 4 31 11 42 22 11 14 14 28 14 50zM1289 217c0-18-3-32-10-46-11-12-25-19-39-19l-4-3v-4h4c14-3 24-11 31-21 11-14 15-25 15-39 0-21-11-39-25-49-14-14-35-21-60-21s-46 7-60 21c-18 10-25 28-25 46 0 17 4 28 14 42 7 10 18 18 32 21h4v4 3h-4c-14 0-28 7-35 19-11 14-14 28-14 46 0 24 7 42 21 56 18 14 39 18 67 18s53-4 67-18 21-35 21-56zM1247 85c0-28-14-42-46-42-18 0-28 3-35 10-11 7-11 18-11 32s4 25 11 35c7 7 21 11 35 11s28-4 35-11 11-17 11-35zM1254 85c0 18-4 32-14 39-11 7-21 14-39 14s-32-7-39-14c-10-11-14-21-14-39 0-14 4-28 14-35 7-11 21-14 39-14 35 0 53 17 53 49zM1254 213c0-18-4-28-14-39-7-7-21-10-39-10s-32 3-39 14c-10 7-14 17-14 35 0 35 18 53 53 53 18 0 32-4 42-14 7-7 11-21 11-39zM1261 213c0 21-7 35-14 46-11 7-25 14-46 14-39 0-60-21-60-60 0-18 7-32 18-42 10-7 24-12 42-12s35 5 42 12c11 10 18 24 18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5.401cm" svg:height="0.522cm" svg:x="18.612cm" svg:y="15.458cm" svg:viewBox="0 0 5402 523" svg:d="M308 406h-308v-39l236-300h-215v-46h276v39l-237 304h248zM315 520v-35h328v35zM721 113v187c0 18 3 32 7 42 3 11 7 22 17 25 7 4 22 7 36 7 24 0 42-7 56-25 14-17 21-38 21-67v-169h50v229c0 36 0 57 0 64h-46v-7c0-4 0-7 0-14 0-4 0-14 0-28h-4c-10 21-24 35-38 42-15 10-32 14-57 14-32 0-53-7-70-25-15-17-22-42-22-81v-194zM1232 258c0 102-35 155-109 155-46 0-74-18-92-53 0 4 0 18 0 49v114h-49v-350c0-32 0-53 0-60h46c3 0 3 0 3 7 0 4 0 11 0 18 0 10 0 17 0 21 11-18 21-32 35-39 15-10 36-14 57-14 39 0 63 14 81 35 21 25 28 64 28 117zM1183 258c0-39-7-71-18-88-10-18-28-25-53-25-21 0-35 3-46 10-10 11-21 22-24 39-7 18-11 39-11 67 0 39 7 67 18 88 14 18 35 25 60 25 28 0 46-7 56-25 11-17 18-49 18-91zM1543 258c0 102-36 155-110 155-46 0-74-18-91-53 0 4 0 18 0 49v114h-50v-350c0-32 0-53 0-60h46v7c4 4 4 11 4 18 0 10 0 17 0 21 10-18 21-32 35-39 14-10 35-14 56-14 39 0 64 14 81 35 18 25 29 64 29 117zM1490 258c0-39-4-71-14-88-11-18-29-25-53-25-21 0-36 3-46 10-11 11-21 22-25 39-7 18-10 39-10 67 0 39 7 67 21 88 10 18 32 25 60 25 21 0 42-7 53-25 10-17 14-49 14-91zM1641 268c0 36 8 60 22 78 14 21 35 28 60 28 21 0 38-3 53-10 10-11 21-22 24-32l43 10c-18 46-57 71-120 71-43 0-78-14-99-39-21-28-35-67-35-116 0-50 14-85 35-113 21-25 56-39 99-39 84 0 130 53 130 159v3zM1800 233c0-32-10-53-21-70-14-15-35-22-60-22-21 0-42 11-53 25-14 18-25 39-25 67zM1917 406v-226c0-21-4-42-4-67h46c4 32 4 53 4 60 7-28 17-42 28-53 10-10 24-14 42-14 7 0 14 0 21 4v42c-7 0-17 0-28 0-21 0-35 7-46 25-10 17-14 42-14 77v152zM2054 520v-35h325v35zM2411 406v-226c0-21 0-42 0-67h45c0 32 4 53 4 60 7-28 18-42 28-53 7-10 25-14 42-14 8 0 11 0 18 4v42c-7 0-14 0-25 0-21 0-35 7-45 25-11 17-18 42-18 77v152zM2598 50v-50h49v50zM2598 406v-293h49v293zM2834 523c-32 0-60-3-78-17-21-11-31-32-39-54l50-7c3 14 10 22 21 32 14 8 28 11 46 11 49 0 74-29 74-89v-46c-11 18-25 32-39 42-17 11-35 14-56 14-39 0-64-14-81-35-18-25-25-63-25-116 0-50 7-88 28-113 18-25 46-39 81-39 21 0 39 7 57 14 14 11 24 25 35 43 0-8 0-15 0-29s3-21 3-21h46c0 7 0 28 0 60v226c0 86-42 124-123 124zM2908 258c0-21-4-43-11-60-7-18-14-32-28-39-10-11-25-14-39-14-24 0-46 7-56 25-11 17-18 49-18 88 0 42 7 70 18 88 10 18 28 28 53 28 17 0 32-7 42-14 14-11 21-25 28-39 7-17 11-39 11-63zM3081 163c10-22 21-36 35-43 18-10 35-14 60-14 32 0 53 7 71 25 14 14 21 42 21 81v194h-50v-187c0-21-3-35-7-46-3-10-10-18-17-21-7-7-21-7-36-7-24 0-42 7-56 25-14 14-21 35-21 63v173h-50v-406h50v106c0 14 0 25 0 35 0 11 0 18 0 22zM3455 406c-18 3-32 7-50 7-38 0-60-25-60-67v-198h-31v-35h35l14-67h32v67h56v35h-56v184c0 14 3 25 7 32 3 7 14 10 25 10 7 0 17-3 28-7zM3455 520v-35h324v35zM3811 50v-50h46v50zM3811 406v-293h46v293zM4122 406v-187c0-18-4-32-8-46-3-10-10-18-17-21-7-7-21-7-35-7-25 0-43 7-57 25-14 14-21 35-21 67v169h-49v-233c0-32 0-53 0-60h45v7c0 4 0 7 0 11 0 7 0 17 0 32h4c11-22 21-36 39-43 14-10 31-14 53-14 35 0 56 7 74 25 14 14 21 42 21 81v194zM4467 325c0 28-10 49-32 63-21 18-52 25-91 25-36 0-64-7-85-18-18-14-32-31-39-56l46-11c4 18 14 29 25 36 14 7 32 10 53 10 28 0 46-3 56-10 11-7 18-18 18-36 0-10-4-21-11-28-10-7-21-14-39-18l-35-10c-28-7-49-14-60-21-14-7-21-14-28-25s-11-21-11-35c0-28 11-50 29-64 17-14 45-21 84-21 32 0 57 7 78 18 18 10 32 28 35 56l-42 4c-4-11-11-21-25-29-10-7-28-10-46-10-21 0-39 3-49 10-11 4-18 18-18 29 0 10 4 14 7 21 4 7 11 10 21 14 8 3 25 11 53 18 25 3 46 10 57 17 10 4 21 11 28 18s11 14 14 25c4 7 7 17 7 28zM4562 268c0 36 8 60 22 78 14 21 35 28 63 28 21 0 39-3 50-10 14-11 21-22 28-32l42 10c-18 46-60 71-120 71-46 0-77-14-102-39-21-28-32-67-32-116 0-50 11-85 32-113 25-25 56-39 99-39 88 0 130 53 130 159v3zM4725 233c-4-32-11-53-25-70-14-15-32-22-56-22-25 0-43 11-57 25-14 18-21 39-21 67zM4838 406v-226c0-21 0-42 0-67h46c0 32 0 53 0 60h3c7-28 14-42 25-53 10-10 24-14 42-14 7 0 14 0 21 4v42c-7 0-14 0-24 0-22 0-36 7-50 25-7 17-14 42-14 77v152zM5138 406c-18 3-36 7-50 7-42 0-60-25-60-67v-198h-35v-35h35l14-67h36v67h52v35h-52v184c0 14 3 25 7 32 3 7 10 10 21 10 7 0 17-3 32-7zM5402 325c0 28-10 49-32 63-21 18-49 25-88 25-35 0-63-7-85-18-21-14-31-31-38-56l42-11c7 18 14 29 28 36 11 7 32 10 53 10 25 0 42-3 57-10 10-7 17-18 17-36 0-10-7-21-14-28s-21-14-39-18l-35-10c-28-7-46-14-60-21-11-7-21-14-28-25s-11-21-11-35c0-28 11-50 32-64 18-14 46-21 81-21 32 0 60 7 78 18 21 10 32 28 35 56l-42 4c-4-11-11-21-21-29-15-7-29-10-50-10s-39 3-49 10c-11 4-14 18-14 29 0 10 3 14 7 21 3 7 10 10 17 14 11 3 29 11 53 18 28 3 46 10 60 17 11 4 18 11 25 18s14 14 14 25c7 7 7 17 7 28z">
          <text:p/>
        </draw:path>
        <draw:path draw:style-name="gr3" draw:text-style-name="P3" draw:layer="layout" svg:width="5.405cm" svg:height="0.526cm" svg:x="18.612cm" svg:y="15.458cm" svg:viewBox="0 0 5406 527" svg:d="M308 410h-308v-3-39l233-303 3 3h-215v-47-3h275v3 40 4l-232 303h-4v-3h248 4v3 39 3zM308 407v-39h-248-3l3-3 233-304h3-3v-40h3v4h-275v-4h4v47h-4v-3h215 4v3l-236 304-4-4h4v39h-4zM315 520v-35-4h328v4 35 3h-328zM315 516h328v4h-3v-35h3v3h-328v-3h4v35h-4zM724 114v187c0 18 0 32 4 46 3 7 10 14 17 21 11 4 22 7 36 7 24 0 42-10 56-25 11-17 18-38 18-67v-169-3h3 50 3v3 233c0 35 0 53 0 60v3h-3-46-4c0-3 0-3 0-10 0-4 0-7 0-14 0-4 0-14 0-28h4v3h-4v-3l4 3c-11 21-25 35-39 42-18 11-35 15-60 15-32 0-56-11-70-25-18-18-25-46-25-81v-198-3h3 50 3zM721 118h-50v-4h4v198c0 35 7 60 21 77 14 14 39 21 67 21 25 0 42-3 57-10 14-11 24-25 35-42l3-4h4v4c0 14 0 24 0 28 3 7 3 10 3 14 0 7 0 7 0 7h-3 46l-4 3c0-10 0-28 0-63v-233h4v4h-50v-4h4v169c0 32-7 53-21 71s-36 25-60 25c-14 0-29-4-39-7-7-4-14-14-18-25-3-11-7-25-7-46v-187h4zM1236 259c0 106-39 159-113 159-46 0-78-18-92-53v-4 4-4h4c0 4 0 18 0 49v113 4h-4-49v-4-349c0-32-4-49-4-60v-3h4 46 3v3c0 0 0 4 0 7 0 4 4 11 4 21 0 11 0 14 0 18h-4c7-18 21-32 35-42 15-7 36-11 57-11 39 0 67 11 85 35 17 25 28 64 28 117zM1229 259c0-53-7-88-25-113s-46-35-81-35c-21 0-39 3-53 14-14 7-28 21-35 39h-4-3v-4c0-4 0-7 0-18 0-10 0-14 0-21 0-3 0-7 0-7v4h-46v-4h3c0 11 0 28 0 60v349h-3v-3h49v3-113c0-31-3-45-3-45v-4h3 4c14 35 46 49 88 49 70 0 106-49 106-151zM1179 259c0-39-7-67-17-85-11-18-25-25-50-25-21 0-35 4-46 11-10 7-17 21-24 39-4 14-7 39-7 67 0 39 7 63 17 81 11 21 32 28 57 28 24 0 42-7 53-25 10-17 17-49 17-91zM1183 259c0 46-4 74-18 95-10 18-28 28-56 28-25 0-46-10-60-32-14-17-18-45-18-84 0-28 0-53 7-71 4-17 14-31 25-39 14-10 28-14 49-14 25 0 43 11 53 29 14 17 18 49 18 88zM1546 259c0 106-39 159-113 159-46 0-77-18-91-53v-4 4-4h3c0 4 0 18 0 49v113 4h-3-50v-4-349c0-32-3-49-3-60v-3h3 46 4v3c0 0 0 4 0 7 3 4 3 11 3 21 0 11 0 14 0 18h-3c7-18 21-32 35-42 14-7 35-11 56-11 39 0 67 11 85 35 18 25 28 64 28 117zM1539 259c0-53-7-88-25-113-17-25-42-35-81-35-21 0-38 3-53 14-14 7-24 21-35 39h-3-4v-4c0-4 0-7 0-18 0-10 0-14 0-21 0-3 0-7 0-7v4h-46v-4h4c0 11 0 28 0 60v349h-4v-3h50v3h-4v-113c0-31 0-45 0-45v-4h4 3c14 35 46 49 88 49 71 0 106-49 106-151zM1490 259c0-39-7-67-18-85-10-18-28-25-49-25s-36 4-46 11c-11 7-18 21-25 39-3 14-7 39-7 67 0 39 7 63 18 81 14 21 32 28 60 28 21 0 39-7 49-25 11-17 18-49 18-91zM1493 259c0 46-3 74-17 95-11 18-29 28-53 28-32 0-53-10-64-32-14-17-21-45-21-84 0-28 4-53 11-71 7-17 14-31 24-39 11-10 29-14 50-14 24 0 42 11 56 29 11 17 14 49 14 88zM1645 273c0 32 7 56 21 74 11 18 32 28 57 28 21 0 38-3 49-14 14-7 21-18 28-28v-4l46 11v3 4c-18 46-60 71-123 71-43 0-78-15-103-39-21-29-35-67-35-120 0-50 14-88 35-113 25-28 57-39 103-39 88 0 130 53 130 159v7h-212zM1641 269h212v4h-3v-7c0-106-43-155-127-155-43 0-74 14-96 38-24 25-35 60-35 110 0 53 11 88 35 116 22 25 53 35 96 35 63 0 102-21 120-67v4l-43-14h4c-4 14-14 25-28 35-11 7-32 14-53 14-25 0-50-10-64-32-14-17-21-45-21-77v-4zM1800 234c-3-32-14-53-24-67-15-14-32-21-57-21-21 0-39 7-53 25-14 14-21 35-21 63h-4v-3h159zM1800 238h-159-3v-4c3-28 11-53 25-67 14-18 35-25 56-25 25 0 46 7 60 22 14 14 21 38 25 70v4zM1913 407v-226c0-21 0-42-3-67v-3h3 46 4v3c3 32 3 53 3 60h-3v-3 3h-4c11-28 18-46 28-53 11-10 28-14 46-14 7 0 14 0 21 0v4 45 4c-7-4-17-4-28-4-18 0-32 8-42 25-11 18-18 42-18 74v152 3h-49-4zM1917 407h49-3v-152c0-35 3-60 14-77 10-18 28-29 49-29 11 0 21 4 28 4v3h-3v-45h3v3c-7-3-14-3-21-3-18 0-32 3-42 14-7 7-18 24-25 49v4h-3-4v-4c0-7 0-28-4-60h4v4h-46v-4h4c0 25 0 46 0 67zM2051 520v-35-4h3 325 3v4 35 3h-3-325-3zM2054 516h325v4h-4v-35h4v3h-325v-3h4v35h-4zM2407 407v-226c0-21 0-42 0-67v-3h4 45 4v3c0 32 0 53 0 60v-3 3h-4c7-28 18-46 29-53 10-10 24-14 45-14 8 0 15 0 22 0v4 45 4h-4c-7-4-14-4-25-4-21 0-35 8-42 25-14 18-18 42-18 74v152 3h-3-49-4zM2411 407h49-4v-152c0-35 7-60 18-77 11-18 28-29 49-29 11 0 22 4 29 4l-4 3v-45 3c-7-3-14-3-18-3-17 0-31 3-42 14-10 7-17 24-25 49l-3 4h-4v-4c0-7-3-28-3-60h3v4h-45v-4h3c0 25 0 46 0 67v226zM2594 51v-51h4 49v51 3h-49-4zM2598 47h49v4h-4v-51h4v4h-49v-4h3v51h-3zM2594 407v-293-3h4 49v3 293 3h-49-4zM2598 407h49-4v-293h4v4h-49v-4h3v293zM2834 527c-32 0-60-7-78-18-21-14-35-32-39-56l-3-4h3l50-7h3v4c4 10 11 21 22 28 10 7 24 11 42 11 49 0 70-29 70-85v-46h4v4-4c-7 21-21 35-39 46-14 7-35 14-56 14-39 0-64-14-85-39-14-21-25-60-25-113s11-91 29-116c17-25 49-39 84-39 21 0 43 4 57 14 14 11 28 25 35 43v-4 4h-4c0-4 0-15 4-29 0-14 0-21 0-21v-3h3 46 4v3c0 11-4 28-4 60v226c0 85-42 127-123 127zM2834 520c81 0 120-39 120-120v-226c0-32 0-49 0-60h3v4h-46v-4h4c0 0-4 7-4 21s0 25 0 29v3h-3-4c-7-18-17-32-35-42-14-7-32-14-53-14-35 0-60 14-81 35-18 28-25 63-25 116 0 50 7 88 25 113 14 21 42 32 78 32 21 0 39-4 56-14 14-7 25-21 35-39v-4h4 3v4 46c0 60-28 92-77 92-18 0-35-4-46-15-11-7-21-17-21-31v3l-46 4h-4 4c7 21 18 39 35 49 18 14 46 18 78 18zM2904 262c0-24-3-46-10-63-7-14-14-28-25-39-14-7-25-11-39-11-24 0-42 7-53 25-10 18-17 46-17 88 0 39 7 67 14 85 14 18 28 25 53 25 17 0 28-4 42-14 11-8 18-22 25-36 7-17 10-39 10-60zM2911 262c0 21-3 43-10 60-7 18-18 32-28 43-14 7-29 14-46 14-25 0-46-11-57-29-10-17-14-49-14-88 0-42 4-74 18-91 10-18 28-29 56-29 14 0 29 4 43 14 10 11 21 25 28 43 7 17 10 39 10 63zM3077 164c11-22 25-36 39-43 14-10 35-14 60-14 32 0 57 7 71 25 17 14 24 42 24 81v194 3h-3-50-3v-3-187c0-18 0-32-4-42-3-11-10-18-17-22-11-3-21-7-36-7-21 0-42 7-52 22-15 17-22 38-22 63v173 3h-3-50-3v-3-407h3 50 3v111c0 10 0 21 0 31-3 14-3 22-3 22v-4 4zM3081 167h-7l3-3c0-4 0-8 0-22 0-10 0-21 0-31v-111h4v4h-50v-4h4v407h-4 50-4v-173c0-28 7-49 25-67 14-14 32-25 56-25 15 0 29 4 39 7 7 7 14 15 18 25 3 11 7 25 7 46v187h-4 50-4v-194c0-39-7-64-21-81-14-14-39-21-67-21-25 0-42 3-56 14-14 7-29 21-39 42zM3455 410c-14 4-32 4-50 4-42 0-63-21-63-67v-198h3v4h-31-4v-4-35-3h4 35v3h-4l15-67v-3h3 32 3v3 67h-3v-3h56v3 35 4h-56v-4h3v187c0 14 4 22 7 29 4 3 11 7 22 7 7 0 17 0 28-4h3v4 35zM3451 407v-35h4v3c-11 0-21 0-28 0-11 0-22 0-25-7-7-7-11-18-11-32v-187-3h4 56v3h-3v-35h3v4h-56-4v-4-67h4v4h-32v-4h4l-18 67v4h-35v-4h3v35h-3v-3h31 4v3 198c0 42 18 63 56 63 18 0 32-3 50-7v4zM3451 520v-35-4h4 324 4v4 35 3h-4-324-4zM3455 516h324v4h-3v-35h3v3h-324v-3 35zM3808 51v-51h3 46 3v51 3h-3-46-3zM3811 47h46v4-51 4h-46v-4 51zM3808 407v-293-3h3 46 3v3 293 3h-3-46-3zM3811 407h46v-293 4h-46v-4zM4118 407v-187c0-18 0-32-7-42 0-11-7-18-14-22-11-3-21-7-35-7-25 0-43 7-57 25-10 14-18 35-18 64v169 3h-3-49-4v-3-229c0-36 0-57 0-64v-3h4 45l4 3c0 0 0 4 0 7 0 4 0 7 0 14 0 4 0 14 0 29h-4v-4h4v4h-4c11-22 25-36 39-46 18-7 35-11 57-11 35 0 60 7 74 25 14 14 24 42 24 81v194 3h-3-49-4zM4122 407h49-4v-194c0-39-7-64-21-78-14-17-39-24-70-24-22 0-39 3-53 14-14 7-25 21-39 42h-4l-3-3c0-15 0-25 0-29 0-7 0-10 0-14 0-3 0-7 0-7h3v4h-45v-4h3c0 7 0 28 0 64v229h-3 49-4v-169c0-29 7-53 22-71 14-14 35-25 60-25 14 0 28 4 35 7 10 7 17 15 21 25 4 14 7 28 7 46v187zM4467 326c0 28-10 53-32 67-21 17-49 25-91 25-36 0-64-8-85-18-21-14-35-32-39-60l-3-4h3l46-7v-3l4 3c3 18 10 29 21 36 14 7 32 10 53 10 28 0 42-3 56-14 11-7 14-14 14-32 0-10-3-17-10-24s-21-11-39-18l3-4-3 4-32-7v-4 4c-32-11-49-18-63-25-11-7-21-14-29-24-7-11-10-25-10-39 0-28 10-50 28-64 21-14 49-21 88-21 32 0 60 7 78 18 21 10 32 28 39 56v4h-4l-42 3h-4c-3-14-10-21-21-28-10-7-28-11-46-11-21 0-39 4-49 11-11 4-14 14-14 28 0 7 3 11 7 18 3 3 10 10 17 14 8 3 25 7 53 14 29 7 46 14 57 18 14 7 21 14 28 21s14 14 18 21c3 11 3 21 3 32zM4464 326c0-11-4-18-7-28-4-7-7-15-14-22-8-7-15-14-25-17-11-7-32-11-57-18v-3 3c-28-7-45-14-56-18-7-3-14-10-21-14-4-7-4-14-4-21 0-14 4-28 14-35 11-7 29-11 53-11 18 0 36 4 50 11 10 7 21 21 21 35l-4-3 46-7v3h-3c-4-25-14-42-36-53-17-10-42-17-74-17-35 0-63 7-81 21-21 14-28 35-28 60 0 14 0 24 7 35s18 18 28 25c11 7 32 14 60 21l35 7c18 7 32 14 39 21 11 7 14 18 14 28 0 18-7 32-17 39-14 7-32 11-60 11-21 0-39-4-53-11s-25-21-28-35l3-4v4l-42 10-4-3h4c7 25 17 42 39 53 17 14 45 17 81 17 39 0 67-7 88-21s32-35 32-63zM4566 273c0 32 7 56 21 74s32 28 60 28c21 0 35-3 50-14 10-7 21-18 24-28v-4h4l42 11 4 3v4c-18 46-60 71-124 71-46 0-81-15-102-39-25-29-35-67-35-120 0-50 10-88 35-113 21-28 56-39 99-39 88 0 134 53 134 159v7h-4-212zM4562 269h212v4h-3v-7c0-106-43-155-127-155-43 0-71 14-96 38-21 25-31 60-31 110 0 53 10 88 31 116 25 25 57 35 99 35 60 0 99-21 117-67h3v4l-46-14h4c-4 14-11 25-25 35-14 7-32 14-53 14-28 0-49-10-63-32-14-17-22-45-22-77zM4721 234c-3-32-10-53-24-67-11-14-29-21-53-21-25 0-43 7-53 25-14 14-21 35-25 63v-3h159v3zM4725 238h-159-4v-4c0-28 8-53 22-67 14-18 35-25 60-25 24 0 45 7 60 22 10 14 21 38 21 70zM4834 407v-226c0-21 0-42 0-67v-3h4 46 3v3c0 32 0 53 0 60h-3v-3h3v3h-3c7-28 17-46 28-53 10-10 24-14 42-14 7 0 14 0 21 0h4v4 45 4h-4c-7-4-14-4-24-4-22 0-36 8-46 25-11 18-14 42-14 74v152 3h-4-49-4zM4838 407h49-3v-152c0-35 7-60 17-77 11-18 28-29 50-29 10 0 17 4 24 4v3h-3v-45h3v3c-7-3-14-3-21-3-18 0-28 3-39 14-10 7-17 24-28 49v4h-3-4v-4c0-7 0-28 0-60h4v4h-46v-4c3 25 3 46 3 67v226zM5138 410c-18 4-36 4-50 4-42 0-63-21-63-67v-198h3v4h-35-4v-4-35-3h4 35v3l14-67v-3h36 3v3 67h-3v-3h52 4v3 35 4h-4-52v-4h3v187c0 14 0 22 4 29 3 3 10 7 21 7 7 0 17 0 28-4h4v4 35zM5134 407v-35h4v3c-15 0-25 0-32 0-11 0-18 0-25-7-3-7-7-18-7-32v-187-3h4 52v3h-3v-35h3v4h-52-4v-4-67h4v4h-36v-4h4l-14 67v4h-4-35v-4h3v35h-3v-3h35 4v3 198c0 42 17 63 56 63 14 0 32-3 46-7l4 4zM5406 326c0 28-11 53-32 67-25 17-53 25-92 25-35 0-67-8-88-18-18-14-32-32-39-60v-4h4l42-7 4-3v3c3 18 10 29 24 36 11 7 32 10 53 10 25 0 42-3 53-14 11-7 18-14 18-32 0-10-4-17-11-24-10-7-21-11-39-18v-4 4l-35-7v-4 4c-28-11-49-18-60-25-14-7-25-14-28-24-7-11-11-25-11-39 0-28 7-50 28-64 22-14 50-21 85-21 32 0 60 7 81 18 18 10 32 28 36 56l3 4h-3l-46 3h-4c0-14-7-21-21-28-11-7-25-11-46-11s-35 4-46 11c-10 4-14 14-14 28 0 7 0 11 4 18 3 3 10 10 21 14 7 3 25 7 53 14 24 7 42 14 56 18 11 7 21 14 28 21 8 7 11 14 15 21 3 11 7 21 7 32zM5399 326c0-11 0-18-4-28-3-7-11-15-14-22-7-7-18-14-28-17-11-7-29-11-57-18v-3 3c-28-7-46-14-53-18-10-3-17-10-21-14-3-7-7-14-7-21 0-14 7-28 18-35 10-7 28-11 49-11s39 4 50 11c14 7 21 21 24 35h-3v-3l42-7v3c-7-25-18-42-35-53-18-10-46-17-78-17-35 0-63 7-81 21s-28 35-28 60c0 14 3 24 10 35s14 18 25 25c14 7 32 14 60 21l35 7c18 7 32 14 43 21 7 7 10 18 10 28 0 18-7 32-17 39-11 7-32 11-57 11s-42-4-56-11-21-21-25-35v-4 4l-42 10v-3h3c7 25 18 42 35 53 22 14 50 17 85 17 39 0 67-7 85-21 21-14 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433 141c0 46-10 82-25 107-17 25-42 35-70 35-32 0-57-10-71-35-17-25-24-61-24-107s7-81 21-106c17-21 42-35 74-35s56 14 70 39c15 21 25 56 25 102zM1398 141c0-39-7-67-14-85-11-17-25-28-46-28s-35 11-46 28c-11 18-14 46-14 85s3 68 14 86c11 17 25 28 46 28s35-11 42-28c11-18 18-47 18-86zM1620 216v64h-35v-64h-127v-25l123-184h39v180h35v29zM1585 46c0 0 0 3-4 10-3 4-7 11-10 11l-67 102-11 14-3 4h95zM1871 202c0 25-7 46-22 60-17 14-38 21-70 21-28 0-53-7-67-21-18-14-25-32-25-60 0-19 4-33 14-43 11-14 25-22 39-25-14-4-25-11-35-21-7-11-11-25-11-43 0-21 7-35 21-49 18-14 39-21 64-21 28 0 46 7 63 21 15 14 25 28 25 49 0 18-7 32-14 43-11 10-21 17-35 21 17 3 28 11 39 25 10 10 14 24 14 43zM1828 74c0-32-14-46-49-46-18 0-28 4-39 11-7 7-10 21-10 35s3 28 10 35c11 7 21 11 39 11s28-4 39-11c7-7 10-17 10-35zM1835 198c0-18-3-29-14-36-10-10-24-14-42-14s-32 4-42 14c-11 7-15 21-15 40 0 35 18 53 57 53 21 0 35-4 42-14 11-7 14-21 14-43z">
          <text:p/>
        </draw:path>
        <draw:path draw:style-name="gr3" draw:text-style-name="P3" draw:layer="layout" svg:width="1.873cm" svg:height="0.286cm" svg:x="18.591cm" svg:y="18.845cm" svg:viewBox="0 0 1874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8-14-75-39-15-25-25-60-25-106 0-47 10-82 25-107 17-25 43-35 75-35 35 0 56 10 74 35 14 25 21 60 21 107zM1207 142c0-47-7-82-21-103-14-25-39-36-70-36-32 0-58 11-72 36-14 21-21 56-21 103 0 46 7 81 21 102 18 25 40 39 72 39 31 0 53-14 70-39 14-21 21-56 21-102zM1172 142c0-40-3-68-14-86-7-14-21-24-42-24s-36 7-44 24c-10 18-14 46-14 86 0 39 4 67 14 85 8 17 23 24 44 24s35-7 42-24c11-18 14-46 14-85zM1176 142c0 39-4 67-14 85-11 21-25 28-46 28s-39-7-47-25c-11-21-18-49-18-88 0-40 7-68 18-89 8-14 26-25 47-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20 216v64 3h-35v-3-64 4h-127-4v-4-25-3l127-185h39v4 181h35 4v28 4h-4-35zM1620 216h35v-28 3h-35-3v-3-181h3-39 4l-127 184v25h127 3v64h-3v-4h35v4h-3v-64zM1588 46c0 0-3 3-7 10-3 7-7 11-7 11l-70 107-11 14-3 3v-3h95v-142zM1588 46v142 3h-3-95-4v-3l4-4h3-3l10-14h4-4l71-103c0-4 3-7 7-14 3-4 7-7 7-7l3-14zM1874 202c0 28-7 46-25 60-17 18-38 25-70 25-28 0-53-7-71-22-14-17-24-35-24-63 0-18 7-32 17-46 11-10 25-18 39-21v3c-14-3-28-10-35-24-11-12-14-26-14-44 0-21 7-38 24-49 15-14 39-21 64-21 28 0 49 7 63 21 18 11 25 28 25 49 0 18-3 32-14 44-7 14-21 21-35 24v-3h3-3c17 0 31 11 42 21 7 14 14 28 14 46zM1871 202c0-18-4-32-14-42-11-11-25-18-39-22h-4v-3h4c14-4 24-11 31-21 11-15 15-26 15-44 0-21-7-35-25-49-14-11-32-18-60-18-25 0-46 7-60 18-18 14-25 32-25 49 0 18 4 29 14 40 7 14 18 21 32 25h4v3h-4c-14 4-28 11-35 22-11 10-18 24-18 42 0 28 11 46 25 60 18 14 39 21 67 21s53-7 67-21c18-14 25-35 25-60zM1828 74c0-32-17-46-49-46-18 0-28 7-35 14-11 7-14 18-14 32s3 25 14 36c7 7 21 11 35 11 18 0 28-4 35-11 11-8 14-18 14-36zM1832 74c0 18-7 28-14 40-11 7-21 10-39 10s-28-3-39-14c-7-8-14-22-14-36s7-28 14-35c7-11 21-14 39-14 35 0 53 17 53 49zM1832 198c0-17-4-28-11-35-10-7-24-14-42-14s-32 7-39 14c-10 11-14 21-14 39 0 35 18 53 53 53 21 0 32-4 42-14 7-7 11-21 11-43zM1839 198c0 22-7 36-14 46-11 11-25 14-46 14-39 0-60-21-60-56 0-18 7-32 18-42 10-7 24-14 42-14s32 7 42 14c11 10 18 21 18 38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10.537cm" svg:height="4.956cm" svg:x="2.007cm" svg:y="2.353cm" svg:viewBox="0 0 10538 4957" svg:d="M9519 4805l1019-836v-910-60c-7-3-10-10-17-17l-967-1401-892-183-357 296v653l-1718-350c-159-35-307-74-441-123l-794-1150-892-184-286 233c-7-25-10-53-14-77-21-96-49-173-88-226-32-46-71-71-113-78 42 7 81 32 113 78 39 53 67 130 88 226 4 24 7 52 14 77l-70 60v727l-276 226c-77-32-155-25-211 21l-25 17c-3 4-10 11-18 18-24 7-49 21-70 35l-21 18c-46 39-74 99-74 162 0 21 3 43 7 64l-224 180c-17-53-24-106-24-159v-1824l-268-56 1048 127c4 0 7 3 11 3l-321-67c-7 0-7 0-14 0l-742-92 742 92c7 0 7 0 14 0l321 67c-4 0-7-3-11-3l-1048-127-360-74 310 38 32 7-32-7-310-38-11-4c-35-65-81-103-134-114-56-10-116 7-176 61l-88 74c-50 35-96 92-138 159l282-229 254 49c-35-65-81-103-134-114l-324-67c-57-11-117 11-177 60l-88 75c-173 141-328 487-388 864-7 46-14 89-25 134 11-45 18-88 25-134 60-377 215-723 388-864l88-75c60-49 120-71 177-60l324 67c-56-10-116 7-176 61l-88 74c-50 35-96 92-138 159l-39 28v32c-99 176-176 406-211 645-15 92-36 187-57 279-78-35-162-28-219 21l-21 18c-7 3-14 11-17 18-29 7-53 17-75 35l-21 18c-7 7-17 17-24 24 35-113 63-229 84-346l-1393 1140v138l317 515 1080 218c-14 7-28 18-43 25l-21 21c-46 35-70 95-70 162 0 103 60 205 151 262 92 59 198 59 269 0l21-18c21-18 39-39 49-64 7-3 14-7 21-14l21-17c71-57 89-166 43-265l1708 346c7-4 18-7 28-11 8 0 11 0 18-3 92-14 191 28 261 113 67 81 88 190 57 275-4 7-7 10-7 14-15 28-32 49-50 63l-25 18c-70 60-176 60-268 0-91-56-151-159-151-261 0-67 28-127 74-162l21-18c14-11 28-21 42-28-14 7-28 17-42 28l-21 18c95-78 250-46 345 70 99 117 99 275 0 353-70 60-176 60-268 0-91-56-151-159-151-261 0-67 28-127 74-162 95-78 250-46 345 70 99 117 99 275 0 353l25-18c18-14 35-35 50-63 7-4 14-7 21-14l21-18c70-56 88-166 42-265l3761 766c7-4 17-7 28-7 7-4 14-4 18-7 91-14 190 28 261 113 67 81 88 190 56 275-3 7-7 11-7 18-14 21-28 45-49 63l-25 18c-71 56-176 56-268 0-92-60-152-163-152-265 0-67 28-123 74-162l21-18c15-10 29-21 43-28-14 7-28 18-43 28l-21 18c96-78 251-46 346 70 99 117 99 279 0 357-71 56-176 56-268 0-92-60-152-163-152-265 0-67 28-123 74-162 96-78 251-46 346 70 99 117 99 279 0 357l25-18c21-18 35-42 49-63 7-7 14-11 21-18l21-18c71-56 89-162 43-264z">
          <text:p/>
        </draw:path>
        <draw:polygon draw:style-name="gr7" draw:text-style-name="P2" draw:layer="layout" svg:width="0cm" svg:height="0cm" svg:x="7.133cm" svg:y="4.522cm" svg:viewBox="0 0 0 0" draw:points="0,0">
          <text:p/>
        </draw:polygon>
        <draw:path draw:style-name="gr1" draw:text-style-name="P1" draw:layer="layout" svg:width="9.197cm" svg:height="3.898cm" svg:x="2.007cm" svg:y="2.744cm" svg:viewBox="0 0 9198 3899" svg:d="M9198 3899v-2410l-893-184v650 289 331 548c0 7 0 14 0 21-7 113-53 212-130 276-85 67-198 91-318 70l-2413-495c-247-53-448-296-448-550v-1824l-892-183v730 310 406 381c0 120-50 226-131 293-85 70-201 95-317 70l-360-74c-247-49-445-293-445-547v-1823l-897-184v32 1598 653l-1954-399v134l2201 452c-63-71-99-163-99-251 0-137 92-243 226-247 134-7 276 85 340 222 63 138 39 286-67 357l1750 356c-64-71-103-162-103-247 0-141 96-247 230-250 134-7 271 84 338 222 64 137 36 286-67 356l3803 781c-63-71-102-162-102-251 0-141 95-243 229-250s272 85 339 222c63 138 35 286-67 360z">
          <text:p/>
        </draw:path>
        <draw:polygon draw:style-name="gr7" draw:text-style-name="P2" draw:layer="layout" svg:width="0cm" svg:height="0cm" svg:x="7.133cm" svg:y="4.522cm" svg:viewBox="0 0 0 0" draw:points="0,0">
          <text:p/>
        </draw:polygon>
        <draw:path draw:style-name="gr1" draw:text-style-name="P1" draw:layer="layout" svg:width="9.518cm" svg:height="2.424cm" svg:x="2.007cm" svg:y="4.762cm" svg:viewBox="0 0 9519 2425" svg:d="M9519 2396l-321-515-247-49h-25-25-24-25l-28-4-28-3-29-7-28-7-28-7-32-7-32-11-31-11-32-14-32-10-3803-781-24 4h-25-25l-25-4-28-3-28-4-28-3-28-7-32-8-28-10-32-11-32-10-32-11-31-14-1751-356-21 3h-25-25l-28-3-28-4-25-3-28-4-32-7-28-7-32-11-28-10-32-11-35-10-32-14-2201-452 317 515 1080 222c10-3 21-7 32-10 3-7 10-11 17-18l21-18c53-42 131-52 201-24 75 24 138 84 170 162l1708 346c7-4 18-7 28-11 8-7 15-10 18-17l25-18c53-42 127-53 201-25 74 25 137 85 169 162l3761 767c7-4 17-7 28-7 7-7 14-14 21-21l21-18c53-42 127-49 201-25 75 29 138 89 170 163-32-74-95-134-170-163-74-24-148-17-201 25l-21 18c88-71 237-43 328 67 88 113 88 261 0 335 88-74 88-222 0-335-91-110-240-138-328-67-7 7-14 14-21 21 7-4 14-4 18-7h3c88-74 230-42 318 63 84 106 84 251 0 321l-4 4c-3 7-7 11-7 18 7-7 14-11 21-18l21-18c71-56 89-162 43-264z">
          <text:p/>
        </draw:path>
        <draw:polygon draw:style-name="gr7" draw:text-style-name="P2" draw:layer="layout" svg:width="0cm" svg:height="0cm" svg:x="7.133cm" svg:y="4.522cm" svg:viewBox="0 0 0 0" draw:points="0,0">
          <text:p/>
        </draw:polygon>
        <draw:path draw:style-name="gr1" draw:text-style-name="P1" draw:layer="layout" svg:width="2.861cm" svg:height="2.014cm" svg:x="7.45cm" svg:y="4.226cm" svg:viewBox="0 0 2862 2015" svg:d="M2862 473v289c-92-11-190-11-282 3-75-28-153-21-206 25l-24 18c91-74 241-46 332 68 88 109 88 261 0 335-7 7-14 10-21 14-14 25-28 46-49 63l-25 18c-72 60-177 60-269 0-92-56-152-162-152-261 0-67 25-127 71-166l24-17c22-18 43-29 71-36 7-7 14-10 18-18 91-74 241-46 332 68 88 109 88 261 0 335-7 7-14 10-21 14 0-4 4-11 7-14l-315-392c85-71 231-43 319 67 84 106 84 251 0 321l-340-381c7 0 11-3 18-3l-18 3c7-7 14-10 18-18l24-18c53-46 131-53 206-25 63 25 120 79 155 142 35 64 46 134 28 194-10 39-31 67-60 92l-21 18 21-18c29-25 50-53 60-92 32 0 67-3 99-7v547c0 7 0 14 0 21-10 0-17 0-28 0 11 0 18 0 28 0-7 113-53 212-130 276-85 67-202 91-319 70l-2413-494 1362-1116-53-10-53-18-53-17-56-25-53-21-53-29-53-28-53-31-46-36-42-32-42-35-36-35-32-32-24-35-11-14c134 49 282 88 441 123z">
          <text:p/>
        </draw:path>
        <draw:polygon draw:style-name="gr7" draw:text-style-name="P2" draw:layer="layout" svg:width="0cm" svg:height="0cm" svg:x="7.133cm" svg:y="4.522cm" svg:viewBox="0 0 0 0" draw:points="0,0">
          <text:p/>
        </draw:polygon>
        <draw:path draw:style-name="gr1" draw:text-style-name="P1" draw:layer="layout" svg:width="1.34cm" svg:height="3.22cm" svg:x="11.204cm" svg:y="3.937cm" svg:viewBox="0 0 1341 3221" svg:d="M322 3221l1019-836v-910-60c-7-3-10-10-17-17l-967-1398-357 296v2410z">
          <text:p/>
        </draw:path>
        <draw:polygon draw:style-name="gr7" draw:text-style-name="P2" draw:layer="layout" svg:width="0cm" svg:height="0cm" svg:x="7.133cm" svg:y="4.522cm" svg:viewBox="0 0 0 0" draw:points="0,0">
          <text:p/>
        </draw:polygon>
        <draw:path draw:style-name="gr1" draw:text-style-name="P1" draw:layer="layout" svg:width="1.81cm" svg:height="2.667cm" svg:x="7.002cm" svg:y="3.072cm" svg:viewBox="0 0 1811 2668" svg:d="M448 2668l1363-1115-49-10-53-18-57-17-53-22-56-24-53-29-53-28-49-31-50-32-42-36-42-35-36-32-28-35-28-32-11-17-795-1155-356 293v1828c0 251 201 498 448 547z">
          <text:p/>
        </draw:path>
        <draw:polygon draw:style-name="gr7" draw:text-style-name="P2" draw:layer="layout" svg:width="0cm" svg:height="0cm" svg:x="7.133cm" svg:y="4.522cm" svg:viewBox="0 0 0 0" draw:points="0,0">
          <text:p/>
        </draw:polygon>
        <draw:path draw:style-name="gr1" draw:text-style-name="P1" draw:layer="layout" svg:width="1.253cm" svg:height="2.715cm" svg:x="4.857cm" svg:y="2.667cm" svg:viewBox="0 0 1254 2716" svg:d="M1109 1881c35 28 85 56 145 81v381c0 120-50 229-131 296-85 67-201 92-317 67l-361-70c-247-53-445-297-445-547v-1828l318-261v1828c0 53 7 106 24 159 64 194 233 349 424 388-191-39-360-194-424-388l223-180c21 91 88 176 173 215 85 42 177 39 240-14l25-18c18-17 35-39 50-63 7-4 14-11 21-14l21-18c3-7 10-11 14-14z">
          <text:p/>
        </draw:path>
        <draw:polygon draw:style-name="gr7" draw:text-style-name="P2" draw:layer="layout" svg:width="0cm" svg:height="0cm" svg:x="7.133cm" svg:y="4.522cm" svg:viewBox="0 0 0 0" draw:points="0,0">
          <text:p/>
        </draw:polygon>
        <draw:path draw:style-name="gr1" draw:text-style-name="P1" draw:layer="layout" svg:width="1.954cm" svg:height="1.539cm" svg:x="2.007cm" svg:y="3.488cm" svg:viewBox="0 0 1955 1540" svg:d="M1677 831l278 56v653l-1955-399 1398-1141c-25 117-53 233-85 346-32 36-49 86-49 139 0 3 0 7 0 10-71 198-152 378-247 522l360 75 300-247z">
          <text:p/>
        </draw:path>
        <draw:polygon draw:style-name="gr7" draw:text-style-name="P2" draw:layer="layout" svg:width="0cm" svg:height="0cm" svg:x="7.133cm" svg:y="4.522cm" svg:viewBox="0 0 0 0" draw:points="0,0">
          <text:p/>
        </draw:polygon>
        <draw:polygon draw:style-name="gr1" draw:text-style-name="P1" draw:layer="layout" svg:width="1.252cm" svg:height="0.473cm" svg:x="6.106cm" svg:y="2.892cm" svg:viewBox="0 0 1253 474" draw:points="360,0 74,234 0,294 897,474 1253,181">
          <text:p/>
        </draw:polygon>
        <draw:polygon draw:style-name="gr7" draw:text-style-name="P2" draw:layer="layout" svg:width="0cm" svg:height="0cm" svg:x="7.133cm" svg:y="4.522cm" svg:viewBox="0 0 0 0" draw:points="0,0">
          <text:p/>
        </draw:polygon>
        <draw:polygon draw:style-name="gr1" draw:text-style-name="P1" draw:layer="layout" svg:width="1.249cm" svg:height="0.472cm" svg:x="10.311cm" svg:y="3.75cm" svg:viewBox="0 0 1250 473" draw:points="0,293 894,473 1250,183 358,0">
          <text:p/>
        </draw:polygon>
        <draw:polygon draw:style-name="gr7" draw:text-style-name="P2" draw:layer="layout" svg:width="0cm" svg:height="0cm" svg:x="7.133cm" svg:y="4.522cm" svg:viewBox="0 0 0 0" draw:points="0,0">
          <text:p/>
        </draw:polygon>
        <draw:polygon draw:style-name="gr1" draw:text-style-name="P1" draw:layer="layout" svg:width="1.214cm" svg:height="0.445cm" svg:x="3.961cm" svg:y="2.483cm" svg:viewBox="0 0 1215 446" draw:points="0,261 39,229 322,0 576,53 590,57 947,131 1215,184 897,446">
          <text:p/>
        </draw:polygon>
        <draw:polygon draw:style-name="gr7" draw:text-style-name="P2" draw:layer="layout" svg:width="0cm" svg:height="0cm" svg:x="7.133cm" svg:y="4.522cm" svg:viewBox="0 0 0 0" draw:points="0,0">
          <text:p/>
        </draw:polygon>
        <draw:path draw:style-name="gr1" draw:text-style-name="P1" draw:layer="layout" svg:width="0.601cm" svg:height="0.623cm" svg:x="4.11cm" svg:y="2.981cm" svg:viewBox="0 0 602 624" svg:d="M512 572c120-95 120-290 0-435-117-141-308-180-424-85zM88 52c-117 96-117 290 0 435 116 141 307 180 424 85z">
          <text:p/>
        </draw:path>
        <draw:polygon draw:style-name="gr7" draw:text-style-name="P2" draw:layer="layout" svg:width="0cm" svg:height="0cm" svg:x="7.133cm" svg:y="4.522cm" svg:viewBox="0 0 0 0" draw:points="0,0">
          <text:p/>
        </draw:polygon>
        <draw:path draw:style-name="gr1" draw:text-style-name="P1" draw:layer="layout" svg:width="0.601cm" svg:height="0.625cm" svg:x="10.457cm" svg:y="4.276cm" svg:viewBox="0 0 602 626" svg:d="M515 575c116-99 116-294 0-438-120-141-307-180-427-85zM88 52c-117 95-117 289 0 435 120 145 307 180 427 88z">
          <text:p/>
        </draw:path>
        <draw:polygon draw:style-name="gr7" draw:text-style-name="P2" draw:layer="layout" svg:width="0cm" svg:height="0cm" svg:x="7.133cm" svg:y="4.522cm" svg:viewBox="0 0 0 0" draw:points="0,0">
          <text:p/>
        </draw:polygon>
        <draw:path draw:style-name="gr1" draw:text-style-name="P1" draw:layer="layout" svg:width="0.599cm" svg:height="0.624cm" svg:x="6.255cm" svg:y="3.419cm" svg:viewBox="0 0 600 625" svg:d="M512 571c117-95 117-289 0-430-117-146-307-184-424-88zM88 53c-117 95-117 289 0 434 117 141 307 184 424 84z">
          <text:p/>
        </draw:path>
        <draw:polygon draw:style-name="gr7" draw:text-style-name="P2" draw:layer="layout" svg:width="0cm" svg:height="0cm" svg:x="7.133cm" svg:y="4.522cm" svg:viewBox="0 0 0 0" draw:points="0,0">
          <text:p/>
        </draw:polygon>
        <draw:path draw:style-name="gr1" draw:text-style-name="P1" draw:layer="layout" svg:width="0.599cm" svg:height="0.582cm" svg:x="4.109cm" svg:y="4.716cm" svg:viewBox="0 0 600 583" svg:d="M499 580l-21 3h-25-25l-28-3-29-4-25-3-28-4-32-7-28-7-32-11-28-10-32-11-35-10-32-14c-63-71-99-163-99-247 0-142 92-248 226-252 134-7 276 85 340 222 63 139 39 287-67 358z">
          <text:p/>
        </draw:path>
        <draw:polygon draw:style-name="gr7" draw:text-style-name="P2" draw:layer="layout" svg:width="0cm" svg:height="0cm" svg:x="7.133cm" svg:y="4.522cm" svg:viewBox="0 0 0 0" draw:points="0,0">
          <text:p/>
        </draw:polygon>
        <draw:path draw:style-name="gr1" draw:text-style-name="P1" draw:layer="layout" svg:width="0.602cm" svg:height="0.582cm" svg:x="6.254cm" svg:y="5.153cm" svg:viewBox="0 0 603 583" svg:d="M502 579l-24 4h-25-25l-25-4h-28l-28-7-28-3-28-7-32-8-28-10-32-7-32-11-32-14-31-14c-65-71-104-163-104-248 0-141 97-247 231-250 134-7 271 84 338 222 64 137 36 287-67 357z">
          <text:p/>
        </draw:path>
        <draw:polygon draw:style-name="gr7" draw:text-style-name="P2" draw:layer="layout" svg:width="0cm" svg:height="0cm" svg:x="7.133cm" svg:y="4.522cm" svg:viewBox="0 0 0 0" draw:points="0,0">
          <text:p/>
        </draw:polygon>
        <draw:path draw:style-name="gr1" draw:text-style-name="P1" draw:layer="layout" svg:width="0.601cm" svg:height="0.582cm" svg:x="10.456cm" svg:y="6.011cm" svg:viewBox="0 0 602 583" svg:d="M502 583h-25-25-24-25l-28-4-28-3-29-7-28-7-28-7-32-7-32-11-31-11-32-14-32-10c-64-71-103-162-103-251 0-141 96-244 230-251s272 85 339 223c63 138 35 286-67 360z">
          <text:p/>
        </draw:path>
        <draw:polygon draw:style-name="gr7" draw:text-style-name="P2" draw:layer="layout" svg:width="0cm" svg:height="0cm" svg:x="7.133cm" svg:y="4.522cm" svg:viewBox="0 0 0 0" draw:points="0,0">
          <text:p/>
        </draw:polygon>
        <draw:path draw:style-name="gr1" draw:text-style-name="P1" draw:layer="layout" svg:width="0.278cm" svg:height="1.598cm" svg:x="3.683cm" svg:y="2.776cm" svg:viewBox="0 0 279 1599" svg:d="M279 0v1599l-279-56 3-78 4-4c-4 0-4 4-7 4h3l25-21c21-18 39-39 50-64 7-3 14-10 21-14l25-21c60-46 81-132 56-220-21-88-84-162-170-201 21-92 42-187 57-282 39-236 117-466 212-642z">
          <text:p/>
        </draw:path>
        <draw:polygon draw:style-name="gr7" draw:text-style-name="P2" draw:layer="layout" svg:width="0cm" svg:height="0cm" svg:x="7.133cm" svg:y="4.522cm" svg:viewBox="0 0 0 0" draw:points="0,0">
          <text:p/>
        </draw:polygon>
        <draw:polygon draw:style-name="gr1" draw:text-style-name="P1" draw:layer="layout" svg:width="0.437cm" svg:height="0.949cm" svg:x="5.517cm" svg:y="3.058cm" svg:viewBox="0 0 438 950" draw:points="438,297 328,770 109,950 56,809 14,696 0,654 106,180 198,102 328,0">
          <text:p/>
        </draw:polygon>
        <draw:polygon draw:style-name="gr7" draw:text-style-name="P2" draw:layer="layout" svg:width="0cm" svg:height="0cm" svg:x="7.133cm" svg:y="4.522cm" svg:viewBox="0 0 0 0" draw:points="0,0">
          <text:p/>
        </draw:polygon>
        <draw:path draw:style-name="gr1" draw:text-style-name="P1" draw:layer="layout" svg:width="0.491cm" svg:height="0.512cm" svg:x="3.27cm" svg:y="3.767cm" svg:viewBox="0 0 492 513" svg:d="M421 470c-4 0-4 4-7 4-40 32-93 42-146 39-67-7-134-46-187-99-49-57-81-131-81-198 0-3 0-7 0-10 0-53 14-103 46-139 7-10 17-17 24-24 96-78 251-46 351 71 95 120 95 279 0 356z">
          <text:p/>
        </draw:path>
        <draw:polygon draw:style-name="gr7" draw:text-style-name="P2" draw:layer="layout" svg:width="0cm" svg:height="0cm" svg:x="7.133cm" svg:y="4.522cm" svg:viewBox="0 0 0 0" draw:points="0,0">
          <text:p/>
        </draw:polygon>
        <draw:path draw:style-name="gr1" draw:text-style-name="P1" draw:layer="layout" svg:width="0.493cm" svg:height="0.513cm" svg:x="5.415cm" svg:y="4.204cm" svg:viewBox="0 0 494 514" svg:d="M70 43c99-78 255-46 350 71 99 120 99 279 0 357-63 53-155 56-240 14-85-39-152-124-173-215-4-21-7-43-7-64 0-64 24-124 70-163z">
          <text:p/>
        </draw:path>
        <draw:polygon draw:style-name="gr7" draw:text-style-name="P2" draw:layer="layout" svg:width="0cm" svg:height="0cm" svg:x="7.133cm" svg:y="4.522cm" svg:viewBox="0 0 0 0" draw:points="0,0">
          <text:p/>
        </draw:polygon>
        <draw:path draw:style-name="gr1" draw:text-style-name="P1" draw:layer="layout" svg:width="0.491cm" svg:height="0.514cm" svg:x="3.27cm" svg:y="5.499cm" svg:viewBox="0 0 492 515" svg:d="M70 43c96-78 251-46 351 70 95 120 95 279 0 358-72 59-178 59-270 0-91-57-151-164-151-266 0-64 24-124 70-162z">
          <text:p/>
        </draw:path>
        <draw:polygon draw:style-name="gr7" draw:text-style-name="P2" draw:layer="layout" svg:width="0cm" svg:height="0cm" svg:x="7.133cm" svg:y="4.522cm" svg:viewBox="0 0 0 0" draw:points="0,0">
          <text:p/>
        </draw:polygon>
        <draw:path draw:style-name="gr1" draw:text-style-name="P1" draw:layer="layout" svg:width="0.494cm" svg:height="0.514cm" svg:x="9.616cm" svg:y="5.062cm" svg:viewBox="0 0 495 515" svg:d="M71 42c99-77 254-46 349 71 100 120 100 279 0 357-71 60-176 60-268 0-92-56-152-163-152-266 0-63 25-123 71-162z">
          <text:p/>
        </draw:path>
        <draw:polygon draw:style-name="gr7" draw:text-style-name="P2" draw:layer="layout" svg:width="0cm" svg:height="0cm" svg:x="7.133cm" svg:y="4.522cm" svg:viewBox="0 0 0 0" draw:points="0,0">
          <text:p/>
        </draw:polygon>
        <draw:path draw:style-name="gr1" draw:text-style-name="P1" draw:layer="layout" svg:width="0.515cm" svg:height="0.6cm" svg:x="3.023cm" svg:y="3.979cm" svg:viewBox="0 0 516 601" svg:d="M0 526c92-145 176-325 247-526l-247 526 361 75c56-90 109-192 155-305-67-7-134-42-184-99-53-56-85-127-85-197z">
          <text:p/>
        </draw:path>
        <draw:polygon draw:style-name="gr7" draw:text-style-name="P2" draw:layer="layout" svg:width="0cm" svg:height="0cm" svg:x="7.133cm" svg:y="4.522cm" svg:viewBox="0 0 0 0" draw:points="0,0">
          <text:p/>
        </draw:polygon>
        <draw:path draw:style-name="gr1" draw:text-style-name="P1" draw:layer="layout" svg:width="0.421cm" svg:height="0.441cm" svg:x="4.243cm" svg:y="3.035cm" svg:viewBox="0 0 422 442" svg:d="M322 62c57 46 92 109 99 176 7 68-14 128-60 167-60 49-151 49-230 0-81-49-131-137-131-227 0-56 22-109 60-141 60-49 153-49 231 0 10 7 21 14 31 25z">
          <text:p/>
        </draw:path>
        <draw:polygon draw:style-name="gr7" draw:text-style-name="P2" draw:layer="layout" svg:width="0cm" svg:height="0cm" svg:x="7.133cm" svg:y="4.522cm" svg:viewBox="0 0 0 0" draw:points="0,0">
          <text:p/>
        </draw:polygon>
        <draw:path draw:style-name="gr1" draw:text-style-name="P1" draw:layer="layout" svg:width="0.423cm" svg:height="0.438cm" svg:x="4.243cm" svg:y="4.771cm" svg:viewBox="0 0 424 439" svg:d="M301 45c64 42 106 109 120 180 11 71-10 138-60 177-60 50-151 50-230 0-81-49-131-137-131-227 0-56 22-105 60-137 60-51 153-51 231 0 3 0 7 3 10 7z">
          <text:p/>
        </draw:path>
        <draw:polygon draw:style-name="gr7" draw:text-style-name="P2" draw:layer="layout" svg:width="0cm" svg:height="0cm" svg:x="7.133cm" svg:y="4.522cm" svg:viewBox="0 0 0 0" draw:points="0,0">
          <text:p/>
        </draw:polygon>
        <draw:path draw:style-name="gr1" draw:text-style-name="P1" draw:layer="layout" svg:width="0.421cm" svg:height="0.44cm" svg:x="10.59cm" svg:y="6.066cm" svg:viewBox="0 0 422 441" svg:d="M63 37c83-67 217-39 298 60 81 102 81 240 0 307-60 50-148 50-230-3-78-46-131-139-131-223 0-57 21-110 63-141z">
          <text:p/>
        </draw:path>
        <draw:polygon draw:style-name="gr7" draw:text-style-name="P2" draw:layer="layout" svg:width="0cm" svg:height="0cm" svg:x="7.133cm" svg:y="4.522cm" svg:viewBox="0 0 0 0" draw:points="0,0">
          <text:p/>
        </draw:polygon>
        <draw:path draw:style-name="gr1" draw:text-style-name="P1" draw:layer="layout" svg:width="0.421cm" svg:height="0.438cm" svg:x="6.388cm" svg:y="3.476cm" svg:viewBox="0 0 422 439" svg:d="M64 37c82-67 216-42 297 60 81 99 81 238 0 305-60 49-148 49-229 0-79-50-132-138-132-227 0-57 21-106 64-138z">
          <text:p/>
        </draw:path>
        <draw:polygon draw:style-name="gr7" draw:text-style-name="P2" draw:layer="layout" svg:width="0cm" svg:height="0cm" svg:x="7.133cm" svg:y="4.522cm" svg:viewBox="0 0 0 0" draw:points="0,0">
          <text:p/>
        </draw:polygon>
        <draw:path draw:style-name="gr1" draw:text-style-name="P1" draw:layer="layout" svg:width="0.421cm" svg:height="0.438cm" svg:x="6.388cm" svg:y="5.209cm" svg:viewBox="0 0 422 439" svg:d="M64 36c82-67 216-38 297 60 81 103 81 241 0 308-60 46-148 46-229 0-79-53-132-141-132-230 0-57 21-106 64-138z">
          <text:p/>
        </draw:path>
        <draw:polygon draw:style-name="gr7" draw:text-style-name="P2" draw:layer="layout" svg:width="0cm" svg:height="0cm" svg:x="7.133cm" svg:y="4.522cm" svg:viewBox="0 0 0 0" draw:points="0,0">
          <text:p/>
        </draw:polygon>
        <draw:path draw:style-name="gr1" draw:text-style-name="P1" draw:layer="layout" svg:width="0.421cm" svg:height="0.438cm" svg:x="10.59cm" svg:y="4.333cm" svg:viewBox="0 0 422 439" svg:d="M63 37c83-67 217-42 298 60 81 99 81 238 0 305-60 49-148 49-230 0-78-50-131-138-131-227 0-56 21-106 63-138z">
          <text:p/>
        </draw:path>
        <draw:polygon draw:style-name="gr7" draw:text-style-name="P2" draw:layer="layout" svg:width="0cm" svg:height="0cm" svg:x="7.133cm" svg:y="4.522cm" svg:viewBox="0 0 0 0" draw:points="0,0">
          <text:p/>
        </draw:polygon>
        <draw:path draw:style-name="gr1" draw:text-style-name="P1" draw:layer="layout" svg:width="0.423cm" svg:height="0.438cm" svg:x="4.243cm" svg:y="4.771cm" svg:viewBox="0 0 424 439" svg:d="M301 45c64 42 106 109 120 180 11 71-10 138-60 177-60 50-151 50-230 0-81-49-131-137-131-227 0-56 22-105 60-137 60-51 153-51 231 0 3 3 3 7 3 10z">
          <text:p/>
        </draw:path>
        <draw:polygon draw:style-name="gr7" draw:text-style-name="P2" draw:layer="layout" svg:width="0cm" svg:height="0cm" svg:x="7.133cm" svg:y="4.522cm" svg:viewBox="0 0 0 0" draw:points="0,0">
          <text:p/>
        </draw:polygon>
        <draw:path draw:style-name="gr1" draw:text-style-name="P1" draw:layer="layout" svg:width="0.421cm" svg:height="0.441cm" svg:x="4.243cm" svg:y="3.035cm" svg:viewBox="0 0 422 442" svg:d="M322 62c57 46 92 109 99 176 7 68-14 128-60 167-60 49-151 49-230 0-81-49-131-137-131-227 0-56 22-109 60-141 60-49 153-49 231 0 3 14 10 25 17 35z">
          <text:p/>
        </draw:path>
        <draw:polygon draw:style-name="gr7" draw:text-style-name="P2" draw:layer="layout" svg:width="0cm" svg:height="0cm" svg:x="7.133cm" svg:y="4.522cm" svg:viewBox="0 0 0 0" draw:points="0,0">
          <text:p/>
        </draw:polygon>
        <draw:polygon draw:style-name="gr1" draw:text-style-name="P1" draw:layer="layout" svg:width="0.289cm" svg:height="0.511cm" svg:x="5.665cm" svg:y="3.316cm" svg:viewBox="0 0 290 512" draw:points="290,39 180,512 0,477 109,0">
          <text:p/>
        </draw:polygon>
        <draw:polygon draw:style-name="gr7" draw:text-style-name="P2" draw:layer="layout" svg:width="0cm" svg:height="0cm" svg:x="7.133cm" svg:y="4.522cm" svg:viewBox="0 0 0 0" draw:points="0,0">
          <text:p/>
        </draw:polygon>
        <draw:path draw:style-name="gr1" draw:text-style-name="P1" draw:layer="layout" svg:width="0.272cm" svg:height="0.279cm" svg:x="3.379cm" svg:y="3.883cm" svg:viewBox="0 0 273 280" svg:d="M266 124c3 18 7 35 7 54-4 32-18 60-43 81-38 28-95 28-144 0-50-35-86-88-86-149 0-35 15-67 40-88 25-18 56-25 88-21 60 10 120 60 138 123z">
          <text:p/>
        </draw:path>
        <draw:polygon draw:style-name="gr7" draw:text-style-name="P2" draw:layer="layout" svg:width="0cm" svg:height="0cm" svg:x="7.133cm" svg:y="4.522cm" svg:viewBox="0 0 0 0" draw:points="0,0">
          <text:p/>
        </draw:polygon>
        <draw:path draw:style-name="gr1" draw:text-style-name="P1" draw:layer="layout" svg:width="0.268cm" svg:height="0.282cm" svg:x="9.729cm" svg:y="5.177cm" svg:viewBox="0 0 269 283" svg:d="M266 133c3 14 3 32 3 46-3 31-14 60-39 81-38 32-95 32-148-4-50-28-82-88-82-141 0-35 14-67 39-88 26-22 54-29 89-26 64 11 120 65 138 132z">
          <text:p/>
        </draw:path>
        <draw:polygon draw:style-name="gr7" draw:text-style-name="P2" draw:layer="layout" svg:width="0cm" svg:height="0cm" svg:x="7.133cm" svg:y="4.522cm" svg:viewBox="0 0 0 0" draw:points="0,0">
          <text:p/>
        </draw:polygon>
        <draw:path draw:style-name="gr1" draw:text-style-name="P1" draw:layer="layout" svg:width="0.272cm" svg:height="0.281cm" svg:x="3.379cm" svg:y="5.617cm" svg:viewBox="0 0 273 282" svg:d="M128 3c39 4 78 25 102 60 29 32 43 75 43 114-4 32-18 64-43 81-38 32-95 32-144 0-50-31-86-88-86-145 0-36 15-67 40-89 25-21 56-28 88-21z">
          <text:p/>
        </draw:path>
        <draw:polygon draw:style-name="gr7" draw:text-style-name="P2" draw:layer="layout" svg:width="0cm" svg:height="0cm" svg:x="7.133cm" svg:y="4.522cm" svg:viewBox="0 0 0 0" draw:points="0,0">
          <text:p/>
        </draw:polygon>
        <draw:path draw:style-name="gr1" draw:text-style-name="P1" draw:layer="layout" svg:width="0.268cm" svg:height="0.282cm" svg:x="5.528cm" svg:y="4.32cm" svg:viewBox="0 0 269 283" svg:d="M269 178c-4 32-18 60-40 82-39 31-99 31-148 0-50-32-81-89-81-145 0-35 14-68 38-89 22-18 53-28 85-25 39 7 78 28 106 65 29 31 43 74 40 112z">
          <text:p/>
        </draw:path>
        <draw:polygon draw:style-name="gr7" draw:text-style-name="P2" draw:layer="layout" svg:width="0cm" svg:height="0cm" svg:x="7.133cm" svg:y="4.522cm" svg:viewBox="0 0 0 0" draw:points="0,0">
          <text:p/>
        </draw:polygon>
        <draw:path draw:style-name="gr1" draw:text-style-name="P1" draw:layer="layout" svg:width="0.269cm" svg:height="0.28cm" svg:x="9.729cm" svg:y="6.912cm" svg:viewBox="0 0 270 281" svg:d="M128 2c39 3 74 28 102 60 29 35 43 74 39 113-3 36-14 64-39 82-38 32-95 32-148 0-50-32-82-89-82-146 0-35 14-67 39-88 26-18 54-28 89-21z">
          <text:p/>
        </draw:path>
        <draw:polygon draw:style-name="gr7" draw:text-style-name="P2" draw:layer="layout" svg:width="0cm" svg:height="0cm" svg:x="7.133cm" svg:y="4.522cm" svg:viewBox="0 0 0 0" draw:points="0,0">
          <text:p/>
        </draw:polygon>
        <draw:path draw:style-name="gr1" draw:text-style-name="P1" draw:layer="layout" svg:width="0.268cm" svg:height="0.278cm" svg:x="5.528cm" svg:y="6.056cm" svg:viewBox="0 0 269 279" svg:d="M269 174c-4 32-18 64-40 82-39 31-99 31-148 0-50-32-81-89-81-146 0-35 14-67 38-88 22-18 53-25 85-21 39 3 78 28 106 60 29 31 43 74 40 113z">
          <text:p/>
        </draw:path>
        <draw:polygon draw:style-name="gr7" draw:text-style-name="P2" draw:layer="layout" svg:width="0cm" svg:height="0cm" svg:x="7.133cm" svg:y="4.522cm" svg:viewBox="0 0 0 0" draw:points="0,0">
          <text:p/>
        </draw:polygon>
        <draw:path draw:style-name="gr1" draw:text-style-name="P1" draw:layer="layout" svg:width="0.243cm" svg:height="0.706cm" svg:x="5.531cm" svg:y="3.16cm" svg:viewBox="0 0 244 707" svg:d="M188 0l56 160-110 473-92 74-42-113c35-14 74-63 99-130 28-71 46-152 46-226 0-78-18-138-53-159z">
          <text:p/>
        </draw:path>
        <draw:polygon draw:style-name="gr7" draw:text-style-name="P2" draw:layer="layout" svg:width="0cm" svg:height="0cm" svg:x="7.133cm" svg:y="4.522cm" svg:viewBox="0 0 0 0" draw:points="0,0">
          <text:p/>
        </draw:polygon>
        <draw:path draw:style-name="gr1" draw:text-style-name="P1" draw:layer="layout" svg:width="0.276cm" svg:height="0.374cm" svg:x="5.834cm" svg:y="3.912cm" svg:viewBox="0 0 277 375" svg:d="M0 227l277-227v311c-50 18-89 39-120 64-32-67-90-124-157-148z">
          <text:p/>
        </draw:path>
        <draw:polygon draw:style-name="gr7" draw:text-style-name="P2" draw:layer="layout" svg:width="0cm" svg:height="0cm" svg:x="7.133cm" svg:y="4.522cm" svg:viewBox="0 0 0 0" draw:points="0,0">
          <text:p/>
        </draw:polygon>
        <draw:path draw:style-name="gr1" draw:text-style-name="P1" draw:layer="layout" svg:width="0.282cm" svg:height="0.346cm" svg:x="10.029cm" svg:y="4.98cm" svg:viewBox="0 0 283 347" svg:d="M283 8v332c-33 4-68 7-103 7 21-60 10-130-25-194-35-63-92-117-155-142 88-14 187-14 283-3z">
          <text:p/>
        </draw:path>
        <draw:polygon draw:style-name="gr7" draw:text-style-name="P2" draw:layer="layout" svg:width="0cm" svg:height="0cm" svg:x="7.133cm" svg:y="4.522cm" svg:viewBox="0 0 0 0" draw:points="0,0">
          <text:p/>
        </draw:polygon>
        <draw:path draw:style-name="gr1" draw:text-style-name="P1" draw:layer="layout" svg:width="0.268cm" svg:height="0.28cm" svg:x="9.729cm" svg:y="6.912cm" svg:viewBox="0 0 269 281" svg:d="M269 175c-3 36-14 64-39 82-38 32-95 32-148 0-50-32-82-89-82-146 0-35 14-67 39-88 26-18 54-28 89-21 0 3 0 7 0 7 0 39 14 78 39 109 28 32 67 53 102 57z">
          <text:p/>
        </draw:path>
        <draw:polygon draw:style-name="gr7" draw:text-style-name="P2" draw:layer="layout" svg:width="0cm" svg:height="0cm" svg:x="7.133cm" svg:y="4.522cm" svg:viewBox="0 0 0 0" draw:points="0,0">
          <text:p/>
        </draw:polygon>
        <draw:path draw:style-name="gr1" draw:text-style-name="P1" draw:layer="layout" svg:width="0.268cm" svg:height="0.282cm" svg:x="5.528cm" svg:y="4.32cm" svg:viewBox="0 0 269 283" svg:d="M269 178c-4 32-18 60-40 82-39 31-99 31-148 0-50-32-81-89-81-145 0-35 14-68 38-89 22-18 53-28 85-25 0 4 0 7 0 11 0 38 14 78 42 110 29 32 64 53 104 56z">
          <text:p/>
        </draw:path>
        <draw:polygon draw:style-name="gr7" draw:text-style-name="P2" draw:layer="layout" svg:width="0cm" svg:height="0cm" svg:x="7.133cm" svg:y="4.522cm" svg:viewBox="0 0 0 0" draw:points="0,0">
          <text:p/>
        </draw:polygon>
        <draw:path draw:style-name="gr1" draw:text-style-name="P1" draw:layer="layout" svg:width="0.272cm" svg:height="0.281cm" svg:x="3.379cm" svg:y="5.617cm" svg:viewBox="0 0 273 282" svg:d="M273 177c-4 32-18 64-39 81-42 32-99 32-148 0-50-31-86-88-86-145 0-36 15-67 40-89 25-21 56-28 88-21 0 0 0 4 0 7 0 39 14 78 42 110 25 32 64 54 103 57z">
          <text:p/>
        </draw:path>
        <draw:polygon draw:style-name="gr7" draw:text-style-name="P2" draw:layer="layout" svg:width="0cm" svg:height="0cm" svg:x="7.133cm" svg:y="4.522cm" svg:viewBox="0 0 0 0" draw:points="0,0">
          <text:p/>
        </draw:polygon>
        <draw:path draw:style-name="gr1" draw:text-style-name="P1" draw:layer="layout" svg:width="0.268cm" svg:height="0.278cm" svg:x="5.528cm" svg:y="6.056cm" svg:viewBox="0 0 269 279" svg:d="M269 174c-4 32-18 64-40 82-39 31-99 31-148 0-50-32-81-89-81-146 0-35 14-67 38-88 22-18 53-25 85-21 0 3 0 3 0 7 0 39 14 77 42 109 29 32 64 53 104 57z">
          <text:p/>
        </draw:path>
        <draw:polygon draw:style-name="gr7" draw:text-style-name="P2" draw:layer="layout" svg:width="0cm" svg:height="0cm" svg:x="7.133cm" svg:y="4.522cm" svg:viewBox="0 0 0 0" draw:points="0,0">
          <text:p/>
        </draw:polygon>
        <draw:path draw:style-name="gr1" draw:text-style-name="P1" draw:layer="layout" svg:width="0.272cm" svg:height="0.279cm" svg:x="3.379cm" svg:y="3.883cm" svg:viewBox="0 0 273 280" svg:d="M273 178c-11 0-18-4-25-7-67-22-120-93-120-160 0-3 0-7 0-10-32-4-63 3-88 21-25 21-40 53-40 88 0 61 36 114 86 149 49 28 106 28 148 0 21-21 35-49 39-81z">
          <text:p/>
        </draw:path>
        <draw:polygon draw:style-name="gr7" draw:text-style-name="P2" draw:layer="layout" svg:width="0cm" svg:height="0cm" svg:x="7.133cm" svg:y="4.522cm" svg:viewBox="0 0 0 0" draw:points="0,0">
          <text:p/>
        </draw:polygon>
        <draw:path draw:style-name="gr1" draw:text-style-name="P1" draw:layer="layout" svg:width="0.268cm" svg:height="0.282cm" svg:x="9.729cm" svg:y="5.177cm" svg:viewBox="0 0 269 283" svg:d="M269 179c-3 31-14 60-39 81-38 32-95 32-148-4-50-28-82-88-82-141 0-35 14-67 39-88 26-22 54-29 89-26 0 4 0 7 0 11 0 33 7 64 28 93 25 38 71 67 113 74z">
          <text:p/>
        </draw:path>
        <draw:polygon draw:style-name="gr7" draw:text-style-name="P2" draw:layer="layout" svg:width="0cm" svg:height="0cm" svg:x="7.133cm" svg:y="4.522cm" svg:viewBox="0 0 0 0" draw:points="0,0">
          <text:p/>
        </draw:polygon>
        <draw:path draw:style-name="gr1" draw:text-style-name="P1" draw:layer="layout" svg:width="0.159cm" svg:height="0.515cm" svg:x="5.517cm" svg:y="3.238cm" svg:viewBox="0 0 160 516" svg:d="M14 516c35-14 74-63 103-130 25-71 43-152 43-226 0-79-18-139-50-160l-110 474 110-474-96 516-14-42z">
          <text:p/>
        </draw:path>
        <draw:polygon draw:style-name="gr7" draw:text-style-name="P2" draw:layer="layout" svg:width="0cm" svg:height="0cm" svg:x="7.133cm" svg:y="4.522cm" svg:viewBox="0 0 0 0" draw:points="0,0">
          <text:p/>
        </draw:polygon>
        <draw:path draw:style-name="gr1" draw:text-style-name="P1" draw:layer="layout" svg:width="0.145cm" svg:height="0.406cm" svg:x="5.965cm" svg:y="4.222cm" svg:viewBox="0 0 146 407" svg:d="M146 0v407c-60-25-110-53-146-81 61-64 72-166 26-261 31-25 70-47 120-65z">
          <text:p/>
        </draw:path>
        <draw:polygon draw:style-name="gr7" draw:text-style-name="P2" draw:layer="layout" svg:width="0cm" svg:height="0cm" svg:x="7.133cm" svg:y="4.522cm" svg:viewBox="0 0 0 0" draw:points="0,0">
          <text:p/>
        </draw:polygon>
        <draw:polygon draw:style-name="gr1" draw:text-style-name="P1" draw:layer="layout" svg:width="0.239cm" svg:height="0.296cm" svg:x="5.715cm" svg:y="3.058cm" svg:viewBox="0 0 240 297" draw:points="0,103 130,0 240,297 59,262">
          <text:p/>
        </draw:polygon>
        <draw:polygon draw:style-name="gr7" draw:text-style-name="P2" draw:layer="layout" svg:width="0cm" svg:height="0cm" svg:x="7.133cm" svg:y="4.522cm" svg:viewBox="0 0 0 0" draw:points="0,0">
          <text:p/>
        </draw:polygon>
        <draw:path draw:style-name="gr1" draw:text-style-name="P1" draw:layer="layout" svg:width="0.387cm" svg:height="0.43cm" svg:x="9.8cm" svg:y="6.738cm" svg:viewBox="0 0 388 431" svg:d="M0 42c92-14 191 28 262 113 67 81 88 190 56 276l-315-393c89-70 231-42 319 67 88 106 88 251 0 322z">
          <text:p/>
        </draw:path>
        <draw:polygon draw:style-name="gr7" draw:text-style-name="P2" draw:layer="layout" svg:width="0cm" svg:height="0cm" svg:x="7.133cm" svg:y="4.522cm" svg:viewBox="0 0 0 0" draw:points="0,0">
          <text:p/>
        </draw:polygon>
        <draw:path draw:style-name="gr1" draw:text-style-name="P1" draw:layer="layout" svg:width="0.384cm" svg:height="0.43cm" svg:x="3.453cm" svg:y="5.443cm" svg:viewBox="0 0 385 431" svg:d="M0 42v-3 3c88-14 192 28 259 110 67 84 91 190 56 279l-315-392c88-71 234-43 319 63 88 110 88 254 0 326z">
          <text:p/>
        </draw:path>
        <draw:polygon draw:style-name="gr7" draw:text-style-name="P2" draw:layer="layout" svg:width="0cm" svg:height="0cm" svg:x="7.133cm" svg:y="4.522cm" svg:viewBox="0 0 0 0" draw:points="0,0">
          <text:p/>
        </draw:polygon>
        <draw:path draw:style-name="gr1" draw:text-style-name="P1" draw:layer="layout" svg:width="0.384cm" svg:height="0.43cm" svg:x="5.598cm" svg:y="5.88cm" svg:viewBox="0 0 385 431" svg:d="M0 42c88-14 191 28 258 109 70 85 92 194 56 280l-310-393c84-70 229-42 314 67 89 106 89 252 0 322z">
          <text:p/>
        </draw:path>
        <draw:polygon draw:style-name="gr7" draw:text-style-name="P2" draw:layer="layout" svg:width="0cm" svg:height="0cm" svg:x="7.133cm" svg:y="4.522cm" svg:viewBox="0 0 0 0" draw:points="0,0">
          <text:p/>
        </draw:polygon>
        <draw:path draw:style-name="gr1" draw:text-style-name="P1" draw:layer="layout" svg:width="0.384cm" svg:height="0.431cm" svg:x="5.598cm" svg:y="4.148cm" svg:viewBox="0 0 385 432" svg:d="M0 43c88-18 191 24 258 109 70 85 92 190 56 280l-310-393c84-71 229-42 314 63 89 106 89 251 0 326z">
          <text:p/>
        </draw:path>
        <draw:polygon draw:style-name="gr7" draw:text-style-name="P2" draw:layer="layout" svg:width="0cm" svg:height="0cm" svg:x="7.133cm" svg:y="4.522cm" svg:viewBox="0 0 0 0" draw:points="0,0">
          <text:p/>
        </draw:polygon>
        <draw:path draw:style-name="gr1" draw:text-style-name="P1" draw:layer="layout" svg:width="0.387cm" svg:height="0.43cm" svg:x="9.8cm" svg:y="5.005cm" svg:viewBox="0 0 388 431" svg:d="M0 42c92-18 191 28 262 109 67 85 88 191 56 280l-315-393c89-70 231-42 319 64 88 109 88 250 0 325z">
          <text:p/>
        </draw:path>
        <draw:polygon draw:style-name="gr7" draw:text-style-name="P2" draw:layer="layout" svg:width="0cm" svg:height="0cm" svg:x="7.133cm" svg:y="4.522cm" svg:viewBox="0 0 0 0" draw:points="0,0">
          <text:p/>
        </draw:polygon>
        <draw:path draw:style-name="gr1" draw:text-style-name="P1" draw:layer="layout" svg:width="0.384cm" svg:height="0.43cm" svg:x="3.453cm" svg:y="3.711cm" svg:viewBox="0 0 385 431" svg:d="M0 42c88-18 192 25 259 109 67 85 91 191 56 280l-315-392c88-71 234-43 319 63 88 106 88 251 0 326z">
          <text:p/>
        </draw:path>
        <draw:polygon draw:style-name="gr7" draw:text-style-name="P2" draw:layer="layout" svg:width="0cm" svg:height="0cm" svg:x="7.133cm" svg:y="4.522cm" svg:viewBox="0 0 0 0" draw:points="0,0">
          <text:p/>
        </draw:polygon>
        <draw:path draw:style-name="gr1" draw:text-style-name="P1" draw:layer="layout" svg:width="0.304cm" svg:height="0.339cm" svg:x="3.379cm" svg:y="4.24cm" svg:viewBox="0 0 305 340" svg:d="M305 0v78 14l-305 248c57-93 114-192 160-305 56 7 106-7 145-35z">
          <text:p/>
        </draw:path>
        <draw:polygon draw:style-name="gr7" draw:text-style-name="P2" draw:layer="layout" svg:width="0cm" svg:height="0cm" svg:x="7.133cm" svg:y="4.522cm" svg:viewBox="0 0 0 0" draw:points="0,0">
          <text:p/>
        </draw:polygon>
        <draw:polygon draw:style-name="gr1" draw:text-style-name="P1" draw:layer="layout" svg:width="0.272cm" svg:height="0.215cm" svg:x="5.573cm" svg:y="3.792cm" svg:viewBox="0 0 273 216" draw:points="273,35 92,0 0,74 53,216">
          <text:p/>
        </draw:polygon>
        <draw:polygon draw:style-name="gr7" draw:text-style-name="P2" draw:layer="layout" svg:width="0cm" svg:height="0cm" svg:x="7.133cm" svg:y="4.522cm" svg:viewBox="0 0 0 0" draw:points="0,0">
          <text:p/>
        </draw:polygon>
        <draw:path draw:style-name="gr1" draw:text-style-name="P1" draw:layer="layout" svg:width="0.443cm" svg:height="0.487cm" svg:x="3.34cm" svg:y="5.483cm" svg:viewBox="0 0 444 488" svg:d="M428 392c0 4-3 11-7 14-11 25-29 46-50 64l-21 18c96-78 96-237 0-353-99-121-254-153-350-75l21-18c15-11 29-18 43-25 10-3 21-7 32-10 3 0 10-4 17-4 88-14 191 28 258 111 68 84 92 194 57 278z">
          <text:p/>
        </draw:path>
        <draw:polygon draw:style-name="gr7" draw:text-style-name="P2" draw:layer="layout" svg:width="0cm" svg:height="0cm" svg:x="7.133cm" svg:y="4.522cm" svg:viewBox="0 0 0 0" draw:points="0,0">
          <text:p/>
        </draw:polygon>
        <draw:path draw:style-name="gr1" draw:text-style-name="P1" draw:layer="layout" svg:width="0.443cm" svg:height="0.487cm" svg:x="3.34cm" svg:y="3.749cm" svg:viewBox="0 0 444 488" svg:d="M0 61l21-18c22-18 46-32 75-39 3 0 10 0 17 0 88-18 191 25 258 109 68 85 92 191 57 276 0 8-3 11-7 18-11 25-29 46-50 64l-21 17c96-77 96-241 0-357-99-116-254-148-350-70z">
          <text:p/>
        </draw:path>
        <draw:polygon draw:style-name="gr7" draw:text-style-name="P2" draw:layer="layout" svg:width="0cm" svg:height="0cm" svg:x="7.133cm" svg:y="4.522cm" svg:viewBox="0 0 0 0" draw:points="0,0">
          <text:p/>
        </draw:polygon>
        <draw:path draw:style-name="gr1" draw:text-style-name="P1" draw:layer="layout" svg:width="0.445cm" svg:height="0.487cm" svg:x="9.687cm" svg:y="5.044cm" svg:viewBox="0 0 446 488" svg:d="M0 61l24-18c22-18 43-29 71-36 7-3 11-3 18-3 88-18 191 28 262 110 67 85 88 194 56 279-3 3-7 10-7 14-14 25-28 46-49 63l-25 18c99-78 99-236 0-356-96-118-251-149-350-71z">
          <text:p/>
        </draw:path>
        <draw:polygon draw:style-name="gr7" draw:text-style-name="P2" draw:layer="layout" svg:width="0cm" svg:height="0cm" svg:x="7.133cm" svg:y="4.522cm" svg:viewBox="0 0 0 0" draw:points="0,0">
          <text:p/>
        </draw:polygon>
        <draw:path draw:style-name="gr1" draw:text-style-name="P1" draw:layer="layout" svg:width="0.445cm" svg:height="0.487cm" svg:x="5.485cm" svg:y="4.187cm" svg:viewBox="0 0 446 488" svg:d="M0 60l25-18c21-17 47-28 71-35 8-3 11-3 18-3 92-18 191 24 261 109 67 85 88 190 57 275-4 7-7 11-7 18-15 24-32 47-50 64l-25 18c99-79 99-241 0-357-95-117-250-149-350-71z">
          <text:p/>
        </draw:path>
        <draw:polygon draw:style-name="gr7" draw:text-style-name="P2" draw:layer="layout" svg:width="0cm" svg:height="0cm" svg:x="7.133cm" svg:y="4.522cm" svg:viewBox="0 0 0 0" draw:points="0,0">
          <text:p/>
        </draw:polygon>
        <draw:path draw:style-name="gr1" draw:text-style-name="P1" draw:layer="layout" svg:width="0.42cm" svg:height="0.462cm" svg:x="5.598cm" svg:y="4.117cm" svg:viewBox="0 0 421 463" svg:d="M0 59l25-17c57-46 135-57 212-21 67 24 124 81 156 148 46 96 35 198-25 262-4 3-11 7-14 14l-21 18c88-75 88-227 0-337-92-112-240-141-333-67z">
          <text:p/>
        </draw:path>
        <draw:polygon draw:style-name="gr7" draw:text-style-name="P2" draw:layer="layout" svg:width="0cm" svg:height="0cm" svg:x="7.133cm" svg:y="4.522cm" svg:viewBox="0 0 0 0" draw:points="0,0">
          <text:p/>
        </draw:polygon>
        <draw:path draw:style-name="gr1" draw:text-style-name="P1" draw:layer="layout" svg:width="0.42cm" svg:height="0.46cm" svg:x="5.598cm" svg:y="5.85cm" svg:viewBox="0 0 421 461" svg:d="M0 58l25-18c54-42 128-53 202-25 74 25 137 85 169 162 46 99 28 210-42 266l-21 18c88-74 88-227 0-336-92-110-240-142-333-67z">
          <text:p/>
        </draw:path>
        <draw:polygon draw:style-name="gr7" draw:text-style-name="P2" draw:layer="layout" svg:width="0cm" svg:height="0cm" svg:x="7.133cm" svg:y="4.522cm" svg:viewBox="0 0 0 0" draw:points="0,0">
          <text:p/>
        </draw:polygon>
        <draw:path draw:style-name="gr1" draw:text-style-name="P1" draw:layer="layout" svg:width="0.421cm" svg:height="0.46cm" svg:x="3.453cm" svg:y="5.413cm" svg:viewBox="0 0 422 461" svg:d="M0 58l21-18c53-42 132-52 206-24 74 24 134 84 169 162 46 99 29 209-42 266l-25 17c92-74 92-227 0-336-88-109-237-141-329-67z">
          <text:p/>
        </draw:path>
        <draw:polygon draw:style-name="gr7" draw:text-style-name="P2" draw:layer="layout" svg:width="0cm" svg:height="0cm" svg:x="7.133cm" svg:y="4.522cm" svg:viewBox="0 0 0 0" draw:points="0,0">
          <text:p/>
        </draw:polygon>
        <draw:path draw:style-name="gr1" draw:text-style-name="P1" draw:layer="layout" svg:width="0.419cm" svg:height="0.463cm" svg:x="3.453cm" svg:y="3.678cm" svg:viewBox="0 0 420 464" svg:d="M0 61c92-74 241-46 329 67 92 109 92 262 0 336l25-21c60-46 81-131 56-220-21-88-84-162-169-201-78-35-163-28-220 18z">
          <text:p/>
        </draw:path>
        <draw:polygon draw:style-name="gr7" draw:text-style-name="P2" draw:layer="layout" svg:width="0cm" svg:height="0cm" svg:x="7.133cm" svg:y="4.522cm" svg:viewBox="0 0 0 0" draw:points="0,0">
          <text:p/>
        </draw:polygon>
        <draw:path draw:style-name="gr1" draw:text-style-name="P1" draw:layer="layout" svg:width="0.145cm" svg:height="0.173cm" svg:x="3.506cm" svg:y="5.619cm" svg:viewBox="0 0 146 174" svg:d="M0 0c40 4 79 25 103 60 29 32 43 74 43 114-39-3-78-25-103-57-29-32-43-71-43-110 0-3 0-7 0-7z">
          <text:p/>
        </draw:path>
        <draw:polygon draw:style-name="gr7" draw:text-style-name="P2" draw:layer="layout" svg:width="0cm" svg:height="0cm" svg:x="7.133cm" svg:y="4.522cm" svg:viewBox="0 0 0 0" draw:points="0,0">
          <text:p/>
        </draw:polygon>
        <draw:path draw:style-name="gr1" draw:text-style-name="P1" draw:layer="layout" svg:width="0.145cm" svg:height="0.176cm" svg:x="5.651cm" svg:y="6.057cm" svg:viewBox="0 0 146 177" svg:d="M0 0c39 3 79 29 107 61 25 31 42 74 39 116-39-7-75-28-104-60-28-32-42-70-42-110 0-4 0-4 0-7z">
          <text:p/>
        </draw:path>
        <draw:polygon draw:style-name="gr7" draw:text-style-name="P2" draw:layer="layout" svg:width="0cm" svg:height="0cm" svg:x="7.133cm" svg:y="4.522cm" svg:viewBox="0 0 0 0" draw:points="0,0">
          <text:p/>
        </draw:polygon>
        <draw:path draw:style-name="gr1" draw:text-style-name="P1" draw:layer="layout" svg:width="0.145cm" svg:height="0.176cm" svg:x="5.651cm" svg:y="4.321cm" svg:viewBox="0 0 146 177" svg:d="M0 0c39 7 79 28 107 60 25 35 42 78 39 117-39-3-75-25-104-57-28-32-42-74-42-109 0-4 0-7 0-11z">
          <text:p/>
        </draw:path>
        <draw:polygon draw:style-name="gr7" draw:text-style-name="P2" draw:layer="layout" svg:width="0cm" svg:height="0cm" svg:x="7.133cm" svg:y="4.522cm" svg:viewBox="0 0 0 0" draw:points="0,0">
          <text:p/>
        </draw:polygon>
        <draw:path draw:style-name="gr1" draw:text-style-name="P1" draw:layer="layout" svg:width="0.145cm" svg:height="0.173cm" svg:x="9.853cm" svg:y="6.914cm" svg:viewBox="0 0 146 174" svg:d="M0 0c38 3 77 28 106 61 29 35 43 74 39 113-35-4-75-25-103-57-25-31-42-71-42-110 0 0 0-4 0-7z">
          <text:p/>
        </draw:path>
        <draw:polygon draw:style-name="gr7" draw:text-style-name="P2" draw:layer="layout" svg:width="0cm" svg:height="0cm" svg:x="7.133cm" svg:y="4.522cm" svg:viewBox="0 0 0 0" draw:points="0,0">
          <text:p/>
        </draw:polygon>
        <draw:path draw:style-name="gr1" draw:text-style-name="P1" draw:layer="layout" svg:width="0.138cm" svg:height="0.169cm" svg:x="3.506cm" svg:y="3.884cm" svg:viewBox="0 0 139 170" svg:d="M120 170c8-14 12-28 19-46-19-64-79-114-139-124 0 3 0 7 0 10 0 67 53 139 120 160z">
          <text:p/>
        </draw:path>
        <draw:polygon draw:style-name="gr7" draw:text-style-name="P2" draw:layer="layout" svg:width="0cm" svg:height="0cm" svg:x="7.133cm" svg:y="4.522cm" svg:viewBox="0 0 0 0" draw:points="0,0">
          <text:p/>
        </draw:polygon>
        <draw:path draw:style-name="gr1" draw:text-style-name="P1" draw:layer="layout" svg:width="0.141cm" svg:height="0.134cm" svg:x="9.853cm" svg:y="5.178cm" svg:viewBox="0 0 142 135" svg:d="M31 103c32 10 68 22 111 32-18-71-75-124-142-135 0 4 0 7 0 11 0 32 10 63 31 92z">
          <text:p/>
        </draw:path>
        <draw:polygon draw:style-name="gr7" draw:text-style-name="P2" draw:layer="layout" svg:width="0cm" svg:height="0cm" svg:x="7.133cm" svg:y="4.522cm" svg:viewBox="0 0 0 0" draw:points="0,0">
          <text:p/>
        </draw:polygon>
        <draw:path draw:style-name="gr1" draw:text-style-name="P1" draw:layer="layout" svg:width="0.417cm" svg:height="0.457cm" svg:x="5.58cm" svg:y="5.868cm" svg:viewBox="0 0 418 458" svg:d="M337 444l3-4c85-70 85-216 0-322-88-109-229-137-318-67l-22 7c4 0 11-3 18-3l-18 3c8-7 15-10 18-17 93-75 241-43 333 67 89 109 89 262 0 336-7 7-14 10-21 14 0-4 3-7 7-14z">
          <text:p/>
        </draw:path>
        <draw:polygon draw:style-name="gr7" draw:text-style-name="P2" draw:layer="layout" svg:width="0cm" svg:height="0cm" svg:x="7.133cm" svg:y="4.522cm" svg:viewBox="0 0 0 0" draw:points="0,0">
          <text:p/>
        </draw:polygon>
        <draw:path draw:style-name="gr1" draw:text-style-name="P1" draw:layer="layout" svg:width="0.417cm" svg:height="0.458cm" svg:x="5.58cm" svg:y="4.135cm" svg:viewBox="0 0 418 459" svg:d="M337 445l3-4c85-71 85-215 0-326-88-105-229-134-318-63l-22 7c4-3 11-3 18-3l-18 3c8-7 15-14 18-18 93-74 241-45 333 67 89 111 89 262 0 337-7 3-14 10-21 14 0-4 3-11 7-14z">
          <text:p/>
        </draw:path>
        <draw:polygon draw:style-name="gr7" draw:text-style-name="P2" draw:layer="layout" svg:width="0cm" svg:height="0cm" svg:x="7.133cm" svg:y="4.522cm" svg:viewBox="0 0 0 0" draw:points="0,0">
          <text:p/>
        </draw:polygon>
        <draw:path draw:style-name="gr1" draw:text-style-name="P1" draw:layer="layout" svg:width="0.414cm" svg:height="0.457cm" svg:x="3.436cm" svg:y="3.698cm" svg:viewBox="0 0 415 458" svg:d="M332 444l4-3c88-71 88-219 0-326-85-106-226-134-319-63l-17 3c3 0 10 0 17 0h-17c3-3 10-11 17-14 93-74 241-46 329 67 92 110 92 262 0 336-7 4-14 11-21 14 4-7 7-10 7-14z">
          <text:p/>
        </draw:path>
        <draw:polygon draw:style-name="gr7" draw:text-style-name="P2" draw:layer="layout" svg:width="0cm" svg:height="0cm" svg:x="7.133cm" svg:y="4.522cm" svg:viewBox="0 0 0 0" draw:points="0,0">
          <text:p/>
        </draw:polygon>
        <draw:path draw:style-name="gr1" draw:text-style-name="P1" draw:layer="layout" svg:width="0.414cm" svg:height="0.456cm" svg:x="3.436cm" svg:y="5.431cm" svg:viewBox="0 0 415 457" svg:d="M336 443v-3c88-71 88-216 0-326-85-106-226-134-319-63l-17 7c3 0 10-4 17-4l-17 4c3-7 10-11 17-18 93-74 241-42 329 67 92 109 92 262 0 336-7 7-14 11-21 14 4-3 7-10 7-14z">
          <text:p/>
        </draw:path>
        <draw:polygon draw:style-name="gr7" draw:text-style-name="P2" draw:layer="layout" svg:width="0cm" svg:height="0cm" svg:x="7.133cm" svg:y="4.522cm" svg:viewBox="0 0 0 0" draw:points="0,0">
          <text:p/>
        </draw:polygon>
        <draw:polygon draw:style-name="gr1" draw:text-style-name="P1" draw:layer="layout" svg:width="0.893cm" svg:height="0.183cm" svg:x="10.311cm" svg:y="4.046cm" svg:viewBox="0 0 894 184" draw:points="894,184 894,177 0,0">
          <text:p/>
        </draw:polygon>
        <draw:polygon draw:style-name="gr7" draw:text-style-name="P2" draw:layer="layout" svg:width="0cm" svg:height="0cm" svg:x="7.133cm" svg:y="4.522cm" svg:viewBox="0 0 0 0" draw:points="0,0">
          <text:p/>
        </draw:polygon>
        <draw:path draw:style-name="gr1" draw:text-style-name="P1" draw:layer="layout" svg:width="0.116cm" svg:height="0.074cm" svg:x="9.881cm" svg:y="5.281cm" svg:viewBox="0 0 117 75" svg:d="M114 32c3 14 3 29 3 43-46-7-89-32-117-75 35 11 71 22 114 32z">
          <text:p/>
        </draw:path>
        <draw:polygon draw:style-name="gr7" draw:text-style-name="P2" draw:layer="layout" svg:width="0cm" svg:height="0cm" svg:x="7.133cm" svg:y="4.522cm" svg:viewBox="0 0 0 0" draw:points="0,0">
          <text:p/>
        </draw:polygon>
        <draw:polygon draw:style-name="gr7" draw:text-style-name="P2" draw:layer="layout" svg:width="0cm" svg:height="0cm" svg:x="7.133cm" svg:y="4.522cm" svg:viewBox="0 0 0 0" draw:points="0,0">
          <text:p/>
        </draw:polygon>
        <draw:path draw:style-name="gr1" draw:text-style-name="P1" draw:layer="layout" svg:width="0.025cm" svg:height="0.053cm" svg:x="3.626cm" svg:y="4.007cm" svg:viewBox="0 0 26 54" svg:d="M19 0c3 18 7 36 7 54-11 0-19-4-26-7 7-14 12-33 19-47z">
          <text:p/>
        </draw:path>
        <draw:polygon draw:style-name="gr7" draw:text-style-name="P2" draw:layer="layout" svg:width="0cm" svg:height="0cm" svg:x="7.133cm" svg:y="4.522cm" svg:viewBox="0 0 0 0" draw:points="0,0">
          <text:p/>
        </draw:polygon>
        <draw:path draw:style-name="gr1" draw:text-style-name="P1" draw:layer="layout" svg:width="0.031cm" svg:height="0.039cm" svg:x="4.533cm" svg:y="3.072cm" svg:viewBox="0 0 32 40" svg:d="M32 26l-14 14c-7-14-15-26-18-40 11 7 22 18 32 26z">
          <text:p/>
        </draw:path>
        <draw:polygon draw:style-name="gr7" draw:text-style-name="P2" draw:layer="layout" svg:width="0cm" svg:height="0cm" svg:x="7.133cm" svg:y="4.522cm" svg:viewBox="0 0 0 0" draw:points="0,0">
          <text:p/>
        </draw:polygon>
        <draw:path draw:style-name="gr1" draw:text-style-name="P1" draw:layer="layout" svg:width="0.01cm" svg:height="0.01cm" svg:x="4.533cm" svg:y="4.808cm" svg:viewBox="0 0 11 11" svg:d="M11 8l-7 3c0-3-4-8-4-11 4 0 8 3 11 8z">
          <text:p/>
        </draw:path>
        <draw:polygon draw:style-name="gr7" draw:text-style-name="P2" draw:layer="layout" svg:width="0cm" svg:height="0cm" svg:x="7.133cm" svg:y="4.522cm" svg:viewBox="0 0 0 0" draw:points="0,0">
          <text:p/>
        </draw:polygon>
        <draw:line draw:style-name="gr8" draw:text-style-name="P2" draw:layer="layout" svg:x1="10.312cm" svg:y1="4.7cm" svg:x2="8.593cm" svg:y2="4.349cm">
          <text:p/>
        </draw:line>
        <draw:line draw:style-name="gr8" draw:text-style-name="P2" draw:layer="layout" svg:x1="11.526cm" svg:y1="7.158cm" svg:x2="10.195cm" svg:y2="6.886cm">
          <text:p/>
        </draw:line>
        <draw:line draw:style-name="gr8" draw:text-style-name="P2" draw:layer="layout" svg:x1="9.755cm" svg:y1="6.795cm" svg:x2="5.993cm" svg:y2="6.028cm">
          <text:p/>
        </draw:line>
        <draw:line draw:style-name="gr8" draw:text-style-name="P2" draw:layer="layout" svg:x1="5.553cm" svg:y1="5.938cm" svg:x2="3.845cm" svg:y2="5.591cm">
          <text:p/>
        </draw:line>
        <draw:line draw:style-name="gr8" draw:text-style-name="P2" draw:layer="layout" svg:x1="3.405cm" svg:y1="5.5cm" svg:x2="2.324cm" svg:y2="5.277cm">
          <text:p/>
        </draw:line>
        <draw:line draw:style-name="gr8" draw:text-style-name="P2" draw:layer="layout" svg:x1="11.521cm" svg:y1="7.158cm" svg:x2="12.545cm" svg:y2="6.321cm">
          <text:p/>
        </draw:line>
        <draw:path draw:style-name="gr8" draw:text-style-name="P2" draw:layer="layout" svg:width="0.441cm" svg:height="0.123cm" svg:x="8.152cm" svg:y="4.226cm" svg:viewBox="0 0 442 124" svg:d="M442 124c-160-35-308-74-442-124">
          <text:p/>
        </draw:path>
        <draw:line draw:style-name="gr8" draw:text-style-name="P2" draw:layer="layout" svg:x1="12.544cm" svg:y1="6.321cm" svg:x2="12.544cm" svg:y2="5.411cm">
          <text:p/>
        </draw:line>
        <draw:line draw:style-name="gr8" draw:text-style-name="P2" draw:layer="layout" svg:x1="7.45cm" svg:y1="5.739cm" svg:x2="9.864cm" svg:y2="6.234cm">
          <text:p/>
        </draw:line>
        <draw:line draw:style-name="gr8" draw:text-style-name="P2" draw:layer="layout" svg:x1="7.45cm" svg:y1="5.74cm" svg:x2="8.813cm" svg:y2="4.624cm">
          <text:p/>
        </draw:line>
        <draw:line draw:style-name="gr8" draw:text-style-name="P2" draw:layer="layout" svg:x1="5.302cm" svg:y1="5.298cm" svg:x2="5.663cm" svg:y2="5.373cm">
          <text:p/>
        </draw:line>
        <draw:line draw:style-name="gr8" draw:text-style-name="P2" draw:layer="layout" svg:x1="2.007cm" svg:y1="4.629cm" svg:x2="3.405cm" svg:y2="3.488cm">
          <text:p/>
        </draw:line>
        <draw:line draw:style-name="gr8" draw:text-style-name="P2" draw:layer="layout" svg:x1="5.199cm" svg:y1="4.654cm" svg:x2="5.423cm" svg:y2="4.473cm">
          <text:p/>
        </draw:line>
        <draw:line draw:style-name="gr8" draw:text-style-name="P2" draw:layer="layout" svg:x1="5.834cm" svg:y1="4.139cm" svg:x2="6.111cm" svg:y2="3.912cm">
          <text:p/>
        </draw:line>
        <draw:line draw:style-name="gr8" draw:text-style-name="P2" draw:layer="layout" svg:x1="3.962cm" svg:y1="5.028cm" svg:x2="2.007cm" svg:y2="4.628cm">
          <text:p/>
        </draw:line>
        <draw:line draw:style-name="gr8" draw:text-style-name="P2" draw:layer="layout" svg:x1="4.544cm" svg:y1="4.815cm" svg:x2="4.536cm" svg:y2="4.819cm">
          <text:p/>
        </draw:line>
        <draw:line draw:style-name="gr8" draw:text-style-name="P2" draw:layer="layout" svg:x1="3.683cm" svg:y1="4.318cm" svg:x2="3.962cm" svg:y2="4.375cm">
          <text:p/>
        </draw:line>
        <draw:line draw:style-name="gr8" draw:text-style-name="P2" draw:layer="layout" svg:x1="3.023cm" svg:y1="4.504cm" svg:x2="3.384cm" svg:y2="4.58cm">
          <text:p/>
        </draw:line>
        <draw:line draw:style-name="gr8" draw:text-style-name="P2" draw:layer="layout" svg:x1="3.379cm" svg:y1="4.58cm" svg:x2="3.684cm" svg:y2="4.332cm">
          <text:p/>
        </draw:line>
        <draw:path draw:style-name="gr8" draw:text-style-name="P2" draw:layer="layout" svg:width="0.12cm" svg:height="0.064cm" svg:x="5.99cm" svg:y="4.222cm" svg:viewBox="0 0 121 65" svg:d="M121 0c-50 18-89 40-121 65">
          <text:p/>
        </draw:path>
        <draw:path draw:style-name="gr8" draw:text-style-name="P2" draw:layer="layout" svg:width="0.145cm" svg:height="0.085cm" svg:x="5.965cm" svg:y="4.543cm" svg:viewBox="0 0 146 86" svg:d="M0 0c36 32 86 61 146 86">
          <text:p/>
        </draw:path>
        <draw:path draw:style-name="gr8" draw:text-style-name="P2" draw:layer="layout" svg:width="0.282cm" svg:height="0.01cm" svg:x="10.029cm" svg:y="4.981cm" svg:viewBox="0 0 283 11" svg:d="M283 11c-96-15-195-15-283 0">
          <text:p/>
        </draw:path>
        <draw:path draw:style-name="gr8" draw:text-style-name="P2" draw:layer="layout" svg:width="0.113cm" svg:height="0.031cm" svg:x="9.881cm" svg:y="5.281cm" svg:viewBox="0 0 114 32" svg:d="M0 0c36 11 71 22 114 32">
          <text:p/>
        </draw:path>
        <draw:path draw:style-name="gr8" draw:text-style-name="P2" draw:layer="layout" svg:width="0.102cm" svg:height="0.007cm" svg:x="10.209cm" svg:y="5.319cm" svg:viewBox="0 0 103 8" svg:d="M0 8c35 0 71-4 103-8">
          <text:p/>
        </draw:path>
        <draw:line draw:style-name="gr8" draw:text-style-name="P2" draw:layer="layout" svg:x1="2.007cm" svg:y1="4.762cm" svg:x2="2.325cm" svg:y2="5.282cm">
          <text:p/>
        </draw:line>
        <draw:line draw:style-name="gr8" draw:text-style-name="P2" draw:layer="layout" svg:x1="2.007cm" svg:y1="4.762cm" svg:x2="2.007cm" svg:y2="4.628cm">
          <text:p/>
        </draw:line>
        <draw:line draw:style-name="gr8" draw:text-style-name="P2" draw:layer="layout" svg:x1="11.526cm" svg:y1="7.158cm" svg:x2="11.204cm" svg:y2="6.639cm">
          <text:p/>
        </draw:line>
        <draw:line draw:style-name="gr8" draw:text-style-name="P2" draw:layer="layout" svg:x1="11.205cm" svg:y1="6.643cm" svg:x2="10.957cm" svg:y2="6.589cm">
          <text:p/>
        </draw:line>
        <draw:polyline draw:style-name="gr8" draw:text-style-name="P2" draw:layer="layout" svg:width="0.399cm" svg:height="0.085cm" svg:x="10.558cm" svg:y="6.508cm" svg:viewBox="0 0 400 86" draw:points="400,86 374,86 349,86 325,86 300,86 272,82 244,79 215,72 187,65 155,58 127,51 95,40 64,29 32,15 0,0">
          <text:p/>
        </draw:polyline>
        <draw:line draw:style-name="gr8" draw:text-style-name="P2" draw:layer="layout" svg:x1="10.559cm" svg:y1="6.513cm" svg:x2="6.755cm" svg:y2="5.732cm">
          <text:p/>
        </draw:line>
        <draw:polyline draw:style-name="gr8" draw:text-style-name="P2" draw:layer="layout" svg:width="0.402cm" svg:height="0.085cm" svg:x="6.353cm" svg:y="5.651cm" svg:viewBox="0 0 403 86" draw:points="403,82 379,86 354,86 329,86 304,82 275,82 247,75 219,72 191,65 159,57 131,47 99,40 67,26 35,14 0,0">
          <text:p/>
        </draw:polyline>
        <draw:line draw:style-name="gr8" draw:text-style-name="P2" draw:layer="layout" svg:x1="6.358cm" svg:y1="5.652cm" svg:x2="4.607cm" svg:y2="5.295cm">
          <text:p/>
        </draw:line>
        <draw:polyline draw:style-name="gr8" draw:text-style-name="P2" draw:layer="layout" svg:width="0.399cm" svg:height="0.084cm" svg:x="4.208cm" svg:y="5.214cm" svg:viewBox="0 0 400 85" draw:points="400,82 379,85 353,85 328,85 300,82 272,78 247,75 219,71 187,64 159,57 127,46 99,35 67,24 32,14 0,0">
          <text:p/>
        </draw:polyline>
        <draw:line draw:style-name="gr8" draw:text-style-name="P2" draw:layer="layout" svg:x1="4.213cm" svg:y1="5.215cm" svg:x2="2.007cm" svg:y2="4.762cm">
          <text:p/>
        </draw:line>
        <draw:path draw:style-name="gr8" draw:text-style-name="P2" draw:layer="layout" svg:width="0.017cm" svg:height="0.017cm" svg:x="12.527cm" svg:y="5.334cm" svg:viewBox="0 0 18 18" svg:d="M0 0c7 7 10 15 18 18">
          <text:p/>
        </draw:path>
        <draw:line draw:style-name="gr8" draw:text-style-name="P2" draw:layer="layout" svg:x1="11.56cm" svg:y1="3.933cm" svg:x2="12.528cm" svg:y2="5.335cm">
          <text:p/>
        </draw:line>
        <draw:line draw:style-name="gr8" draw:text-style-name="P2" draw:layer="layout" svg:x1="12.544cm" svg:y1="5.411cm" svg:x2="12.544cm" svg:y2="5.351cm">
          <text:p/>
        </draw:line>
        <draw:line draw:style-name="gr8" draw:text-style-name="P2" draw:layer="layout" svg:x1="11.56cm" svg:y1="3.94cm" svg:x2="11.56cm" svg:y2="3.933cm">
          <text:p/>
        </draw:line>
        <draw:line draw:style-name="gr8" draw:text-style-name="P2" draw:layer="layout" svg:x1="11.204cm" svg:y1="4.234cm" svg:x2="11.561cm" svg:y2="3.94cm">
          <text:p/>
        </draw:line>
        <draw:line draw:style-name="gr8" draw:text-style-name="P2" draw:layer="layout" svg:x1="11.204cm" svg:y1="6.639cm" svg:x2="11.204cm" svg:y2="4.233cm">
          <text:p/>
        </draw:line>
        <draw:path draw:style-name="gr8" draw:text-style-name="P2" draw:layer="layout" svg:width="0.318cm" svg:height="0.077cm" svg:x="9.863cm" svg:y="6.163cm" svg:viewBox="0 0 319 78" svg:d="M0 71c120 21 234-3 319-71">
          <text:p/>
        </draw:path>
        <draw:path draw:style-name="gr8" draw:text-style-name="P2" draw:layer="layout" svg:width="0.134cm" svg:height="0.297cm" svg:x="10.177cm" svg:y="5.866cm" svg:viewBox="0 0 135 298" svg:d="M0 298c86-71 135-178 135-298">
          <text:p/>
        </draw:path>
        <draw:path draw:style-name="gr8" draw:text-style-name="P2" draw:layer="layout" svg:width="0.028cm" svg:height="0.003cm" svg:x="10.283cm" svg:y="5.884cm" svg:viewBox="0 0 29 4" svg:d="M0 4c12 0 19 0 29-4">
          <text:p/>
        </draw:path>
        <draw:line draw:style-name="gr8" draw:text-style-name="P2" draw:layer="layout" svg:x1="10.311cm" svg:y1="4.049cm" svg:x2="10.311cm" svg:y2="5.866cm">
          <text:p/>
        </draw:line>
        <draw:path draw:style-name="gr8" draw:text-style-name="P2" draw:layer="layout" svg:width="0.448cm" svg:height="0.55cm" svg:x="7.002cm" svg:y="5.189cm" svg:viewBox="0 0 449 551" svg:d="M449 551c-248-49-449-296-449-551">
          <text:p/>
        </draw:path>
        <draw:line draw:style-name="gr8" draw:text-style-name="P2" draw:layer="layout" svg:x1="7.002cm" svg:y1="3.365cm" svg:x2="7.002cm" svg:y2="5.189cm">
          <text:p/>
        </draw:line>
        <draw:line draw:style-name="gr8" draw:text-style-name="P2" draw:layer="layout" svg:x1="6.106cm" svg:y1="3.182cm" svg:x2="7.003cm" svg:y2="3.366cm">
          <text:p/>
        </draw:line>
        <draw:line draw:style-name="gr8" draw:text-style-name="P2" draw:layer="layout" svg:x1="6.106cm" svg:y1="3.182cm" svg:x2="6.106cm" svg:y2="5.009cm">
          <text:p/>
        </draw:line>
        <draw:path draw:style-name="gr8" draw:text-style-name="P2" draw:layer="layout" svg:width="0.317cm" svg:height="0.079cm" svg:x="5.662cm" svg:y="5.302cm" svg:viewBox="0 0 318 80" svg:d="M0 71c116 25 233 0 318-71">
          <text:p/>
        </draw:path>
        <draw:path draw:style-name="gr8" draw:text-style-name="P2" draw:layer="layout" svg:width="0.134cm" svg:height="0.296cm" svg:x="5.976cm" svg:y="5.009cm" svg:viewBox="0 0 135 297" svg:d="M0 297c84-67 135-177 135-297">
          <text:p/>
        </draw:path>
        <draw:path draw:style-name="gr8" draw:text-style-name="P2" draw:layer="layout" svg:width="0.445cm" svg:height="0.551cm" svg:x="4.857cm" svg:y="4.751cm" svg:viewBox="0 0 446 552" svg:d="M446 552c-248-53-446-298-446-552">
          <text:p/>
        </draw:path>
        <draw:line draw:style-name="gr8" draw:text-style-name="P2" draw:layer="layout" svg:x1="4.857cm" svg:y1="2.928cm" svg:x2="4.857cm" svg:y2="4.751cm">
          <text:p/>
        </draw:line>
        <draw:line draw:style-name="gr8" draw:text-style-name="P2" draw:layer="layout" svg:x1="3.961cm" svg:y1="2.744cm" svg:x2="4.858cm" svg:y2="2.929cm">
          <text:p/>
        </draw:line>
        <draw:line draw:style-name="gr8" draw:text-style-name="P2" draw:layer="layout" svg:x1="3.961cm" svg:y1="2.744cm" svg:x2="3.961cm" svg:y2="5.027cm">
          <text:p/>
        </draw:line>
        <draw:path draw:style-name="gr8" draw:text-style-name="P2" draw:layer="layout" svg:width="0.103cm" svg:height="0.251cm" svg:x="4.109cm" svg:y="4.963cm" svg:viewBox="0 0 104 252" svg:d="M104 252c-67-71-104-164-104-252">
          <text:p/>
        </draw:path>
        <draw:path draw:style-name="gr8" draw:text-style-name="P2" draw:layer="layout" svg:width="0.599cm" svg:height="0.579cm" svg:x="4.109cm" svg:y="4.716cm" svg:viewBox="0 0 600 580" svg:d="M0 252c0-142 92-248 226-252 134-7 276 85 340 223 63 138 39 286-67 357">
          <text:p/>
        </draw:path>
        <draw:path draw:style-name="gr8" draw:text-style-name="P2" draw:layer="layout" svg:width="0.103cm" svg:height="0.247cm" svg:x="6.254cm" svg:y="5.404cm" svg:viewBox="0 0 104 248" svg:d="M104 248c-64-71-104-163-104-248">
          <text:p/>
        </draw:path>
        <draw:path draw:style-name="gr8" draw:text-style-name="P2" draw:layer="layout" svg:width="0.602cm" svg:height="0.578cm" svg:x="6.254cm" svg:y="5.153cm" svg:viewBox="0 0 603 579" svg:d="M0 250c0-141 97-247 231-250 134-7 271 84 338 222 64 138 36 287-67 357">
          <text:p/>
        </draw:path>
        <draw:path draw:style-name="gr8" draw:text-style-name="P2" draw:layer="layout" svg:width="0.102cm" svg:height="0.251cm" svg:x="10.456cm" svg:y="6.261cm" svg:viewBox="0 0 103 252" svg:d="M103 252c-64-71-103-163-103-252">
          <text:p/>
        </draw:path>
        <draw:path draw:style-name="gr8" draw:text-style-name="P2" draw:layer="layout" svg:width="0.601cm" svg:height="0.582cm" svg:x="10.456cm" svg:y="6.011cm" svg:viewBox="0 0 602 583" svg:d="M0 251c0-141 96-244 230-251s272 85 339 223c63 138 35 286-67 360">
          <text:p/>
        </draw:path>
        <draw:line draw:style-name="gr8" draw:text-style-name="P2" draw:layer="layout" svg:x1="10.311cm" svg:y1="4.049cm" svg:x2="11.205cm" svg:y2="4.234cm">
          <text:p/>
        </draw:line>
        <draw:path draw:style-name="gr8" draw:text-style-name="P2" draw:layer="layout" svg:width="0.514cm" svg:height="0.574cm" svg:x="10.544cm" svg:y="4.276cm" svg:viewBox="0 0 515 575" svg:d="M427 575c117-99 117-293 0-437-120-142-307-181-427-85">
          <text:p/>
        </draw:path>
        <draw:path draw:style-name="gr8" draw:text-style-name="P2" draw:layer="layout" svg:width="0.514cm" svg:height="0.573cm" svg:x="10.457cm" svg:y="4.328cm" svg:viewBox="0 0 515 574" svg:d="M88 0c-117 95-117 289 0 434 120 146 307 181 427 88">
          <text:p/>
        </draw:path>
        <draw:path draw:style-name="gr8" draw:text-style-name="P2" draw:layer="layout" svg:width="0.511cm" svg:height="0.57cm" svg:x="6.342cm" svg:y="3.419cm" svg:viewBox="0 0 512 571" svg:d="M425 571c116-95 116-290 0-431-117-145-307-183-425-88">
          <text:p/>
        </draw:path>
        <draw:path draw:style-name="gr8" draw:text-style-name="P2" draw:layer="layout" svg:width="0.511cm" svg:height="0.572cm" svg:x="6.255cm" svg:y="3.471cm" svg:viewBox="0 0 512 573" svg:d="M87 0c-116 95-116 290 0 435 118 141 308 183 425 84">
          <text:p/>
        </draw:path>
        <draw:path draw:style-name="gr8" draw:text-style-name="P2" draw:layer="layout" svg:width="0.513cm" svg:height="0.571cm" svg:x="4.198cm" svg:y="2.981cm" svg:viewBox="0 0 514 572" svg:d="M424 572c120-95 120-289 0-435-117-141-308-180-424-85">
          <text:p/>
        </draw:path>
        <draw:path draw:style-name="gr8" draw:text-style-name="P2" draw:layer="layout" svg:width="0.511cm" svg:height="0.571cm" svg:x="4.11cm" svg:y="3.033cm" svg:viewBox="0 0 512 572" svg:d="M88 0c-117 96-117 291 0 435 116 141 307 180 424 85">
          <text:p/>
        </draw:path>
        <draw:polyline draw:style-name="gr8" draw:text-style-name="P2" draw:layer="layout" svg:width="0.649cm" svg:height="0.384cm" svg:x="8.163cm" svg:y="4.24cm" svg:viewBox="0 0 650 385" draw:points="650,385 601,375 543,357 490,340 434,318 381,294 328,265 275,237 222,206 176,173 134,137 92,102 56,67 24,35 0,0">
          <text:p/>
        </draw:polyline>
        <draw:line draw:style-name="gr8" draw:text-style-name="P2" draw:layer="layout" svg:x1="7.358cm" svg:y1="3.072cm" svg:x2="8.164cm" svg:y2="4.244cm">
          <text:p/>
        </draw:line>
        <draw:line draw:style-name="gr8" draw:text-style-name="P2" draw:layer="layout" svg:x1="6.466cm" svg:y1="2.892cm" svg:x2="7.359cm" svg:y2="3.077cm">
          <text:p/>
        </draw:line>
        <draw:path draw:style-name="gr8" draw:text-style-name="P2" draw:layer="layout" svg:width="0.448cm" svg:height="0.547cm" svg:x="5.175cm" svg:y="4.494cm" svg:viewBox="0 0 449 548" svg:d="M449 548c-248-50-449-297-449-548">
          <text:p/>
        </draw:path>
        <draw:line draw:style-name="gr8" draw:text-style-name="P2" draw:layer="layout" svg:x1="5.175cm" svg:y1="2.667cm" svg:x2="5.175cm" svg:y2="4.494cm">
          <text:p/>
        </draw:line>
        <draw:line draw:style-name="gr8" draw:text-style-name="P2" draw:layer="layout" svg:x1="4.907cm" svg:y1="2.614cm" svg:x2="5.176cm" svg:y2="2.671cm">
          <text:p/>
        </draw:line>
        <draw:path draw:style-name="gr8" draw:text-style-name="P2" draw:layer="layout" svg:width="0.064cm" svg:height="0.141cm" svg:x="4.243cm" svg:y="4.808cm" svg:viewBox="0 0 65 142" svg:d="M0 142c0-60 23-110 65-142">
          <text:p/>
        </draw:path>
        <draw:path draw:style-name="gr8" draw:text-style-name="P2" draw:layer="layout" svg:width="0.361cm" svg:height="0.4cm" svg:x="4.303cm" svg:y="4.771cm" svg:viewBox="0 0 362 401" svg:d="M0 37c85-67 220-39 301 60 81 102 81 237 0 304">
          <text:p/>
        </draw:path>
        <draw:path draw:style-name="gr8" draw:text-style-name="P2" draw:layer="layout" svg:width="0.36cm" svg:height="0.264cm" svg:x="4.243cm" svg:y="4.945cm" svg:viewBox="0 0 361 265" svg:d="M361 227c-60 50-152 50-230 0-81-49-131-138-131-227">
          <text:p/>
        </draw:path>
        <draw:path draw:style-name="gr8" draw:text-style-name="P2" draw:layer="layout" svg:width="0.003cm" svg:height="0.01cm" svg:x="4.533cm" svg:y="4.808cm" svg:viewBox="0 0 4 11" svg:d="M4 11c0-3 0-8-4-11">
          <text:p/>
        </draw:path>
        <draw:line draw:style-name="gr8" draw:text-style-name="P2" draw:layer="layout" svg:x1="4.907cm" svg:y1="2.614cm" svg:x2="5.955cm" svg:y2="2.742cm">
          <text:p/>
        </draw:line>
        <draw:path draw:style-name="gr8" draw:text-style-name="P2" draw:layer="layout" svg:width="0.113cm" svg:height="0.078cm" svg:x="5.965cm" svg:y="2.744cm" svg:viewBox="0 0 114 79" svg:d="M114 79c-32-47-71-72-114-79">
          <text:p/>
        </draw:path>
        <draw:path draw:style-name="gr8" draw:text-style-name="P2" draw:layer="layout" svg:width="0.012cm" svg:height="0.003cm" svg:x="5.954cm" svg:y="2.741cm" svg:viewBox="0 0 13 4" svg:d="M13 4c-5 0-8-4-13-4">
          <text:p/>
        </draw:path>
        <draw:path draw:style-name="gr8" draw:text-style-name="P2" draw:layer="layout" svg:width="0.088cm" svg:height="0.23cm" svg:x="6.078cm" svg:y="2.818cm" svg:viewBox="0 0 89 231" svg:d="M89 231c-21-96-49-173-89-231">
          <text:p/>
        </draw:path>
        <draw:path draw:style-name="gr8" draw:text-style-name="P2" draw:layer="layout" svg:width="0.017cm" svg:height="0.081cm" svg:x="6.163cm" svg:y="3.044cm" svg:viewBox="0 0 18 82" svg:d="M0 0c7 28 10 53 18 82">
          <text:p/>
        </draw:path>
        <draw:line draw:style-name="gr8" draw:text-style-name="P2" draw:layer="layout" svg:x1="5.626cm" svg:y1="3.235cm" svg:x2="5.846cm" svg:y2="3.058cm">
          <text:p/>
        </draw:line>
        <draw:line draw:style-name="gr8" draw:text-style-name="P2" draw:layer="layout" svg:x1="5.845cm" svg:y1="3.058cm" svg:x2="5.955cm" svg:y2="3.355cm">
          <text:p/>
        </draw:line>
        <draw:line draw:style-name="gr8" draw:text-style-name="P2" draw:layer="layout" svg:x1="5.955cm" svg:y1="3.354cm" svg:x2="5.845cm" svg:y2="3.828cm">
          <text:p/>
        </draw:line>
        <draw:line draw:style-name="gr8" draw:text-style-name="P2" draw:layer="layout" svg:x1="5.846cm" svg:y1="3.827cm" svg:x2="5.626cm" svg:y2="4.008cm">
          <text:p/>
        </draw:line>
        <draw:line draw:style-name="gr8" draw:text-style-name="P2" draw:layer="layout" svg:x1="5.627cm" svg:y1="4.008cm" svg:x2="5.517cm" svg:y2="3.707cm">
          <text:p/>
        </draw:line>
        <draw:line draw:style-name="gr8" draw:text-style-name="P2" draw:layer="layout" svg:x1="5.517cm" svg:y1="3.712cm" svg:x2="5.627cm" svg:y2="3.234cm">
          <text:p/>
        </draw:line>
        <draw:line draw:style-name="gr8" draw:text-style-name="P2" draw:layer="layout" svg:x1="3.961cm" svg:y1="2.745cm" svg:x2="4.283cm" svg:y2="2.483cm">
          <text:p/>
        </draw:line>
        <draw:line draw:style-name="gr8" draw:text-style-name="P2" draw:layer="layout" svg:x1="4.282cm" svg:y1="2.483cm" svg:x2="4.551cm" svg:y2="2.541cm">
          <text:p/>
        </draw:line>
        <draw:path draw:style-name="gr8" draw:text-style-name="P2" draw:layer="layout" svg:width="0.017cm" svg:height="0.039cm" svg:x="4.533cm" svg:y="3.072cm" svg:viewBox="0 0 18 40" svg:d="M18 40c-8-14-15-26-18-40">
          <text:p/>
        </draw:path>
        <draw:line draw:style-name="gr8" draw:text-style-name="P2" draw:layer="layout" svg:x1="4.889cm" svg:y1="2.582cm" svg:x2="5.631cm" svg:y2="2.678cm">
          <text:p/>
        </draw:line>
        <draw:path draw:style-name="gr8" draw:text-style-name="P2" draw:layer="layout" svg:width="0.014cm" svg:height="0.003cm" svg:x="5.63cm" svg:y="2.674cm" svg:viewBox="0 0 15 4" svg:d="M15 4c-7 0-12-4-15-4">
          <text:p/>
        </draw:path>
        <draw:line draw:style-name="gr8" draw:text-style-name="P2" draw:layer="layout" svg:x1="4.565cm" svg:y1="3.097cm" svg:x2="4.547cm" svg:y2="3.112cm">
          <text:p/>
        </draw:line>
        <draw:line draw:style-name="gr8" draw:text-style-name="P2" draw:layer="layout" svg:x1="4.547cm" svg:y1="2.54cm" svg:x2="4.858cm" svg:y2="2.579cm">
          <text:p/>
        </draw:line>
        <draw:path draw:style-name="gr8" draw:text-style-name="P2" draw:layer="layout" svg:width="0.057cm" svg:height="0.282cm" svg:x="3.693cm" svg:y="3.418cm" svg:viewBox="0 0 58 283" svg:d="M0 283c25-92 43-188 58-283">
          <text:p/>
        </draw:path>
        <draw:path draw:style-name="gr8" draw:text-style-name="P2" draw:layer="layout" svg:width="0.138cm" svg:height="0.162cm" svg:x="4cm" svg:y="2.554cm" svg:viewBox="0 0 139 163" svg:d="M139 0c-46 38-92 95-139 163">
          <text:p/>
        </draw:path>
        <draw:path draw:style-name="gr8" draw:text-style-name="P2" draw:layer="layout" svg:width="0.211cm" svg:height="0.645cm" svg:x="3.75cm" svg:y="2.776cm" svg:viewBox="0 0 212 646" svg:d="M212 0c-100 177-177 407-212 646">
          <text:p/>
        </draw:path>
        <draw:line draw:style-name="gr8" draw:text-style-name="P2" draw:layer="layout" svg:x1="4.138cm" svg:y1="2.558cm" svg:x2="4.227cm" svg:y2="2.483cm">
          <text:p/>
        </draw:line>
        <draw:path draw:style-name="gr8" draw:text-style-name="P2" draw:layer="layout" svg:width="0.134cm" svg:height="0.113cm" svg:x="4.402cm" svg:y="2.423cm" svg:viewBox="0 0 135 114" svg:d="M135 114c-35-65-82-103-135-114">
          <text:p/>
        </draw:path>
        <draw:path draw:style-name="gr8" draw:text-style-name="P2" draw:layer="layout" svg:width="0.176cm" svg:height="0.063cm" svg:x="4.226cm" svg:y="2.42cm" svg:viewBox="0 0 177 64" svg:d="M177 3c-53-10-117 7-177 61">
          <text:p/>
        </draw:path>
        <draw:line draw:style-name="gr8" draw:text-style-name="P2" draw:layer="layout" svg:x1="4.857cm" svg:y1="2.575cm" svg:x2="4.89cm" svg:y2="2.586cm">
          <text:p/>
        </draw:line>
        <draw:path draw:style-name="gr8" draw:text-style-name="P2" draw:layer="layout" svg:width="0.177cm" svg:height="0.063cm" svg:x="3.901cm" svg:y="2.353cm" svg:viewBox="0 0 178 64" svg:d="M178 3c-53-11-113 11-178 61">
          <text:p/>
        </draw:path>
        <draw:line draw:style-name="gr8" draw:text-style-name="P2" draw:layer="layout" svg:x1="3.813cm" svg:y1="2.491cm" svg:x2="3.902cm" svg:y2="2.416cm">
          <text:p/>
        </draw:line>
        <draw:path draw:style-name="gr8" draw:text-style-name="P2" draw:layer="layout" svg:width="0.247cm" svg:height="0.525cm" svg:x="3.023cm" svg:y="3.979cm" svg:viewBox="0 0 248 526" svg:d="M0 526c96-145 177-325 248-526">
          <text:p/>
        </draw:path>
        <draw:path draw:style-name="gr8" draw:text-style-name="P2" draw:layer="layout" svg:width="0.109cm" svg:height="0.48cm" svg:x="3.316cm" svg:y="3.354cm" svg:viewBox="0 0 110 481" svg:d="M0 481c46-155 85-318 110-481">
          <text:p/>
        </draw:path>
        <draw:path draw:style-name="gr8" draw:text-style-name="P2" draw:layer="layout" svg:width="0.388cm" svg:height="0.864cm" svg:x="3.425cm" svg:y="2.49cm" svg:viewBox="0 0 389 865" svg:d="M389 0c-174 141-329 483-389 865">
          <text:p/>
        </draw:path>
        <draw:line draw:style-name="gr8" draw:text-style-name="P2" draw:layer="layout" svg:x1="3.683cm" svg:y1="4.24cm" svg:x2="3.683cm" svg:y2="4.332cm">
          <text:p/>
        </draw:line>
        <draw:path draw:style-name="gr8" draw:text-style-name="P2" draw:layer="layout" svg:width="0.159cm" svg:height="0.304cm" svg:x="3.379cm" svg:y="4.275cm" svg:viewBox="0 0 160 305" svg:d="M0 305c61-89 114-192 160-305">
          <text:p/>
        </draw:path>
        <draw:path draw:style-name="gr8" draw:text-style-name="P2" draw:layer="layout" svg:width="0.018cm" svg:height="0.046cm" svg:x="3.626cm" svg:y="4.007cm" svg:viewBox="0 0 19 47" svg:d="M0 47c8-14 12-33 19-47">
          <text:p/>
        </draw:path>
        <draw:path draw:style-name="gr8" draw:text-style-name="P2" draw:layer="layout" svg:width="0.063cm" svg:height="0.141cm" svg:x="10.59cm" svg:y="6.103cm" svg:viewBox="0 0 64 142" svg:d="M0 142c0-57 21-110 64-142">
          <text:p/>
        </draw:path>
        <draw:path draw:style-name="gr8" draw:text-style-name="P2" draw:layer="layout" svg:width="0.358cm" svg:height="0.403cm" svg:x="10.653cm" svg:y="6.066cm" svg:viewBox="0 0 359 404" svg:d="M0 37c82-67 216-39 298 60 81 103 81 240 0 307">
          <text:p/>
        </draw:path>
        <draw:path draw:style-name="gr8" draw:text-style-name="P2" draw:layer="layout" svg:width="0.361cm" svg:height="0.262cm" svg:x="10.59cm" svg:y="6.244cm" svg:viewBox="0 0 362 263" svg:d="M362 226c-61 50-153 50-231-3-77-46-131-139-131-223">
          <text:p/>
        </draw:path>
        <draw:path draw:style-name="gr8" draw:text-style-name="P2" draw:layer="layout" svg:width="0.064cm" svg:height="0.141cm" svg:x="6.388cm" svg:y="5.245cm" svg:viewBox="0 0 65 142" svg:d="M0 142c0-60 22-110 65-142">
          <text:p/>
        </draw:path>
        <draw:path draw:style-name="gr8" draw:text-style-name="P2" draw:layer="layout" svg:width="0.357cm" svg:height="0.403cm" svg:x="6.452cm" svg:y="5.209cm" svg:viewBox="0 0 358 404" svg:d="M0 36c81-67 216-38 297 60 81 103 81 241 0 308">
          <text:p/>
        </draw:path>
        <draw:path draw:style-name="gr8" draw:text-style-name="P2" draw:layer="layout" svg:width="0.36cm" svg:height="0.263cm" svg:x="6.388cm" svg:y="5.383cm" svg:viewBox="0 0 361 264" svg:d="M361 226c-60 50-153 50-230 0-78-50-131-138-131-226">
          <text:p/>
        </draw:path>
        <draw:line draw:style-name="gr8" draw:text-style-name="P2" draw:layer="layout" svg:x1="10.668cm" svg:y1="3.75cm" svg:x2="11.561cm" svg:y2="3.934cm">
          <text:p/>
        </draw:line>
        <draw:line draw:style-name="gr8" draw:text-style-name="P2" draw:layer="layout" svg:x1="11.204cm" svg:y1="4.233cm" svg:x2="11.204cm" svg:y2="4.222cm">
          <text:p/>
        </draw:line>
        <draw:line draw:style-name="gr8" draw:text-style-name="P2" draw:layer="layout" svg:x1="11.204cm" svg:y1="4.223cm" svg:x2="11.561cm" svg:y2="3.933cm">
          <text:p/>
        </draw:line>
        <draw:line draw:style-name="gr8" draw:text-style-name="P2" draw:layer="layout" svg:x1="7.002cm" svg:y1="3.366cm" svg:x2="7.359cm" svg:y2="3.072cm">
          <text:p/>
        </draw:line>
        <draw:line draw:style-name="gr8" draw:text-style-name="P2" draw:layer="layout" svg:x1="6.467cm" svg:y1="2.892cm" svg:x2="6.106cm" svg:y2="3.186cm">
          <text:p/>
        </draw:line>
        <draw:line draw:style-name="gr8" draw:text-style-name="P2" draw:layer="layout" svg:x1="5.176cm" svg:y1="2.667cm" svg:x2="4.857cm" svg:y2="2.929cm">
          <text:p/>
        </draw:line>
        <draw:line draw:style-name="gr8" draw:text-style-name="P2" draw:layer="layout" svg:x1="4.547cm" svg:y1="2.54cm" svg:x2="4.908cm" svg:y2="2.615cm">
          <text:p/>
        </draw:line>
        <draw:line draw:style-name="gr8" draw:text-style-name="P2" draw:layer="layout" svg:x1="10.311cm" svg:y1="4.049cm" svg:x2="10.311cm" svg:y2="4.039cm">
          <text:p/>
        </draw:line>
        <draw:line draw:style-name="gr8" draw:text-style-name="P2" draw:layer="layout" svg:x1="10.311cm" svg:y1="4.039cm" svg:x2="11.205cm" svg:y2="4.223cm">
          <text:p/>
        </draw:line>
        <draw:path draw:style-name="gr8" draw:text-style-name="P2" draw:layer="layout" svg:width="0.063cm" svg:height="0.138cm" svg:x="10.59cm" svg:y="4.37cm" svg:viewBox="0 0 64 139" svg:d="M0 139c0-57 21-107 64-139">
          <text:p/>
        </draw:path>
        <draw:path draw:style-name="gr8" draw:text-style-name="P2" draw:layer="layout" svg:width="0.358cm" svg:height="0.401cm" svg:x="10.653cm" svg:y="4.333cm" svg:viewBox="0 0 359 402" svg:d="M0 37c82-67 216-42 298 60 81 99 81 238 0 305">
          <text:p/>
        </draw:path>
        <draw:path draw:style-name="gr8" draw:text-style-name="P2" draw:layer="layout" svg:width="0.361cm" svg:height="0.263cm" svg:x="10.59cm" svg:y="4.508cm" svg:viewBox="0 0 362 264" svg:d="M362 227c-61 49-153 49-231 0-77-50-131-138-131-227">
          <text:p/>
        </draw:path>
        <draw:path draw:style-name="gr8" draw:text-style-name="P2" draw:layer="layout" svg:width="0.064cm" svg:height="0.138cm" svg:x="6.388cm" svg:y="3.513cm" svg:viewBox="0 0 65 139" svg:d="M0 139c0-58 22-107 65-139">
          <text:p/>
        </draw:path>
        <draw:path draw:style-name="gr8" draw:text-style-name="P2" draw:layer="layout" svg:width="0.357cm" svg:height="0.401cm" svg:x="6.452cm" svg:y="3.476cm" svg:viewBox="0 0 358 402" svg:d="M0 37c81-67 216-42 297 60 81 99 81 238 0 305">
          <text:p/>
        </draw:path>
        <draw:path draw:style-name="gr8" draw:text-style-name="P2" draw:layer="layout" svg:width="0.36cm" svg:height="0.263cm" svg:x="6.388cm" svg:y="3.651cm" svg:viewBox="0 0 361 264" svg:d="M361 227c-60 49-153 49-230 0-78-50-131-139-131-227">
          <text:p/>
        </draw:path>
        <draw:path draw:style-name="gr8" draw:text-style-name="P2" draw:layer="layout" svg:width="0.064cm" svg:height="0.141cm" svg:x="4.243cm" svg:y="3.072cm" svg:viewBox="0 0 65 142" svg:d="M0 142c0-57 23-110 65-142">
          <text:p/>
        </draw:path>
        <draw:path draw:style-name="gr8" draw:text-style-name="P2" draw:layer="layout" svg:width="0.361cm" svg:height="0.404cm" svg:x="4.303cm" svg:y="3.036cm" svg:viewBox="0 0 362 405" svg:d="M0 37c85-68 220-39 301 64 81 98 81 236 0 304">
          <text:p/>
        </draw:path>
        <draw:path draw:style-name="gr8" draw:text-style-name="P2" draw:layer="layout" svg:width="0.36cm" svg:height="0.263cm" svg:x="4.243cm" svg:y="3.213cm" svg:viewBox="0 0 361 264" svg:d="M361 227c-60 49-152 49-230 0-81-49-131-137-131-227">
          <text:p/>
        </draw:path>
        <draw:line draw:style-name="gr8" draw:text-style-name="P2" draw:layer="layout" svg:x1="5.715cm" svg:y1="3.16cm" svg:x2="5.775cm" svg:y2="3.32cm">
          <text:p/>
        </draw:line>
        <draw:line draw:style-name="gr8" draw:text-style-name="P2" draw:layer="layout" svg:x1="5.955cm" svg:y1="3.355cm" svg:x2="5.774cm" svg:y2="3.316cm">
          <text:p/>
        </draw:line>
        <draw:line draw:style-name="gr8" draw:text-style-name="P2" draw:layer="layout" svg:x1="5.775cm" svg:y1="3.316cm" svg:x2="5.665cm" svg:y2="3.793cm">
          <text:p/>
        </draw:line>
        <draw:line draw:style-name="gr8" draw:text-style-name="P2" draw:layer="layout" svg:x1="5.846cm" svg:y1="3.828cm" svg:x2="5.665cm" svg:y2="3.792cm">
          <text:p/>
        </draw:line>
        <draw:line draw:style-name="gr8" draw:text-style-name="P2" draw:layer="layout" svg:x1="5.666cm" svg:y1="3.792cm" svg:x2="5.573cm" svg:y2="3.867cm">
          <text:p/>
        </draw:line>
        <draw:path draw:style-name="gr8" draw:text-style-name="P2" draw:layer="layout" svg:width="0.053cm" svg:height="0.16cm" svg:x="5.623cm" svg:y="3.238cm" svg:viewBox="0 0 54 161" svg:d="M54 161c0-79-21-139-54-161">
          <text:p/>
        </draw:path>
        <draw:path draw:style-name="gr8" draw:text-style-name="P2" draw:layer="layout" svg:width="0.145cm" svg:height="0.356cm" svg:x="5.531cm" svg:y="3.397cm" svg:viewBox="0 0 146 357" svg:d="M0 357c36-14 75-64 103-135 25-67 43-148 43-222">
          <text:p/>
        </draw:path>
        <draw:line draw:style-name="gr8" draw:text-style-name="P2" draw:layer="layout" svg:x1="10.311cm" svg:y1="4.043cm" svg:x2="10.669cm" svg:y2="3.75cm">
          <text:p/>
        </draw:line>
        <draw:path draw:style-name="gr8" draw:text-style-name="P2" draw:layer="layout" svg:width="0.042cm" svg:height="0.089cm" svg:x="3.379cm" svg:y="5.64cm" svg:viewBox="0 0 43 90" svg:d="M0 90c0-36 15-68 43-90">
          <text:p/>
        </draw:path>
        <draw:path draw:style-name="gr8" draw:text-style-name="P2" draw:layer="layout" svg:width="0.231cm" svg:height="0.256cm" svg:x="3.418cm" svg:y="5.617cm" svg:viewBox="0 0 232 257" svg:d="M0 23c53-42 141-24 195 39 49 65 49 153 0 195">
          <text:p/>
        </draw:path>
        <draw:path draw:style-name="gr8" draw:text-style-name="P2" draw:layer="layout" svg:width="0.233cm" svg:height="0.168cm" svg:x="3.379cm" svg:y="5.729cm" svg:viewBox="0 0 234 169" svg:d="M234 145c-40 32-100 32-149 0-50-31-85-89-85-145">
          <text:p/>
        </draw:path>
        <draw:path draw:style-name="gr8" draw:text-style-name="P2" draw:layer="layout" svg:width="0.07cm" svg:height="0.165cm" svg:x="3.27cm" svg:y="5.542cm" svg:viewBox="0 0 71 166" svg:d="M0 166c0-68 24-128 71-166">
          <text:p/>
        </draw:path>
        <draw:path draw:style-name="gr8" draw:text-style-name="P2" draw:layer="layout" svg:width="0.421cm" svg:height="0.47cm" svg:x="3.34cm" svg:y="5.499cm" svg:viewBox="0 0 422 471" svg:d="M0 43c96-78 255-46 351 70 95 120 95 280 0 358">
          <text:p/>
        </draw:path>
        <draw:path draw:style-name="gr8" draw:text-style-name="P2" draw:layer="layout" svg:width="0.42cm" svg:height="0.31cm" svg:x="3.27cm" svg:y="5.704cm" svg:viewBox="0 0 421 311" svg:d="M421 266c-71 60-178 60-270 0-91-57-151-163-151-266">
          <text:p/>
        </draw:path>
        <draw:path draw:style-name="gr8" draw:text-style-name="P2" draw:layer="layout" svg:width="0.421cm" svg:height="0.47cm" svg:x="3.361cm" svg:y="5.482cm" svg:viewBox="0 0 422 471" svg:d="M0 43c99-78 255-46 351 71 95 120 95 279 0 357">
          <text:p/>
        </draw:path>
        <draw:path draw:style-name="gr8" draw:text-style-name="P2" draw:layer="layout" svg:width="0.384cm" svg:height="0.427cm" svg:x="3.453cm" svg:y="5.443cm" svg:viewBox="0 0 385 428" svg:d="M0 39c88-71 234-43 319 63 88 110 88 255 0 326">
          <text:p/>
        </draw:path>
        <draw:path draw:style-name="gr8" draw:text-style-name="P2" draw:layer="layout" svg:width="0.017cm" svg:height="0.018cm" svg:x="3.436cm" svg:y="5.471cm" svg:viewBox="0 0 18 19" svg:d="M0 19c3-4 11-12 18-19">
          <text:p/>
        </draw:path>
        <draw:path draw:style-name="gr8" draw:text-style-name="P2" draw:layer="layout" svg:width="0.397cm" svg:height="0.442cm" svg:x="3.453cm" svg:y="5.431cm" svg:viewBox="0 0 398 443" svg:d="M0 40c92-74 237-42 329 68 92 113 92 261 0 335">
          <text:p/>
        </draw:path>
        <draw:path draw:style-name="gr8" draw:text-style-name="P2" draw:layer="layout" svg:width="0.021cm" svg:height="0.014cm" svg:x="3.76cm" svg:y="5.873cm" svg:viewBox="0 0 22 15" svg:d="M22 0c-7 4-15 11-22 15">
          <text:p/>
        </draw:path>
        <draw:path draw:style-name="gr8" draw:text-style-name="P2" draw:layer="layout" svg:width="0.398cm" svg:height="0.443cm" svg:x="3.474cm" svg:y="5.413cm" svg:viewBox="0 0 399 444" svg:d="M0 40c92-74 240-42 333 67 88 114 88 263 0 337">
          <text:p/>
        </draw:path>
        <draw:path draw:style-name="gr8" draw:text-style-name="P2" draw:layer="layout" svg:width="0cm" svg:height="0.006cm" svg:x="3.506cm" svg:y="5.619cm" svg:viewBox="0 0 0 7" svg:d="M0 7c0-3 0-7 0-7">
          <text:p/>
        </draw:path>
        <draw:path draw:style-name="gr8" draw:text-style-name="P2" draw:layer="layout" svg:width="0.145cm" svg:height="0.166cm" svg:x="3.506cm" svg:y="5.626cm" svg:viewBox="0 0 146 167" svg:d="M146 167c-39-3-78-25-103-56-29-32-43-72-43-111">
          <text:p/>
        </draw:path>
        <draw:path draw:style-name="gr8" draw:text-style-name="P2" draw:layer="layout" svg:width="0.042cm" svg:height="0.091cm" svg:x="3.379cm" svg:y="3.905cm" svg:viewBox="0 0 43 92" svg:d="M0 92c0-35 15-71 43-92">
          <text:p/>
        </draw:path>
        <draw:path draw:style-name="gr8" draw:text-style-name="P2" draw:layer="layout" svg:width="0.231cm" svg:height="0.259cm" svg:x="3.418cm" svg:y="3.882cm" svg:viewBox="0 0 232 260" svg:d="M0 23c53-43 141-25 195 39 49 67 49 152 0 198">
          <text:p/>
        </draw:path>
        <draw:path draw:style-name="gr8" draw:text-style-name="P2" draw:layer="layout" svg:width="0.233cm" svg:height="0.169cm" svg:x="3.379cm" svg:y="3.993cm" svg:viewBox="0 0 234 170" svg:d="M234 149c-40 28-100 28-149 0-50-36-85-93-85-149">
          <text:p/>
        </draw:path>
        <draw:path draw:style-name="gr8" draw:text-style-name="P2" draw:layer="layout" svg:width="0.07cm" svg:height="0.162cm" svg:x="3.27cm" svg:y="3.81cm" svg:viewBox="0 0 71 163" svg:d="M0 163c0-68 24-128 71-163">
          <text:p/>
        </draw:path>
        <draw:path draw:style-name="gr8" draw:text-style-name="P2" draw:layer="layout" svg:width="0.421cm" svg:height="0.469cm" svg:x="3.34cm" svg:y="3.767cm" svg:viewBox="0 0 422 470" svg:d="M0 43c96-78 255-46 351 70 95 121 95 280 0 357">
          <text:p/>
        </draw:path>
        <draw:path draw:style-name="gr8" draw:text-style-name="P2" draw:layer="layout" svg:width="0.42cm" svg:height="0.307cm" svg:x="3.27cm" svg:y="3.972cm" svg:viewBox="0 0 421 308" svg:d="M421 265c-71 57-178 57-270 0-91-56-151-163-151-265">
          <text:p/>
        </draw:path>
        <draw:path draw:style-name="gr8" draw:text-style-name="P2" draw:layer="layout" svg:width="0.421cm" svg:height="0.47cm" svg:x="3.361cm" svg:y="3.749cm" svg:viewBox="0 0 422 471" svg:d="M0 43c99-78 255-46 351 70 95 117 95 280 0 358">
          <text:p/>
        </draw:path>
        <draw:path draw:style-name="gr8" draw:text-style-name="P2" draw:layer="layout" svg:width="0.384cm" svg:height="0.427cm" svg:x="3.453cm" svg:y="3.711cm" svg:viewBox="0 0 385 428" svg:d="M0 39c88-71 234-43 319 63 88 106 88 255 0 326">
          <text:p/>
        </draw:path>
        <draw:path draw:style-name="gr8" draw:text-style-name="P2" draw:layer="layout" svg:width="0.017cm" svg:height="0.018cm" svg:x="3.436cm" svg:y="3.739cm" svg:viewBox="0 0 18 19" svg:d="M0 19c3-7 11-16 18-19">
          <text:p/>
        </draw:path>
        <draw:path draw:style-name="gr8" draw:text-style-name="P2" draw:layer="layout" svg:width="0.397cm" svg:height="0.443cm" svg:x="3.453cm" svg:y="3.698cm" svg:viewBox="0 0 398 444" svg:d="M0 41c92-74 237-46 329 68 92 109 92 261 0 335">
          <text:p/>
        </draw:path>
        <draw:path draw:style-name="gr8" draw:text-style-name="P2" draw:layer="layout" svg:width="0.021cm" svg:height="0.014cm" svg:x="3.76cm" svg:y="4.141cm" svg:viewBox="0 0 22 15" svg:d="M22 0c-7 4-15 7-22 15">
          <text:p/>
        </draw:path>
        <draw:path draw:style-name="gr8" draw:text-style-name="P2" draw:layer="layout" svg:width="0.398cm" svg:height="0.441cm" svg:x="3.474cm" svg:y="3.679cm" svg:viewBox="0 0 399 442" svg:d="M0 39c92-71 240-43 333 71 88 110 88 258 0 332">
          <text:p/>
        </draw:path>
        <draw:path draw:style-name="gr8" draw:text-style-name="P2" draw:layer="layout" svg:width="0cm" svg:height="0.009cm" svg:x="3.506cm" svg:y="3.884cm" svg:viewBox="0 0 0 10" svg:d="M0 10c0-3 0-7 0-10">
          <text:p/>
        </draw:path>
        <draw:path draw:style-name="gr8" draw:text-style-name="P2" draw:layer="layout" svg:width="0.145cm" svg:height="0.166cm" svg:x="3.506cm" svg:y="3.894cm" svg:viewBox="0 0 146 167" svg:d="M146 167c-39-7-78-29-103-61-29-32-43-71-43-106">
          <text:p/>
        </draw:path>
        <draw:path draw:style-name="gr8" draw:text-style-name="P2" draw:layer="layout" svg:width="0.038cm" svg:height="0.088cm" svg:x="5.528cm" svg:y="6.078cm" svg:viewBox="0 0 39 89" svg:d="M0 89c0-35 15-68 39-89">
          <text:p/>
        </draw:path>
        <draw:path draw:style-name="gr8" draw:text-style-name="P2" draw:layer="layout" svg:width="0.231cm" svg:height="0.256cm" svg:x="5.566cm" svg:y="6.055cm" svg:viewBox="0 0 232 257" svg:d="M0 23c53-42 139-25 192 39 53 63 53 152 0 195">
          <text:p/>
        </draw:path>
        <draw:path draw:style-name="gr8" draw:text-style-name="P2" draw:layer="layout" svg:width="0.229cm" svg:height="0.168cm" svg:x="5.528cm" svg:y="6.166cm" svg:viewBox="0 0 230 169" svg:d="M230 146c-39 31-99 31-149 0-50-33-81-89-81-146">
          <text:p/>
        </draw:path>
        <draw:path draw:style-name="gr8" draw:text-style-name="P2" draw:layer="layout" svg:width="0.074cm" svg:height="0.166cm" svg:x="5.415cm" svg:y="5.979cm" svg:viewBox="0 0 75 167" svg:d="M0 167c0-67 29-128 75-167">
          <text:p/>
        </draw:path>
        <draw:path draw:style-name="gr8" draw:text-style-name="P2" draw:layer="layout" svg:width="0.423cm" svg:height="0.47cm" svg:x="5.485cm" svg:y="5.937cm" svg:viewBox="0 0 424 471" svg:d="M0 43c99-78 255-46 350 74 99 117 99 275 0 354">
          <text:p/>
        </draw:path>
        <draw:path draw:style-name="gr8" draw:text-style-name="P2" draw:layer="layout" svg:width="0.419cm" svg:height="0.306cm" svg:x="5.415cm" svg:y="6.145cm" svg:viewBox="0 0 420 307" svg:d="M420 262c-70 60-176 60-269 0-91-56-151-160-151-262">
          <text:p/>
        </draw:path>
        <draw:path draw:style-name="gr8" draw:text-style-name="P2" draw:layer="layout" svg:width="0.42cm" svg:height="0.469cm" svg:x="5.51cm" svg:y="5.919cm" svg:viewBox="0 0 421 470" svg:d="M0 42c95-77 251-45 350 71 95 120 95 279 0 357">
          <text:p/>
        </draw:path>
        <draw:path draw:style-name="gr8" draw:text-style-name="P2" draw:layer="layout" svg:width="0.381cm" svg:height="0.426cm" svg:x="5.602cm" svg:y="5.88cm" svg:viewBox="0 0 382 427" svg:d="M0 38c84-70 229-42 318 67 85 106 85 252 0 322">
          <text:p/>
        </draw:path>
        <draw:path draw:style-name="gr8" draw:text-style-name="P2" draw:layer="layout" svg:width="0.018cm" svg:height="0.017cm" svg:x="5.58cm" svg:y="5.909cm" svg:viewBox="0 0 19 18" svg:d="M0 18c9-8 16-11 19-18">
          <text:p/>
        </draw:path>
        <draw:path draw:style-name="gr8" draw:text-style-name="P2" draw:layer="layout" svg:width="0.398cm" svg:height="0.443cm" svg:x="5.598cm" svg:y="5.868cm" svg:viewBox="0 0 399 444" svg:d="M0 41c92-75 241-43 333 68 88 112 88 261 0 335">
          <text:p/>
        </draw:path>
        <draw:path draw:style-name="gr8" draw:text-style-name="P2" draw:layer="layout" svg:width="0.025cm" svg:height="0.014cm" svg:x="5.905cm" svg:y="6.311cm" svg:viewBox="0 0 26 15" svg:d="M26 0c-7 7-14 10-26 15">
          <text:p/>
        </draw:path>
        <draw:path draw:style-name="gr8" draw:text-style-name="P2" draw:layer="layout" svg:width="0.397cm" svg:height="0.442cm" svg:x="5.623cm" svg:y="5.851cm" svg:viewBox="0 0 398 443" svg:d="M0 40c88-74 237-42 329 67 92 114 92 262 0 336">
          <text:p/>
        </draw:path>
        <draw:path draw:style-name="gr8" draw:text-style-name="P2" draw:layer="layout" svg:width="0cm" svg:height="0.006cm" svg:x="5.651cm" svg:y="6.057cm" svg:viewBox="0 0 0 7" svg:d="M0 7c0-4 0-4 0-7">
          <text:p/>
        </draw:path>
        <draw:path draw:style-name="gr8" draw:text-style-name="P2" draw:layer="layout" svg:width="0.145cm" svg:height="0.169cm" svg:x="5.651cm" svg:y="6.064cm" svg:viewBox="0 0 146 170" svg:d="M146 170c-39-7-74-28-103-60-29-33-43-71-43-110">
          <text:p/>
        </draw:path>
        <draw:path draw:style-name="gr8" draw:text-style-name="P2" draw:layer="layout" svg:width="0.039cm" svg:height="0.092cm" svg:x="9.729cm" svg:y="6.935cm" svg:viewBox="0 0 40 93" svg:d="M0 93c0-39 14-72 40-93">
          <text:p/>
        </draw:path>
        <draw:path draw:style-name="gr8" draw:text-style-name="P2" draw:layer="layout" svg:width="0.231cm" svg:height="0.256cm" svg:x="9.768cm" svg:y="6.912cm" svg:viewBox="0 0 232 257" svg:d="M0 23c54-42 139-25 191 39 54 64 54 153 0 195">
          <text:p/>
        </draw:path>
        <draw:path draw:style-name="gr8" draw:text-style-name="P2" draw:layer="layout" svg:width="0.229cm" svg:height="0.169cm" svg:x="9.729cm" svg:y="7.023cm" svg:viewBox="0 0 230 170" svg:d="M230 146c-38 32-98 32-148 0-49-33-82-89-82-146">
          <text:p/>
        </draw:path>
        <draw:path draw:style-name="gr8" draw:text-style-name="P2" draw:layer="layout" svg:width="0.074cm" svg:height="0.162cm" svg:x="9.616cm" svg:y="6.84cm" svg:viewBox="0 0 75 163" svg:d="M0 163c0-67 25-128 75-163">
          <text:p/>
        </draw:path>
        <draw:path draw:style-name="gr8" draw:text-style-name="P2" draw:layer="layout" svg:width="0.423cm" svg:height="0.471cm" svg:x="9.687cm" svg:y="6.796cm" svg:viewBox="0 0 424 472" svg:d="M0 45c99-82 255-47 350 70 99 117 99 276 0 357">
          <text:p/>
        </draw:path>
        <draw:path draw:style-name="gr8" draw:text-style-name="P2" draw:layer="layout" svg:width="0.42cm" svg:height="0.307cm" svg:x="9.616cm" svg:y="7.002cm" svg:viewBox="0 0 421 308" svg:d="M421 266c-71 56-176 56-269 0-92-60-152-167-152-266">
          <text:p/>
        </draw:path>
        <draw:path draw:style-name="gr8" draw:text-style-name="P2" draw:layer="layout" svg:width="0.421cm" svg:height="0.472cm" svg:x="9.711cm" svg:y="6.777cm" svg:viewBox="0 0 422 473" svg:d="M0 45c96-81 252-49 351 72 95 116 95 275 0 356">
          <text:p/>
        </draw:path>
        <draw:path draw:style-name="gr8" draw:text-style-name="P2" draw:layer="layout" svg:width="0.381cm" svg:height="0.426cm" svg:x="9.803cm" svg:y="6.738cm" svg:viewBox="0 0 382 427" svg:d="M0 38c85-70 230-42 319 67 84 106 84 252 0 322">
          <text:p/>
        </draw:path>
        <draw:path draw:style-name="gr8" draw:text-style-name="P2" draw:layer="layout" svg:width="0.021cm" svg:height="0.021cm" svg:x="9.782cm" svg:y="6.766cm" svg:viewBox="0 0 22 22" svg:d="M0 22c7-7 14-14 22-22">
          <text:p/>
        </draw:path>
        <draw:path draw:style-name="gr8" draw:text-style-name="P2" draw:layer="layout" svg:width="0.397cm" svg:height="0.444cm" svg:x="9.8cm" svg:y="6.727cm" svg:viewBox="0 0 398 445" svg:d="M0 39c91-71 240-43 332 67 88 114 88 265 0 339">
          <text:p/>
        </draw:path>
        <draw:path draw:style-name="gr8" draw:text-style-name="P2" draw:layer="layout" svg:width="0.021cm" svg:height="0.018cm" svg:x="10.11cm" svg:y="7.168cm" svg:viewBox="0 0 22 19" svg:d="M22 0c-7 7-14 11-22 19">
          <text:p/>
        </draw:path>
        <draw:path draw:style-name="gr8" draw:text-style-name="P2" draw:layer="layout" svg:width="0.397cm" svg:height="0.442cm" svg:x="9.824cm" svg:y="6.708cm" svg:viewBox="0 0 398 443" svg:d="M0 40c89-74 237-42 329 67 92 114 92 262 0 336">
          <text:p/>
        </draw:path>
        <draw:path draw:style-name="gr8" draw:text-style-name="P2" draw:layer="layout" svg:width="0cm" svg:height="0.006cm" svg:x="9.853cm" svg:y="6.914cm" svg:viewBox="0 0 0 7" svg:d="M0 7c0 0 0-4 0-7">
          <text:p/>
        </draw:path>
        <draw:path draw:style-name="gr8" draw:text-style-name="P2" draw:layer="layout" svg:width="0.144cm" svg:height="0.166cm" svg:x="9.853cm" svg:y="6.921cm" svg:viewBox="0 0 145 167" svg:d="M145 167c-35-4-74-25-102-57-25-32-43-71-43-110">
          <text:p/>
        </draw:path>
        <draw:path draw:style-name="gr8" draw:text-style-name="P2" draw:layer="layout" svg:width="0.038cm" svg:height="0.088cm" svg:x="5.528cm" svg:y="4.346cm" svg:viewBox="0 0 39 89" svg:d="M0 89c0-35 15-67 39-89">
          <text:p/>
        </draw:path>
        <draw:path draw:style-name="gr8" draw:text-style-name="P2" draw:layer="layout" svg:width="0.231cm" svg:height="0.259cm" svg:x="5.566cm" svg:y="4.32cm" svg:viewBox="0 0 232 260" svg:d="M0 26c53-46 139-28 192 35 53 67 53 156 0 199">
          <text:p/>
        </draw:path>
        <draw:path draw:style-name="gr8" draw:text-style-name="P2" draw:layer="layout" svg:width="0.229cm" svg:height="0.166cm" svg:x="5.528cm" svg:y="4.434cm" svg:viewBox="0 0 230 167" svg:d="M230 146c-39 28-99 28-149 0-50-36-81-93-81-146">
          <text:p/>
        </draw:path>
        <draw:path draw:style-name="gr8" draw:text-style-name="P2" draw:layer="layout" svg:width="0.074cm" svg:height="0.162cm" svg:x="5.415cm" svg:y="4.247cm" svg:viewBox="0 0 75 163" svg:d="M0 163c0-63 29-124 75-163">
          <text:p/>
        </draw:path>
        <draw:path draw:style-name="gr8" draw:text-style-name="P2" draw:layer="layout" svg:width="0.423cm" svg:height="0.47cm" svg:x="5.485cm" svg:y="4.204cm" svg:viewBox="0 0 424 471" svg:d="M0 43c99-78 255-46 350 71 99 116 99 279 0 357">
          <text:p/>
        </draw:path>
        <draw:path draw:style-name="gr8" draw:text-style-name="P2" draw:layer="layout" svg:width="0.419cm" svg:height="0.307cm" svg:x="5.415cm" svg:y="4.409cm" svg:viewBox="0 0 420 308" svg:d="M420 266c-70 56-176 56-269 0-91-57-151-162-151-266">
          <text:p/>
        </draw:path>
        <draw:path draw:style-name="gr8" draw:text-style-name="P2" draw:layer="layout" svg:width="0.42cm" svg:height="0.469cm" svg:x="5.51cm" svg:y="4.187cm" svg:viewBox="0 0 421 470" svg:d="M0 42c95-77 251-46 350 71 95 116 95 280 0 357">
          <text:p/>
        </draw:path>
        <draw:path draw:style-name="gr8" draw:text-style-name="P2" draw:layer="layout" svg:width="0.381cm" svg:height="0.427cm" svg:x="5.602cm" svg:y="4.148cm" svg:viewBox="0 0 382 428" svg:d="M0 39c84-71 229-42 318 63 85 106 85 255 0 326">
          <text:p/>
        </draw:path>
        <draw:path draw:style-name="gr8" draw:text-style-name="P2" draw:layer="layout" svg:width="0.018cm" svg:height="0.018cm" svg:x="5.58cm" svg:y="4.176cm" svg:viewBox="0 0 19 19" svg:d="M0 19c9-8 16-15 19-19">
          <text:p/>
        </draw:path>
        <draw:path draw:style-name="gr8" draw:text-style-name="P2" draw:layer="layout" svg:width="0.398cm" svg:height="0.444cm" svg:x="5.598cm" svg:y="4.135cm" svg:viewBox="0 0 399 445" svg:d="M0 41c92-74 241-45 333 68 88 110 88 261 0 336">
          <text:p/>
        </draw:path>
        <draw:path draw:style-name="gr8" draw:text-style-name="P2" draw:layer="layout" svg:width="0.025cm" svg:height="0.014cm" svg:x="5.905cm" svg:y="4.579cm" svg:viewBox="0 0 26 15" svg:d="M26 0c-7 3-14 11-26 15">
          <text:p/>
        </draw:path>
        <draw:path draw:style-name="gr8" draw:text-style-name="P2" draw:layer="layout" svg:width="0.397cm" svg:height="0.443cm" svg:x="5.623cm" svg:y="4.118cm" svg:viewBox="0 0 398 444" svg:d="M0 41c88-74 237-46 329 68 92 109 92 261 0 335">
          <text:p/>
        </draw:path>
        <draw:path draw:style-name="gr8" draw:text-style-name="P2" draw:layer="layout" svg:width="0cm" svg:height="0.01cm" svg:x="5.651cm" svg:y="4.321cm" svg:viewBox="0 0 0 11" svg:d="M0 11c0-4 0-7 0-11">
          <text:p/>
        </draw:path>
        <draw:path draw:style-name="gr8" draw:text-style-name="P2" draw:layer="layout" svg:width="0.145cm" svg:height="0.165cm" svg:x="5.651cm" svg:y="4.332cm" svg:viewBox="0 0 146 166" svg:d="M146 166c-39-3-74-24-103-56s-43-75-43-110">
          <text:p/>
        </draw:path>
        <draw:path draw:style-name="gr8" draw:text-style-name="P2" draw:layer="layout" svg:width="0.039cm" svg:height="0.088cm" svg:x="9.729cm" svg:y="5.203cm" svg:viewBox="0 0 40 89" svg:d="M0 89c0-35 14-68 40-89">
          <text:p/>
        </draw:path>
        <draw:path draw:style-name="gr8" draw:text-style-name="P2" draw:layer="layout" svg:width="0.231cm" svg:height="0.259cm" svg:x="9.768cm" svg:y="5.177cm" svg:viewBox="0 0 232 260" svg:d="M0 26c54-46 139-28 191 39 54 64 54 152 0 195">
          <text:p/>
        </draw:path>
        <draw:path draw:style-name="gr8" draw:text-style-name="P2" draw:layer="layout" svg:width="0.229cm" svg:height="0.17cm" svg:x="9.729cm" svg:y="5.291cm" svg:viewBox="0 0 230 171" svg:d="M230 146c-38 33-98 33-148 0-49-32-82-92-82-146">
          <text:p/>
        </draw:path>
        <draw:path draw:style-name="gr8" draw:text-style-name="P2" draw:layer="layout" svg:width="0.074cm" svg:height="0.166cm" svg:x="9.616cm" svg:y="5.104cm" svg:viewBox="0 0 75 167" svg:d="M0 167c0-67 25-128 75-167">
          <text:p/>
        </draw:path>
        <draw:path draw:style-name="gr8" draw:text-style-name="P2" draw:layer="layout" svg:width="0.423cm" svg:height="0.469cm" svg:x="9.687cm" svg:y="5.062cm" svg:viewBox="0 0 424 470" svg:d="M0 42c99-77 255-46 350 71 99 120 99 279 0 357">
          <text:p/>
        </draw:path>
        <draw:path draw:style-name="gr8" draw:text-style-name="P2" draw:layer="layout" svg:width="0.42cm" svg:height="0.31cm" svg:x="9.616cm" svg:y="5.266cm" svg:viewBox="0 0 421 311" svg:d="M421 266c-71 60-176 60-269 0-92-56-152-163-152-266">
          <text:p/>
        </draw:path>
        <draw:path draw:style-name="gr8" draw:text-style-name="P2" draw:layer="layout" svg:width="0.421cm" svg:height="0.469cm" svg:x="9.711cm" svg:y="5.044cm" svg:viewBox="0 0 422 470" svg:d="M0 43c96-78 252-46 351 70 95 120 95 280 0 357">
          <text:p/>
        </draw:path>
        <draw:path draw:style-name="gr8" draw:text-style-name="P2" draw:layer="layout" svg:width="0.381cm" svg:height="0.426cm" svg:x="9.803cm" svg:y="5.005cm" svg:viewBox="0 0 382 427" svg:d="M0 38c85-70 230-42 319 64 84 109 84 255 0 325">
          <text:p/>
        </draw:path>
        <draw:path draw:style-name="gr8" draw:text-style-name="P2" draw:layer="layout" svg:width="0.021cm" svg:height="0.017cm" svg:x="9.782cm" svg:y="5.034cm" svg:viewBox="0 0 22 18" svg:d="M0 18c7-7 14-15 22-18">
          <text:p/>
        </draw:path>
        <draw:path draw:style-name="gr8" draw:text-style-name="P2" draw:layer="layout" svg:width="0.397cm" svg:height="0.443cm" svg:x="9.8cm" svg:y="4.993cm" svg:viewBox="0 0 398 444" svg:d="M0 41c91-74 240-46 332 68 88 109 88 261 0 335">
          <text:p/>
        </draw:path>
        <draw:path draw:style-name="gr8" draw:text-style-name="P2" draw:layer="layout" svg:width="0.021cm" svg:height="0.014cm" svg:x="10.11cm" svg:y="5.436cm" svg:viewBox="0 0 22 15" svg:d="M22 0c-7 8-14 11-22 15">
          <text:p/>
        </draw:path>
        <draw:path draw:style-name="gr8" draw:text-style-name="P2" draw:layer="layout" svg:width="0.397cm" svg:height="0.443cm" svg:x="9.824cm" svg:y="4.975cm" svg:viewBox="0 0 398 444" svg:d="M0 41c89-74 237-46 329 67 92 114 92 262 0 336">
          <text:p/>
        </draw:path>
        <draw:path draw:style-name="gr8" draw:text-style-name="P2" draw:layer="layout" svg:width="0cm" svg:height="0.01cm" svg:x="9.853cm" svg:y="5.178cm" svg:viewBox="0 0 0 11" svg:d="M0 11c0-4 0-7 0-11">
          <text:p/>
        </draw:path>
        <draw:path draw:style-name="gr8" draw:text-style-name="P2" draw:layer="layout" svg:width="0.144cm" svg:height="0.166cm" svg:x="9.853cm" svg:y="5.189cm" svg:viewBox="0 0 145 167" svg:d="M145 167c-35-4-74-25-102-57-25-32-43-70-43-110">
          <text:p/>
        </draw:path>
        <draw:line draw:style-name="gr8" draw:text-style-name="P2" draw:layer="layout" svg:x1="5.966cm" svg:y1="2.745cm" svg:x2="5.64cm" svg:y2="2.677cm">
          <text:p/>
        </draw:line>
        <draw:line draw:style-name="gr8" draw:text-style-name="P2" draw:layer="layout" svg:x1="4.403cm" svg:y1="2.424cm" svg:x2="4.078cm" svg:y2="2.356cm">
          <text:p/>
        </draw:line>
        <draw:line draw:style-name="gr8" draw:text-style-name="P2" draw:layer="layout" svg:x1="3.34cm" svg:y1="5.546cm" svg:x2="3.366cm" svg:y2="5.524cm">
          <text:p/>
        </draw:line>
        <draw:line draw:style-name="gr8" draw:text-style-name="P2" draw:layer="layout" svg:x1="3.69cm" svg:y1="5.97cm" svg:x2="3.712cm" svg:y2="5.951cm">
          <text:p/>
        </draw:line>
        <draw:line draw:style-name="gr8" draw:text-style-name="P2" draw:layer="layout" svg:x1="3.453cm" svg:y1="5.486cm" svg:x2="3.458cm" svg:y2="5.482cm">
          <text:p/>
        </draw:line>
        <draw:line draw:style-name="gr8" draw:text-style-name="P2" draw:layer="layout" svg:x1="3.767cm" svg:y1="5.874cm" svg:x2="3.772cm" svg:y2="5.87cm">
          <text:p/>
        </draw:line>
        <draw:line draw:style-name="gr8" draw:text-style-name="P2" draw:layer="layout" svg:x1="3.453cm" svg:y1="5.472cm" svg:x2="3.479cm" svg:y2="5.453cm">
          <text:p/>
        </draw:line>
        <draw:line draw:style-name="gr8" draw:text-style-name="P2" draw:layer="layout" svg:x1="3.781cm" svg:y1="5.874cm" svg:x2="3.807cm" svg:y2="5.856cm">
          <text:p/>
        </draw:line>
        <draw:line draw:style-name="gr8" draw:text-style-name="P2" draw:layer="layout" svg:x1="3.34cm" svg:y1="3.811cm" svg:x2="3.366cm" svg:y2="3.792cm">
          <text:p/>
        </draw:line>
        <draw:line draw:style-name="gr8" draw:text-style-name="P2" draw:layer="layout" svg:x1="3.69cm" svg:y1="4.237cm" svg:x2="3.712cm" svg:y2="4.215cm">
          <text:p/>
        </draw:line>
        <draw:line draw:style-name="gr8" draw:text-style-name="P2" draw:layer="layout" svg:x1="3.453cm" svg:y1="3.754cm" svg:x2="3.458cm" svg:y2="3.75cm">
          <text:p/>
        </draw:line>
        <draw:line draw:style-name="gr8" draw:text-style-name="P2" draw:layer="layout" svg:x1="3.767cm" svg:y1="4.142cm" svg:x2="3.772cm" svg:y2="4.134cm">
          <text:p/>
        </draw:line>
        <draw:line draw:style-name="gr8" draw:text-style-name="P2" draw:layer="layout" svg:x1="3.453cm" svg:y1="3.74cm" svg:x2="3.479cm" svg:y2="3.718cm">
          <text:p/>
        </draw:line>
        <draw:line draw:style-name="gr8" draw:text-style-name="P2" draw:layer="layout" svg:x1="3.781cm" svg:y1="4.142cm" svg:x2="3.807cm" svg:y2="4.12cm">
          <text:p/>
        </draw:line>
        <draw:line draw:style-name="gr8" draw:text-style-name="P2" draw:layer="layout" svg:x1="5.485cm" svg:y1="5.984cm" svg:x2="5.511cm" svg:y2="5.961cm">
          <text:p/>
        </draw:line>
        <draw:line draw:style-name="gr8" draw:text-style-name="P2" draw:layer="layout" svg:x1="5.834cm" svg:y1="6.407cm" svg:x2="5.86cm" svg:y2="6.388cm">
          <text:p/>
        </draw:line>
        <draw:line draw:style-name="gr8" draw:text-style-name="P2" draw:layer="layout" svg:x1="5.598cm" svg:y1="5.927cm" svg:x2="5.603cm" svg:y2="5.919cm">
          <text:p/>
        </draw:line>
        <draw:line draw:style-name="gr8" draw:text-style-name="P2" draw:layer="layout" svg:x1="5.912cm" svg:y1="6.315cm" svg:x2="5.92cm" svg:y2="6.307cm">
          <text:p/>
        </draw:line>
        <draw:line draw:style-name="gr8" draw:text-style-name="P2" draw:layer="layout" svg:x1="5.598cm" svg:y1="5.91cm" svg:x2="5.624cm" svg:y2="5.891cm">
          <text:p/>
        </draw:line>
        <draw:line draw:style-name="gr8" draw:text-style-name="P2" draw:layer="layout" svg:x1="5.926cm" svg:y1="6.312cm" svg:x2="5.952cm" svg:y2="6.293cm">
          <text:p/>
        </draw:line>
        <draw:line draw:style-name="gr8" draw:text-style-name="P2" draw:layer="layout" svg:x1="9.687cm" svg:y1="6.841cm" svg:x2="9.712cm" svg:y2="6.822cm">
          <text:p/>
        </draw:line>
        <draw:line draw:style-name="gr8" draw:text-style-name="P2" draw:layer="layout" svg:x1="10.036cm" svg:y1="7.268cm" svg:x2="10.062cm" svg:y2="7.246cm">
          <text:p/>
        </draw:line>
        <draw:line draw:style-name="gr8" draw:text-style-name="P2" draw:layer="layout" svg:x1="9.8cm" svg:y1="6.784cm" svg:x2="9.804cm" svg:y2="6.776cm">
          <text:p/>
        </draw:line>
        <draw:line draw:style-name="gr8" draw:text-style-name="P2" draw:layer="layout" svg:x1="10.117cm" svg:y1="7.169cm" svg:x2="10.123cm" svg:y2="7.164cm">
          <text:p/>
        </draw:line>
        <draw:line draw:style-name="gr8" draw:text-style-name="P2" draw:layer="layout" svg:x1="9.8cm" svg:y1="6.767cm" svg:x2="9.825cm" svg:y2="6.748cm">
          <text:p/>
        </draw:line>
        <draw:line draw:style-name="gr8" draw:text-style-name="P2" draw:layer="layout" svg:x1="10.128cm" svg:y1="7.169cm" svg:x2="10.153cm" svg:y2="7.15cm">
          <text:p/>
        </draw:line>
        <draw:line draw:style-name="gr8" draw:text-style-name="P2" draw:layer="layout" svg:x1="5.485cm" svg:y1="4.248cm" svg:x2="5.511cm" svg:y2="4.229cm">
          <text:p/>
        </draw:line>
        <draw:line draw:style-name="gr8" draw:text-style-name="P2" draw:layer="layout" svg:x1="5.834cm" svg:y1="4.675cm" svg:x2="5.86cm" svg:y2="4.656cm">
          <text:p/>
        </draw:line>
        <draw:line draw:style-name="gr8" draw:text-style-name="P2" draw:layer="layout" svg:x1="5.598cm" svg:y1="4.192cm" svg:x2="5.603cm" svg:y2="4.187cm">
          <text:p/>
        </draw:line>
        <draw:line draw:style-name="gr8" draw:text-style-name="P2" draw:layer="layout" svg:x1="5.912cm" svg:y1="4.58cm" svg:x2="5.92cm" svg:y2="4.575cm">
          <text:p/>
        </draw:line>
        <draw:line draw:style-name="gr8" draw:text-style-name="P2" draw:layer="layout" svg:x1="5.598cm" svg:y1="4.177cm" svg:x2="5.624cm" svg:y2="4.159cm">
          <text:p/>
        </draw:line>
        <draw:line draw:style-name="gr8" draw:text-style-name="P2" draw:layer="layout" svg:x1="5.926cm" svg:y1="4.58cm" svg:x2="5.952cm" svg:y2="4.557cm">
          <text:p/>
        </draw:line>
        <draw:line draw:style-name="gr8" draw:text-style-name="P2" draw:layer="layout" svg:x1="9.687cm" svg:y1="5.105cm" svg:x2="9.712cm" svg:y2="5.087cm">
          <text:p/>
        </draw:line>
        <draw:line draw:style-name="gr8" draw:text-style-name="P2" draw:layer="layout" svg:x1="10.036cm" svg:y1="5.532cm" svg:x2="10.062cm" svg:y2="5.513cm">
          <text:p/>
        </draw:line>
        <draw:line draw:style-name="gr8" draw:text-style-name="P2" draw:layer="layout" svg:x1="9.8cm" svg:y1="5.05cm" svg:x2="9.804cm" svg:y2="5.044cm">
          <text:p/>
        </draw:line>
        <draw:line draw:style-name="gr8" draw:text-style-name="P2" draw:layer="layout" svg:x1="10.117cm" svg:y1="5.437cm" svg:x2="10.123cm" svg:y2="5.432cm">
          <text:p/>
        </draw:line>
        <draw:line draw:style-name="gr8" draw:text-style-name="P2" draw:layer="layout" svg:x1="9.8cm" svg:y1="5.035cm" svg:x2="9.825cm" svg:y2="5.016cm">
          <text:p/>
        </draw:line>
        <draw:line draw:style-name="gr8" draw:text-style-name="P2" draw:layer="layout" svg:x1="10.128cm" svg:y1="5.437cm" svg:x2="10.153cm" svg:y2="5.418cm">
          <text:p/>
        </draw:line>
        <draw:path draw:style-name="gr1" draw:text-style-name="P1" draw:layer="layout" svg:width="10.537cm" svg:height="6.624cm" svg:x="16.083cm" svg:y="1.64cm" svg:viewBox="0 0 10538 6625" svg:d="M10538 4294v-134l-1398-286c-10-28-18-56-21-84-39-173-109-275-205-297l-324-67c-4 0-4 0-7 0v-1948l-896-183-318 261v526l-702 1232c-141-110-233-283-233-449v-1828l-892-180-357 289-585 1801-1919-392c-247-49-448-296-448-547v-1821l-893-187-356 289-967 2982c-7 18-14 32-17 50v56 910l1291 519 2660 543c465 95 822 261 998 462 120 134 363 247 681 311l2335 476c311 63 685 14 840-113l1415-1154z">
          <text:p/>
        </draw:path>
        <draw:polygon draw:style-name="gr7" draw:text-style-name="P2" draw:layer="layout" svg:width="0cm" svg:height="0cm" svg:x="20.817cm" svg:y="5.52cm" svg:viewBox="0 0 0 0" draw:points="0,0">
          <text:p/>
        </draw:polygon>
        <draw:path draw:style-name="gr1" draw:text-style-name="P1" draw:layer="layout" svg:width="10.537cm" svg:height="5.524cm" svg:x="16.083cm" svg:y="1.83cm" svg:viewBox="0 0 10538 5525" svg:d="M7680 5074c-39 92-82 180-127 258l356 74 1612-1312-134-29c-106-56-194-187-247-381l1398 286-1733 1415c-155 123-529 176-840 113l-2335-477c-318-67-561-176-681-314-176-201-533-363-998-458l-2660-543-868-350c-78-28-152-67-226-102-21-14-39-25-60-35-17-11-39-25-56-36-11-7-18-10-28-17-11-7-18-11-29-18-10-7-17-14-24-17 3-18 10-32 17-50l967-2982 892 187-254 784-77 85-78 92-74 91-74 99-67 99-71 106-63 106-60 109-60 113-53 113-53 116-49 120-43 117-42 120c-67 215-120 430-152 645-7 42-14 78-17 109-7 36-11 60-14 78 3-21 7-39 14-60 28-74 84-148 169-215 184-148 490-268 864-339 202-39 417-60 639-67-81 4-155-3-226-21-60-14-116-32-169-56-57-29-110-60-152-106-28-25-53-60-70-99-15-32-22-67-22-106v-1249l254-784 357-286v1818c0 251 201 498 448 547l1919 392-219 684-649 529 914 187c17-264 515-483 1160-511 180-11 360 0 533 21-92-11-176-43-250-81-39-22-78-46-110-74-35-29-63-57-91-96-22-28-43-63-57-106-14-35-25-77-25-123v-1210l272-836 356-294v1828c0 166 92 339 233 449l-77 137c-46 81-89 173-124 279-39 116-67 243-88 367 0 14-4 28-4 38-165-49-381-70-585-52-205 21-378 74-469 151-138 110-85 244 134 332 215 88 543 106 811 49-64 223-148 427-243 596l356 71 268-222 734 144z">
          <text:p/>
        </draw:path>
        <draw:polygon draw:style-name="gr7" draw:text-style-name="P2" draw:layer="layout" svg:width="0cm" svg:height="0cm" svg:x="20.817cm" svg:y="5.52cm" svg:viewBox="0 0 0 0" draw:points="0,0">
          <text:p/>
        </draw:polygon>
        <draw:path draw:style-name="gr1" draw:text-style-name="P1" draw:layer="layout" svg:width="6.586cm" svg:height="2.468cm" svg:x="20.034cm" svg:y="5.796cm" svg:viewBox="0 0 6587 2469" svg:d="M6587 137v-137l-1732 1419c-155 123-529 176-836 113l-2340-477c-318-67-561-176-681-314-176-201-533-363-998-459v911c465 95 822 261 998 462 120 134 363 247 681 311l2340 476c307 63 681 14 836-113l1415-1154z">
          <text:p/>
        </draw:path>
        <draw:polygon draw:style-name="gr7" draw:text-style-name="P2" draw:layer="layout" svg:width="0cm" svg:height="0cm" svg:x="20.817cm" svg:y="5.52cm" svg:viewBox="0 0 0 0" draw:points="0,0">
          <text:p/>
        </draw:polygon>
        <draw:polygon draw:style-name="gr1" draw:text-style-name="P1" draw:layer="layout" svg:width="2.66cm" svg:height="1.453cm" svg:x="17.374cm" svg:y="5.535cm" svg:viewBox="0 0 2661 1454" draw:points="2661,1454 2661,543 0,0 0,910">
          <text:p/>
        </draw:polygon>
        <draw:polygon draw:style-name="gr7" draw:text-style-name="P2" draw:layer="layout" svg:width="0cm" svg:height="0cm" svg:x="20.817cm" svg:y="5.52cm" svg:viewBox="0 0 0 0" draw:points="0,0">
          <text:p/>
        </draw:polygon>
        <draw:polygon draw:style-name="gr1" draw:text-style-name="P1" draw:layer="layout" svg:width="2.346cm" svg:height="3.2cm" svg:x="19.815cm" svg:y="2.786cm" svg:viewBox="0 0 2347 3201" draw:points="2347,184 2079,1020 1945,1108 1818,1210 1691,1327 1571,1461 1458,1606 1356,1764 1260,1930 1176,2104 1098,2284 1038,2467 985,2651 950,2838 925,3021 915,3201 0,3014 25,3021 49,3021 78,3021 102,3021 132,3018 160,3011 188,3004 216,2993 241,2982 269,2968 297,2954 322,2937 350,2919 375,2898 403,2877 428,2852 449,2827 474,2803 495,2774 516,2746 537,2718 558,2686 576,2654 594,2623 608,2587 625,2556 636,2520 650,2485 872,1800 1454,0">
          <text:p/>
        </draw:polygon>
        <draw:polygon draw:style-name="gr7" draw:text-style-name="P2" draw:layer="layout" svg:width="0cm" svg:height="0cm" svg:x="20.817cm" svg:y="5.52cm" svg:viewBox="0 0 0 0" draw:points="0,0">
          <text:p/>
        </draw:polygon>
        <draw:path draw:style-name="gr1" draw:text-style-name="P1" draw:layer="layout" svg:width="1.041cm" svg:height="2.988cm" svg:x="22.697cm" svg:y="3.855cm" svg:viewBox="0 0 1042 2989" svg:d="M1042 0v1995l-14 10c-21 346-120 709-261 984l-735-148v-451l-32-7c39-141 67-290 88-434 36-240 110-473 212-646z">
          <text:p/>
        </draw:path>
        <draw:polygon draw:style-name="gr7" draw:text-style-name="P2" draw:layer="layout" svg:width="0cm" svg:height="0cm" svg:x="20.817cm" svg:y="5.52cm" svg:viewBox="0 0 0 0" draw:points="0,0">
          <text:p/>
        </draw:polygon>
        <draw:path draw:style-name="gr1" draw:text-style-name="P1" draw:layer="layout" svg:width="1.693cm" svg:height="2.18cm" svg:x="20.729cm" svg:y="3.806cm" svg:viewBox="0 0 1694 2181" svg:d="M1165 1670c176-11 360 0 529 21-92-11-176-43-247-86-42-21-77-46-113-74-32-25-63-56-88-92-25-28-46-63-60-106-14-35-21-77-21-123v-1210l-134 88-127 102-127 117-120 134-113 145-102 158-100 166-85 173-74 180-60 183-53 184-35 188-25 183-10 180c17-264 516-483 1165-511z">
          <text:p/>
        </draw:path>
        <draw:polygon draw:style-name="gr7" draw:text-style-name="P2" draw:layer="layout" svg:width="0cm" svg:height="0cm" svg:x="20.817cm" svg:y="5.52cm" svg:viewBox="0 0 0 0" draw:points="0,0">
          <text:p/>
        </draw:polygon>
        <draw:path draw:style-name="gr1" draw:text-style-name="P1" draw:layer="layout" svg:width="1.975cm" svg:height="3.672cm" svg:x="22.105cm" svg:y="3.249cm" svg:viewBox="0 0 1976 3673" svg:d="M1976 74l-307 539-35-7-741 1299c-99 176-173 410-208 650-21 144-53 293-93 434l37 7c-72 254-164 490-273 677l-356-71c95-169 179-373 243-596 18-49 32-102 42-151 14-57 29-113 39-170 11-53 18-106 28-159 0-10 4-24 4-38 21-124 49-252 88-368 35-106 78-198 124-279l78-141 702-1231 268-469z">
          <text:p/>
        </draw:path>
        <draw:polygon draw:style-name="gr7" draw:text-style-name="P2" draw:layer="layout" svg:width="0cm" svg:height="0cm" svg:x="20.817cm" svg:y="5.52cm" svg:viewBox="0 0 0 0" draw:points="0,0">
          <text:p/>
        </draw:polygon>
        <draw:path draw:style-name="gr1" draw:text-style-name="P1" draw:layer="layout" svg:width="1.612cm" svg:height="2.107cm" svg:x="23.992cm" svg:y="5.128cm" svg:viewBox="0 0 1613 2108" svg:d="M360 993c-60 413-187 815-360 1115l1613-1316c-25 4-46 0-67-3-25-4-46-11-67-22-106-56-194-187-247-384-7-25-14-53-21-81-35-174-109-280-201-298-61-14-125 7-188 60l-88 75c-170 138-321 484-374 854z">
          <text:p/>
        </draw:path>
        <draw:polygon draw:style-name="gr7" draw:text-style-name="P2" draw:layer="layout" svg:width="0cm" svg:height="0cm" svg:x="20.817cm" svg:y="5.52cm" svg:viewBox="0 0 0 0" draw:points="0,0">
          <text:p/>
        </draw:polygon>
        <draw:polygon draw:style-name="gr1" draw:text-style-name="P1" draw:layer="layout" svg:width="1.291cm" svg:height="1.429cm" svg:x="16.083cm" svg:y="5.016cm" svg:viewBox="0 0 1292 1430" draw:points="1292,1430 1292,519 424,169 0,0 0,910">
          <text:p/>
        </draw:polygon>
        <draw:polygon draw:style-name="gr7" draw:text-style-name="P2" draw:layer="layout" svg:width="0cm" svg:height="0cm" svg:x="20.817cm" svg:y="5.52cm" svg:viewBox="0 0 0 0" draw:points="0,0">
          <text:p/>
        </draw:polygon>
        <draw:path draw:style-name="gr1" draw:text-style-name="P1" draw:layer="layout" svg:width="1.686cm" svg:height="2.321cm" svg:x="16.658cm" svg:y="2.896cm" svg:viewBox="0 0 1687 2322" svg:d="M14 2262c28-74 84-148 169-215 184-148 490-268 865-339 202-39 420-60 639-67-78 4-155-3-226-21-60-14-116-32-169-56-57-29-106-60-152-106-28-25-53-60-70-99-11-32-22-67-22-106v-1253l-78 88-78 88-74 95-74 99-67 99-71 102-63 111-60 109-60 113-53 113-53 116-49 120-43 117-42 120c-67 215-120 430-152 645-7 42-14 78-17 109-7 36-11 60-14 78 3-21 7-39 14-60z">
          <text:p/>
        </draw:path>
        <draw:polygon draw:style-name="gr7" draw:text-style-name="P2" draw:layer="layout" svg:width="0cm" svg:height="0cm" svg:x="20.817cm" svg:y="5.52cm" svg:viewBox="0 0 0 0" draw:points="0,0">
          <text:p/>
        </draw:polygon>
        <draw:path draw:style-name="gr1" draw:text-style-name="P1" draw:layer="layout" svg:width="1.365cm" svg:height="2.172cm" svg:x="23.636cm" svg:y="5.063cm" svg:viewBox="0 0 1366 2173" svg:d="M1179 129c63-49 127-70 187-60l-325-67c-3 0-7 0-10 0-57-10-113 15-177 64l-88 70c-17 18-35 36-53 53-77 85-148 213-208 365-35 95-67 201-88 310-11 43-18 85-25 131-21 144-49 293-88 434l-32-7c-43 148-92 289-145 419-39 92-82 180-127 258l360 74c170-300 297-702 357-1115 53-370 204-717 374-855z">
          <text:p/>
        </draw:path>
        <draw:polygon draw:style-name="gr7" draw:text-style-name="P2" draw:layer="layout" svg:width="0cm" svg:height="0cm" svg:x="20.817cm" svg:y="5.52cm" svg:viewBox="0 0 0 0" draw:points="0,0">
          <text:p/>
        </draw:polygon>
        <draw:polygon draw:style-name="gr1" draw:text-style-name="P1" draw:layer="layout" svg:width="0.31cm" svg:height="2.533cm" svg:x="23.77cm" svg:y="3.323cm" svg:viewBox="0 0 311 2534" draw:points="269,600 311,569 311,2079 293,2089 269,2110 269,2315 0,2534 0,540 311,0 311,342 293,356 269,374">
          <text:p/>
        </draw:polygon>
        <draw:polygon draw:style-name="gr7" draw:text-style-name="P2" draw:layer="layout" svg:width="0cm" svg:height="0cm" svg:x="20.817cm" svg:y="5.52cm" svg:viewBox="0 0 0 0" draw:points="0,0">
          <text:p/>
        </draw:polygon>
        <draw:path draw:style-name="gr1" draw:text-style-name="P1" draw:layer="layout" svg:width="0.321cm" svg:height="2.134cm" svg:x="24.345cm" svg:y="3.118cm" svg:viewBox="0 0 322 2135" svg:d="M322 0v1948c-57-7-118 15-178 64l-88 74c-17 14-39 32-56 49v-1873z">
          <text:p/>
        </draw:path>
        <draw:polygon draw:style-name="gr7" draw:text-style-name="P2" draw:layer="layout" svg:width="0cm" svg:height="0cm" svg:x="20.817cm" svg:y="5.52cm" svg:viewBox="0 0 0 0" draw:points="0,0">
          <text:p/>
        </draw:polygon>
        <draw:path draw:style-name="gr1" draw:text-style-name="P1" draw:layer="layout" svg:width="0.271cm" svg:height="2.293cm" svg:x="24.077cm" svg:y="3.323cm" svg:viewBox="0 0 272 2294" svg:d="M272 53v1877c-77 85-152 212-209 364l-53-11c14-25 21-53 21-85 0-28-3-56-14-84-7-11-10-25-17-35v-1510c21-29 31-64 31-106 0-28-3-57-14-85-7-10-10-21-17-35v-343z">
          <text:p/>
        </draw:path>
        <draw:polygon draw:style-name="gr7" draw:text-style-name="P2" draw:layer="layout" svg:width="0cm" svg:height="0cm" svg:x="20.817cm" svg:y="5.52cm" svg:viewBox="0 0 0 0" draw:points="0,0">
          <text:p/>
        </draw:polygon>
        <draw:path draw:style-name="gr1" draw:text-style-name="P1" draw:layer="layout" svg:width="0.47cm" svg:height="1.033cm" svg:x="24.546cm" svg:y="5.389cm" svg:viewBox="0 0 471 1034" svg:d="M241 33c35-25 70-36 102-32 113 25 162 275 102 562-56 282-197 494-314 469-31-7-57-28-82-67-28-53-46-127-49-222 0-11 0-21 0-32 0-162 42-349 110-495 39-81 85-148 131-183z">
          <text:p/>
        </draw:path>
        <draw:polygon draw:style-name="gr7" draw:text-style-name="P2" draw:layer="layout" svg:width="0cm" svg:height="0cm" svg:x="20.817cm" svg:y="5.52cm" svg:viewBox="0 0 0 0" draw:points="0,0">
          <text:p/>
        </draw:polygon>
        <draw:polygon draw:style-name="gr1" draw:text-style-name="P1" draw:layer="layout" svg:width="1.253cm" svg:height="0.473cm" svg:x="21.268cm" svg:y="2.497cm" svg:viewBox="0 0 1254 474" draw:points="894,474 1254,185 357,0 0,294">
          <text:p/>
        </draw:polygon>
        <draw:polygon draw:style-name="gr7" draw:text-style-name="P2" draw:layer="layout" svg:width="0cm" svg:height="0cm" svg:x="20.817cm" svg:y="5.52cm" svg:viewBox="0 0 0 0" draw:points="0,0">
          <text:p/>
        </draw:polygon>
        <draw:polygon draw:style-name="gr1" draw:text-style-name="P1" draw:layer="layout" svg:width="1.252cm" svg:height="0.473cm" svg:x="17.067cm" svg:y="1.64cm" svg:viewBox="0 0 1253 474" draw:points="1253,181 892,474 0,290 356,0">
          <text:p/>
        </draw:polygon>
        <draw:polygon draw:style-name="gr7" draw:text-style-name="P2" draw:layer="layout" svg:width="0cm" svg:height="0cm" svg:x="20.817cm" svg:y="5.52cm" svg:viewBox="0 0 0 0" draw:points="0,0">
          <text:p/>
        </draw:polygon>
        <draw:path draw:style-name="gr1" draw:text-style-name="P1" draw:layer="layout" svg:width="0.589cm" svg:height="1.044cm" svg:x="23.463cm" svg:y="5.859cm" svg:viewBox="0 0 590 1045" svg:d="M565 194c7-42 14-84 25-130l-329-64c-21 342-120 709-261 985l300 60c56-131 103-272 145-420l32 7c39-145 67-290 88-438z">
          <text:p/>
        </draw:path>
        <draw:polygon draw:style-name="gr7" draw:text-style-name="P2" draw:layer="layout" svg:width="0cm" svg:height="0cm" svg:x="20.817cm" svg:y="5.52cm" svg:viewBox="0 0 0 0" draw:points="0,0">
          <text:p/>
        </draw:polygon>
        <draw:path draw:style-name="gr1" draw:text-style-name="P1" draw:layer="layout" svg:width="1.13cm" svg:height="0.572cm" svg:x="21.327cm" svg:y="5.715cm" svg:viewBox="0 0 1131 573" svg:d="M1131 59c-7 53-17 106-28 159-42-39-113-67-204-88-103-21-220-25-330-11-109 15-197 46-250 89-49 42-56 92-21 135 39 46 116 81 219 102 190 39 427 14 551-56-14 49-28 102-42 151-272 57-601 39-816-49-219-88-272-223-134-333 91-77 264-134 469-151 205-18 421 0 586 52z">
          <text:p/>
        </draw:path>
        <draw:polygon draw:style-name="gr7" draw:text-style-name="P2" draw:layer="layout" svg:width="0cm" svg:height="0cm" svg:x="20.817cm" svg:y="5.52cm" svg:viewBox="0 0 0 0" draw:points="0,0">
          <text:p/>
        </draw:polygon>
        <draw:polygon draw:style-name="gr1" draw:text-style-name="P1" draw:layer="layout" svg:width="1.214cm" svg:height="0.444cm" svg:x="23.452cm" svg:y="2.935cm" svg:viewBox="0 0 1215 445" draw:points="1215,183 897,445 629,388 269,314 0,261 322,0">
          <text:p/>
        </draw:polygon>
        <draw:polygon draw:style-name="gr7" draw:text-style-name="P2" draw:layer="layout" svg:width="0cm" svg:height="0cm" svg:x="20.817cm" svg:y="5.52cm" svg:viewBox="0 0 0 0" draw:points="0,0">
          <text:p/>
        </draw:polygon>
        <draw:path draw:style-name="gr1" draw:text-style-name="P1" draw:layer="layout" svg:width="0.602cm" svg:height="0.601cm" svg:x="16.838cm" svg:y="6.576cm" svg:viewBox="0 0 603 602" svg:d="M516 461l21-17c88-74 88-227 0-336-92-113-241-141-329-67l-25 17c-7 4-11 11-18 18-28 7-49 21-70 35l-25 18c-46 39-70 99-70 166 0 103 60 205 151 262 92 60 199 60 269 3l25-21c21-14 35-39 49-63 8-4 15-8 22-15z">
          <text:p/>
        </draw:path>
        <draw:polygon draw:style-name="gr7" draw:text-style-name="P2" draw:layer="layout" svg:width="0cm" svg:height="0cm" svg:x="20.817cm" svg:y="5.52cm" svg:viewBox="0 0 0 0" draw:points="0,0">
          <text:p/>
        </draw:polygon>
        <draw:path draw:style-name="gr1" draw:text-style-name="P1" draw:layer="layout" svg:width="0.565cm" svg:height="0.587cm" svg:x="17.695cm" svg:y="5.897cm" svg:viewBox="0 0 566 588" svg:d="M484 538c110-88 110-271 0-407-113-134-289-172-399-81zM85 50c-113 89-113 273 0 407 110 134 286 173 399 81z">
          <text:p/>
        </draw:path>
        <draw:polygon draw:style-name="gr7" draw:text-style-name="P2" draw:layer="layout" svg:width="0cm" svg:height="0cm" svg:x="20.817cm" svg:y="5.52cm" svg:viewBox="0 0 0 0" draw:points="0,0">
          <text:p/>
        </draw:polygon>
        <draw:path draw:style-name="gr1" draw:text-style-name="P1" draw:layer="layout" svg:width="0.851cm" svg:height="0.346cm" svg:x="18.026cm" svg:y="5.097cm" svg:viewBox="0 0 852 347" svg:d="M852 173c0-81-134-152-328-169-191-18-393 21-481 91-28 25-43 50-43 78 0 96 191 174 425 174 236 0 427-78 427-174z">
          <text:p/>
        </draw:path>
        <draw:polygon draw:style-name="gr7" draw:text-style-name="P2" draw:layer="layout" svg:width="0cm" svg:height="0cm" svg:x="20.817cm" svg:y="5.52cm" svg:viewBox="0 0 0 0" draw:points="0,0">
          <text:p/>
        </draw:polygon>
        <draw:path draw:style-name="gr1" draw:text-style-name="P1" draw:layer="layout" svg:width="0.815cm" svg:height="0.348cm" svg:x="21.614cm" svg:y="5.829cm" svg:viewBox="0 0 816 349" svg:d="M816 104c-10 57-21 113-35 171-125 70-361 95-551 56-142-32-230-93-230-156 0-28 18-53 46-78 102-84 353-120 565-81 91 21 163 49 205 88z">
          <text:p/>
        </draw:path>
        <draw:polygon draw:style-name="gr7" draw:text-style-name="P2" draw:layer="layout" svg:width="0cm" svg:height="0cm" svg:x="20.817cm" svg:y="5.52cm" svg:viewBox="0 0 0 0" draw:points="0,0">
          <text:p/>
        </draw:polygon>
        <draw:path draw:style-name="gr1" draw:text-style-name="P1" draw:layer="layout" svg:width="0.493cm" svg:height="0.515cm" svg:x="16.838cm" svg:y="6.664cm" svg:viewBox="0 0 494 516" svg:d="M70 43c99-78 255-46 350 74 99 116 99 276 0 357-70 57-176 57-269-3-91-57-151-159-151-262 0-67 24-127 70-166z">
          <text:p/>
        </draw:path>
        <draw:polygon draw:style-name="gr7" draw:text-style-name="P2" draw:layer="layout" svg:width="0cm" svg:height="0cm" svg:x="20.817cm" svg:y="5.52cm" svg:viewBox="0 0 0 0" draw:points="0,0">
          <text:p/>
        </draw:polygon>
        <draw:path draw:style-name="gr1" draw:text-style-name="P1" draw:layer="layout" svg:width="0.421cm" svg:height="1.033cm" svg:x="24.595cm" svg:y="5.389cm" svg:viewBox="0 0 422 1034" svg:d="M191 33c35-25 70-36 102-32 114 25 163 275 103 562-57 282-198 494-315 469-31-7-60-28-81-67 92-71 177-240 215-441 43-197 32-393-24-491z">
          <text:p/>
        </draw:path>
        <draw:polygon draw:style-name="gr7" draw:text-style-name="P2" draw:layer="layout" svg:width="0cm" svg:height="0cm" svg:x="20.817cm" svg:y="5.52cm" svg:viewBox="0 0 0 0" draw:points="0,0">
          <text:p/>
        </draw:polygon>
        <draw:path draw:style-name="gr1" draw:text-style-name="P1" draw:layer="layout" svg:width="0.386cm" svg:height="0.403cm" svg:x="17.829cm" svg:y="5.953cm" svg:viewBox="0 0 387 404" svg:d="M340 100c17 25 31 50 38 78 22 74 4 149-49 191-53 46-134 46-208 0-72-46-121-131-121-209 0-53 21-99 56-127 60-49 153-42 227 11 21 14 39 35 57 56z">
          <text:p/>
        </draw:path>
        <draw:polygon draw:style-name="gr7" draw:text-style-name="P2" draw:layer="layout" svg:width="0cm" svg:height="0cm" svg:x="20.817cm" svg:y="5.52cm" svg:viewBox="0 0 0 0" draw:points="0,0">
          <text:p/>
        </draw:polygon>
        <draw:path draw:style-name="gr1" draw:text-style-name="P1" draw:layer="layout" svg:width="0.386cm" svg:height="0.403cm" svg:x="17.829cm" svg:y="5.953cm" svg:viewBox="0 0 387 404" svg:d="M378 178c22 74 4 149-49 191-53 46-134 46-208 0-72-46-121-131-121-209 0-53 21-99 56-127 60-49 153-42 227 11 7 24 18 46 32 67 3 7 7 14 14 24 14 15 28 29 49 43z">
          <text:p/>
        </draw:path>
        <draw:polygon draw:style-name="gr7" draw:text-style-name="P2" draw:layer="layout" svg:width="0cm" svg:height="0cm" svg:x="20.817cm" svg:y="5.52cm" svg:viewBox="0 0 0 0" draw:points="0,0">
          <text:p/>
        </draw:polygon>
        <draw:path draw:style-name="gr1" draw:text-style-name="P1" draw:layer="layout" svg:width="0.291cm" svg:height="0.931cm" svg:x="24.546cm" svg:y="5.422cm" svg:viewBox="0 0 292 932" svg:d="M110 183c39-81 85-148 131-183 56 98 67 289 28 490-42 202-127 371-219 442-29-53-47-127-50-222h3c58 14 132-96 160-241 32-145 7-272-53-282 0-4 0-4 0-4z">
          <text:p/>
        </draw:path>
        <draw:polygon draw:style-name="gr7" draw:text-style-name="P2" draw:layer="layout" svg:width="0cm" svg:height="0cm" svg:x="20.817cm" svg:y="5.52cm" svg:viewBox="0 0 0 0" draw:points="0,0">
          <text:p/>
        </draw:polygon>
        <draw:path draw:style-name="gr1" draw:text-style-name="P1" draw:layer="layout" svg:width="0.241cm" svg:height="0.528cm" svg:x="23.096cm" svg:y="5.323cm" svg:viewBox="0 0 242 529" svg:d="M89 57c28-42 60-60 88-56 57 14 81 141 53 287-32 144-102 254-162 240-29-4-50-36-61-85-4-21-7-49-7-81 0-106 35-234 89-305z">
          <text:p/>
        </draw:path>
        <draw:polygon draw:style-name="gr7" draw:text-style-name="P2" draw:layer="layout" svg:width="0cm" svg:height="0cm" svg:x="20.817cm" svg:y="5.52cm" svg:viewBox="0 0 0 0" draw:points="0,0">
          <text:p/>
        </draw:polygon>
        <draw:polygon draw:style-name="gr1" draw:text-style-name="P1" draw:layer="layout" svg:width="0.649cm" svg:height="0.536cm" svg:x="19.815cm" svg:y="5.27cm" svg:viewBox="0 0 650 537" draw:points="374,414 399,393 423,368 448,342 473,318 494,289 515,261 536,229 554,201 575,169 593,134 607,102 624,67 636,35 650,0 0,530 25,537 49,537 78,537 102,537 131,534 159,527 187,520 212,509 240,498 268,484 293,470 321,453 349,435">
          <text:p/>
        </draw:polygon>
        <draw:polygon draw:style-name="gr7" draw:text-style-name="P2" draw:layer="layout" svg:width="0cm" svg:height="0cm" svg:x="20.817cm" svg:y="5.52cm" svg:viewBox="0 0 0 0" draw:points="0,0">
          <text:p/>
        </draw:polygon>
        <draw:path draw:style-name="gr1" draw:text-style-name="P1" draw:layer="layout" svg:width="0.234cm" svg:height="0.528cm" svg:x="23.103cm" svg:y="5.323cm" svg:viewBox="0 0 235 529" svg:d="M82 57c28-42 60-60 88-56 57 14 81 141 53 287-32 144-102 254-163 240-28-4-49-36-60-85 32-46 60-113 74-184 15-75 19-149 8-202z">
          <text:p/>
        </draw:path>
        <draw:polygon draw:style-name="gr7" draw:text-style-name="P2" draw:layer="layout" svg:width="0cm" svg:height="0cm" svg:x="20.817cm" svg:y="5.52cm" svg:viewBox="0 0 0 0" draw:points="0,0">
          <text:p/>
        </draw:polygon>
        <draw:polygon draw:style-name="gr1" draw:text-style-name="P1" draw:layer="layout" svg:width="0.268cm" svg:height="0.525cm" svg:x="23.452cm" svg:y="3.196cm" svg:viewBox="0 0 269 526" draw:points="269,53 0,526 0,0">
          <text:p/>
        </draw:polygon>
        <draw:polygon draw:style-name="gr7" draw:text-style-name="P2" draw:layer="layout" svg:width="0cm" svg:height="0cm" svg:x="20.817cm" svg:y="5.52cm" svg:viewBox="0 0 0 0" draw:points="0,0">
          <text:p/>
        </draw:polygon>
        <draw:polygon draw:style-name="gr1" draw:text-style-name="P1" draw:layer="layout" svg:width="0.035cm" svg:height="2.001cm" svg:x="23.738cm" svg:y="3.855cm" svg:viewBox="0 0 36 2002" draw:points="36,7 36,2002 0,1995 0,0">
          <text:p/>
        </draw:polygon>
        <draw:polygon draw:style-name="gr7" draw:text-style-name="P2" draw:layer="layout" svg:width="0cm" svg:height="0cm" svg:x="20.817cm" svg:y="5.52cm" svg:viewBox="0 0 0 0" draw:points="0,0">
          <text:p/>
        </draw:polygon>
        <draw:path draw:style-name="gr1" draw:text-style-name="P1" draw:layer="layout" svg:width="0.269cm" svg:height="0.282cm" svg:x="16.95cm" svg:y="6.779cm" svg:viewBox="0 0 270 283" svg:d="M125 1c39 7 78 28 106 63 28 32 42 75 39 114-4 32-18 60-39 81-39 32-99 32-148 0-51-31-83-88-83-145 0-35 15-71 39-88 21-22 54-29 86-25z">
          <text:p/>
        </draw:path>
        <draw:polygon draw:style-name="gr7" draw:text-style-name="P2" draw:layer="layout" svg:width="0cm" svg:height="0cm" svg:x="20.817cm" svg:y="5.52cm" svg:viewBox="0 0 0 0" draw:points="0,0">
          <text:p/>
        </draw:polygon>
        <draw:path draw:style-name="gr1" draw:text-style-name="P1" draw:layer="layout" svg:width="0.176cm" svg:height="0.527cm" svg:x="24.546cm" svg:y="5.605cm" svg:viewBox="0 0 177 528" svg:d="M110 0v4c60 10 86 137 53 282-28 145-99 255-160 241-3 0-3 0-3 0 0-11 0-21 0-32 0-167 43-350 110-495z">
          <text:p/>
        </draw:path>
        <draw:polygon draw:style-name="gr7" draw:text-style-name="P2" draw:layer="layout" svg:width="0cm" svg:height="0cm" svg:x="20.817cm" svg:y="5.52cm" svg:viewBox="0 0 0 0" draw:points="0,0">
          <text:p/>
        </draw:polygon>
        <draw:path draw:style-name="gr1" draw:text-style-name="P1" draw:layer="layout" svg:width="0.416cm" svg:height="0.321cm" svg:x="23.724cm" svg:y="5.605cm" svg:viewBox="0 0 417 322" svg:d="M329 322c21-109 53-215 88-311l-49-11-39 33-14-4-269 219-32-3-14 10z">
          <text:p/>
        </draw:path>
        <draw:polygon draw:style-name="gr7" draw:text-style-name="P2" draw:layer="layout" svg:width="0cm" svg:height="0cm" svg:x="20.817cm" svg:y="5.52cm" svg:viewBox="0 0 0 0" draw:points="0,0">
          <text:p/>
        </draw:polygon>
        <draw:path draw:style-name="gr1" draw:text-style-name="P1" draw:layer="layout" svg:width="0.272cm" svg:height="0.677cm" svg:x="22.461cm" svg:y="6.244cm" svg:viewBox="0 0 273 678" svg:d="M273 0v456l-273 222c109-187 202-423 273-678z">
          <text:p/>
        </draw:path>
        <draw:polygon draw:style-name="gr7" draw:text-style-name="P2" draw:layer="layout" svg:width="0cm" svg:height="0cm" svg:x="20.817cm" svg:y="5.52cm" svg:viewBox="0 0 0 0" draw:points="0,0">
          <text:p/>
        </draw:polygon>
        <draw:path draw:style-name="gr1" draw:text-style-name="P1" draw:layer="layout" svg:width="0.269cm" svg:height="0.282cm" svg:x="16.95cm" svg:y="6.779cm" svg:viewBox="0 0 270 283" svg:d="M270 178c-4 32-18 60-39 81-39 32-99 32-148 0-51-31-83-88-83-145 0-35 15-71 39-88 25-22 54-29 86-25 0 3 0 7 0 10 0 36 18 78 42 110 29 33 64 54 103 57z">
          <text:p/>
        </draw:path>
        <draw:polygon draw:style-name="gr7" draw:text-style-name="P2" draw:layer="layout" svg:width="0cm" svg:height="0cm" svg:x="20.817cm" svg:y="5.52cm" svg:viewBox="0 0 0 0" draw:points="0,0">
          <text:p/>
        </draw:polygon>
        <draw:path draw:style-name="gr1" draw:text-style-name="P1" draw:layer="layout" svg:width="0.385cm" svg:height="0.43cm" svg:x="17.021cm" svg:y="6.607cm" svg:viewBox="0 0 386 431" svg:d="M0 42c89-14 192 30 262 114 67 81 88 191 53 275l-311-392c85-71 230-42 318 68 85 106 85 250 0 321z">
          <text:p/>
        </draw:path>
        <draw:polygon draw:style-name="gr7" draw:text-style-name="P2" draw:layer="layout" svg:width="0cm" svg:height="0cm" svg:x="20.817cm" svg:y="5.52cm" svg:viewBox="0 0 0 0" draw:points="0,0">
          <text:p/>
        </draw:polygon>
        <draw:path draw:style-name="gr1" draw:text-style-name="P1" draw:layer="layout" svg:width="0.096cm" svg:height="0.385cm" svg:x="23.096cm" svg:y="5.379cm" svg:viewBox="0 0 97 386" svg:d="M89 0c11 53 11 127-7 202-14 71-39 138-75 184-4-21-7-49-7-81 0-106 35-234 89-305z">
          <text:p/>
        </draw:path>
        <draw:polygon draw:style-name="gr7" draw:text-style-name="P2" draw:layer="layout" svg:width="0cm" svg:height="0cm" svg:x="20.817cm" svg:y="5.52cm" svg:viewBox="0 0 0 0" draw:points="0,0">
          <text:p/>
        </draw:polygon>
        <draw:path draw:style-name="gr1" draw:text-style-name="P1" draw:layer="layout" svg:width="0.444cm" svg:height="0.49cm" svg:x="16.908cm" svg:y="6.647cm" svg:viewBox="0 0 445 491" svg:d="M428 391c0 4-4 11-4 15-14 24-28 50-49 64l-25 21c99-82 99-241 0-357-95-120-251-152-350-74l25-18c21-14 42-28 70-35 4 0 11-4 18-4 89-14 192 29 262 113 67 81 88 191 53 275z">
          <text:p/>
        </draw:path>
        <draw:polygon draw:style-name="gr7" draw:text-style-name="P2" draw:layer="layout" svg:width="0cm" svg:height="0cm" svg:x="20.817cm" svg:y="5.52cm" svg:viewBox="0 0 0 0" draw:points="0,0">
          <text:p/>
        </draw:polygon>
        <draw:path draw:style-name="gr1" draw:text-style-name="P1" draw:layer="layout" svg:width="0.419cm" svg:height="0.46cm" svg:x="17.021cm" svg:y="6.576cm" svg:viewBox="0 0 420 461" svg:d="M0 58c92-74 240-42 333 68 88 113 88 261 0 335l21-17c88-74 88-222 0-335-93-114-241-142-329-68z">
          <text:p/>
        </draw:path>
        <draw:polygon draw:style-name="gr7" draw:text-style-name="P2" draw:layer="layout" svg:width="0cm" svg:height="0cm" svg:x="20.817cm" svg:y="5.52cm" svg:viewBox="0 0 0 0" draw:points="0,0">
          <text:p/>
        </draw:polygon>
        <draw:path draw:style-name="gr1" draw:text-style-name="P1" draw:layer="layout" svg:width="0.07cm" svg:height="0.243cm" svg:x="24.038cm" svg:y="3.679cm" svg:viewBox="0 0 71 244" svg:d="M0 244l43-31c18-29 28-64 28-106 0-29-3-58-14-86-10-7-21-14-32-21l-25 18z">
          <text:p/>
        </draw:path>
        <draw:polygon draw:style-name="gr7" draw:text-style-name="P2" draw:layer="layout" svg:width="0cm" svg:height="0cm" svg:x="20.817cm" svg:y="5.52cm" svg:viewBox="0 0 0 0" draw:points="0,0">
          <text:p/>
        </draw:polygon>
        <draw:path draw:style-name="gr1" draw:text-style-name="P1" draw:layer="layout" svg:width="0.145cm" svg:height="0.173cm" svg:x="17.074cm" svg:y="6.783cm" svg:viewBox="0 0 146 174" svg:d="M0 0c39 4 78 26 106 61 29 36 43 74 40 113-40-3-75-24-104-56-24-32-42-71-42-111 0-3 0-7 0-7z">
          <text:p/>
        </draw:path>
        <draw:polygon draw:style-name="gr7" draw:text-style-name="P2" draw:layer="layout" svg:width="0cm" svg:height="0cm" svg:x="20.817cm" svg:y="5.52cm" svg:viewBox="0 0 0 0" draw:points="0,0">
          <text:p/>
        </draw:polygon>
        <draw:path draw:style-name="gr1" draw:text-style-name="P1" draw:layer="layout" svg:width="0.07cm" svg:height="0.226cm" svg:x="24.038cm" svg:y="5.411cm" svg:viewBox="0 0 71 227" svg:d="M15 227l39-32c14-25 17-53 17-85 0-29-3-60-14-85-10-7-21-18-32-25l-25 21v206z">
          <text:p/>
        </draw:path>
        <draw:polygon draw:style-name="gr7" draw:text-style-name="P2" draw:layer="layout" svg:width="0cm" svg:height="0cm" svg:x="20.817cm" svg:y="5.52cm" svg:viewBox="0 0 0 0" draw:points="0,0">
          <text:p/>
        </draw:polygon>
        <draw:path draw:style-name="gr1" draw:text-style-name="P1" draw:layer="layout" svg:width="0.416cm" svg:height="0.458cm" svg:x="17.003cm" svg:y="6.594cm" svg:viewBox="0 0 417 459" svg:d="M337 441h3c85-71 85-215 0-321-88-110-234-139-318-67l-22 7c4 0 11-4 18-4l-18 4c7-7 11-14 18-18 92-75 241-47 333 67 88 113 88 261 0 335-7 4-14 11-22 15 0-4 4-11 4-15z">
          <text:p/>
        </draw:path>
        <draw:polygon draw:style-name="gr7" draw:text-style-name="P2" draw:layer="layout" svg:width="0cm" svg:height="0cm" svg:x="20.817cm" svg:y="5.52cm" svg:viewBox="0 0 0 0" draw:points="0,0">
          <text:p/>
        </draw:polygon>
        <draw:path draw:style-name="gr1" draw:text-style-name="P1" draw:layer="layout" svg:width="0.423cm" svg:height="0.229cm" svg:x="16.083cm" svg:y="4.956cm" svg:viewBox="0 0 424 230" svg:d="M424 230l-424-170v-60c7 7 14 14 24 21 11 4 18 11 29 18 10 3 17 10 28 17 17 11 39 22 56 36 21 10 39 21 60 32 75 38 153 78 227 106z">
          <text:p/>
        </draw:path>
        <draw:polygon draw:style-name="gr7" draw:text-style-name="P2" draw:layer="layout" svg:width="0cm" svg:height="0cm" svg:x="20.817cm" svg:y="5.52cm" svg:viewBox="0 0 0 0" draw:points="0,0">
          <text:p/>
        </draw:polygon>
        <draw:path draw:style-name="gr1" draw:text-style-name="P1" draw:layer="layout" svg:width="0.622cm" svg:height="0.333cm" svg:x="21.603cm" svg:y="5.826cm" svg:viewBox="0 0 623 334" svg:d="M623 19c-213-40-464-3-566 81-28 25-46 50-46 78 0 63 88 123 230 156-103-22-180-57-219-103-35-46-28-92 21-134 53-43 141-74 250-89 110-14 227-10 330 11z">
          <text:p/>
        </draw:path>
        <draw:polygon draw:style-name="gr7" draw:text-style-name="P2" draw:layer="layout" svg:width="0cm" svg:height="0cm" svg:x="20.817cm" svg:y="5.52cm" svg:viewBox="0 0 0 0" draw:points="0,0">
          <text:p/>
        </draw:polygon>
        <draw:polygon draw:style-name="gr1" draw:text-style-name="P1" draw:layer="layout" svg:width="0.36cm" svg:height="0.3cm" svg:x="17.959cm" svg:y="1.82cm" svg:viewBox="0 0 361 301" draw:points="361,10 361,0 0,301">
          <text:p/>
        </draw:polygon>
        <draw:polygon draw:style-name="gr7" draw:text-style-name="P2" draw:layer="layout" svg:width="0cm" svg:height="0cm" svg:x="20.817cm" svg:y="5.52cm" svg:viewBox="0 0 0 0" draw:points="0,0">
          <text:p/>
        </draw:polygon>
        <draw:path draw:style-name="gr1" draw:text-style-name="P1" draw:layer="layout" svg:width="0.067cm" svg:height="0.081cm" svg:x="18.139cm" svg:y="6.053cm" svg:viewBox="0 0 68 82" svg:d="M29 0c17 25 32 53 39 82-22-14-36-29-50-47-7-7-11-17-18-24 11-4 18-7 29-11z">
          <text:p/>
        </draw:path>
        <draw:polygon draw:style-name="gr7" draw:text-style-name="P2" draw:layer="layout" svg:width="0cm" svg:height="0cm" svg:x="20.817cm" svg:y="5.52cm" svg:viewBox="0 0 0 0" draw:points="0,0">
          <text:p/>
        </draw:polygon>
        <draw:path draw:style-name="gr1" draw:text-style-name="P1" draw:layer="layout" svg:width="0.057cm" svg:height="0.067cm" svg:x="18.111cm" svg:y="5.997cm" svg:viewBox="0 0 58 68" svg:d="M33 68c7-5 14-5 25-12-18-21-36-39-58-56 8 24 19 49 33 68z">
          <text:p/>
        </draw:path>
        <draw:polygon draw:style-name="gr7" draw:text-style-name="P2" draw:layer="layout" svg:width="0cm" svg:height="0cm" svg:x="20.817cm" svg:y="5.52cm" svg:viewBox="0 0 0 0" draw:points="0,0">
          <text:p/>
        </draw:polygon>
        <draw:path draw:style-name="gr1" draw:text-style-name="P1" draw:layer="layout" svg:width="0.134cm" svg:height="0.029cm" svg:x="25.47cm" svg:y="5.894cm" svg:viewBox="0 0 135 30" svg:d="M135 30c-25 0-46-5-67-8-26-4-47-11-68-22z">
          <text:p/>
        </draw:path>
        <draw:polygon draw:style-name="gr7" draw:text-style-name="P2" draw:layer="layout" svg:width="0cm" svg:height="0cm" svg:x="20.817cm" svg:y="5.52cm" svg:viewBox="0 0 0 0" draw:points="0,0">
          <text:p/>
        </draw:polygon>
        <draw:path draw:style-name="gr1" draw:text-style-name="P1" draw:layer="layout" svg:width="0.032cm" svg:height="0.035cm" svg:x="24.062cm" svg:y="3.665cm" svg:viewBox="0 0 33 36" svg:d="M0 14c12 7 23 15 33 22-3-11-10-26-14-36z">
          <text:p/>
        </draw:path>
        <draw:polygon draw:style-name="gr7" draw:text-style-name="P2" draw:layer="layout" svg:width="0cm" svg:height="0cm" svg:x="20.817cm" svg:y="5.52cm" svg:viewBox="0 0 0 0" draw:points="0,0">
          <text:p/>
        </draw:polygon>
        <draw:path draw:style-name="gr1" draw:text-style-name="P1" draw:layer="layout" svg:width="0.032cm" svg:height="0.035cm" svg:x="24.062cm" svg:y="5.401cm" svg:viewBox="0 0 33 36" svg:d="M0 11c12 7 23 18 33 25-3-11-10-25-14-36z">
          <text:p/>
        </draw:path>
        <draw:polygon draw:style-name="gr7" draw:text-style-name="P2" draw:layer="layout" svg:width="0cm" svg:height="0cm" svg:x="20.817cm" svg:y="5.52cm" svg:viewBox="0 0 0 0" draw:points="0,0">
          <text:p/>
        </draw:polygon>
        <draw:line draw:style-name="gr8" draw:text-style-name="P2" draw:layer="layout" svg:x1="20.035cm" svg:y1="6.989cm" svg:x2="17.374cm" svg:y2="6.445cm">
          <text:p/>
        </draw:line>
        <draw:line draw:style-name="gr8" draw:text-style-name="P2" draw:layer="layout" svg:x1="20.034cm" svg:y1="6.988cm" svg:x2="20.034cm" svg:y2="6.078cm">
          <text:p/>
        </draw:line>
        <draw:line draw:style-name="gr8" draw:text-style-name="P2" draw:layer="layout" svg:x1="17.374cm" svg:y1="6.445cm" svg:x2="17.374cm" svg:y2="5.535cm">
          <text:p/>
        </draw:line>
        <draw:line draw:style-name="gr8" draw:text-style-name="P2" draw:layer="layout" svg:x1="17.374cm" svg:y1="5.535cm" svg:x2="20.035cm" svg:y2="6.079cm">
          <text:p/>
        </draw:line>
        <draw:path draw:style-name="gr8" draw:text-style-name="P2" draw:layer="layout" svg:width="0.481cm" svg:height="0.537cm" svg:x="17.78cm" svg:y="5.897cm" svg:viewBox="0 0 482 538" svg:d="M399 538c110-88 110-272 0-407-113-134-290-172-399-81">
          <text:p/>
        </draw:path>
        <draw:path draw:style-name="gr8" draw:text-style-name="P2" draw:layer="layout" svg:width="0.483cm" svg:height="0.537cm" svg:x="17.695cm" svg:y="5.947cm" svg:viewBox="0 0 484 538" svg:d="M85 0c-113 89-113 273 0 407 109 134 285 173 399 81">
          <text:p/>
        </draw:path>
        <draw:line draw:style-name="gr8" draw:text-style-name="P2" draw:layer="layout" svg:x1="24.053cm" svg:y1="8.238cm" svg:x2="21.713cm" svg:y2="7.761cm">
          <text:p/>
        </draw:line>
        <draw:path draw:style-name="gr8" draw:text-style-name="P2" draw:layer="layout" svg:width="0.84cm" svg:height="0.141cm" svg:x="24.048cm" svg:y="8.124cm" svg:viewBox="0 0 841 142" svg:d="M841 0c-156 128-530 178-841 114">
          <text:p/>
        </draw:path>
        <draw:path draw:style-name="gr8" draw:text-style-name="P2" draw:layer="layout" svg:width="0.681cm" svg:height="0.311cm" svg:x="21.032cm" svg:y="7.45cm" svg:viewBox="0 0 682 312" svg:d="M682 312c-319-64-562-178-682-312">
          <text:p/>
        </draw:path>
        <draw:line draw:style-name="gr8" draw:text-style-name="P2" draw:layer="layout" svg:x1="24.888cm" svg:y1="8.125cm" svg:x2="26.304cm" svg:y2="6.97cm">
          <text:p/>
        </draw:line>
        <draw:path draw:style-name="gr8" draw:text-style-name="P2" draw:layer="layout" svg:width="0.998cm" svg:height="0.462cm" svg:x="20.034cm" svg:y="6.988cm" svg:viewBox="0 0 999 463" svg:d="M0 0c466 95 826 262 999 463">
          <text:p/>
        </draw:path>
        <draw:line draw:style-name="gr8" draw:text-style-name="P2" draw:layer="layout" svg:x1="17.375cm" svg:y1="6.446cm" svg:x2="16.083cm" svg:y2="5.926cm">
          <text:p/>
        </draw:line>
        <draw:path draw:style-name="gr8" draw:text-style-name="P2" draw:layer="layout" svg:width="0.029cm" svg:height="0.014cm" svg:x="18.139cm" svg:y="6.053cm" svg:viewBox="0 0 30 15" svg:d="M0 15c11-7 18-7 30-15">
          <text:p/>
        </draw:path>
        <draw:path draw:style-name="gr8" draw:text-style-name="P2" draw:layer="layout" svg:width="0.998cm" svg:height="0.458cm" svg:x="20.034cm" svg:y="6.078cm" svg:viewBox="0 0 999 459" svg:d="M0 0c466 95 826 258 999 459">
          <text:p/>
        </draw:path>
        <draw:line draw:style-name="gr8" draw:text-style-name="P2" draw:layer="layout" svg:x1="16.083cm" svg:y1="5.926cm" svg:x2="16.083cm" svg:y2="5.016cm">
          <text:p/>
        </draw:line>
        <draw:line draw:style-name="gr8" draw:text-style-name="P2" draw:layer="layout" svg:x1="16.507cm" svg:y1="5.186cm" svg:x2="16.083cm" svg:y2="5.016cm">
          <text:p/>
        </draw:line>
        <draw:line draw:style-name="gr8" draw:text-style-name="P2" draw:layer="layout" svg:x1="17.375cm" svg:y1="5.536cm" svg:x2="16.506cm" svg:y2="5.185cm">
          <text:p/>
        </draw:line>
        <draw:line draw:style-name="gr8" draw:text-style-name="P2" draw:layer="layout" svg:x1="20.687cm" svg:y1="4.587cm" svg:x2="18.764cm" svg:y2="4.194cm">
          <text:p/>
        </draw:line>
        <draw:path draw:style-name="gr8" draw:text-style-name="P2" draw:layer="layout" svg:width="0.639cm" svg:height="0.067cm" svg:x="17.705cm" svg:y="4.536cm" svg:viewBox="0 0 640 68" svg:d="M0 68c202-40 417-61 640-68">
          <text:p/>
        </draw:path>
        <draw:line draw:style-name="gr8" draw:text-style-name="P2" draw:layer="layout" svg:x1="20.465cm" svg:y1="5.27cm" svg:x2="19.815cm" svg:y2="5.8cm">
          <text:p/>
        </draw:line>
        <draw:path draw:style-name="gr8" draw:text-style-name="P2" draw:layer="layout" svg:width="0.864cm" svg:height="0.339cm" svg:x="16.841cm" svg:y="4.603cm" svg:viewBox="0 0 865 340" svg:d="M0 340c185-153 491-273 865-340">
          <text:p/>
        </draw:path>
        <draw:line draw:style-name="gr8" draw:text-style-name="P2" draw:layer="layout" svg:x1="20.73cm" svg:y1="5.987cm" svg:x2="19.815cm" svg:y2="5.799cm">
          <text:p/>
        </draw:line>
        <draw:path draw:style-name="gr8" draw:text-style-name="P2" draw:layer="layout" svg:width="0.169cm" svg:height="0.215cm" svg:x="16.672cm" svg:y="4.942cm" svg:viewBox="0 0 170 216" svg:d="M0 216c28-74 88-149 170-216">
          <text:p/>
        </draw:path>
        <draw:path draw:style-name="gr8" draw:text-style-name="P2" draw:layer="layout" svg:width="1.164cm" svg:height="0.515cm" svg:x="20.729cm" svg:y="5.471cm" svg:viewBox="0 0 1165 516" svg:d="M0 516c17-269 515-488 1165-516">
          <text:p/>
        </draw:path>
        <draw:path draw:style-name="gr8" draw:text-style-name="P2" draw:layer="layout" svg:width="0.014cm" svg:height="0.06cm" svg:x="16.658cm" svg:y="5.157cm" svg:viewBox="0 0 15 61" svg:d="M15 0c-4 22-12 40-15 61">
          <text:p/>
        </draw:path>
        <draw:path draw:style-name="gr8" draw:text-style-name="P2" draw:layer="layout" svg:width="0.533cm" svg:height="0.028cm" svg:x="21.889cm" svg:y="5.468cm" svg:viewBox="0 0 534 29" svg:d="M0 3c180-8 365 0 534 26">
          <text:p/>
        </draw:path>
        <draw:path draw:style-name="gr8" draw:text-style-name="P2" draw:layer="layout" svg:width="0.681cm" svg:height="0.314cm" svg:x="21.032cm" svg:y="6.536cm" svg:viewBox="0 0 682 315" svg:d="M682 315c-319-67-562-180-682-315">
          <text:p/>
        </draw:path>
        <draw:line draw:style-name="gr8" draw:text-style-name="P2" draw:layer="layout" svg:x1="24.053cm" svg:y1="7.328cm" svg:x2="21.713cm" svg:y2="6.847cm">
          <text:p/>
        </draw:line>
        <draw:path draw:style-name="gr8" draw:text-style-name="P2" draw:layer="layout" svg:width="0.84cm" svg:height="0.144cm" svg:x="24.048cm" svg:y="7.21cm" svg:viewBox="0 0 841 145" svg:d="M841 0c-156 128-530 181-841 118">
          <text:p/>
        </draw:path>
        <draw:line draw:style-name="gr8" draw:text-style-name="P2" draw:layer="layout" svg:x1="26.621cm" svg:y1="5.796cm" svg:x2="24.888cm" svg:y2="7.215cm">
          <text:p/>
        </draw:line>
        <draw:line draw:style-name="gr8" draw:text-style-name="P2" draw:layer="layout" svg:x1="25.223cm" svg:y1="5.51cm" svg:x2="26.621cm" svg:y2="5.8cm">
          <text:p/>
        </draw:line>
        <draw:line draw:style-name="gr8" draw:text-style-name="P2" draw:layer="layout" svg:x1="22.105cm" svg:y1="6.847cm" svg:x2="22.465cm" svg:y2="6.922cm">
          <text:p/>
        </draw:line>
        <draw:line draw:style-name="gr8" draw:text-style-name="P2" draw:layer="layout" svg:x1="22.461cm" svg:y1="6.922cm" svg:x2="22.734cm" svg:y2="6.702cm">
          <text:p/>
        </draw:line>
        <draw:line draw:style-name="gr8" draw:text-style-name="P2" draw:layer="layout" svg:x1="24.141cm" svg:y1="5.617cm" svg:x2="24.087cm" svg:y2="5.605cm">
          <text:p/>
        </draw:line>
        <draw:line draw:style-name="gr8" draw:text-style-name="P2" draw:layer="layout" svg:x1="24.048cm" svg:y1="5.638cm" svg:x2="24.092cm" svg:y2="5.605cm">
          <text:p/>
        </draw:line>
        <draw:line draw:style-name="gr8" draw:text-style-name="P2" draw:layer="layout" svg:x1="24.053cm" svg:y1="5.638cm" svg:x2="24.038cm" svg:y2="5.633cm">
          <text:p/>
        </draw:line>
        <draw:line draw:style-name="gr8" draw:text-style-name="P2" draw:layer="layout" svg:x1="23.764cm" svg:y1="6.904cm" svg:x2="22.729cm" svg:y2="6.692cm">
          <text:p/>
        </draw:line>
        <draw:line draw:style-name="gr8" draw:text-style-name="P2" draw:layer="layout" svg:x1="23.77cm" svg:y1="5.857cm" svg:x2="24.039cm" svg:y2="5.633cm">
          <text:p/>
        </draw:line>
        <draw:line draw:style-name="gr8" draw:text-style-name="P2" draw:layer="layout" svg:x1="23.774cm" svg:y1="5.857cm" svg:x2="23.738cm" svg:y2="5.849cm">
          <text:p/>
        </draw:line>
        <draw:line draw:style-name="gr8" draw:text-style-name="P2" draw:layer="layout" svg:x1="23.739cm" svg:y1="5.849cm" svg:x2="23.724cm" svg:y2="5.86cm">
          <text:p/>
        </draw:line>
        <draw:line draw:style-name="gr8" draw:text-style-name="P2" draw:layer="layout" svg:x1="24.053cm" svg:y1="5.927cm" svg:x2="23.724cm" svg:y2="5.859cm">
          <text:p/>
        </draw:line>
        <draw:line draw:style-name="gr8" draw:text-style-name="P2" draw:layer="layout" svg:x1="23.636cm" svg:y1="7.161cm" svg:x2="23.996cm" svg:y2="7.236cm">
          <text:p/>
        </draw:line>
        <draw:line draw:style-name="gr8" draw:text-style-name="P2" draw:layer="layout" svg:x1="23.992cm" svg:y1="7.236cm" svg:x2="25.605cm" svg:y2="5.919cm">
          <text:p/>
        </draw:line>
        <draw:line draw:style-name="gr8" draw:text-style-name="P2" draw:layer="layout" svg:x1="25.605cm" svg:y1="5.924cm" svg:x2="25.47cm" svg:y2="5.894cm">
          <text:p/>
        </draw:line>
        <draw:path draw:style-name="gr8" draw:text-style-name="P2" draw:layer="layout" svg:width="1.025cm" svg:height="0.414cm" svg:x="21.327cm" svg:y="5.873cm" svg:viewBox="0 0 1026 415" svg:d="M76 0c-138 110-85 245 134 333 215 88 544 106 816 49">
          <text:p/>
        </draw:path>
        <draw:path draw:style-name="gr8" draw:text-style-name="P2" draw:layer="layout" svg:width="1.054cm" svg:height="0.158cm" svg:x="21.403cm" svg:y="5.715cm" svg:viewBox="0 0 1055 159" svg:d="M1055 60c-165-53-381-71-582-53-208 21-382 75-473 152">
          <text:p/>
        </draw:path>
        <draw:path draw:style-name="gr8" draw:text-style-name="P2" draw:layer="layout" svg:width="0.046cm" svg:height="0.078cm" svg:x="18.026cm" svg:y="5.192cm" svg:viewBox="0 0 47 79" svg:d="M47 0c-32 26-47 54-47 79">
          <text:p/>
        </draw:path>
        <draw:path draw:style-name="gr8" draw:text-style-name="P2" draw:layer="layout" svg:width="0.851cm" svg:height="0.173cm" svg:x="18.026cm" svg:y="5.27cm" svg:viewBox="0 0 852 174" svg:d="M0 0c0 95 191 174 425 174 236 0 427-79 427-174">
          <text:p/>
        </draw:path>
        <draw:path draw:style-name="gr8" draw:text-style-name="P2" draw:layer="layout" svg:width="0.808cm" svg:height="0.173cm" svg:x="18.069cm" svg:y="5.097cm" svg:viewBox="0 0 809 174" svg:d="M809 174c0-81-134-148-328-170-191-18-388 22-481 92">
          <text:p/>
        </draw:path>
        <draw:path draw:style-name="gr8" draw:text-style-name="P2" draw:layer="layout" svg:width="0.056cm" svg:height="0.131cm" svg:x="17.829cm" svg:y="5.986cm" svg:viewBox="0 0 57 132" svg:d="M0 132c0-53 22-100 57-132">
          <text:p/>
        </draw:path>
        <draw:path draw:style-name="gr8" draw:text-style-name="P2" draw:layer="layout" svg:width="0.331cm" svg:height="0.368cm" svg:x="17.885cm" svg:y="5.953cm" svg:viewBox="0 0 332 369" svg:d="M0 33c79-60 199-35 273 57 78 92 78 219 0 279">
          <text:p/>
        </draw:path>
        <draw:path draw:style-name="gr8" draw:text-style-name="P2" draw:layer="layout" svg:width="0.328cm" svg:height="0.243cm" svg:x="17.829cm" svg:y="6.113cm" svg:viewBox="0 0 329 244" svg:d="M329 209c-53 46-134 46-208 0-71-46-121-127-121-209">
          <text:p/>
        </draw:path>
        <draw:line draw:style-name="gr8" draw:text-style-name="P2" draw:layer="layout" svg:x1="26.621cm" svg:y1="5.933cm" svg:x2="26.303cm" svg:y2="6.971cm">
          <text:p/>
        </draw:line>
        <draw:line draw:style-name="gr8" draw:text-style-name="P2" draw:layer="layout" svg:x1="26.62cm" svg:y1="5.933cm" svg:x2="26.62cm" svg:y2="5.796cm">
          <text:p/>
        </draw:line>
        <draw:path draw:style-name="gr8" draw:text-style-name="P2" draw:layer="layout" svg:width="0.017cm" svg:height="0.05cm" svg:x="16.083cm" svg:y="4.91cm" svg:viewBox="0 0 18 51" svg:d="M18 0c-7 19-15 33-18 51">
          <text:p/>
        </draw:path>
        <draw:line draw:style-name="gr8" draw:text-style-name="P2" draw:layer="layout" svg:x1="17.068cm" svg:y1="1.929cm" svg:x2="16.1cm" svg:y2="4.911cm">
          <text:p/>
        </draw:line>
        <draw:line draw:style-name="gr8" draw:text-style-name="P2" draw:layer="layout" svg:x1="16.083cm" svg:y1="5.016cm" svg:x2="16.083cm" svg:y2="4.956cm">
          <text:p/>
        </draw:line>
        <draw:path draw:style-name="gr8" draw:text-style-name="P2" draw:layer="layout" svg:width="0.095cm" svg:height="0.137cm" svg:x="18.111cm" svg:y="5.997cm" svg:viewBox="0 0 96 138" svg:d="M96 138c-22-14-36-28-50-47-21-28-35-56-46-91">
          <text:p/>
        </draw:path>
        <draw:path draw:style-name="gr8" draw:text-style-name="P2" draw:layer="layout" svg:width="0.423cm" svg:height="0.229cm" svg:x="16.083cm" svg:y="4.956cm" svg:viewBox="0 0 424 230" svg:d="M0 0c7 7 14 14 24 21 11 4 18 11 29 18 10 3 17 10 28 17 17 11 39 22 56 36 21 10 39 21 60 32 75 38 153 78 227 106">
          <text:p/>
        </draw:path>
        <draw:path draw:style-name="gr8" draw:text-style-name="P2" draw:layer="layout" svg:width="0.448cm" svg:height="0.547cm" svg:x="18.316cm" svg:y="3.647cm" svg:viewBox="0 0 449 548" svg:d="M449 548c-248-49-449-297-449-548">
          <text:p/>
        </draw:path>
        <draw:path draw:style-name="gr8" draw:text-style-name="P2" draw:layer="layout" svg:width="0.639cm" svg:height="0.392cm" svg:x="17.705cm" svg:y="4.145cm" svg:viewBox="0 0 640 393" svg:d="M640 392c-78 4-155-3-227-21-60-15-116-36-169-61-57-25-110-56-152-102-28-28-53-60-70-103-15-28-22-67-22-105">
          <text:p/>
        </draw:path>
        <draw:line draw:style-name="gr8" draw:text-style-name="P2" draw:layer="layout" svg:x1="18.316cm" svg:y1="1.83cm" svg:x2="18.316cm" svg:y2="3.647cm">
          <text:p/>
        </draw:line>
        <draw:line draw:style-name="gr8" draw:text-style-name="P2" draw:layer="layout" svg:x1="22.522cm" svg:y1="2.682cm" svg:x2="21.625cm" svg:y2="2.497cm">
          <text:p/>
        </draw:line>
        <draw:line draw:style-name="gr8" draw:text-style-name="P2" draw:layer="layout" svg:x1="22.517cm" svg:y1="2.677cm" svg:x2="22.517cm" svg:y2="4.504cm">
          <text:p/>
        </draw:line>
        <draw:path draw:style-name="gr8" draw:text-style-name="P2" draw:layer="layout" svg:width="0.233cm" svg:height="0.449cm" svg:x="22.517cm" svg:y="4.504cm" svg:viewBox="0 0 234 450" svg:d="M234 450c-142-110-234-284-234-450">
          <text:p/>
        </draw:path>
        <draw:line draw:style-name="gr8" draw:text-style-name="P2" draw:layer="layout" svg:x1="24.667cm" svg:y1="3.119cm" svg:x2="23.77cm" svg:y2="2.935cm">
          <text:p/>
        </draw:line>
        <draw:line draw:style-name="gr8" draw:text-style-name="P2" draw:layer="layout" svg:x1="24.666cm" svg:y1="3.118cm" svg:x2="24.666cm" svg:y2="5.065cm">
          <text:p/>
        </draw:line>
        <draw:line draw:style-name="gr8" draw:text-style-name="P2" draw:layer="layout" svg:x1="17.705cm" svg:y1="4.145cm" svg:x2="17.705cm" svg:y2="2.896cm">
          <text:p/>
        </draw:line>
        <draw:polyline draw:style-name="gr8" draw:text-style-name="P2" draw:layer="layout" svg:width="0.864cm" svg:height="1.489cm" svg:x="16.841cm" svg:y="2.896cm" svg:viewBox="0 0 865 1490" draw:points="0,1490 43,1370 86,1253 135,1133 188,1017 241,904 301,790 361,681 424,571 495,469 562,370 636,271 710,176 788,88 865,0">
          <text:p/>
        </draw:polyline>
        <draw:path draw:style-name="gr8" draw:text-style-name="P2" draw:layer="layout" svg:width="0.152cm" svg:height="0.645cm" svg:x="16.689cm" svg:y="4.385cm" svg:viewBox="0 0 153 646" svg:d="M0 646c32-216 85-431 153-646">
          <text:p/>
        </draw:path>
        <draw:path draw:style-name="gr8" draw:text-style-name="P2" draw:layer="layout" svg:width="0.031cm" svg:height="0.187cm" svg:x="16.658cm" svg:y="5.03cm" svg:viewBox="0 0 32 188" svg:d="M32 0c-7 39-14 78-17 110-7 36-12 60-15 78">
          <text:p/>
        </draw:path>
        <draw:polyline draw:style-name="gr8" draw:text-style-name="P2" draw:layer="layout" svg:width="0.374cm" svg:height="0.123cm" svg:x="19.815cm" svg:y="5.683cm" svg:viewBox="0 0 375 124" draw:points="0,117 25,124 49,124 78,124 102,124 131,121 160,114 188,107 213,96 241,85 269,71 297,57 322,40 350,21 375,0">
          <text:p/>
        </draw:polyline>
        <draw:polyline draw:style-name="gr8" draw:text-style-name="P2" draw:layer="layout" svg:width="0.275cm" svg:height="0.413cm" svg:x="20.189cm" svg:y="5.27cm" svg:viewBox="0 0 276 414" draw:points="0,414 26,393 50,368 75,343 100,319 121,289 142,261 163,229 184,201 202,169 220,134 234,102 251,67 262,35 276,0">
          <text:p/>
        </draw:polyline>
        <draw:line draw:style-name="gr8" draw:text-style-name="P2" draw:layer="layout" svg:x1="22.162cm" svg:y1="2.97cm" svg:x2="21.889cm" svg:y2="3.807cm">
          <text:p/>
        </draw:line>
        <draw:polyline draw:style-name="gr8" draw:text-style-name="P2" draw:layer="layout" svg:width="1.164cm" svg:height="2.18cm" svg:x="20.729cm" svg:y="3.806cm" svg:viewBox="0 0 1165 2181" draw:points="1165,0 1031,88 904,190 776,307 656,441 543,586 441,744 342,910 257,1083 183,1263 123,1446 70,1630 35,1818 10,2001 0,2181">
          <text:p/>
        </draw:polyline>
        <draw:line draw:style-name="gr8" draw:text-style-name="P2" draw:layer="layout" svg:x1="21.269cm" svg:y1="2.786cm" svg:x2="20.464cm" svg:y2="5.271cm">
          <text:p/>
        </draw:line>
        <draw:line draw:style-name="gr8" draw:text-style-name="P2" draw:layer="layout" svg:x1="22.162cm" svg:y1="2.971cm" svg:x2="21.268cm" svg:y2="2.786cm">
          <text:p/>
        </draw:line>
        <draw:line draw:style-name="gr8" draw:text-style-name="P2" draw:layer="layout" svg:x1="21.889cm" svg:y1="5.016cm" svg:x2="21.889cm" svg:y2="3.806cm">
          <text:p/>
        </draw:line>
        <draw:path draw:style-name="gr8" draw:text-style-name="P2" draw:layer="layout" svg:width="0.533cm" svg:height="0.48cm" svg:x="21.889cm" svg:y="5.016cm" svg:viewBox="0 0 534 481" svg:d="M534 481c-92-11-176-43-247-81-42-22-77-46-114-74-35-29-63-57-91-96-22-28-43-63-57-106-14-35-25-77-25-124">
          <text:p/>
        </draw:path>
        <draw:line draw:style-name="gr8" draw:text-style-name="P2" draw:layer="layout" svg:x1="23.452cm" svg:y1="3.196cm" svg:x2="23.452cm" svg:y2="3.718cm">
          <text:p/>
        </draw:line>
        <draw:line draw:style-name="gr8" draw:text-style-name="P2" draw:layer="layout" svg:x1="23.721cm" svg:y1="3.25cm" svg:x2="23.452cm" svg:y2="3.196cm">
          <text:p/>
        </draw:line>
        <draw:path draw:style-name="gr8" draw:text-style-name="P2" draw:layer="layout" svg:width="0.032cm" svg:height="0.026cm" svg:x="24.062cm" svg:y="5.411cm" svg:viewBox="0 0 33 27" svg:d="M0 0c12 8 23 19 33 27">
          <text:p/>
        </draw:path>
        <draw:path draw:style-name="gr8" draw:text-style-name="P2" draw:layer="layout" svg:width="0.021cm" svg:height="0.088cm" svg:x="24.087cm" svg:y="5.517cm" svg:viewBox="0 0 22 89" svg:d="M0 89c19-26 22-54 22-89">
          <text:p/>
        </draw:path>
        <draw:path draw:style-name="gr8" draw:text-style-name="P2" draw:layer="layout" svg:width="0.031cm" svg:height="0.119cm" svg:x="24.077cm" svg:y="5.401cm" svg:viewBox="0 0 32 120" svg:d="M32 120c0-42-11-84-32-120">
          <text:p/>
        </draw:path>
        <draw:line draw:style-name="gr8" draw:text-style-name="P2" draw:layer="layout" svg:x1="24.038cm" svg:y1="5.433cm" svg:x2="24.081cm" svg:y2="5.401cm">
          <text:p/>
        </draw:line>
        <draw:line draw:style-name="gr8" draw:text-style-name="P2" draw:layer="layout" svg:x1="24.038cm" svg:y1="5.633cm" svg:x2="24.038cm" svg:y2="5.432cm">
          <text:p/>
        </draw:line>
        <draw:line draw:style-name="gr8" draw:text-style-name="P2" draw:layer="layout" svg:x1="23.721cm" svg:y1="3.249cm" svg:x2="22.673cm" svg:y2="5.091cm">
          <text:p/>
        </draw:line>
        <draw:path draw:style-name="gr8" draw:text-style-name="P2" draw:layer="layout" svg:width="0.124cm" svg:height="0.279cm" svg:x="22.549cm" svg:y="5.09cm" svg:viewBox="0 0 125 280" svg:d="M0 280c36-106 79-198 125-280">
          <text:p/>
        </draw:path>
        <draw:path draw:style-name="gr8" draw:text-style-name="P2" draw:layer="layout" svg:width="0.088cm" svg:height="0.367cm" svg:x="22.461cm" svg:y="5.369cm" svg:viewBox="0 0 89 368" svg:d="M0 368c21-128 50-252 89-368">
          <text:p/>
        </draw:path>
        <draw:path draw:style-name="gr8" draw:text-style-name="P2" draw:layer="layout" svg:width="0.359cm" svg:height="1.114cm" svg:x="22.105cm" svg:y="5.736cm" svg:viewBox="0 0 360 1115" svg:d="M360 0c-61 410-191 816-360 1115">
          <text:p/>
        </draw:path>
        <draw:path draw:style-name="gr8" draw:text-style-name="P2" draw:layer="layout" svg:width="0.092cm" svg:height="0.434cm" svg:x="22.697cm" svg:y="5.803cm" svg:viewBox="0 0 93 435" svg:d="M93 0c-21 145-53 294-93 435">
          <text:p/>
        </draw:path>
        <draw:line draw:style-name="gr8" draw:text-style-name="P2" draw:layer="layout" svg:x1="22.697cm" svg:y1="6.237cm" svg:x2="22.735cm" svg:y2="6.245cm">
          <text:p/>
        </draw:line>
        <draw:path draw:style-name="gr8" draw:text-style-name="P2" draw:layer="layout" svg:width="0.272cm" svg:height="0.677cm" svg:x="22.461cm" svg:y="6.244cm" svg:viewBox="0 0 273 678" svg:d="M273 0c-71 255-164 491-273 678">
          <text:p/>
        </draw:path>
        <draw:line draw:style-name="gr8" draw:text-style-name="P2" draw:layer="layout" svg:x1="24.667cm" svg:y1="3.118cm" svg:x2="24.345cm" svg:y2="3.38cm">
          <text:p/>
        </draw:line>
        <draw:line draw:style-name="gr8" draw:text-style-name="P2" draw:layer="layout" svg:x1="24.345cm" svg:y1="3.376cm" svg:x2="24.345cm" svg:y2="5.252cm">
          <text:p/>
        </draw:line>
        <draw:line draw:style-name="gr8" draw:text-style-name="P2" draw:layer="layout" svg:x1="22.729cm" svg:y1="6.244cm" svg:x2="22.729cm" svg:y2="6.702cm">
          <text:p/>
        </draw:line>
        <draw:line draw:style-name="gr8" draw:text-style-name="P2" draw:layer="layout" svg:x1="24.349cm" svg:y1="3.38cm" svg:x2="24.077cm" svg:y2="3.323cm">
          <text:p/>
        </draw:line>
        <draw:line draw:style-name="gr8" draw:text-style-name="P2" draw:layer="layout" svg:x1="24.077cm" svg:y1="3.323cm" svg:x2="24.077cm" svg:y2="3.665cm">
          <text:p/>
        </draw:line>
        <draw:path draw:style-name="gr8" draw:text-style-name="P2" draw:layer="layout" svg:width="0.031cm" svg:height="0.12cm" svg:x="24.077cm" svg:y="3.665cm" svg:viewBox="0 0 32 121" svg:d="M32 121c0-40-11-82-32-121">
          <text:p/>
        </draw:path>
        <draw:path draw:style-name="gr8" draw:text-style-name="P2" draw:layer="layout" svg:width="0.031cm" svg:height="0.106cm" svg:x="24.077cm" svg:y="3.785cm" svg:viewBox="0 0 32 107" svg:d="M0 107c21-29 32-68 32-107">
          <text:p/>
        </draw:path>
        <draw:line draw:style-name="gr8" draw:text-style-name="P2" draw:layer="layout" svg:x1="24.077cm" svg:y1="3.891cm" svg:x2="24.077cm" svg:y2="5.401cm">
          <text:p/>
        </draw:line>
        <draw:line draw:style-name="gr8" draw:text-style-name="P2" draw:layer="layout" svg:x1="23.739cm" svg:y1="3.855cm" svg:x2="22.997cm" svg:y2="5.158cm">
          <text:p/>
        </draw:line>
        <draw:line draw:style-name="gr8" draw:text-style-name="P2" draw:layer="layout" svg:x1="23.738cm" svg:y1="3.855cm" svg:x2="23.738cm" svg:y2="5.849cm">
          <text:p/>
        </draw:line>
        <draw:path draw:style-name="gr8" draw:text-style-name="P2" draw:layer="layout" svg:width="0.261cm" svg:height="0.984cm" svg:x="23.463cm" svg:y="5.859cm" svg:viewBox="0 0 262 985" svg:d="M262 0c-21 342-121 710-262 985">
          <text:p/>
        </draw:path>
        <draw:path draw:style-name="gr8" draw:text-style-name="P2" draw:layer="layout" svg:width="0.212cm" svg:height="0.649cm" svg:x="22.785cm" svg:y="5.154cm" svg:viewBox="0 0 213 650" svg:d="M0 650c36-240 111-474 213-650">
          <text:p/>
        </draw:path>
        <draw:path draw:style-name="gr8" draw:text-style-name="P2" draw:layer="layout" svg:width="0.176cm" svg:height="0.361cm" svg:x="23.096cm" svg:y="5.322cm" svg:viewBox="0 0 177 362" svg:d="M0 362c0-81 21-181 57-255 36-71 81-113 120-106">
          <text:p/>
        </draw:path>
        <draw:path draw:style-name="gr8" draw:text-style-name="P2" draw:layer="layout" svg:width="0.174cm" svg:height="0.527cm" svg:x="23.163cm" svg:y="5.323cm" svg:viewBox="0 0 175 528" svg:d="M107 0c60 14 84 141 56 287-32 144-103 254-163 240">
          <text:p/>
        </draw:path>
        <draw:path draw:style-name="gr8" draw:text-style-name="P2" draw:layer="layout" svg:width="0.067cm" svg:height="0.166cm" svg:x="23.096cm" svg:y="5.683cm" svg:viewBox="0 0 68 167" svg:d="M68 167c-43-7-68-71-68-167">
          <text:p/>
        </draw:path>
        <draw:line draw:style-name="gr8" draw:text-style-name="P2" draw:layer="layout" svg:x1="24.038cm" svg:y1="3.701cm" svg:x2="24.081cm" svg:y2="3.665cm">
          <text:p/>
        </draw:line>
        <draw:line draw:style-name="gr8" draw:text-style-name="P2" draw:layer="layout" svg:x1="24.038cm" svg:y1="3.922cm" svg:x2="24.038cm" svg:y2="3.697cm">
          <text:p/>
        </draw:line>
        <draw:line draw:style-name="gr8" draw:text-style-name="P2" draw:layer="layout" svg:x1="24.038cm" svg:y1="3.923cm" svg:x2="24.081cm" svg:y2="3.891cm">
          <text:p/>
        </draw:line>
        <draw:line draw:style-name="gr8" draw:text-style-name="P2" draw:layer="layout" svg:x1="23.77cm" svg:y1="3.862cm" svg:x2="23.77cm" svg:y2="5.852cm">
          <text:p/>
        </draw:line>
        <draw:line draw:style-name="gr8" draw:text-style-name="P2" draw:layer="layout" svg:x1="24.081cm" svg:y1="3.323cm" svg:x2="23.77cm" svg:y2="3.863cm">
          <text:p/>
        </draw:line>
        <draw:path draw:style-name="gr8" draw:text-style-name="P2" draw:layer="layout" svg:width="0.187cm" svg:height="0.066cm" svg:x="24.489cm" svg:y="5.063cm" svg:viewBox="0 0 188 67" svg:d="M0 67c64-54 127-75 188-65">
          <text:p/>
        </draw:path>
        <draw:line draw:style-name="gr8" draw:text-style-name="P2" draw:layer="layout" svg:x1="24.49cm" svg:y1="5.129cm" svg:x2="24.401cm" svg:y2="5.204cm">
          <text:p/>
        </draw:line>
        <draw:path draw:style-name="gr8" draw:text-style-name="P2" draw:layer="layout" svg:width="0.374cm" svg:height="0.858cm" svg:x="24.027cm" svg:y="5.199cm" svg:viewBox="0 0 375 859" svg:d="M0 859c54-374 206-721 375-859">
          <text:p/>
        </draw:path>
        <draw:path draw:style-name="gr8" draw:text-style-name="P2" draw:layer="layout" svg:width="0.088cm" svg:height="0.438cm" svg:x="23.939cm" svg:y="6.053cm" svg:viewBox="0 0 89 439" svg:d="M89 0c-21 148-50 298-89 439">
          <text:p/>
        </draw:path>
        <draw:line draw:style-name="gr8" draw:text-style-name="P2" draw:layer="layout" svg:x1="23.774cm" svg:y1="3.863cm" svg:x2="23.738cm" svg:y2="3.855cm">
          <text:p/>
        </draw:line>
        <draw:line draw:style-name="gr8" draw:text-style-name="P2" draw:layer="layout" svg:x1="23.904cm" svg:y1="6.484cm" svg:x2="23.94cm" svg:y2="6.492cm">
          <text:p/>
        </draw:line>
        <draw:path draw:style-name="gr8" draw:text-style-name="P2" draw:layer="layout" svg:width="0.271cm" svg:height="0.677cm" svg:x="23.636cm" svg:y="6.484cm" svg:viewBox="0 0 272 678" svg:d="M272 0c-70 254-162 486-272 678">
          <text:p/>
        </draw:path>
        <draw:path draw:style-name="gr8" draw:text-style-name="P2" draw:layer="layout" svg:width="0.36cm" svg:height="1.115cm" svg:x="23.992cm" svg:y="6.12cm" svg:viewBox="0 0 361 1116" svg:d="M361 0c-60 414-188 816-361 1116">
          <text:p/>
        </draw:path>
        <draw:path draw:style-name="gr8" draw:text-style-name="P2" draw:layer="layout" svg:width="0.374cm" svg:height="0.854cm" svg:x="24.352cm" svg:y="5.266cm" svg:viewBox="0 0 375 855" svg:d="M0 855c53-370 205-717 375-855">
          <text:p/>
        </draw:path>
        <draw:line draw:style-name="gr8" draw:text-style-name="P2" draw:layer="layout" svg:x1="24.815cm" svg:y1="5.192cm" svg:x2="24.726cm" svg:y2="5.267cm">
          <text:p/>
        </draw:line>
        <draw:path draw:style-name="gr8" draw:text-style-name="P2" draw:layer="layout" svg:width="0.067cm" svg:height="0.007cm" svg:x="25.537cm" svg:y="5.916cm" svg:viewBox="0 0 68 8" svg:d="M68 8c-25 0-47-4-68-8">
          <text:p/>
        </draw:path>
        <draw:path draw:style-name="gr8" draw:text-style-name="P2" draw:layer="layout" svg:width="0.335cm" svg:height="0.487cm" svg:x="25.202cm" svg:y="5.429cm" svg:viewBox="0 0 336 488" svg:d="M336 488c-155-32-276-205-336-488">
          <text:p/>
        </draw:path>
        <draw:path draw:style-name="gr8" draw:text-style-name="P2" draw:layer="layout" svg:width="0.187cm" svg:height="0.064cm" svg:x="24.814cm" svg:y="5.128cm" svg:viewBox="0 0 188 65" svg:d="M0 65c64-54 128-75 188-61">
          <text:p/>
        </draw:path>
        <draw:path draw:style-name="gr8" draw:text-style-name="P2" draw:layer="layout" svg:width="0.205cm" svg:height="0.297cm" svg:x="24.997cm" svg:y="5.132cm" svg:viewBox="0 0 206 298" svg:d="M0 0c96 18 170 125 206 298">
          <text:p/>
        </draw:path>
        <draw:path draw:style-name="gr8" draw:text-style-name="P2" draw:layer="layout" svg:width="0.342cm" svg:height="0.711cm" svg:x="24.546cm" svg:y="5.388cm" svg:viewBox="0 0 343 712" svg:d="M0 712c0-167 42-357 113-502 70-145 156-222 230-208">
          <text:p/>
        </draw:path>
        <draw:path draw:style-name="gr8" draw:text-style-name="P2" draw:layer="layout" svg:width="0.34cm" svg:height="1.032cm" svg:x="24.676cm" svg:y="5.39cm" svg:viewBox="0 0 341 1033" svg:d="M208 0c118 25 167 275 107 562-56 282-198 494-315 469">
          <text:p/>
        </draw:path>
        <draw:path draw:style-name="gr8" draw:text-style-name="P2" draw:layer="layout" svg:width="0.13cm" svg:height="0.321cm" svg:x="24.546cm" svg:y="6.099cm" svg:viewBox="0 0 131 322" svg:d="M131 322c-82-14-131-141-131-322">
          <text:p/>
        </draw:path>
        <draw:path draw:style-name="gr8" draw:text-style-name="P2" draw:layer="layout" svg:width="0.241cm" svg:height="0.236cm" svg:x="21.603cm" svg:y="5.923cm" svg:viewBox="0 0 242 237" svg:d="M43 0c-49 42-56 91-21 135 39 46 117 81 220 102">
          <text:p/>
        </draw:path>
        <draw:path draw:style-name="gr8" draw:text-style-name="P2" draw:layer="layout" svg:width="0.55cm" svg:height="0.078cm" svg:x="21.844cm" svg:y="6.099cm" svg:viewBox="0 0 551 79" svg:d="M0 61c190 39 426 14 551-61">
          <text:p/>
        </draw:path>
        <draw:path draw:style-name="gr8" draw:text-style-name="P2" draw:layer="layout" svg:width="0.204cm" svg:height="0.088cm" svg:x="22.225cm" svg:y="5.845cm" svg:viewBox="0 0 205 89" svg:d="M205 89c-42-39-114-67-205-89">
          <text:p/>
        </draw:path>
        <draw:path draw:style-name="gr8" draw:text-style-name="P2" draw:layer="layout" svg:width="0.579cm" svg:height="0.097cm" svg:x="21.646cm" svg:y="5.826cm" svg:viewBox="0 0 580 98" svg:d="M580 23c-103-25-219-29-329-15-109 18-197 46-251 90">
          <text:p/>
        </draw:path>
        <draw:line draw:style-name="gr8" draw:text-style-name="P2" draw:layer="layout" svg:x1="17.96cm" svg:y1="2.114cm" svg:x2="17.067cm" svg:y2="1.929cm">
          <text:p/>
        </draw:line>
        <draw:line draw:style-name="gr8" draw:text-style-name="P2" draw:layer="layout" svg:x1="17.705cm" svg:y1="2.9cm" svg:x2="17.96cm" svg:y2="2.113cm">
          <text:p/>
        </draw:line>
        <draw:line draw:style-name="gr8" draw:text-style-name="P2" draw:layer="layout" svg:x1="17.424cm" svg:y1="1.64cm" svg:x2="17.067cm" svg:y2="1.93cm">
          <text:p/>
        </draw:line>
        <draw:path draw:style-name="gr8" draw:text-style-name="P2" draw:layer="layout" svg:width="0.565cm" svg:height="0.095cm" svg:x="21.66cm" svg:y="5.831cm" svg:viewBox="0 0 566 96" svg:d="M566 19c-209-44-459-8-566 77">
          <text:p/>
        </draw:path>
        <draw:path draw:style-name="gr8" draw:text-style-name="P2" draw:layer="layout" svg:width="0.046cm" svg:height="0.078cm" svg:x="21.614cm" svg:y="5.926cm" svg:viewBox="0 0 47 79" svg:d="M47 0c-28 25-47 51-47 79">
          <text:p/>
        </draw:path>
        <draw:path draw:style-name="gr8" draw:text-style-name="P2" draw:layer="layout" svg:width="0.23cm" svg:height="0.155cm" svg:x="21.614cm" svg:y="6.004cm" svg:viewBox="0 0 231 156" svg:d="M0 0c0 63 89 124 231 156">
          <text:p/>
        </draw:path>
        <draw:line draw:style-name="gr8" draw:text-style-name="P2" draw:layer="layout" svg:x1="18.32cm" svg:y1="1.83cm" svg:x2="17.959cm" svg:y2="2.124cm">
          <text:p/>
        </draw:line>
        <draw:line draw:style-name="gr8" draw:text-style-name="P2" draw:layer="layout" svg:x1="17.959cm" svg:y1="2.123cm" svg:x2="17.959cm" svg:y2="2.113cm">
          <text:p/>
        </draw:line>
        <draw:line draw:style-name="gr8" draw:text-style-name="P2" draw:layer="layout" svg:x1="21.626cm" svg:y1="2.497cm" svg:x2="21.268cm" svg:y2="2.791cm">
          <text:p/>
        </draw:line>
        <draw:line draw:style-name="gr8" draw:text-style-name="P2" draw:layer="layout" svg:x1="22.161cm" svg:y1="2.971cm" svg:x2="22.522cm" svg:y2="2.677cm">
          <text:p/>
        </draw:line>
        <draw:line draw:style-name="gr8" draw:text-style-name="P2" draw:layer="layout" svg:x1="23.452cm" svg:y1="3.197cm" svg:x2="23.774cm" svg:y2="2.935cm">
          <text:p/>
        </draw:line>
        <draw:line draw:style-name="gr8" draw:text-style-name="P2" draw:layer="layout" svg:x1="24.081cm" svg:y1="3.324cm" svg:x2="23.72cm" svg:y2="3.249cm">
          <text:p/>
        </draw:line>
        <draw:line draw:style-name="gr8" draw:text-style-name="P2" draw:layer="layout" svg:x1="18.316cm" svg:y1="1.83cm" svg:x2="18.316cm" svg:y2="1.82cm">
          <text:p/>
        </draw:line>
        <draw:line draw:style-name="gr8" draw:text-style-name="P2" draw:layer="layout" svg:x1="18.32cm" svg:y1="1.821cm" svg:x2="17.423cm" svg:y2="1.64cm">
          <text:p/>
        </draw:line>
        <draw:path draw:style-name="gr8" draw:text-style-name="P2" draw:layer="layout" svg:width="0.032cm" svg:height="0.021cm" svg:x="24.062cm" svg:y="3.679cm" svg:viewBox="0 0 33 22" svg:d="M0 0c12 8 23 15 33 22">
          <text:p/>
        </draw:path>
        <draw:path draw:style-name="gr8" draw:text-style-name="P2" draw:layer="layout" svg:width="0.088cm" svg:height="0.385cm" svg:x="23.103cm" svg:y="5.379cm" svg:viewBox="0 0 89 386" svg:d="M81 0c12 53 12 127-7 202-14 71-42 138-74 184">
          <text:p/>
        </draw:path>
        <draw:line draw:style-name="gr8" draw:text-style-name="P2" draw:layer="layout" svg:x1="24.655cm" svg:y1="5.605cm" svg:x2="24.655cm" svg:y2="5.609cm">
          <text:p/>
        </draw:line>
        <draw:path draw:style-name="gr8" draw:text-style-name="P2" draw:layer="layout" svg:width="0.173cm" svg:height="0.523cm" svg:x="24.549cm" svg:y="5.609cm" svg:viewBox="0 0 174 524" svg:d="M106 0c61 10 86 137 54 282-29 146-103 255-160 241">
          <text:p/>
        </draw:path>
        <draw:path draw:style-name="gr8" draw:text-style-name="P2" draw:layer="layout" svg:width="0.002cm" svg:height="0cm" svg:x="24.546cm" svg:y="6.131cm" svg:viewBox="0 0 3 0" svg:d="M3 0c-3 0-3 0-3 0">
          <text:p/>
        </draw:path>
        <draw:path draw:style-name="gr8" draw:text-style-name="P2" draw:layer="layout" svg:width="0.245cm" svg:height="0.931cm" svg:x="24.595cm" svg:y="5.422cm" svg:viewBox="0 0 246 932" svg:d="M192 0c60 98 70 289 28 490-42 202-128 371-220 442">
          <text:p/>
        </draw:path>
        <draw:line draw:style-name="gr8" draw:text-style-name="P2" draw:layer="layout" svg:x1="18.32cm" svg:y1="1.82cm" svg:x2="17.959cm" svg:y2="2.114cm">
          <text:p/>
        </draw:line>
        <draw:path draw:style-name="gr8" draw:text-style-name="P2" draw:layer="layout" svg:width="0.039cm" svg:height="0.088cm" svg:x="16.95cm" svg:y="6.805cm" svg:viewBox="0 0 40 89" svg:d="M0 89c0-35 15-67 40-89">
          <text:p/>
        </draw:path>
        <draw:path draw:style-name="gr8" draw:text-style-name="P2" draw:layer="layout" svg:width="0.23cm" svg:height="0.255cm" svg:x="16.989cm" svg:y="6.782cm" svg:viewBox="0 0 231 256" svg:d="M0 23c53-43 139-25 188 38 57 64 57 152 0 195">
          <text:p/>
        </draw:path>
        <draw:path draw:style-name="gr8" draw:text-style-name="P2" draw:layer="layout" svg:width="0.23cm" svg:height="0.168cm" svg:x="16.95cm" svg:y="6.893cm" svg:viewBox="0 0 231 169" svg:d="M231 145c-39 32-99 32-149 0-50-31-82-89-82-145">
          <text:p/>
        </draw:path>
        <draw:path draw:style-name="gr8" draw:text-style-name="P2" draw:layer="layout" svg:width="0.074cm" svg:height="0.166cm" svg:x="16.838cm" svg:y="6.706cm" svg:viewBox="0 0 75 167" svg:d="M0 167c0-68 24-125 75-167">
          <text:p/>
        </draw:path>
        <draw:path draw:style-name="gr8" draw:text-style-name="P2" draw:layer="layout" svg:width="0.423cm" svg:height="0.473cm" svg:x="16.908cm" svg:y="6.664cm" svg:viewBox="0 0 424 474" svg:d="M0 43c99-78 255-46 350 74 99 117 99 276 0 357">
          <text:p/>
        </draw:path>
        <draw:path draw:style-name="gr8" draw:text-style-name="P2" draw:layer="layout" svg:width="0.419cm" svg:height="0.307cm" svg:x="16.838cm" svg:y="6.872cm" svg:viewBox="0 0 420 308" svg:d="M420 265c-70 58-176 58-268-3-92-57-152-159-152-262">
          <text:p/>
        </draw:path>
        <draw:path draw:style-name="gr8" draw:text-style-name="P2" draw:layer="layout" svg:width="0.42cm" svg:height="0.469cm" svg:x="16.933cm" svg:y="6.646cm" svg:viewBox="0 0 421 470" svg:d="M0 42c96-77 251-46 350 74 95 118 95 276 0 354">
          <text:p/>
        </draw:path>
        <draw:path draw:style-name="gr8" draw:text-style-name="P2" draw:layer="layout" svg:width="0.381cm" svg:height="0.427cm" svg:x="17.025cm" svg:y="6.607cm" svg:viewBox="0 0 382 428" svg:d="M0 39c84-72 229-42 318 67 85 106 85 250 0 322">
          <text:p/>
        </draw:path>
        <draw:path draw:style-name="gr8" draw:text-style-name="P2" draw:layer="layout" svg:width="0.018cm" svg:height="0.018cm" svg:x="17.003cm" svg:y="6.635cm" svg:viewBox="0 0 19 19" svg:d="M0 19c8-7 12-11 19-19">
          <text:p/>
        </draw:path>
        <draw:path draw:style-name="gr8" draw:text-style-name="P2" draw:layer="layout" svg:width="0.398cm" svg:height="0.442cm" svg:x="17.021cm" svg:y="6.595cm" svg:viewBox="0 0 399 443" svg:d="M0 40c92-74 240-42 333 67 88 113 88 262 0 336">
          <text:p/>
        </draw:path>
        <draw:path draw:style-name="gr8" draw:text-style-name="P2" draw:layer="layout" svg:width="0.025cm" svg:height="0.015cm" svg:x="17.328cm" svg:y="7.037cm" svg:viewBox="0 0 26 16" svg:d="M26 0c-11 4-19 11-26 16">
          <text:p/>
        </draw:path>
        <draw:path draw:style-name="gr8" draw:text-style-name="P2" draw:layer="layout" svg:width="0.394cm" svg:height="0.443cm" svg:x="17.046cm" svg:y="6.576cm" svg:viewBox="0 0 395 444" svg:d="M0 41c88-74 237-46 329 67 88 109 88 262 0 336">
          <text:p/>
        </draw:path>
        <draw:path draw:style-name="gr8" draw:text-style-name="P2" draw:layer="layout" svg:width="0cm" svg:height="0.006cm" svg:x="17.074cm" svg:y="6.783cm" svg:viewBox="0 0 0 7" svg:d="M0 7c0-3 0-7 0-7">
          <text:p/>
        </draw:path>
        <draw:path draw:style-name="gr8" draw:text-style-name="P2" draw:layer="layout" svg:width="0.145cm" svg:height="0.166cm" svg:x="17.074cm" svg:y="6.79cm" svg:viewBox="0 0 146 167" svg:d="M146 167c-40-3-75-24-104-56-28-32-42-72-42-111">
          <text:p/>
        </draw:path>
        <draw:line draw:style-name="gr8" draw:text-style-name="P2" draw:layer="layout" svg:x1="24.673cm" svg:y1="5.065cm" svg:x2="25.002cm" svg:y2="5.133cm">
          <text:p/>
        </draw:line>
        <draw:line draw:style-name="gr8" draw:text-style-name="P2" draw:layer="layout" svg:x1="16.908cm" svg:y1="6.71cm" svg:x2="16.934cm" svg:y2="6.688cm">
          <text:p/>
        </draw:line>
        <draw:line draw:style-name="gr8" draw:text-style-name="P2" draw:layer="layout" svg:x1="17.257cm" svg:y1="7.137cm" svg:x2="17.283cm" svg:y2="7.115cm">
          <text:p/>
        </draw:line>
        <draw:line draw:style-name="gr8" draw:text-style-name="P2" draw:layer="layout" svg:x1="17.021cm" svg:y1="6.65cm" svg:x2="17.026cm" svg:y2="6.646cm">
          <text:p/>
        </draw:line>
        <draw:line draw:style-name="gr8" draw:text-style-name="P2" draw:layer="layout" svg:x1="17.335cm" svg:y1="7.038cm" svg:x2="17.343cm" svg:y2="7.034cm">
          <text:p/>
        </draw:line>
        <draw:line draw:style-name="gr8" draw:text-style-name="P2" draw:layer="layout" svg:x1="17.021cm" svg:y1="6.636cm" svg:x2="17.047cm" svg:y2="6.618cm">
          <text:p/>
        </draw:line>
        <draw:line draw:style-name="gr8" draw:text-style-name="P2" draw:layer="layout" svg:x1="17.349cm" svg:y1="7.038cm" svg:x2="17.375cm" svg:y2="7.02cm">
          <text:p/>
        </draw:line>
        <draw:path draw:style-name="gr1" draw:text-style-name="P1" draw:layer="layout" svg:width="3.69cm" svg:height="1.684cm" svg:x="1.809cm" svg:y="17.634cm" svg:viewBox="0 0 3691 1685" svg:d="M3335 1685l356-293v-321l-3-21-4-4c4 4 4 7 7 7l-342-497 339 494-653-558 314 64-441 39 127-103-127 103v229l-600-124c-56-10-105-24-151-42l-279-402-314-64-99 82c-3-11-3-18-7-29-7-31-14-60-28-77-14-18-25-25-39-29 14 4 25 11 39 29 14 17 21 46 28 77 4 11 4 18 7 29l-24 21v254l-318 261c-7-21-10-39-10-60v-635l-96-21 371 45h3c-3 0-3 0-7 0h4l-113-24h-4l-257-32 261 32-261-32 261 32h-4l117 24-113-24 116 24c-3 0-3 0-7 0l-367-45 371 45-498-70 127 25-127-25 113 14h11-11l-113-14c-14-25-28-40-49-43-18-4-39 3-60 22l-32 24c-17 15-32 32-49 57l99-78 91 18c-14-25-28-40-49-43l-113-25c-18-4-39 7-60 25l-32 25c-60 50-116 170-134 304-3 14-7 28-10 46 3-18 7-32 10-46 18-134 74-254 134-304l32-25c21-18 42-29 60-25l113 25c-18-4-39 3-60 22l-32 24c-17 15-32 32-49 57l-11 10v11c-35 64-60 145-74 226-10 53-21 109-35 159l10 3c-28 92-63 176-105 244l-124-25c57-92 106-219 131-356l-492 398v46l114 183z">
          <text:p/>
        </draw:path>
        <draw:polygon draw:style-name="gr7" draw:text-style-name="P2" draw:layer="layout" svg:width="0cm" svg:height="0cm" svg:x="3.633cm" svg:y="18.347cm" svg:viewBox="0 0 0 0" draw:points="0,0">
          <text:p/>
        </draw:polygon>
        <draw:path draw:style-name="gr1" draw:text-style-name="P1" draw:layer="layout" svg:width="3.221cm" svg:height="1.366cm" svg:x="1.809cm" svg:y="17.772cm" svg:viewBox="0 0 3222 1367" svg:d="M3222 1367v-848l-315-63v230 102 113 198 3c0-3 0-7 0-7l-46 102c29-21 46-56 46-95l-155 120c42 7 81 0 109-25l-956-148 847 173-847-173c-84-17-155-102-155-190v-640l-314-67v258 106 145 134c0 43-14 78-46 103-28 24-67 31-109 24l-127-24c-85-18-155-103-155-195v-639l-311-64v11 561 230l-688-141v46l773 159c-21-25-35-57-35-85 0-49 31-88 81-88 46-4 95 28 116 78 21 45 14 98-21 123l610 127c-21-28-35-56-35-88 0-50 32-85 81-88 46-4 92 28 117 77 21 50 14 99-25 127l1333 272c-21-25-35-57-35-88 0-50 32-85 82-89 46-3 95 32 117 78 21 49 14 99-22 127z">
          <text:p/>
        </draw:path>
        <draw:polygon draw:style-name="gr7" draw:text-style-name="P2" draw:layer="layout" svg:width="0cm" svg:height="0cm" svg:x="3.633cm" svg:y="18.347cm" svg:viewBox="0 0 0 0" draw:points="0,0">
          <text:p/>
        </draw:polygon>
        <draw:path draw:style-name="gr1" draw:text-style-name="P1" draw:layer="layout" svg:width="3.334cm" svg:height="0.84cm" svg:x="1.809cm" svg:y="18.478cm" svg:viewBox="0 0 3335 841" svg:d="M3335 841l-113-180-89-18c-35 4-85-7-138-28l-1333-273c-35 0-85-7-138-32l-610-123c-39 4-88-7-141-28l-773-159 113 180z">
          <text:p/>
        </draw:path>
        <draw:polygon draw:style-name="gr7" draw:text-style-name="P2" draw:layer="layout" svg:width="0cm" svg:height="0cm" svg:x="3.633cm" svg:y="18.347cm" svg:viewBox="0 0 0 0" draw:points="0,0">
          <text:p/>
        </draw:polygon>
        <draw:path draw:style-name="gr1" draw:text-style-name="P1" draw:layer="layout" svg:width="1.002cm" svg:height="0.705cm" svg:x="3.714cm" svg:y="18.291cm" svg:viewBox="0 0 1003 706" svg:d="M1003 166v102c-42-7-95-3-134 7-35 11-60 28-60 50 0 17 25 38 60 50 39 14 92 14 134 7v198 3c0-3 0-7 0-7l-7 7h7-7l-35 95c25-21 42-56 42-95l-155 120c42 7 81 0 113-25l-961-148 848 173-848-173 480-389-21-7-18-3-17-7-22-8-17-10-18-11-21-7-18-14-14-10-17-11-15-14-10-11-11-10-10-11 151 35c-56-10-109-24-155-42l756 166-601-124z">
          <text:p/>
        </draw:path>
        <draw:polygon draw:style-name="gr7" draw:text-style-name="P2" draw:layer="layout" svg:width="0cm" svg:height="0cm" svg:x="3.633cm" svg:y="18.347cm" svg:viewBox="0 0 0 0" draw:points="0,0">
          <text:p/>
        </draw:polygon>
        <draw:path draw:style-name="gr1" draw:text-style-name="P1" draw:layer="layout" svg:width="0.469cm" svg:height="1.129cm" svg:x="5.03cm" svg:y="18.189cm" svg:viewBox="0 0 470 1130" svg:d="M113 1130l357-293v-321l-3-21-4-4c4 4 4 7 7 7l-346-498 343 495-467-393 124-102-124 950v-848l113 1028-113-180z">
          <text:p/>
        </draw:path>
        <draw:polygon draw:style-name="gr7" draw:text-style-name="P2" draw:layer="layout" svg:width="0cm" svg:height="0cm" svg:x="3.633cm" svg:y="18.347cm" svg:viewBox="0 0 0 0" draw:points="0,0">
          <text:p/>
        </draw:polygon>
        <draw:path draw:style-name="gr1" draw:text-style-name="P1" draw:layer="layout" svg:width="0.635cm" svg:height="0.931cm" svg:x="3.559cm" svg:y="17.889cm" svg:viewBox="0 0 636 932" svg:d="M155 932l481-388-18-7-17-3-21-7-19-8-21-10-18-7-21-11-18-10-14-11-17-14-15-11-10-14-11-10-10-11-279-410 279 407-406-305 127-102-127 102v640c0 88 71 173 155 190z">
          <text:p/>
        </draw:path>
        <draw:polygon draw:style-name="gr7" draw:text-style-name="P2" draw:layer="layout" svg:width="0cm" svg:height="0cm" svg:x="3.633cm" svg:y="18.347cm" svg:viewBox="0 0 0 0" draw:points="0,0">
          <text:p/>
        </draw:polygon>
        <draw:path draw:style-name="gr1" draw:text-style-name="P1" draw:layer="layout" svg:width="0.441cm" svg:height="0.952cm" svg:x="2.808cm" svg:y="17.744cm" svg:viewBox="0 0 442 953" svg:d="M272 834c-67-14-127-72-148-139l318-257v106c-50 21-74 45-74 70 0 28 24 53 74 74v135c0 43-18 78-46 103-32 24-71 31-113 24l-124-24c-88-18-159-103-159-196v-638l114-92v639c0 21 3 39 10 56 21 67 81 125 148 139z">
          <text:p/>
        </draw:path>
        <draw:polygon draw:style-name="gr7" draw:text-style-name="P2" draw:layer="layout" svg:width="0cm" svg:height="0cm" svg:x="3.633cm" svg:y="18.347cm" svg:viewBox="0 0 0 0" draw:points="0,0">
          <text:p/>
        </draw:polygon>
        <draw:path draw:style-name="gr1" draw:text-style-name="P1" draw:layer="layout" svg:width="0.688cm" svg:height="0.539cm" svg:x="1.809cm" svg:y="18.034cm" svg:viewBox="0 0 689 540" svg:d="M589 293l100 18v229l-689-141 491-399c-29 135-74 265-134 353l127 29z">
          <text:p/>
        </draw:path>
        <draw:polygon draw:style-name="gr7" draw:text-style-name="P2" draw:layer="layout" svg:width="0cm" svg:height="0cm" svg:x="3.633cm" svg:y="18.347cm" svg:viewBox="0 0 0 0" draw:points="0,0">
          <text:p/>
        </draw:polygon>
        <draw:path draw:style-name="gr1" draw:text-style-name="P1" draw:layer="layout" svg:width="0.113cm" svg:height="0.561cm" svg:x="2.384cm" svg:y="17.783cm" svg:viewBox="0 0 114 562" svg:d="M114 0v562l-100-21v-153l-14-3c18-53 30-106 37-159 14-85 42-166 77-226z">
          <text:p/>
        </draw:path>
        <draw:polygon draw:style-name="gr7" draw:text-style-name="P2" draw:layer="layout" svg:width="0cm" svg:height="0cm" svg:x="3.633cm" svg:y="18.347cm" svg:viewBox="0 0 0 0" draw:points="0,0">
          <text:p/>
        </draw:polygon>
        <draw:polygon draw:style-name="gr1" draw:text-style-name="P1" draw:layer="layout" svg:width="0.441cm" svg:height="0.169cm" svg:x="3.245cm" svg:y="17.822cm" svg:viewBox="0 0 442 170" draw:points="128,0 25,86 0,107 315,170 442,68">
          <text:p/>
        </draw:polygon>
        <draw:polygon draw:style-name="gr7" draw:text-style-name="P2" draw:layer="layout" svg:width="0cm" svg:height="0cm" svg:x="3.633cm" svg:y="18.347cm" svg:viewBox="0 0 0 0" draw:points="0,0">
          <text:p/>
        </draw:polygon>
        <draw:polygon draw:style-name="gr1" draw:text-style-name="P1" draw:layer="layout" svg:width="0.441cm" svg:height="0.166cm" svg:x="4.716cm" svg:y="18.125cm" svg:viewBox="0 0 442 167" draw:points="0,99 314,167 442,64 127,0">
          <text:p/>
        </draw:polygon>
        <draw:polygon draw:style-name="gr7" draw:text-style-name="P2" draw:layer="layout" svg:width="0cm" svg:height="0cm" svg:x="3.633cm" svg:y="18.347cm" svg:viewBox="0 0 0 0" draw:points="0,0">
          <text:p/>
        </draw:polygon>
        <draw:polygon draw:style-name="gr1" draw:text-style-name="P1" draw:layer="layout" svg:width="0.424cm" svg:height="0.155cm" svg:x="2.497cm" svg:y="17.681cm" svg:viewBox="0 0 425 156" draw:points="201,17 329,46 425,63 315,156 0,92 11,82 110,0">
          <text:p/>
        </draw:polygon>
        <draw:polygon draw:style-name="gr7" draw:text-style-name="P2" draw:layer="layout" svg:width="0cm" svg:height="0cm" svg:x="3.633cm" svg:y="18.347cm" svg:viewBox="0 0 0 0" draw:points="0,0">
          <text:p/>
        </draw:polygon>
        <draw:path draw:style-name="gr1" draw:text-style-name="P1" draw:layer="layout" svg:width="0.212cm" svg:height="0.219cm" svg:x="2.547cm" svg:y="17.855cm" svg:viewBox="0 0 213 220" svg:d="M181 200c43-32 43-103 0-152-42-49-106-65-149-28zM32 20c-43 32-43 99 0 151 43 51 107 65 149 29z">
          <text:p/>
        </draw:path>
        <draw:polygon draw:style-name="gr7" draw:text-style-name="P2" draw:layer="layout" svg:width="0cm" svg:height="0cm" svg:x="3.633cm" svg:y="18.347cm" svg:viewBox="0 0 0 0" draw:points="0,0">
          <text:p/>
        </draw:polygon>
        <draw:path draw:style-name="gr1" draw:text-style-name="P1" draw:layer="layout" svg:width="0.212cm" svg:height="0.22cm" svg:x="3.298cm" svg:y="18.01cm" svg:viewBox="0 0 213 221" svg:d="M180 201c43-35 43-102 0-153-42-49-109-63-148-32zM32 16c-43 36-43 104 0 153 39 53 106 67 148 32z">
          <text:p/>
        </draw:path>
        <draw:polygon draw:style-name="gr7" draw:text-style-name="P2" draw:layer="layout" svg:width="0cm" svg:height="0cm" svg:x="3.633cm" svg:y="18.347cm" svg:viewBox="0 0 0 0" draw:points="0,0">
          <text:p/>
        </draw:polygon>
        <draw:path draw:style-name="gr1" draw:text-style-name="P1" draw:layer="layout" svg:width="0.21cm" svg:height="0.219cm" svg:x="4.769cm" svg:y="18.308cm" svg:viewBox="0 0 211 220" svg:d="M181 202c39-37 39-104 0-153-43-53-110-63-149-32zM32 17c-43 36-43 103 0 152 39 54 106 65 149 33z">
          <text:p/>
        </draw:path>
        <draw:polygon draw:style-name="gr7" draw:text-style-name="P2" draw:layer="layout" svg:width="0cm" svg:height="0cm" svg:x="3.633cm" svg:y="18.347cm" svg:viewBox="0 0 0 0" draw:points="0,0">
          <text:p/>
        </draw:polygon>
        <draw:path draw:style-name="gr1" draw:text-style-name="P1" draw:layer="layout" svg:width="0.211cm" svg:height="0.205cm" svg:x="3.298cm" svg:y="18.615cm" svg:viewBox="0 0 212 206" svg:d="M176 205c-38 4-88-7-141-28-21-28-35-61-35-89 0-50 32-85 81-88 46-4 95 28 118 77 24 50 14 100-23 128z">
          <text:p/>
        </draw:path>
        <draw:polygon draw:style-name="gr7" draw:text-style-name="P2" draw:layer="layout" svg:width="0cm" svg:height="0cm" svg:x="3.633cm" svg:y="18.347cm" svg:viewBox="0 0 0 0" draw:points="0,0">
          <text:p/>
        </draw:polygon>
        <draw:path draw:style-name="gr1" draw:text-style-name="P1" draw:layer="layout" svg:width="0.211cm" svg:height="0.206cm" svg:x="2.547cm" svg:y="18.46cm" svg:viewBox="0 0 212 207" svg:d="M177 206c-39 4-89-7-142-28-21-25-35-57-35-89 0-50 31-85 81-89 47 0 96 32 117 78 25 50 14 103-21 128z">
          <text:p/>
        </draw:path>
        <draw:polygon draw:style-name="gr7" draw:text-style-name="P2" draw:layer="layout" svg:width="0cm" svg:height="0cm" svg:x="3.633cm" svg:y="18.347cm" svg:viewBox="0 0 0 0" draw:points="0,0">
          <text:p/>
        </draw:polygon>
        <draw:path draw:style-name="gr1" draw:text-style-name="P1" draw:layer="layout" svg:width="0.21cm" svg:height="0.206cm" svg:x="4.769cm" svg:y="18.915cm" svg:viewBox="0 0 211 207" svg:d="M177 206c-39 4-89-7-142-28-21-25-35-57-35-88 0-51 32-86 81-90 46-3 96 32 118 79 21 49 14 99-22 127z">
          <text:p/>
        </draw:path>
        <draw:polygon draw:style-name="gr7" draw:text-style-name="P2" draw:layer="layout" svg:width="0cm" svg:height="0cm" svg:x="3.633cm" svg:y="18.347cm" svg:viewBox="0 0 0 0" draw:points="0,0">
          <text:p/>
        </draw:polygon>
        <draw:polygon draw:style-name="gr1" draw:text-style-name="P1" draw:layer="layout" svg:width="0.152cm" svg:height="0.331cm" svg:x="3.04cm" svg:y="17.882cm" svg:viewBox="0 0 153 332" draw:points="153,102 114,272 39,332 18,283 4,244 0,230 39,63 72,35 114,0">
          <text:p/>
        </draw:polygon>
        <draw:polygon draw:style-name="gr7" draw:text-style-name="P2" draw:layer="layout" svg:width="0cm" svg:height="0cm" svg:x="3.633cm" svg:y="18.347cm" svg:viewBox="0 0 0 0" draw:points="0,0">
          <text:p/>
        </draw:polygon>
        <draw:path draw:style-name="gr1" draw:text-style-name="P1" draw:layer="layout" svg:width="0.194cm" svg:height="0.121cm" svg:x="4.522cm" svg:y="18.555cm" svg:viewBox="0 0 195 122" svg:d="M195 4v114c-42 7-95 7-134-7-40-11-61-28-61-49 0-18 21-39 61-51 39-10 92-14 134-7z">
          <text:p/>
        </draw:path>
        <draw:polygon draw:style-name="gr7" draw:text-style-name="P2" draw:layer="layout" svg:width="0cm" svg:height="0cm" svg:x="3.633cm" svg:y="18.347cm" svg:viewBox="0 0 0 0" draw:points="0,0">
          <text:p/>
        </draw:polygon>
        <draw:path draw:style-name="gr1" draw:text-style-name="P1" draw:layer="layout" svg:width="0.15cm" svg:height="0.154cm" svg:x="2.592cm" svg:y="17.876cm" svg:viewBox="0 0 151 155" svg:d="M114 21c21 14 32 39 36 60 3 26-4 47-22 61-21 18-52 18-81 0-28-18-47-51-47-79 0-21 11-39 26-49 18-19 50-19 78 0 3 0 7 3 10 7z">
          <text:p/>
        </draw:path>
        <draw:polygon draw:style-name="gr7" draw:text-style-name="P2" draw:layer="layout" svg:width="0cm" svg:height="0cm" svg:x="3.633cm" svg:y="18.347cm" svg:viewBox="0 0 0 0" draw:points="0,0">
          <text:p/>
        </draw:polygon>
        <draw:path draw:style-name="gr1" draw:text-style-name="P1" draw:layer="layout" svg:width="0.15cm" svg:height="0.153cm" svg:x="2.592cm" svg:y="18.482cm" svg:viewBox="0 0 151 154" svg:d="M107 14c25 14 39 38 43 63 3 25-4 51-22 65-21 17-52 17-81 0-28-18-47-51-47-82 0-18 11-36 26-46 18-19 50-19 78 0 3 0 3 0 3 0z">
          <text:p/>
        </draw:path>
        <draw:polygon draw:style-name="gr7" draw:text-style-name="P2" draw:layer="layout" svg:width="0cm" svg:height="0cm" svg:x="3.633cm" svg:y="18.347cm" svg:viewBox="0 0 0 0" draw:points="0,0">
          <text:p/>
        </draw:polygon>
        <draw:path draw:style-name="gr1" draw:text-style-name="P1" draw:layer="layout" svg:width="0.148cm" svg:height="0.153cm" svg:x="4.815cm" svg:y="18.935cm" svg:viewBox="0 0 149 154" svg:d="M21 12c28-21 78-14 106 21 29 36 29 85 0 111-21 14-53 14-81-5-28-14-46-49-46-77 0-22 7-39 21-50z">
          <text:p/>
        </draw:path>
        <draw:polygon draw:style-name="gr7" draw:text-style-name="P2" draw:layer="layout" svg:width="0cm" svg:height="0cm" svg:x="3.633cm" svg:y="18.347cm" svg:viewBox="0 0 0 0" draw:points="0,0">
          <text:p/>
        </draw:polygon>
        <draw:path draw:style-name="gr1" draw:text-style-name="P1" draw:layer="layout" svg:width="0.148cm" svg:height="0.152cm" svg:x="3.344cm" svg:y="18.635cm" svg:viewBox="0 0 149 153" svg:d="M21 12c28-21 78-14 106 22 29 35 29 84 0 106-21 18-53 18-81 0-29-15-46-50-46-78 0-21 7-39 21-50z">
          <text:p/>
        </draw:path>
        <draw:polygon draw:style-name="gr7" draw:text-style-name="P2" draw:layer="layout" svg:width="0cm" svg:height="0cm" svg:x="3.633cm" svg:y="18.347cm" svg:viewBox="0 0 0 0" draw:points="0,0">
          <text:p/>
        </draw:polygon>
        <draw:path draw:style-name="gr1" draw:text-style-name="P1" draw:layer="layout" svg:width="0.148cm" svg:height="0.156cm" svg:x="4.815cm" svg:y="18.329cm" svg:viewBox="0 0 149 157" svg:d="M21 12c28-21 78-14 106 25 29 33 29 82 0 107-21 18-53 18-81 0s-46-49-46-81c0-18 7-36 21-51z">
          <text:p/>
        </draw:path>
        <draw:polygon draw:style-name="gr7" draw:text-style-name="P2" draw:layer="layout" svg:width="0cm" svg:height="0cm" svg:x="3.633cm" svg:y="18.347cm" svg:viewBox="0 0 0 0" draw:points="0,0">
          <text:p/>
        </draw:polygon>
        <draw:path draw:style-name="gr1" draw:text-style-name="P1" draw:layer="layout" svg:width="0.148cm" svg:height="0.154cm" svg:x="3.344cm" svg:y="18.027cm" svg:viewBox="0 0 149 155" svg:d="M21 14c28-25 78-15 106 21 29 36 29 85 0 110-21 14-53 14-81-3-29-18-46-50-46-79 0-21 7-39 21-49z">
          <text:p/>
        </draw:path>
        <draw:polygon draw:style-name="gr7" draw:text-style-name="P2" draw:layer="layout" svg:width="0cm" svg:height="0cm" svg:x="3.633cm" svg:y="18.347cm" svg:viewBox="0 0 0 0" draw:points="0,0">
          <text:p/>
        </draw:polygon>
        <draw:path draw:style-name="gr1" draw:text-style-name="P1" draw:layer="layout" svg:width="0.15cm" svg:height="0.153cm" svg:x="2.592cm" svg:y="18.482cm" svg:viewBox="0 0 151 154" svg:d="M107 14c25 14 39 38 43 63 3 25-4 51-22 65-21 17-52 17-81 0-28-18-47-51-47-82 0-18 11-36 26-46 18-19 50-19 78 0l3 3z">
          <text:p/>
        </draw:path>
        <draw:polygon draw:style-name="gr7" draw:text-style-name="P2" draw:layer="layout" svg:width="0cm" svg:height="0cm" svg:x="3.633cm" svg:y="18.347cm" svg:viewBox="0 0 0 0" draw:points="0,0">
          <text:p/>
        </draw:polygon>
        <draw:path draw:style-name="gr1" draw:text-style-name="P1" draw:layer="layout" svg:width="0.15cm" svg:height="0.154cm" svg:x="2.592cm" svg:y="17.876cm" svg:viewBox="0 0 151 155" svg:d="M114 21c21 14 32 39 36 60 3 26-4 47-22 61-21 18-52 18-81 0-28-18-47-51-47-79 0-21 11-39 26-49 18-19 50-19 78 0 3 3 3 7 7 10z">
          <text:p/>
        </draw:path>
        <draw:polygon draw:style-name="gr7" draw:text-style-name="P2" draw:layer="layout" svg:width="0cm" svg:height="0cm" svg:x="3.633cm" svg:y="18.347cm" svg:viewBox="0 0 0 0" draw:points="0,0">
          <text:p/>
        </draw:polygon>
        <draw:polygon draw:style-name="gr1" draw:text-style-name="P1" draw:layer="layout" svg:width="0.102cm" svg:height="0.179cm" svg:x="3.09cm" svg:y="17.974cm" svg:viewBox="0 0 103 180" draw:points="103,10 64,180 0,166 40,0">
          <text:p/>
        </draw:polygon>
        <draw:polygon draw:style-name="gr7" draw:text-style-name="P2" draw:layer="layout" svg:width="0cm" svg:height="0cm" svg:x="3.633cm" svg:y="18.347cm" svg:viewBox="0 0 0 0" draw:points="0,0">
          <text:p/>
        </draw:polygon>
        <draw:path draw:style-name="gr1" draw:text-style-name="P1" draw:layer="layout" svg:width="0.074cm" svg:height="0.144cm" svg:x="3.175cm" svg:y="18.288cm" svg:viewBox="0 0 75 145" svg:d="M75 0c-51 21-75 45-75 70 0 29 24 58 75 75z">
          <text:p/>
        </draw:path>
        <draw:polygon draw:style-name="gr7" draw:text-style-name="P2" draw:layer="layout" svg:width="0cm" svg:height="0cm" svg:x="3.633cm" svg:y="18.347cm" svg:viewBox="0 0 0 0" draw:points="0,0">
          <text:p/>
        </draw:polygon>
        <draw:path draw:style-name="gr1" draw:text-style-name="P1" draw:layer="layout" svg:width="0.088cm" svg:height="0.247cm" svg:x="3.044cm" svg:y="17.917cm" svg:viewBox="0 0 89 248" svg:d="M67 0l22 57-40 166-35 25-14-39c14-3 28-21 35-47 11-24 18-53 18-77 0-28-7-50-18-57z">
          <text:p/>
        </draw:path>
        <draw:polygon draw:style-name="gr7" draw:text-style-name="P2" draw:layer="layout" svg:width="0cm" svg:height="0cm" svg:x="3.633cm" svg:y="18.347cm" svg:viewBox="0 0 0 0" draw:points="0,0">
          <text:p/>
        </draw:polygon>
        <draw:path draw:style-name="gr1" draw:text-style-name="P1" draw:layer="layout" svg:width="0.105cm" svg:height="0.247cm" svg:x="2.293cm" svg:y="18.168cm" svg:viewBox="0 0 106 248" svg:d="M0 248c42-68 78-153 106-248v158z">
          <text:p/>
        </draw:path>
        <draw:polygon draw:style-name="gr7" draw:text-style-name="P2" draw:layer="layout" svg:width="0cm" svg:height="0cm" svg:x="3.633cm" svg:y="18.347cm" svg:viewBox="0 0 0 0" draw:points="0,0">
          <text:p/>
        </draw:polygon>
        <draw:path draw:style-name="gr1" draw:text-style-name="P1" draw:layer="layout" svg:width="0.057cm" svg:height="0.18cm" svg:x="3.04cm" svg:y="17.945cm" svg:viewBox="0 0 58 181" svg:d="M0 167l40-167-36 181-4-14 4 14c15-3 29-21 36-46 11-24 18-53 18-77 0-29-7-51-18-58z">
          <text:p/>
        </draw:path>
        <draw:polygon draw:style-name="gr7" draw:text-style-name="P2" draw:layer="layout" svg:width="0cm" svg:height="0cm" svg:x="3.633cm" svg:y="18.347cm" svg:viewBox="0 0 0 0" draw:points="0,0">
          <text:p/>
        </draw:polygon>
        <draw:polygon draw:style-name="gr1" draw:text-style-name="P1" draw:layer="layout" svg:width="0.081cm" svg:height="0.106cm" svg:x="3.111cm" svg:y="17.882cm" svg:viewBox="0 0 82 107" draw:points="0,36 43,0 82,107 19,93">
          <text:p/>
        </draw:polygon>
        <draw:polygon draw:style-name="gr7" draw:text-style-name="P2" draw:layer="layout" svg:width="0cm" svg:height="0cm" svg:x="3.633cm" svg:y="18.347cm" svg:viewBox="0 0 0 0" draw:points="0,0">
          <text:p/>
        </draw:polygon>
        <draw:polygon draw:style-name="gr1" draw:text-style-name="P1" draw:layer="layout" svg:width="0.095cm" svg:height="0.074cm" svg:x="3.058cm" svg:y="18.139cm" svg:viewBox="0 0 96 75" draw:points="96,11 33,0 0,25 21,75">
          <text:p/>
        </draw:polygon>
        <draw:polygon draw:style-name="gr7" draw:text-style-name="P2" draw:layer="layout" svg:width="0cm" svg:height="0cm" svg:x="3.633cm" svg:y="18.347cm" svg:viewBox="0 0 0 0" draw:points="0,0">
          <text:p/>
        </draw:polygon>
        <draw:polygon draw:style-name="gr7" draw:text-style-name="P2" draw:layer="layout" svg:width="0cm" svg:height="0cm" svg:x="3.633cm" svg:y="18.347cm" svg:viewBox="0 0 0 0" draw:points="0,0">
          <text:p/>
        </draw:polygon>
        <draw:path draw:style-name="gr1" draw:text-style-name="P1" draw:layer="layout" svg:width="0.01cm" svg:height="0.01cm" svg:x="2.695cm" svg:y="17.889cm" svg:viewBox="0 0 11 11" svg:d="M7 8v3c-4-3-4-8-7-11 3 0 7 3 11 8z">
          <text:p/>
        </draw:path>
        <draw:polygon draw:style-name="gr7" draw:text-style-name="P2" draw:layer="layout" svg:width="0cm" svg:height="0cm" svg:x="3.633cm" svg:y="18.347cm" svg:viewBox="0 0 0 0" draw:points="0,0">
          <text:p/>
        </draw:polygon>
        <draw:line draw:style-name="gr8" draw:text-style-name="P2" draw:layer="layout" svg:x1="4.717cm" svg:y1="18.458cm" svg:x2="4.116cm" svg:y2="18.333cm">
          <text:p/>
        </draw:line>
        <draw:line draw:style-name="gr8" draw:text-style-name="P2" draw:layer="layout" svg:x1="5.144cm" svg:y1="19.319cm" svg:x2="1.922cm" svg:y2="18.658cm">
          <text:p/>
        </draw:line>
        <draw:line draw:style-name="gr8" draw:text-style-name="P2" draw:layer="layout" svg:x1="5.143cm" svg:y1="19.319cm" svg:x2="5.5cm" svg:y2="19.025cm">
          <text:p/>
        </draw:line>
        <draw:path draw:style-name="gr8" draw:text-style-name="P2" draw:layer="layout" svg:width="0.155cm" svg:height="0.042cm" svg:x="3.961cm" svg:y="18.291cm" svg:viewBox="0 0 156 43" svg:d="M156 43c-57-11-110-25-156-43">
          <text:p/>
        </draw:path>
        <draw:line draw:style-name="gr8" draw:text-style-name="P2" draw:layer="layout" svg:x1="5.499cm" svg:y1="19.025cm" svg:x2="5.499cm" svg:y2="18.704cm">
          <text:p/>
        </draw:line>
        <draw:line draw:style-name="gr8" draw:text-style-name="P2" draw:layer="layout" svg:x1="3.714cm" svg:y1="18.82cm" svg:x2="4.562cm" svg:y2="18.994cm">
          <text:p/>
        </draw:line>
        <draw:line draw:style-name="gr8" draw:text-style-name="P2" draw:layer="layout" svg:x1="3.714cm" svg:y1="18.821cm" svg:x2="4.195cm" svg:y2="18.432cm">
          <text:p/>
        </draw:line>
        <draw:line draw:style-name="gr8" draw:text-style-name="P2" draw:layer="layout" svg:x1="2.963cm" svg:y1="18.665cm" svg:x2="3.091cm" svg:y2="18.694cm">
          <text:p/>
        </draw:line>
        <draw:line draw:style-name="gr8" draw:text-style-name="P2" draw:layer="layout" svg:x1="1.809cm" svg:y1="18.433cm" svg:x2="2.301cm" svg:y2="18.034cm">
          <text:p/>
        </draw:line>
        <draw:line draw:style-name="gr8" draw:text-style-name="P2" draw:layer="layout" svg:x1="2.928cm" svg:y1="18.444cm" svg:x2="3.25cm" svg:y2="18.182cm">
          <text:p/>
        </draw:line>
        <draw:line draw:style-name="gr8" draw:text-style-name="P2" draw:layer="layout" svg:x1="2.498cm" svg:y1="18.574cm" svg:x2="1.809cm" svg:y2="18.432cm">
          <text:p/>
        </draw:line>
        <draw:line draw:style-name="gr8" draw:text-style-name="P2" draw:layer="layout" svg:x1="2.698cm" svg:y1="18.496cm" svg:x2="2.698cm" svg:y2="18.499cm">
          <text:p/>
        </draw:line>
        <draw:line draw:style-name="gr8" draw:text-style-name="P2" draw:layer="layout" svg:x1="2.398cm" svg:y1="18.323cm" svg:x2="2.498cm" svg:y2="18.345cm">
          <text:p/>
        </draw:line>
        <draw:line draw:style-name="gr8" draw:text-style-name="P2" draw:layer="layout" svg:x1="2.166cm" svg:y1="18.386cm" svg:x2="2.294cm" svg:y2="18.416cm">
          <text:p/>
        </draw:line>
        <draw:line draw:style-name="gr8" draw:text-style-name="P2" draw:layer="layout" svg:x1="2.293cm" svg:y1="18.416cm" svg:x2="2.399cm" svg:y2="18.326cm">
          <text:p/>
        </draw:line>
        <draw:path draw:style-name="gr8" draw:text-style-name="P2" draw:layer="layout" svg:width="0.074cm" svg:height="0.144cm" svg:x="3.175cm" svg:y="18.288cm" svg:viewBox="0 0 75 145" svg:d="M75 0c-51 21-75 45-75 70 0 29 24 58 75 75">
          <text:p/>
        </draw:path>
        <draw:path draw:style-name="gr8" draw:text-style-name="P2" draw:layer="layout" svg:width="0.194cm" svg:height="0.061cm" svg:x="4.522cm" svg:y="18.555cm" svg:viewBox="0 0 195 62" svg:d="M195 4c-42-7-95-3-134 7-40 12-61 33-61 51">
          <text:p/>
        </draw:path>
        <draw:path draw:style-name="gr8" draw:text-style-name="P2" draw:layer="layout" svg:width="0.194cm" svg:height="0.061cm" svg:x="4.522cm" svg:y="18.616cm" svg:viewBox="0 0 195 62" svg:d="M0 0c0 22 21 39 61 50 39 14 92 14 134 7">
          <text:p/>
        </draw:path>
        <draw:line draw:style-name="gr8" draw:text-style-name="P2" draw:layer="layout" svg:x1="1.809cm" svg:y1="18.478cm" svg:x2="1.923cm" svg:y2="18.662cm">
          <text:p/>
        </draw:line>
        <draw:line draw:style-name="gr8" draw:text-style-name="P2" draw:layer="layout" svg:x1="1.809cm" svg:y1="18.478cm" svg:x2="1.809cm" svg:y2="18.432cm">
          <text:p/>
        </draw:line>
        <draw:line draw:style-name="gr8" draw:text-style-name="P2" draw:layer="layout" svg:x1="5.144cm" svg:y1="19.319cm" svg:x2="5.03cm" svg:y2="19.134cm">
          <text:p/>
        </draw:line>
        <draw:line draw:style-name="gr8" draw:text-style-name="P2" draw:layer="layout" svg:x1="5.031cm" svg:y1="19.139cm" svg:x2="4.942cm" svg:y2="19.12cm">
          <text:p/>
        </draw:line>
        <draw:path draw:style-name="gr8" draw:text-style-name="P2" draw:layer="layout" svg:width="0.141cm" svg:height="0.033cm" svg:x="4.804cm" svg:y="19.088cm" svg:viewBox="0 0 142 34" svg:d="M142 33c-38 4-89-8-142-33">
          <text:p/>
        </draw:path>
        <draw:line draw:style-name="gr8" draw:text-style-name="P2" draw:layer="layout" svg:x1="4.805cm" svg:y1="19.093cm" svg:x2="3.471cm" svg:y2="18.82cm">
          <text:p/>
        </draw:line>
        <draw:path draw:style-name="gr8" draw:text-style-name="P2" draw:layer="layout" svg:width="0.141cm" svg:height="0.033cm" svg:x="3.333cm" svg:y="18.788cm" svg:viewBox="0 0 142 34" svg:d="M142 33c-39 4-89-7-142-33">
          <text:p/>
        </draw:path>
        <draw:line draw:style-name="gr8" draw:text-style-name="P2" draw:layer="layout" svg:x1="3.334cm" svg:y1="18.793cm" svg:x2="2.723cm" svg:y2="18.665cm">
          <text:p/>
        </draw:line>
        <draw:path draw:style-name="gr8" draw:text-style-name="P2" draw:layer="layout" svg:width="0.141cm" svg:height="0.029cm" svg:x="2.582cm" svg:y="18.637cm" svg:viewBox="0 0 142 30" svg:d="M142 29c-39 4-88-8-142-29">
          <text:p/>
        </draw:path>
        <draw:line draw:style-name="gr8" draw:text-style-name="P2" draw:layer="layout" svg:x1="2.583cm" svg:y1="18.638cm" svg:x2="1.809cm" svg:y2="18.478cm">
          <text:p/>
        </draw:line>
        <draw:path draw:style-name="gr8" draw:text-style-name="P2" draw:layer="layout" svg:width="0.007cm" svg:height="0.007cm" svg:x="5.492cm" svg:y="18.679cm" svg:viewBox="0 0 8 8" svg:d="M0 0c4 5 4 8 8 8">
          <text:p/>
        </draw:path>
        <draw:line draw:style-name="gr8" draw:text-style-name="P2" draw:layer="layout" svg:x1="5.154cm" svg:y1="18.189cm" svg:x2="5.493cm" svg:y2="18.68cm">
          <text:p/>
        </draw:line>
        <draw:line draw:style-name="gr8" draw:text-style-name="P2" draw:layer="layout" svg:x1="5.499cm" svg:y1="18.704cm" svg:x2="5.499cm" svg:y2="18.686cm">
          <text:p/>
        </draw:line>
        <draw:line draw:style-name="gr8" draw:text-style-name="P2" draw:layer="layout" svg:x1="5.154cm" svg:y1="18.192cm" svg:x2="5.154cm" svg:y2="18.189cm">
          <text:p/>
        </draw:line>
        <draw:line draw:style-name="gr8" draw:text-style-name="P2" draw:layer="layout" svg:x1="5.03cm" svg:y1="18.296cm" svg:x2="5.158cm" svg:y2="18.192cm">
          <text:p/>
        </draw:line>
        <draw:line draw:style-name="gr8" draw:text-style-name="P2" draw:layer="layout" svg:x1="5.03cm" svg:y1="19.134cm" svg:x2="5.03cm" svg:y2="18.291cm">
          <text:p/>
        </draw:line>
        <draw:path draw:style-name="gr8" draw:text-style-name="P2" draw:layer="layout" svg:width="0.113cm" svg:height="0.027cm" svg:x="4.561cm" svg:y="18.968cm" svg:viewBox="0 0 114 28" svg:d="M0 25c42 8 81 0 114-25">
          <text:p/>
        </draw:path>
        <draw:path draw:style-name="gr8" draw:text-style-name="P2" draw:layer="layout" svg:width="0.046cm" svg:height="0.102cm" svg:x="4.67cm" svg:y="18.866cm" svg:viewBox="0 0 47 103" svg:d="M0 103c32-21 47-61 47-103">
          <text:p/>
        </draw:path>
        <draw:line draw:style-name="gr8" draw:text-style-name="P2" draw:layer="layout" svg:x1="4.709cm" svg:y1="18.873cm" svg:x2="4.716cm" svg:y2="18.873cm">
          <text:p/>
        </draw:line>
        <draw:line draw:style-name="gr8" draw:text-style-name="P2" draw:layer="layout" svg:x1="4.716cm" svg:y1="18.228cm" svg:x2="4.716cm" svg:y2="18.866cm">
          <text:p/>
        </draw:line>
        <draw:path draw:style-name="gr8" draw:text-style-name="P2" draw:layer="layout" svg:width="0.159cm" svg:height="0.19cm" svg:x="3.559cm" svg:y="18.63cm" svg:viewBox="0 0 160 191" svg:d="M160 191c-89-17-160-102-160-191">
          <text:p/>
        </draw:path>
        <draw:line draw:style-name="gr8" draw:text-style-name="P2" draw:layer="layout" svg:x1="3.559cm" svg:y1="17.991cm" svg:x2="3.559cm" svg:y2="18.63cm">
          <text:p/>
        </draw:line>
        <draw:line draw:style-name="gr8" draw:text-style-name="P2" draw:layer="layout" svg:x1="3.245cm" svg:y1="17.924cm" svg:x2="3.56cm" svg:y2="17.992cm">
          <text:p/>
        </draw:line>
        <draw:line draw:style-name="gr8" draw:text-style-name="P2" draw:layer="layout" svg:x1="3.245cm" svg:y1="17.924cm" svg:x2="3.245cm" svg:y2="18.566cm">
          <text:p/>
        </draw:line>
        <draw:path draw:style-name="gr8" draw:text-style-name="P2" draw:layer="layout" svg:width="0.113cm" svg:height="0.028cm" svg:x="3.09cm" svg:y="18.669cm" svg:viewBox="0 0 114 29" svg:d="M0 25c42 11 81 0 114-25">
          <text:p/>
        </draw:path>
        <draw:path draw:style-name="gr8" draw:text-style-name="P2" draw:layer="layout" svg:width="0.05cm" svg:height="0.103cm" svg:x="3.199cm" svg:y="18.566cm" svg:viewBox="0 0 51 104" svg:d="M0 104c33-25 51-61 51-104">
          <text:p/>
        </draw:path>
        <draw:path draw:style-name="gr8" draw:text-style-name="P2" draw:layer="layout" svg:width="0.158cm" svg:height="0.195cm" svg:x="2.808cm" svg:y="18.474cm" svg:viewBox="0 0 159 196" svg:d="M159 196c-89-18-159-106-159-196">
          <text:p/>
        </draw:path>
        <draw:line draw:style-name="gr8" draw:text-style-name="P2" draw:layer="layout" svg:x1="2.808cm" svg:y1="17.836cm" svg:x2="2.808cm" svg:y2="18.474cm">
          <text:p/>
        </draw:line>
        <draw:line draw:style-name="gr8" draw:text-style-name="P2" draw:layer="layout" svg:x1="2.497cm" svg:y1="17.772cm" svg:x2="2.812cm" svg:y2="17.837cm">
          <text:p/>
        </draw:line>
        <draw:line draw:style-name="gr8" draw:text-style-name="P2" draw:layer="layout" svg:x1="2.497cm" svg:y1="17.772cm" svg:x2="2.497cm" svg:y2="18.57cm">
          <text:p/>
        </draw:line>
        <draw:path draw:style-name="gr8" draw:text-style-name="P2" draw:layer="layout" svg:width="0.035cm" svg:height="0.088cm" svg:x="2.547cm" svg:y="18.549cm" svg:viewBox="0 0 36 89" svg:d="M36 89c-22-25-36-58-36-89">
          <text:p/>
        </draw:path>
        <draw:path draw:style-name="gr8" draw:text-style-name="P2" draw:layer="layout" svg:width="0.211cm" svg:height="0.205cm" svg:x="2.547cm" svg:y="18.46cm" svg:viewBox="0 0 212 206" svg:d="M0 90c0-50 31-85 81-90 47 0 96 33 117 79 25 49 14 102-21 127">
          <text:p/>
        </draw:path>
        <draw:path draw:style-name="gr8" draw:text-style-name="P2" draw:layer="layout" svg:width="0.035cm" svg:height="0.088cm" svg:x="3.298cm" svg:y="18.704cm" svg:viewBox="0 0 36 89" svg:d="M36 89c-21-29-36-57-36-89">
          <text:p/>
        </draw:path>
        <draw:path draw:style-name="gr8" draw:text-style-name="P2" draw:layer="layout" svg:width="0.211cm" svg:height="0.204cm" svg:x="3.298cm" svg:y="18.615cm" svg:viewBox="0 0 212 205" svg:d="M0 89c0-51 32-86 81-89 46-4 95 28 118 78 24 50 14 99-23 127">
          <text:p/>
        </draw:path>
        <draw:path draw:style-name="gr8" draw:text-style-name="P2" draw:layer="layout" svg:width="0.035cm" svg:height="0.088cm" svg:x="4.769cm" svg:y="19.004cm" svg:viewBox="0 0 36 89" svg:d="M36 89c-21-25-36-61-36-89">
          <text:p/>
        </draw:path>
        <draw:path draw:style-name="gr8" draw:text-style-name="P2" draw:layer="layout" svg:width="0.21cm" svg:height="0.205cm" svg:x="4.769cm" svg:y="18.915cm" svg:viewBox="0 0 211 206" svg:d="M0 89c0-50 32-85 81-89 46-3 96 32 118 78 21 49 14 100-22 128">
          <text:p/>
        </draw:path>
        <draw:line draw:style-name="gr8" draw:text-style-name="P2" draw:layer="layout" svg:x1="4.716cm" svg:y1="18.228cm" svg:x2="5.031cm" svg:y2="18.296cm">
          <text:p/>
        </draw:line>
        <draw:path draw:style-name="gr8" draw:text-style-name="P2" draw:layer="layout" svg:width="0.177cm" svg:height="0.201cm" svg:x="4.801cm" svg:y="18.308cm" svg:viewBox="0 0 178 202" svg:d="M149 202c39-36 39-103 0-153-42-53-110-63-149-32">
          <text:p/>
        </draw:path>
        <draw:path draw:style-name="gr8" draw:text-style-name="P2" draw:layer="layout" svg:width="0.18cm" svg:height="0.202cm" svg:x="4.769cm" svg:y="18.326cm" svg:viewBox="0 0 181 203" svg:d="M32 0c-43 36-43 104 0 153 39 53 106 64 149 32">
          <text:p/>
        </draw:path>
        <draw:path draw:style-name="gr8" draw:text-style-name="P2" draw:layer="layout" svg:width="0.179cm" svg:height="0.2cm" svg:x="3.33cm" svg:y="18.01cm" svg:viewBox="0 0 180 201" svg:d="M148 201c43-35 43-102 0-153-42-49-109-63-148-32">
          <text:p/>
        </draw:path>
        <draw:path draw:style-name="gr8" draw:text-style-name="P2" draw:layer="layout" svg:width="0.18cm" svg:height="0.203cm" svg:x="3.298cm" svg:y="18.026cm" svg:viewBox="0 0 181 204" svg:d="M33 0c-44 36-44 104 0 153 39 53 106 67 148 32">
          <text:p/>
        </draw:path>
        <draw:path draw:style-name="gr8" draw:text-style-name="P2" draw:layer="layout" svg:width="0.18cm" svg:height="0.2cm" svg:x="2.578cm" svg:y="17.855cm" svg:viewBox="0 0 181 201" svg:d="M149 201c43-32 43-104 0-153-42-49-105-64-149-28">
          <text:p/>
        </draw:path>
        <draw:path draw:style-name="gr8" draw:text-style-name="P2" draw:layer="layout" svg:width="0.18cm" svg:height="0.199cm" svg:x="2.547cm" svg:y="17.875cm" svg:viewBox="0 0 181 200" svg:d="M32 0c-43 32-43 99 0 152 44 50 107 64 149 29">
          <text:p/>
        </draw:path>
        <draw:polyline draw:style-name="gr8" draw:text-style-name="P2" draw:layer="layout" svg:width="0.229cm" svg:height="0.134cm" svg:x="3.965cm" svg:y="18.298cm" svg:viewBox="0 0 230 135" draw:points="230,135 209,128 191,124 174,117 152,109 135,99 117,88 96,81 78,67 64,57 47,46 31,32 21,21 10,11 0,0">
          <text:p/>
        </draw:polyline>
        <draw:line draw:style-name="gr8" draw:text-style-name="P2" draw:layer="layout" svg:x1="3.686cm" svg:y1="17.889cm" svg:x2="3.969cm" svg:y2="18.299cm">
          <text:p/>
        </draw:line>
        <draw:line draw:style-name="gr8" draw:text-style-name="P2" draw:layer="layout" svg:x1="3.372cm" svg:y1="17.822cm" svg:x2="3.687cm" svg:y2="17.89cm">
          <text:p/>
        </draw:line>
        <draw:path draw:style-name="gr8" draw:text-style-name="P2" draw:layer="layout" svg:width="0.158cm" svg:height="0.194cm" svg:x="2.921cm" svg:y="18.383cm" svg:viewBox="0 0 159 195" svg:d="M159 195c-88-18-159-104-159-195">
          <text:p/>
        </draw:path>
        <draw:line draw:style-name="gr8" draw:text-style-name="P2" draw:layer="layout" svg:x1="2.921cm" svg:y1="17.744cm" svg:x2="2.921cm" svg:y2="18.383cm">
          <text:p/>
        </draw:line>
        <draw:line draw:style-name="gr8" draw:text-style-name="P2" draw:layer="layout" svg:x1="2.825cm" svg:y1="17.727cm" svg:x2="2.922cm" svg:y2="17.749cm">
          <text:p/>
        </draw:line>
        <draw:path draw:style-name="gr8" draw:text-style-name="P2" draw:layer="layout" svg:width="0.025cm" svg:height="0.049cm" svg:x="2.592cm" svg:y="18.496cm" svg:viewBox="0 0 26 50" svg:d="M0 50c0-21 11-39 26-50">
          <text:p/>
        </draw:path>
        <draw:path draw:style-name="gr8" draw:text-style-name="P2" draw:layer="layout" svg:width="0.124cm" svg:height="0.141cm" svg:x="2.617cm" svg:y="18.482cm" svg:viewBox="0 0 125 142" svg:d="M0 14c25-25 75-14 103 21 29 36 29 82 0 107">
          <text:p/>
        </draw:path>
        <draw:path draw:style-name="gr8" draw:text-style-name="P2" draw:layer="layout" svg:width="0.127cm" svg:height="0.094cm" svg:x="2.592cm" svg:y="18.542cm" svg:viewBox="0 0 128 95" svg:d="M128 82c-21 17-52 17-81 0-28-18-47-50-47-82">
          <text:p/>
        </draw:path>
        <draw:path draw:style-name="gr8" draw:text-style-name="P2" draw:layer="layout" svg:width="0.003cm" svg:height="0.003cm" svg:x="2.695cm" svg:y="18.496cm" svg:viewBox="0 0 4 4" svg:d="M4 4c0 0 0-4-4-4">
          <text:p/>
        </draw:path>
        <draw:line draw:style-name="gr8" draw:text-style-name="P2" draw:layer="layout" svg:x1="2.825cm" svg:y1="17.727cm" svg:x2="3.193cm" svg:y2="17.773cm">
          <text:p/>
        </draw:line>
        <draw:path draw:style-name="gr8" draw:text-style-name="P2" draw:layer="layout" svg:width="0.042cm" svg:height="0.029cm" svg:x="3.196cm" svg:y="17.772cm" svg:viewBox="0 0 43 30" svg:d="M43 30c-14-19-26-26-43-30">
          <text:p/>
        </draw:path>
        <draw:line draw:style-name="gr8" draw:text-style-name="P2" draw:layer="layout" svg:x1="3.197cm" svg:y1="17.773cm" svg:x2="3.192cm" svg:y2="17.769cm">
          <text:p/>
        </draw:line>
        <draw:path draw:style-name="gr8" draw:text-style-name="P2" draw:layer="layout" svg:width="0.032cm" svg:height="0.081cm" svg:x="3.234cm" svg:y="17.797cm" svg:viewBox="0 0 33 82" svg:d="M33 82c-7-32-17-61-33-82">
          <text:p/>
        </draw:path>
        <draw:path draw:style-name="gr8" draw:text-style-name="P2" draw:layer="layout" svg:width="0.007cm" svg:height="0.029cm" svg:x="3.266cm" svg:y="17.878cm" svg:viewBox="0 0 8 30" svg:d="M0 0c4 7 4 18 8 30">
          <text:p/>
        </draw:path>
        <draw:line draw:style-name="gr8" draw:text-style-name="P2" draw:layer="layout" svg:x1="3.079cm" svg:y1="17.946cm" svg:x2="3.154cm" svg:y2="17.882cm">
          <text:p/>
        </draw:line>
        <draw:line draw:style-name="gr8" draw:text-style-name="P2" draw:layer="layout" svg:x1="3.153cm" svg:y1="17.882cm" svg:x2="3.193cm" svg:y2="17.989cm">
          <text:p/>
        </draw:line>
        <draw:line draw:style-name="gr8" draw:text-style-name="P2" draw:layer="layout" svg:x1="3.193cm" svg:y1="17.984cm" svg:x2="3.153cm" svg:y2="18.154cm">
          <text:p/>
        </draw:line>
        <draw:line draw:style-name="gr8" draw:text-style-name="P2" draw:layer="layout" svg:x1="3.154cm" svg:y1="18.15cm" svg:x2="3.079cm" svg:y2="18.214cm">
          <text:p/>
        </draw:line>
        <draw:line draw:style-name="gr8" draw:text-style-name="P2" draw:layer="layout" svg:x1="3.08cm" svg:y1="18.214cm" svg:x2="3.04cm" svg:y2="18.111cm">
          <text:p/>
        </draw:line>
        <draw:line draw:style-name="gr8" draw:text-style-name="P2" draw:layer="layout" svg:x1="3.04cm" svg:y1="18.112cm" svg:x2="3.08cm" svg:y2="17.942cm">
          <text:p/>
        </draw:line>
        <draw:line draw:style-name="gr8" draw:text-style-name="P2" draw:layer="layout" svg:x1="2.497cm" svg:y1="17.773cm" svg:x2="2.608cm" svg:y2="17.681cm">
          <text:p/>
        </draw:line>
        <draw:line draw:style-name="gr8" draw:text-style-name="P2" draw:layer="layout" svg:x1="2.607cm" svg:y1="17.681cm" svg:x2="2.703cm" svg:y2="17.703cm">
          <text:p/>
        </draw:line>
        <draw:path draw:style-name="gr8" draw:text-style-name="P2" draw:layer="layout" svg:width="0.007cm" svg:height="0.01cm" svg:x="2.695cm" svg:y="17.889cm" svg:viewBox="0 0 8 11" svg:d="M8 11c-5-3-5-8-8-11">
          <text:p/>
        </draw:path>
        <draw:line draw:style-name="gr8" draw:text-style-name="P2" draw:layer="layout" svg:x1="2.818cm" svg:y1="17.716cm" svg:x2="3.08cm" svg:y2="17.75cm">
          <text:p/>
        </draw:line>
        <draw:line draw:style-name="gr8" draw:text-style-name="P2" draw:layer="layout" svg:x1="3.083cm" svg:y1="17.748cm" svg:x2="3.079cm" svg:y2="17.748cm">
          <text:p/>
        </draw:line>
        <draw:line draw:style-name="gr8" draw:text-style-name="P2" draw:layer="layout" svg:x1="2.706cm" svg:y1="17.896cm" svg:x2="2.702cm" svg:y2="17.9cm">
          <text:p/>
        </draw:line>
        <draw:line draw:style-name="gr8" draw:text-style-name="P2" draw:layer="layout" svg:x1="2.702cm" svg:y1="17.702cm" svg:x2="2.812cm" svg:y2="17.717cm">
          <text:p/>
        </draw:line>
        <draw:path draw:style-name="gr8" draw:text-style-name="P2" draw:layer="layout" svg:width="0.039cm" svg:height="0.159cm" svg:x="2.384cm" svg:y="18.009cm" svg:viewBox="0 0 40 160" svg:d="M0 160c18-50 30-107 40-160">
          <text:p/>
        </draw:path>
        <draw:path draw:style-name="gr8" draw:text-style-name="P2" draw:layer="layout" svg:width="0.049cm" svg:height="0.057cm" svg:x="2.508cm" svg:y="17.705cm" svg:viewBox="0 0 50 58" svg:d="M50 0c-17 15-32 33-50 58">
          <text:p/>
        </draw:path>
        <draw:path draw:style-name="gr8" draw:text-style-name="P2" draw:layer="layout" svg:width="0.077cm" svg:height="0.226cm" svg:x="2.42cm" svg:y="17.783cm" svg:viewBox="0 0 78 227" svg:d="M78 0c-35 60-63 146-78 227">
          <text:p/>
        </draw:path>
        <draw:line draw:style-name="gr8" draw:text-style-name="P2" draw:layer="layout" svg:x1="2.557cm" svg:y1="17.706cm" svg:x2="2.591cm" svg:y2="17.681cm">
          <text:p/>
        </draw:line>
        <draw:path draw:style-name="gr8" draw:text-style-name="P2" draw:layer="layout" svg:width="0.049cm" svg:height="0.042cm" svg:x="2.649cm" svg:y="17.66cm" svg:viewBox="0 0 50 43" svg:d="M50 43c-14-25-32-39-50-43">
          <text:p/>
        </draw:path>
        <draw:path draw:style-name="gr8" draw:text-style-name="P2" draw:layer="layout" svg:width="0.06cm" svg:height="0.022cm" svg:x="2.589cm" svg:y="17.659cm" svg:viewBox="0 0 61 23" svg:d="M61 1c-18-4-40 3-61 22">
          <text:p/>
        </draw:path>
        <draw:line draw:style-name="gr8" draw:text-style-name="P2" draw:layer="layout" svg:x1="2.808cm" svg:y1="17.712cm" svg:x2="2.823cm" svg:y2="17.717cm">
          <text:p/>
        </draw:line>
        <draw:path draw:style-name="gr8" draw:text-style-name="P2" draw:layer="layout" svg:width="0.06cm" svg:height="0.026cm" svg:x="2.476cm" svg:y="17.634cm" svg:viewBox="0 0 61 27" svg:d="M61 1c-21-4-40 4-61 26">
          <text:p/>
        </draw:path>
        <draw:line draw:style-name="gr8" draw:text-style-name="P2" draw:layer="layout" svg:x1="2.444cm" svg:y1="17.685cm" svg:x2="2.477cm" svg:y2="17.656cm">
          <text:p/>
        </draw:line>
        <draw:path draw:style-name="gr8" draw:text-style-name="P2" draw:layer="layout" svg:width="0.144cm" svg:height="0.406cm" svg:x="2.166cm" svg:y="17.984cm" svg:viewBox="0 0 145 407" svg:d="M0 407c68-106 121-251 145-407">
          <text:p/>
        </draw:path>
        <draw:path draw:style-name="gr8" draw:text-style-name="P2" draw:layer="layout" svg:width="0.137cm" svg:height="0.304cm" svg:x="2.307cm" svg:y="17.684cm" svg:viewBox="0 0 138 305" svg:d="M138 0c-61 47-117 171-138 305">
          <text:p/>
        </draw:path>
        <draw:line draw:style-name="gr8" draw:text-style-name="P2" draw:layer="layout" svg:x1="2.399cm" svg:y1="18.172cm" svg:x2="2.384cm" svg:y2="18.168cm">
          <text:p/>
        </draw:line>
        <draw:line draw:style-name="gr8" draw:text-style-name="P2" draw:layer="layout" svg:x1="2.398cm" svg:y1="18.168cm" svg:x2="2.398cm" svg:y2="18.326cm">
          <text:p/>
        </draw:line>
        <draw:path draw:style-name="gr8" draw:text-style-name="P2" draw:layer="layout" svg:width="0.105cm" svg:height="0.247cm" svg:x="2.293cm" svg:y="18.168cm" svg:viewBox="0 0 106 248" svg:d="M0 248c42-68 78-153 106-248">
          <text:p/>
        </draw:path>
        <draw:path draw:style-name="gr8" draw:text-style-name="P2" draw:layer="layout" svg:width="0.021cm" svg:height="0.05cm" svg:x="4.815cm" svg:y="18.947cm" svg:viewBox="0 0 22 51" svg:d="M0 51c0-23 12-40 22-51">
          <text:p/>
        </draw:path>
        <draw:path draw:style-name="gr8" draw:text-style-name="P2" draw:layer="layout" svg:width="0.127cm" svg:height="0.143cm" svg:x="4.836cm" svg:y="18.935cm" svg:viewBox="0 0 128 144" svg:d="M0 12c28-21 79-14 107 22 28 39 28 85 0 110">
          <text:p/>
        </draw:path>
        <draw:path draw:style-name="gr8" draw:text-style-name="P2" draw:layer="layout" svg:width="0.127cm" svg:height="0.091cm" svg:x="4.815cm" svg:y="18.997cm" svg:viewBox="0 0 128 92" svg:d="M128 82c-21 14-54 14-82-4s-46-50-46-78">
          <text:p/>
        </draw:path>
        <draw:path draw:style-name="gr8" draw:text-style-name="P2" draw:layer="layout" svg:width="0.025cm" svg:height="0.05cm" svg:x="3.344cm" svg:y="18.647cm" svg:viewBox="0 0 26 51" svg:d="M0 51c0-22 11-40 26-51">
          <text:p/>
        </draw:path>
        <draw:path draw:style-name="gr8" draw:text-style-name="P2" draw:layer="layout" svg:width="0.128cm" svg:height="0.139cm" svg:x="3.365cm" svg:y="18.635cm" svg:viewBox="0 0 129 140" svg:d="M0 12c29-21 79-14 107 22 29 36 29 85 0 106">
          <text:p/>
        </draw:path>
        <draw:path draw:style-name="gr8" draw:text-style-name="P2" draw:layer="layout" svg:width="0.127cm" svg:height="0.094cm" svg:x="3.344cm" svg:y="18.697cm" svg:viewBox="0 0 128 95" svg:d="M128 78c-21 22-53 22-81 0-30-14-47-47-47-78">
          <text:p/>
        </draw:path>
        <draw:line draw:style-name="gr8" draw:text-style-name="P2" draw:layer="layout" svg:x1="4.843cm" svg:y1="18.125cm" svg:x2="5.158cm" svg:y2="18.19cm">
          <text:p/>
        </draw:line>
        <draw:polyline draw:style-name="gr8" draw:text-style-name="P2" draw:layer="layout" svg:width="0cm" svg:height="0cm" svg:x="5.03cm" svg:y="18.291cm" svg:viewBox="0 0 0 0" draw:points="0,0">
          <text:p/>
        </draw:polyline>
        <draw:line draw:style-name="gr8" draw:text-style-name="P2" draw:layer="layout" svg:x1="5.03cm" svg:y1="18.292cm" svg:x2="5.158cm" svg:y2="18.189cm">
          <text:p/>
        </draw:line>
        <draw:line draw:style-name="gr8" draw:text-style-name="P2" draw:layer="layout" svg:x1="3.559cm" svg:y1="17.992cm" svg:x2="3.687cm" svg:y2="17.889cm">
          <text:p/>
        </draw:line>
        <draw:line draw:style-name="gr8" draw:text-style-name="P2" draw:layer="layout" svg:x1="3.373cm" svg:y1="17.822cm" svg:x2="3.245cm" svg:y2="17.929cm">
          <text:p/>
        </draw:line>
        <draw:line draw:style-name="gr8" draw:text-style-name="P2" draw:layer="layout" svg:x1="2.922cm" svg:y1="17.744cm" svg:x2="2.808cm" svg:y2="17.837cm">
          <text:p/>
        </draw:line>
        <draw:line draw:style-name="gr8" draw:text-style-name="P2" draw:layer="layout" svg:x1="2.702cm" svg:y1="17.702cm" svg:x2="2.826cm" svg:y2="17.728cm">
          <text:p/>
        </draw:line>
        <draw:line draw:style-name="gr8" draw:text-style-name="P2" draw:layer="layout" svg:x1="4.716cm" svg:y1="18.228cm" svg:x2="4.716cm" svg:y2="18.224cm">
          <text:p/>
        </draw:line>
        <draw:line draw:style-name="gr8" draw:text-style-name="P2" draw:layer="layout" svg:x1="4.716cm" svg:y1="18.224cm" svg:x2="5.031cm" svg:y2="18.292cm">
          <text:p/>
        </draw:line>
        <draw:path draw:style-name="gr8" draw:text-style-name="P2" draw:layer="layout" svg:width="0.021cm" svg:height="0.05cm" svg:x="4.815cm" svg:y="18.34cm" svg:viewBox="0 0 22 51" svg:d="M0 51c0-18 12-39 22-51">
          <text:p/>
        </draw:path>
        <draw:path draw:style-name="gr8" draw:text-style-name="P2" draw:layer="layout" svg:width="0.127cm" svg:height="0.143cm" svg:x="4.836cm" svg:y="18.329cm" svg:viewBox="0 0 128 144" svg:d="M0 12c28-21 79-14 107 25 28 33 28 82 0 107">
          <text:p/>
        </draw:path>
        <draw:path draw:style-name="gr8" draw:text-style-name="P2" draw:layer="layout" svg:width="0.127cm" svg:height="0.092cm" svg:x="4.815cm" svg:y="18.39cm" svg:viewBox="0 0 128 93" svg:d="M128 82c-21 14-54 14-82 0-28-21-46-54-46-82">
          <text:p/>
        </draw:path>
        <draw:path draw:style-name="gr8" draw:text-style-name="P2" draw:layer="layout" svg:width="0.025cm" svg:height="0.049cm" svg:x="3.344cm" svg:y="18.041cm" svg:viewBox="0 0 26 50" svg:d="M0 50c0-21 11-40 26-50">
          <text:p/>
        </draw:path>
        <draw:path draw:style-name="gr8" draw:text-style-name="P2" draw:layer="layout" svg:width="0.128cm" svg:height="0.144cm" svg:x="3.365cm" svg:y="18.027cm" svg:viewBox="0 0 129 145" svg:d="M0 14c29-25 79-15 107 21 29 36 29 85 0 110">
          <text:p/>
        </draw:path>
        <draw:path draw:style-name="gr8" draw:text-style-name="P2" draw:layer="layout" svg:width="0.127cm" svg:height="0.091cm" svg:x="3.344cm" svg:y="18.09cm" svg:viewBox="0 0 128 92" svg:d="M128 82c-21 14-53 14-81-3-30-19-47-51-47-79">
          <text:p/>
        </draw:path>
        <draw:path draw:style-name="gr8" draw:text-style-name="P2" draw:layer="layout" svg:width="0.025cm" svg:height="0.049cm" svg:x="2.592cm" svg:y="17.889cm" svg:viewBox="0 0 26 50" svg:d="M0 50c0-21 11-40 26-50">
          <text:p/>
        </draw:path>
        <draw:path draw:style-name="gr8" draw:text-style-name="P2" draw:layer="layout" svg:width="0.124cm" svg:height="0.141cm" svg:x="2.617cm" svg:y="17.875cm" svg:viewBox="0 0 125 142" svg:d="M0 14c25-25 75-14 103 21 29 32 29 82 0 107">
          <text:p/>
        </draw:path>
        <draw:path draw:style-name="gr8" draw:text-style-name="P2" draw:layer="layout" svg:width="0.127cm" svg:height="0.092cm" svg:x="2.592cm" svg:y="17.938cm" svg:viewBox="0 0 128 93" svg:d="M128 79c-21 18-52 18-81 0-28-18-47-50-47-79">
          <text:p/>
        </draw:path>
        <draw:line draw:style-name="gr8" draw:text-style-name="P2" draw:layer="layout" svg:x1="3.111cm" svg:y1="17.917cm" svg:x2="3.133cm" svg:y2="17.975cm">
          <text:p/>
        </draw:line>
        <draw:line draw:style-name="gr8" draw:text-style-name="P2" draw:layer="layout" svg:x1="3.193cm" svg:y1="17.989cm" svg:x2="3.129cm" svg:y2="17.974cm">
          <text:p/>
        </draw:line>
        <draw:line draw:style-name="gr8" draw:text-style-name="P2" draw:layer="layout" svg:x1="3.133cm" svg:y1="17.974cm" svg:x2="3.09cm" svg:y2="18.14cm">
          <text:p/>
        </draw:line>
        <draw:line draw:style-name="gr8" draw:text-style-name="P2" draw:layer="layout" svg:x1="3.154cm" svg:y1="18.154cm" svg:x2="3.09cm" svg:y2="18.139cm">
          <text:p/>
        </draw:line>
        <draw:line draw:style-name="gr8" draw:text-style-name="P2" draw:layer="layout" svg:x1="3.094cm" svg:y1="18.139cm" svg:x2="3.058cm" svg:y2="18.165cm">
          <text:p/>
        </draw:line>
        <draw:path draw:style-name="gr8" draw:text-style-name="P2" draw:layer="layout" svg:width="0.018cm" svg:height="0.057cm" svg:x="3.079cm" svg:y="17.945cm" svg:viewBox="0 0 19 58" svg:d="M19 58c0-28-7-50-19-58">
          <text:p/>
        </draw:path>
        <draw:path draw:style-name="gr8" draw:text-style-name="P2" draw:layer="layout" svg:width="0.053cm" svg:height="0.123cm" svg:x="3.044cm" svg:y="18.002cm" svg:viewBox="0 0 54 124" svg:d="M0 124c14-3 28-21 35-46 11-24 19-53 19-78">
          <text:p/>
        </draw:path>
        <draw:line draw:style-name="gr8" draw:text-style-name="P2" draw:layer="layout" svg:x1="4.716cm" svg:y1="18.229cm" svg:x2="4.844cm" svg:y2="18.125cm">
          <text:p/>
        </draw:line>
        <draw:line draw:style-name="gr8" draw:text-style-name="P2" draw:layer="layout" svg:x1="3.2cm" svg:y1="17.773cm" svg:x2="3.083cm" svg:y2="17.748cm">
          <text:p/>
        </draw:line>
        <draw:line draw:style-name="gr8" draw:text-style-name="P2" draw:layer="layout" svg:x1="2.65cm" svg:y1="17.661cm" svg:x2="2.536cm" svg:y2="17.635cm">
          <text:p/>
        </draw:line>
        <draw:path draw:style-name="gr1" draw:text-style-name="P1" draw:layer="layout" svg:width="10.287cm" svg:height="3.499cm" svg:x="1.943cm" svg:y="8.276cm" svg:viewBox="0 0 10288 3500" svg:d="M10288 3500v-850-2640-10h-1002v10 1991c0 42-3 85-14 123-10 46-28 89-49 124-32 56-71 99-113 134-39 35-85 63-134 81-56 25-120 39-187 39 67 0 131-14 187-39 49-18 95-46 134-81 42-35 81-78 113-134 21-35 39-78 49-124 11-38 14-81 14-123v-1991h1002v2640h-278c116-99 144-268 74-406-71-134-226-204-378-169-148 39-254 173-254 328 0 95 43 187 113 247h-4251c113-99 145-268 71-406-71-134-226-204-378-169-148 39-254 173-254 328 0 95 43 187 113 247h-1955c116-99 144-268 74-406-71-134-226-204-378-169-148 39-254 173-254 328 0 95 43 187 113 247h-2466v-148h776v-35-43-42-53-53-60-67-67-74-74-78-81-88-85-74-70-67-64-60-53-49-42-36-32-24-18-10-4h364v4 10 18 24 32 36 42 49 53 60 64 67 70 74c0 141 0 275 0 395l35 4v501-21-25-28-28-32-32-35-35-39-43-42-42-46-46 494h1013v-2502h1001v2001c0 279 224 501 499 501h402c222 0 416-145 480-360 14-46 21-92 21-141v-2001h998v2001c0 279 223 501 501 501h2699-2699c-278 0-501-222-501-501v-2001h-998v2001c0 53-11 102-21 141 14-46 21-92 21-141 0 53-11 102-21 141-64 215-258 360-480 360h-402c-275 0-499-222-499-501v-2001h-1001v2502h-1013-35-364-776v148 850z">
          <text:p/>
        </draw:path>
        <draw:polygon draw:style-name="gr7" draw:text-style-name="P2" draw:layer="layout" svg:width="0cm" svg:height="0cm" svg:x="7.083cm" svg:y="10.068cm" svg:viewBox="0 0 0 0" draw:points="0,0">
          <text:p/>
        </draw:polygon>
        <draw:polygon draw:style-name="gr1" draw:text-style-name="P1" draw:layer="layout" svg:width="10.287cm" svg:height="0.85cm" svg:x="1.943cm" svg:y="10.925cm" svg:viewBox="0 0 10288 851" draw:points="10288,851 10288,0 10010,0 9978,14 9946,25 9914,32 9883,39 9851,42 9819,46 9787,46 9756,46 9724,42 9692,39 9660,32 9629,25 9597,14 9565,0 5314,0 5279,14 5251,25 5219,32 5187,39 5152,42 5120,46 5088,46 5057,46 5025,42 4993,39 4961,32 4930,25 4898,14 4866,0 2911,0 2879,14 2847,25 2815,32 2784,39 2752,42 2720,46 2688,46 2657,46 2625,42 2593,39 2561,32 2530,25 2498,14 2466,0 0,0 0,851">
          <text:p/>
        </draw:polygon>
        <draw:polygon draw:style-name="gr7" draw:text-style-name="P2" draw:layer="layout" svg:width="0cm" svg:height="0cm" svg:x="7.083cm" svg:y="10.068cm" svg:viewBox="0 0 0 0" draw:points="0,0">
          <text:p/>
        </draw:polygon>
        <draw:path draw:style-name="gr1" draw:text-style-name="P1" draw:layer="layout" svg:width="0.403cm" svg:height="1.503cm" svg:x="2.719cm" svg:y="9.274cm" svg:viewBox="0 0 404 1504" svg:d="M365 1504h39v-21-25-28-28-32-32-35-35-39-43-42-42-46-46l-39-7v7-11c0-120 0-254 0-395v-74-71-67-64-60-53-49-42-39-29-24-18-10-4h-365v4 10 18 24 29 39 42 49 53 60 64 67 71 74 85 88 81 78 74 74 67 67 60 53 53 42 43 35z">
          <text:p/>
        </draw:path>
        <draw:polygon draw:style-name="gr7" draw:text-style-name="P2" draw:layer="layout" svg:width="0cm" svg:height="0cm" svg:x="7.083cm" svg:y="10.068cm" svg:viewBox="0 0 0 0" draw:points="0,0">
          <text:p/>
        </draw:polygon>
        <draw:path draw:style-name="gr9" draw:text-style-name="P1" draw:layer="layout" svg:width="0.671cm" svg:height="0.671cm" svg:x="11.394cm" svg:y="8.441cm" svg:viewBox="0 0 672 672" svg:d="M672 336c0 183-152 336-336 336-188 0-336-153-336-336 0-184 148-336 336-336 184 0 336 152 336 336z">
          <text:p/>
        </draw:path>
        <draw:polygon draw:style-name="gr7" draw:text-style-name="P2" draw:layer="layout" svg:width="0cm" svg:height="0cm" svg:x="7.083cm" svg:y="10.068cm" svg:viewBox="0 0 0 0" draw:points="0,0">
          <text:p/>
        </draw:polygon>
        <draw:path draw:style-name="gr9" draw:text-style-name="P1" draw:layer="layout" svg:width="0.671cm" svg:height="0.671cm" svg:x="6.695cm" svg:y="8.441cm" svg:viewBox="0 0 672 672" svg:d="M672 336c0 183-149 336-337 336-183 0-335-153-335-336 0-184 152-336 335-336 188 0 337 152 337 336z">
          <text:p/>
        </draw:path>
        <draw:polygon draw:style-name="gr7" draw:text-style-name="P2" draw:layer="layout" svg:width="0cm" svg:height="0cm" svg:x="7.083cm" svg:y="10.068cm" svg:viewBox="0 0 0 0" draw:points="0,0">
          <text:p/>
        </draw:polygon>
        <draw:path draw:style-name="gr9" draw:text-style-name="P1" draw:layer="layout" svg:width="0.671cm" svg:height="0.671cm" svg:x="4.296cm" svg:y="8.441cm" svg:viewBox="0 0 672 672" svg:d="M672 336c0 183-149 336-336 336-183 0-336-153-336-336 0-184 153-336 336-336 187 0 336 152 336 336z">
          <text:p/>
        </draw:path>
        <draw:polygon draw:style-name="gr7" draw:text-style-name="P2" draw:layer="layout" svg:width="0cm" svg:height="0cm" svg:x="7.083cm" svg:y="10.068cm" svg:viewBox="0 0 0 0" draw:points="0,0">
          <text:p/>
        </draw:polygon>
        <draw:path draw:style-name="gr1" draw:text-style-name="P1" draw:layer="layout" svg:width="0.672cm" svg:height="0.63cm" svg:x="6.695cm" svg:y="10.341cm" svg:viewBox="0 0 673 631" svg:d="M562 585l-35 14-28 11-32 7-32 7-35 7h-32-33-31-32l-32-7-32-7-31-7-32-11-32-14c-70-60-113-152-113-247 0-155 106-290 254-329 153-35 308 32 379 170 74 138 42 307-71 406z">
          <text:p/>
        </draw:path>
        <draw:polygon draw:style-name="gr7" draw:text-style-name="P2" draw:layer="layout" svg:width="0cm" svg:height="0cm" svg:x="7.083cm" svg:y="10.068cm" svg:viewBox="0 0 0 0" draw:points="0,0">
          <text:p/>
        </draw:polygon>
        <draw:path draw:style-name="gr1" draw:text-style-name="P1" draw:layer="layout" svg:width="0.672cm" svg:height="0.63cm" svg:x="4.296cm" svg:y="10.341cm" svg:viewBox="0 0 673 631" svg:d="M562 585l-35 14-28 11-32 7-32 7-35 7h-32-32-31-32l-32-7-32-7-31-7-32-11-32-14c-71-60-114-152-114-247 0-155 107-290 255-329 152-35 307 32 378 170 74 138 42 307-71 406z">
          <text:p/>
        </draw:path>
        <draw:polygon draw:style-name="gr7" draw:text-style-name="P2" draw:layer="layout" svg:width="0cm" svg:height="0cm" svg:x="7.083cm" svg:y="10.068cm" svg:viewBox="0 0 0 0" draw:points="0,0">
          <text:p/>
        </draw:polygon>
        <draw:path draw:style-name="gr1" draw:text-style-name="P1" draw:layer="layout" svg:width="0.67cm" svg:height="0.63cm" svg:x="11.394cm" svg:y="10.341cm" svg:viewBox="0 0 671 631" svg:d="M559 585l-32 14-32 11-32 7-31 7-32 7h-32-32-32-32l-32-7-35-7-32-7-32-11-28-14c-74-60-113-152-113-247 0-155 106-290 254-329 153-35 308 32 379 170 70 138 42 307-74 406z">
          <text:p/>
        </draw:path>
        <draw:polygon draw:style-name="gr7" draw:text-style-name="P2" draw:layer="layout" svg:width="0cm" svg:height="0cm" svg:x="7.083cm" svg:y="10.068cm" svg:viewBox="0 0 0 0" draw:points="0,0">
          <text:p/>
        </draw:polygon>
        <draw:path draw:style-name="gr1" draw:text-style-name="P1" draw:layer="layout" svg:width="0.472cm" svg:height="0.473cm" svg:x="4.395cm" svg:y="8.54cm" svg:viewBox="0 0 473 474" svg:d="M439 113c45 78 45 174 0 248-43 71-120 113-202 113-81 0-155-42-202-113-21-35-35-78-35-123 0-43 14-86 35-125 47-70 121-113 202-113 82 0 159 43 202 113z">
          <text:p/>
        </draw:path>
        <draw:polygon draw:style-name="gr7" draw:text-style-name="P2" draw:layer="layout" svg:width="0cm" svg:height="0cm" svg:x="7.083cm" svg:y="10.068cm" svg:viewBox="0 0 0 0" draw:points="0,0">
          <text:p/>
        </draw:polygon>
        <draw:path draw:style-name="gr1" draw:text-style-name="P1" draw:layer="layout" svg:width="0.472cm" svg:height="0.469cm" svg:x="4.395cm" svg:y="10.442cm" svg:viewBox="0 0 473 470" svg:d="M439 114c42 67 45 148 10 222-35 81-120 134-212 134-91 0-173-53-212-134-14-32-25-67-25-99 0-46 14-88 35-123 46-72 121-114 202-114 82 0 159 42 202 114z">
          <text:p/>
        </draw:path>
        <draw:polygon draw:style-name="gr7" draw:text-style-name="P2" draw:layer="layout" svg:width="0cm" svg:height="0cm" svg:x="7.083cm" svg:y="10.068cm" svg:viewBox="0 0 0 0" draw:points="0,0">
          <text:p/>
        </draw:polygon>
        <draw:path draw:style-name="gr1" draw:text-style-name="P1" draw:layer="layout" svg:width="0.473cm" svg:height="0.473cm" svg:x="11.493cm" svg:y="8.54cm" svg:viewBox="0 0 474 474" svg:d="M474 238c0 130-110 236-237 236-130 0-237-106-237-236 0-132 107-238 237-238 127 0 237 106 237 238z">
          <text:p/>
        </draw:path>
        <draw:polygon draw:style-name="gr7" draw:text-style-name="P2" draw:layer="layout" svg:width="0cm" svg:height="0cm" svg:x="7.083cm" svg:y="10.068cm" svg:viewBox="0 0 0 0" draw:points="0,0">
          <text:p/>
        </draw:polygon>
        <draw:path draw:style-name="gr1" draw:text-style-name="P1" draw:layer="layout" svg:width="0.473cm" svg:height="0.469cm" svg:x="6.794cm" svg:y="10.442cm" svg:viewBox="0 0 474 470" svg:d="M474 237c0 127-106 233-237 233-130 0-237-106-237-233 0-131 107-237 237-237 131 0 237 106 237 237z">
          <text:p/>
        </draw:path>
        <draw:polygon draw:style-name="gr7" draw:text-style-name="P2" draw:layer="layout" svg:width="0cm" svg:height="0cm" svg:x="7.083cm" svg:y="10.068cm" svg:viewBox="0 0 0 0" draw:points="0,0">
          <text:p/>
        </draw:polygon>
        <draw:path draw:style-name="gr9" draw:text-style-name="P1" draw:layer="layout" svg:width="0.473cm" svg:height="0.473cm" svg:x="6.794cm" svg:y="8.54cm" svg:viewBox="0 0 474 474" svg:d="M474 238c0 130-106 236-237 236-130 0-237-106-237-236 0-132 107-238 237-238 131 0 237 106 237 238z">
          <text:p/>
        </draw:path>
        <draw:polygon draw:style-name="gr7" draw:text-style-name="P2" draw:layer="layout" svg:width="0cm" svg:height="0cm" svg:x="7.083cm" svg:y="10.068cm" svg:viewBox="0 0 0 0" draw:points="0,0">
          <text:p/>
        </draw:polygon>
        <draw:path draw:style-name="gr9" draw:text-style-name="P1" draw:layer="layout" svg:width="0.473cm" svg:height="0.469cm" svg:x="11.493cm" svg:y="10.442cm" svg:viewBox="0 0 474 470" svg:d="M474 237c0 127-110 233-237 233-130 0-237-106-237-233 0-131 107-237 237-237 127 0 237 106 237 237z">
          <text:p/>
        </draw:path>
        <draw:polygon draw:style-name="gr7" draw:text-style-name="P2" draw:layer="layout" svg:width="0cm" svg:height="0cm" svg:x="7.083cm" svg:y="10.068cm" svg:viewBox="0 0 0 0" draw:points="0,0">
          <text:p/>
        </draw:polygon>
        <draw:path draw:style-name="gr1" draw:text-style-name="P1" draw:layer="layout" svg:width="0.423cm" svg:height="0.469cm" svg:x="4.42cm" svg:y="10.442cm" svg:viewBox="0 0 424 470" svg:d="M414 336h10c-35 81-120 134-212 134-91 0-172-53-212-134h10v-222c47-72 121-114 202-114 82 0 159 42 202 114z">
          <text:p/>
        </draw:path>
        <draw:polygon draw:style-name="gr7" draw:text-style-name="P2" draw:layer="layout" svg:width="0cm" svg:height="0cm" svg:x="7.083cm" svg:y="10.068cm" svg:viewBox="0 0 0 0" draw:points="0,0">
          <text:p/>
        </draw:polygon>
        <draw:path draw:style-name="gr1" draw:text-style-name="P1" draw:layer="layout" svg:width="0.403cm" svg:height="0.473cm" svg:x="4.43cm" svg:y="8.54cm" svg:viewBox="0 0 404 474" svg:d="M404 113v248c-43 71-120 113-202 113s-156-42-202-113v-248c46-70 120-113 202-113s159 43 202 113z">
          <text:p/>
        </draw:path>
        <draw:polygon draw:style-name="gr7" draw:text-style-name="P2" draw:layer="layout" svg:width="0cm" svg:height="0cm" svg:x="7.083cm" svg:y="10.068cm" svg:viewBox="0 0 0 0" draw:points="0,0">
          <text:p/>
        </draw:polygon>
        <draw:polygon draw:style-name="gr1" draw:text-style-name="P1" draw:layer="layout" svg:width="1.002cm" svg:height="0.01cm" svg:x="11.228cm" svg:y="8.276cm" svg:viewBox="0 0 1003 11" draw:points="0,11 1003,11 1003,0 0,0">
          <text:p/>
        </draw:polygon>
        <draw:path draw:style-name="gr1" draw:text-style-name="P1" draw:layer="layout" svg:width="0.039cm" svg:height="0.247cm" svg:x="4.395cm" svg:y="8.653cm" svg:viewBox="0 0 40 248" svg:d="M40 248v-248c-26 39-40 82-40 125 0 45 14 88 40 123z">
          <text:p/>
        </draw:path>
        <draw:polygon draw:style-name="gr7" draw:text-style-name="P2" draw:layer="layout" svg:width="0cm" svg:height="0cm" svg:x="7.083cm" svg:y="10.068cm" svg:viewBox="0 0 0 0" draw:points="0,0">
          <text:p/>
        </draw:polygon>
        <draw:path draw:style-name="gr1" draw:text-style-name="P1" draw:layer="layout" svg:width="0.034cm" svg:height="0.247cm" svg:x="4.833cm" svg:y="8.653cm" svg:viewBox="0 0 35 248" svg:d="M0 0v248c46-74 46-174 0-248z">
          <text:p/>
        </draw:path>
        <draw:polygon draw:style-name="gr7" draw:text-style-name="P2" draw:layer="layout" svg:width="0cm" svg:height="0cm" svg:x="7.083cm" svg:y="10.068cm" svg:viewBox="0 0 0 0" draw:points="0,0">
          <text:p/>
        </draw:polygon>
        <draw:path draw:style-name="gr1" draw:text-style-name="P1" draw:layer="layout" svg:width="0.039cm" svg:height="0.226cm" svg:x="4.395cm" svg:y="10.551cm" svg:viewBox="0 0 40 227" svg:d="M25 227h15v-227c-26 39-40 81-40 127 0 33 11 68 25 100z">
          <text:p/>
        </draw:path>
        <draw:polygon draw:style-name="gr7" draw:text-style-name="P2" draw:layer="layout" svg:width="0cm" svg:height="0cm" svg:x="7.083cm" svg:y="10.068cm" svg:viewBox="0 0 0 0" draw:points="0,0">
          <text:p/>
        </draw:polygon>
        <draw:path draw:style-name="gr1" draw:text-style-name="P1" draw:layer="layout" svg:width="0.034cm" svg:height="0.226cm" svg:x="4.833cm" svg:y="10.551cm" svg:viewBox="0 0 35 227" svg:d="M0 0v227h10c36-74 33-156-10-227z">
          <text:p/>
        </draw:path>
        <draw:polygon draw:style-name="gr7" draw:text-style-name="P2" draw:layer="layout" svg:width="0cm" svg:height="0cm" svg:x="7.083cm" svg:y="10.068cm" svg:viewBox="0 0 0 0" draw:points="0,0">
          <text:p/>
        </draw:polygon>
        <draw:line draw:style-name="gr8" draw:text-style-name="P2" draw:layer="layout" svg:x1="12.227cm" svg:y1="11.775cm" svg:x2="1.943cm" svg:y2="11.775cm">
          <text:p/>
        </draw:line>
        <draw:line draw:style-name="gr8" draw:text-style-name="P2" draw:layer="layout" svg:x1="8.029cm" svg:y1="10.777cm" svg:x2="10.727cm" svg:y2="10.777cm">
          <text:p/>
        </draw:line>
        <draw:line draw:style-name="gr8" draw:text-style-name="P2" draw:layer="layout" svg:x1="5.63cm" svg:y1="10.777cm" svg:x2="6.032cm" svg:y2="10.777cm">
          <text:p/>
        </draw:line>
        <draw:line draw:style-name="gr8" draw:text-style-name="P2" draw:layer="layout" svg:x1="4.833cm" svg:y1="10.777cm" svg:x2="4.843cm" svg:y2="10.777cm">
          <text:p/>
        </draw:line>
        <draw:line draw:style-name="gr8" draw:text-style-name="P2" draw:layer="layout" svg:x1="4.131cm" svg:y1="10.777cm" svg:x2="1.943cm" svg:y2="10.777cm">
          <text:p/>
        </draw:line>
        <draw:line draw:style-name="gr8" draw:text-style-name="P2" draw:layer="layout" svg:x1="4.42cm" svg:y1="10.777cm" svg:x2="4.43cm" svg:y2="10.777cm">
          <text:p/>
        </draw:line>
        <draw:line draw:style-name="gr8" draw:text-style-name="P2" draw:layer="layout" svg:x1="3.083cm" svg:y1="10.777cm" svg:x2="4.131cm" svg:y2="10.777cm">
          <text:p/>
        </draw:line>
        <draw:line draw:style-name="gr8" draw:text-style-name="P2" draw:layer="layout" svg:x1="1.943cm" svg:y1="10.925cm" svg:x2="1.943cm" svg:y2="11.775cm">
          <text:p/>
        </draw:line>
        <draw:line draw:style-name="gr8" draw:text-style-name="P2" draw:layer="layout" svg:x1="1.943cm" svg:y1="10.925cm" svg:x2="1.943cm" svg:y2="10.777cm">
          <text:p/>
        </draw:line>
        <draw:line draw:style-name="gr8" draw:text-style-name="P2" draw:layer="layout" svg:x1="12.227cm" svg:y1="11.775cm" svg:x2="12.227cm" svg:y2="10.925cm">
          <text:p/>
        </draw:line>
        <draw:line draw:style-name="gr8" draw:text-style-name="P2" draw:layer="layout" svg:x1="12.227cm" svg:y1="10.925cm" svg:x2="11.952cm" svg:y2="10.925cm">
          <text:p/>
        </draw:line>
        <draw:polyline draw:style-name="gr8" draw:text-style-name="P2" draw:layer="layout" svg:width="0.445cm" svg:height="0.046cm" svg:x="11.507cm" svg:y="10.925cm" svg:viewBox="0 0 446 47" draw:points="446,0 414,14 382,25 350,32 319,40 287,43 254,47 222,47 191,47 159,43 127,40 92,32 60,25 28,14 0,0">
          <text:p/>
        </draw:polyline>
        <draw:line draw:style-name="gr8" draw:text-style-name="P2" draw:layer="layout" svg:x1="11.507cm" svg:y1="10.925cm" svg:x2="7.253cm" svg:y2="10.925cm">
          <text:p/>
        </draw:line>
        <draw:polyline draw:style-name="gr8" draw:text-style-name="P2" draw:layer="layout" svg:width="0.448cm" svg:height="0.046cm" svg:x="6.808cm" svg:y="10.925cm" svg:viewBox="0 0 449 47" draw:points="449,0 414,14 386,25 354,32 322,40 287,43 255,47 223,47 192,47 160,43 127,40 95,32 64,25 32,14 0,0">
          <text:p/>
        </draw:polyline>
        <draw:line draw:style-name="gr8" draw:text-style-name="P2" draw:layer="layout" svg:x1="6.808cm" svg:y1="10.925cm" svg:x2="4.854cm" svg:y2="10.925cm">
          <text:p/>
        </draw:line>
        <draw:polyline draw:style-name="gr8" draw:text-style-name="P2" draw:layer="layout" svg:width="0.448cm" svg:height="0.046cm" svg:x="4.409cm" svg:y="10.925cm" svg:viewBox="0 0 449 47" draw:points="449,0 414,14 386,25 354,32 322,40 286,43 254,47 222,47 191,47 159,43 127,40 95,32 64,25 32,14 0,0">
          <text:p/>
        </draw:polyline>
        <draw:line draw:style-name="gr8" draw:text-style-name="P2" draw:layer="layout" svg:x1="4.409cm" svg:y1="10.925cm" svg:x2="1.943cm" svg:y2="10.925cm">
          <text:p/>
        </draw:line>
        <draw:line draw:style-name="gr8" draw:text-style-name="P2" draw:layer="layout" svg:x1="12.227cm" svg:y1="10.925cm" svg:x2="12.227cm" svg:y2="8.286cm">
          <text:p/>
        </draw:line>
        <draw:path draw:style-name="gr8" draw:text-style-name="P2" draw:layer="layout" svg:width="0.501cm" svg:height="0.501cm" svg:x="10.727cm" svg:y="10.276cm" svg:viewBox="0 0 502 502" svg:d="M0 502c280 0 502-227 502-502">
          <text:p/>
        </draw:path>
        <draw:path draw:style-name="gr8" draw:text-style-name="P2" draw:layer="layout" svg:width="0.501cm" svg:height="0.501cm" svg:x="10.727cm" svg:y="10.276cm" svg:viewBox="0 0 502 502" svg:d="M0 502c72 0 132-14 192-40 49-21 92-46 134-81s81-81 113-134c18-35 35-78 49-127 7-35 14-78 14-120">
          <text:p/>
        </draw:path>
        <draw:line draw:style-name="gr8" draw:text-style-name="P2" draw:layer="layout" svg:x1="11.228cm" svg:y1="8.286cm" svg:x2="11.228cm" svg:y2="10.276cm">
          <text:p/>
        </draw:line>
        <draw:path draw:style-name="gr8" draw:text-style-name="P2" draw:layer="layout" svg:width="0.501cm" svg:height="0.501cm" svg:x="7.531cm" svg:y="10.276cm" svg:viewBox="0 0 502 502" svg:d="M502 502c-278 0-502-227-502-502">
          <text:p/>
        </draw:path>
        <draw:line draw:style-name="gr8" draw:text-style-name="P2" draw:layer="layout" svg:x1="7.531cm" svg:y1="8.276cm" svg:x2="7.531cm" svg:y2="10.276cm">
          <text:p/>
        </draw:line>
        <draw:line draw:style-name="gr8" draw:text-style-name="P2" draw:layer="layout" svg:x1="6.529cm" svg:y1="8.276cm" svg:x2="7.531cm" svg:y2="8.276cm">
          <text:p/>
        </draw:line>
        <draw:line draw:style-name="gr8" draw:text-style-name="P2" draw:layer="layout" svg:x1="6.529cm" svg:y1="8.276cm" svg:x2="6.529cm" svg:y2="10.276cm">
          <text:p/>
        </draw:line>
        <draw:path draw:style-name="gr8" draw:text-style-name="P2" draw:layer="layout" svg:width="0.501cm" svg:height="0.501cm" svg:x="6.032cm" svg:y="10.276cm" svg:viewBox="0 0 502 502" svg:d="M0 502c276 0 502-227 502-502">
          <text:p/>
        </draw:path>
        <draw:path draw:style-name="gr8" draw:text-style-name="P2" draw:layer="layout" svg:width="0.498cm" svg:height="0.501cm" svg:x="5.132cm" svg:y="10.276cm" svg:viewBox="0 0 499 502" svg:d="M499 502c-275 0-499-227-499-502">
          <text:p/>
        </draw:path>
        <draw:line draw:style-name="gr8" draw:text-style-name="P2" draw:layer="layout" svg:x1="5.132cm" svg:y1="8.276cm" svg:x2="5.132cm" svg:y2="10.276cm">
          <text:p/>
        </draw:line>
        <draw:line draw:style-name="gr8" draw:text-style-name="P2" draw:layer="layout" svg:x1="4.131cm" svg:y1="8.276cm" svg:x2="5.132cm" svg:y2="8.276cm">
          <text:p/>
        </draw:line>
        <draw:line draw:style-name="gr8" draw:text-style-name="P2" draw:layer="layout" svg:x1="4.131cm" svg:y1="8.276cm" svg:x2="4.131cm" svg:y2="10.777cm">
          <text:p/>
        </draw:line>
        <draw:path draw:style-name="gr8" draw:text-style-name="P2" draw:layer="layout" svg:width="0.113cm" svg:height="0.25cm" svg:x="4.296cm" svg:y="10.675cm" svg:viewBox="0 0 114 251" svg:d="M114 251c-70-61-114-156-114-251">
          <text:p/>
        </draw:path>
        <draw:path draw:style-name="gr8" draw:text-style-name="P2" draw:layer="layout" svg:width="0.672cm" svg:height="0.584cm" svg:x="4.296cm" svg:y="10.341cm" svg:viewBox="0 0 673 585" svg:d="M0 334c0-152 107-286 255-325 152-35 307 32 378 169 74 138 42 308-71 407">
          <text:p/>
        </draw:path>
        <draw:path draw:style-name="gr8" draw:text-style-name="P2" draw:layer="layout" svg:width="0.113cm" svg:height="0.25cm" svg:x="6.695cm" svg:y="10.675cm" svg:viewBox="0 0 114 251" svg:d="M114 251c-71-61-114-156-114-251">
          <text:p/>
        </draw:path>
        <draw:path draw:style-name="gr8" draw:text-style-name="P2" draw:layer="layout" svg:width="0.672cm" svg:height="0.584cm" svg:x="6.695cm" svg:y="10.341cm" svg:viewBox="0 0 673 585" svg:d="M0 334c0-152 106-286 254-325 153-35 308 32 379 169 74 138 42 308-71 407">
          <text:p/>
        </draw:path>
        <draw:path draw:style-name="gr8" draw:text-style-name="P2" draw:layer="layout" svg:width="0.113cm" svg:height="0.25cm" svg:x="11.394cm" svg:y="10.675cm" svg:viewBox="0 0 114 251" svg:d="M114 251c-75-61-114-156-114-251">
          <text:p/>
        </draw:path>
        <draw:path draw:style-name="gr8" draw:text-style-name="P2" draw:layer="layout" svg:width="0.67cm" svg:height="0.584cm" svg:x="11.394cm" svg:y="10.341cm" svg:viewBox="0 0 671 585" svg:d="M0 334c0-152 106-286 254-325 153-35 308 32 379 169 70 138 42 308-74 407">
          <text:p/>
        </draw:path>
        <draw:line draw:style-name="gr8" draw:text-style-name="P2" draw:layer="layout" svg:x1="11.228cm" svg:y1="8.286cm" svg:x2="12.227cm" svg:y2="8.286cm">
          <text:p/>
        </draw:line>
        <draw:path draw:style-name="gr8" draw:text-style-name="P2" draw:layer="layout" svg:width="0.021cm" svg:height="0.141cm" svg:x="6.512cm" svg:y="10.276cm" svg:viewBox="0 0 22 142" svg:d="M0 142c11-39 22-89 22-142">
          <text:p/>
        </draw:path>
        <draw:path draw:style-name="gr8" draw:text-style-name="P2" draw:layer="layout" svg:width="0.473cm" svg:height="0.469cm" svg:x="4.395cm" svg:y="10.442cm" svg:viewBox="0 0 474 470" svg:d="M474 237c0 127-106 233-237 233-130 0-237-106-237-233 0-131 107-237 237-237 131 0 237 106 237 237z">
          <text:p/>
        </draw:path>
        <draw:line draw:style-name="gr8" draw:text-style-name="P2" draw:layer="layout" svg:x1="4.43cm" svg:y1="10.777cm" svg:x2="4.43cm" svg:y2="10.551cm">
          <text:p/>
        </draw:line>
        <draw:line draw:style-name="gr8" draw:text-style-name="P2" draw:layer="layout" svg:x1="4.833cm" svg:y1="10.551cm" svg:x2="4.833cm" svg:y2="10.777cm">
          <text:p/>
        </draw:line>
        <draw:line draw:style-name="gr8" draw:text-style-name="P2" draw:layer="layout" svg:x1="4.833cm" svg:y1="8.653cm" svg:x2="4.833cm" svg:y2="8.9cm">
          <text:p/>
        </draw:line>
        <draw:line draw:style-name="gr8" draw:text-style-name="P2" draw:layer="layout" svg:x1="4.43cm" svg:y1="8.9cm" svg:x2="4.43cm" svg:y2="8.653cm">
          <text:p/>
        </draw:line>
        <draw:path draw:style-name="gr8" draw:text-style-name="P2" draw:layer="layout" svg:width="0cm" svg:height="0.401cm" svg:x="3.083cm" svg:y="9.877cm" svg:viewBox="0 0 0 402" svg:d="M0 402c0-119 0-257 0-402">
          <text:p/>
        </draw:path>
        <draw:polyline draw:style-name="gr8" draw:text-style-name="P2" draw:layer="layout" svg:width="0cm" svg:height="0.602cm" svg:x="3.083cm" svg:y="9.274cm" svg:viewBox="0 0 0 603" draw:points="0,0 0,4 0,14 0,32 0,56 0,85 0,124 0,166 0,215 0,268 0,328 0,392 0,459 0,529 0,603">
          <text:p/>
        </draw:polyline>
        <draw:line draw:style-name="gr8" draw:text-style-name="P2" draw:layer="layout" svg:x1="3.118cm" svg:y1="10.272cm" svg:x2="3.083cm" svg:y2="10.272cm">
          <text:p/>
        </draw:line>
        <draw:line draw:style-name="gr8" draw:text-style-name="P2" draw:layer="layout" svg:x1="3.118cm" svg:y1="10.272cm" svg:x2="3.118cm" svg:y2="10.279cm">
          <text:p/>
        </draw:line>
        <draw:polyline draw:style-name="gr8" draw:text-style-name="P2" draw:layer="layout" svg:width="0cm" svg:height="0.899cm" svg:x="2.719cm" svg:y="9.877cm" svg:viewBox="0 0 0 900" draw:points="0,900 0,865 0,822 0,776 0,727 0,671 0,611 0,547 0,480 0,406 0,332 0,251 0,170 0,85 0,0">
          <text:p/>
        </draw:polyline>
        <draw:polyline draw:style-name="gr8" draw:text-style-name="P2" draw:layer="layout" svg:width="0cm" svg:height="0.602cm" svg:x="2.719cm" svg:y="9.274cm" svg:viewBox="0 0 0 603" draw:points="0,0 0,4 0,14 0,32 0,56 0,85 0,124 0,166 0,215 0,268 0,328 0,392 0,459 0,529 0,603">
          <text:p/>
        </draw:polyline>
        <draw:line draw:style-name="gr8" draw:text-style-name="P2" draw:layer="layout" svg:x1="3.118cm" svg:y1="10.279cm" svg:x2="3.083cm" svg:y2="10.279cm">
          <text:p/>
        </draw:line>
        <draw:polyline draw:style-name="gr8" draw:text-style-name="P2" draw:layer="layout" svg:width="0cm" svg:height="0.497cm" svg:x="3.118cm" svg:y="10.279cm" svg:viewBox="0 0 0 498" draw:points="0,498 0,473 0,452 0,424 0,396 0,364 0,332 0,297 0,258 0,223 0,180 0,138 0,96 0,50 0,0">
          <text:p/>
        </draw:polyline>
        <draw:path draw:style-name="gr8" draw:text-style-name="P2" draw:layer="layout" svg:width="0.473cm" svg:height="0.469cm" svg:x="6.794cm" svg:y="10.442cm" svg:viewBox="0 0 474 470" svg:d="M474 237c0 127-106 233-237 233-130 0-237-106-237-233 0-131 107-237 237-237 131 0 237 106 237 237z">
          <text:p/>
        </draw:path>
        <draw:line draw:style-name="gr8" draw:text-style-name="P2" draw:layer="layout" svg:x1="12.227cm" svg:y1="8.286cm" svg:x2="12.227cm" svg:y2="8.276cm">
          <text:p/>
        </draw:line>
        <draw:line draw:style-name="gr8" draw:text-style-name="P2" draw:layer="layout" svg:x1="11.228cm" svg:y1="8.286cm" svg:x2="11.228cm" svg:y2="8.276cm">
          <text:p/>
        </draw:line>
        <draw:line draw:style-name="gr8" draw:text-style-name="P2" draw:layer="layout" svg:x1="11.228cm" svg:y1="8.276cm" svg:x2="12.227cm" svg:y2="8.276cm">
          <text:p/>
        </draw:line>
        <draw:path draw:style-name="gr8" draw:text-style-name="P2" draw:layer="layout" svg:width="0.473cm" svg:height="0.473cm" svg:x="4.395cm" svg:y="8.54cm" svg:viewBox="0 0 474 474" svg:d="M474 238c0 130-106 236-237 236-130 0-237-106-237-236 0-132 107-238 237-238 131 0 237 106 237 238z">
          <text:p/>
        </draw:path>
        <draw:path draw:style-name="gr8" draw:text-style-name="P2" draw:layer="layout" svg:width="0.403cm" svg:height="0.113cm" svg:x="4.43cm" svg:y="8.9cm" svg:viewBox="0 0 404 114" svg:d="M404 0c-43 72-120 114-202 114s-156-42-202-114">
          <text:p/>
        </draw:path>
        <draw:path draw:style-name="gr8" draw:text-style-name="P2" draw:layer="layout" svg:width="0.403cm" svg:height="0.113cm" svg:x="4.43cm" svg:y="8.54cm" svg:viewBox="0 0 404 114" svg:d="M0 114c46-70 120-114 202-114s159 44 202 114">
          <text:p/>
        </draw:path>
        <draw:line draw:style-name="gr8" draw:text-style-name="P2" draw:layer="layout" svg:x1="2.719cm" svg:y1="9.274cm" svg:x2="3.083cm" svg:y2="9.274cm">
          <text:p/>
        </draw:line>
        <draw:line draw:style-name="gr8" draw:text-style-name="P2" draw:layer="layout" svg:x1="2.719cm" svg:y1="9.274cm" svg:x2="3.083cm" svg:y2="9.274cm">
          <text:p/>
        </draw:line>
        <draw:path draw:style-name="gr8" draw:text-style-name="P2" draw:layer="layout" svg:width="0.473cm" svg:height="0.473cm" svg:x="6.794cm" svg:y="8.54cm" svg:viewBox="0 0 474 474" svg:d="M474 238c0 130-106 236-237 236-130 0-237-106-237-236 0-132 107-238 237-238 131 0 237 106 237 238z">
          <text:p/>
        </draw:path>
        <draw:path draw:style-name="gr3" draw:text-style-name="P3" draw:layer="layout" svg:width="0.843cm" svg:height="0.84cm" svg:x="10.308cm" svg:y="9.856cm" svg:viewBox="0 0 844 841" svg:d="M424 841v-841zM844 420h-844z">
          <text:p/>
        </draw:path>
        <draw:path draw:style-name="gr3" draw:text-style-name="P3" draw:layer="layout" svg:width="0.843cm" svg:height="0.84cm" svg:x="7.609cm" svg:y="9.856cm" svg:viewBox="0 0 844 841" svg:d="M424 841v-841zM844 420h-844z">
          <text:p/>
        </draw:path>
        <draw:path draw:style-name="gr3" draw:text-style-name="P3" draw:layer="layout" svg:width="0.84cm" svg:height="0.84cm" svg:x="5.612cm" svg:y="9.856cm" svg:viewBox="0 0 841 841" svg:d="M420 841v-841zM841 420h-841z">
          <text:p/>
        </draw:path>
        <draw:path draw:style-name="gr3" draw:text-style-name="P3" draw:layer="layout" svg:width="0.843cm" svg:height="0.84cm" svg:x="5.21cm" svg:y="9.856cm" svg:viewBox="0 0 844 841" svg:d="M421 841v-841zM844 420h-844z">
          <text:p/>
        </draw:path>
        <draw:path draw:style-name="gr3" draw:text-style-name="P3" draw:layer="layout" svg:width="0.839cm" svg:height="0.843cm" svg:x="4.212cm" svg:y="10.255cm" svg:viewBox="0 0 840 844" svg:d="M420 844v-844zM840 424h-840z">
          <text:p/>
        </draw:path>
        <draw:path draw:style-name="gr3" draw:text-style-name="P3" draw:layer="layout" svg:width="0.839cm" svg:height="0.843cm" svg:x="6.611cm" svg:y="10.255cm" svg:viewBox="0 0 840 844" svg:d="M419 844v-844zM840 424h-840z">
          <text:p/>
        </draw:path>
        <draw:path draw:style-name="gr3" draw:text-style-name="P3" draw:layer="layout" svg:width="0.839cm" svg:height="0.843cm" svg:x="11.31cm" svg:y="10.255cm" svg:viewBox="0 0 840 844" svg:d="M420 844v-844zM840 424h-840z">
          <text:p/>
        </draw:path>
        <draw:path draw:style-name="gr3" draw:text-style-name="P3" draw:layer="layout" svg:width="0.839cm" svg:height="0.839cm" svg:x="11.31cm" svg:y="8.357cm" svg:viewBox="0 0 840 840" svg:d="M420 840v-840zM840 420h-840z">
          <text:p/>
        </draw:path>
        <draw:path draw:style-name="gr3" draw:text-style-name="P3" draw:layer="layout" svg:width="0.839cm" svg:height="0.839cm" svg:x="6.611cm" svg:y="8.357cm" svg:viewBox="0 0 840 840" svg:d="M419 840v-840zM840 420h-840z">
          <text:p/>
        </draw:path>
        <draw:path draw:style-name="gr3" draw:text-style-name="P3" draw:layer="layout" svg:width="0.839cm" svg:height="0.839cm" svg:x="4.212cm" svg:y="8.357cm" svg:viewBox="0 0 840 840" svg:d="M420 840v-840zM840 420h-840z">
          <text:p/>
        </draw:path>
        <draw:polygon draw:style-name="gr7" draw:text-style-name="P2" draw:layer="layout" svg:width="0cm" svg:height="0cm" svg:x="7.083cm" svg:y="10.068cm" svg:viewBox="0 0 0 0" draw:points="0,0">
          <text:p/>
        </draw:polygon>
        <draw:polyline draw:style-name="gr10" draw:text-style-name="P2" draw:layer="layout" svg:width="1.33cm" svg:height="2.145cm" svg:x="4.716cm" svg:y="10.893cm" svg:viewBox="0 0 1331 2146" draw:points="1331,2146 829,2146 0,0">
          <text:p/>
        </draw:polyline>
        <draw:polygon draw:style-name="gr11" draw:text-style-name="P3" draw:layer="layout" svg:width="0.18cm" svg:height="0.35cm" svg:x="4.716cm" svg:y="10.893cm" svg:viewBox="0 0 181 351" draw:points="0,0 75,351 181,308">
          <text:p/>
        </draw:polygon>
        <draw:polygon draw:style-name="gr7" draw:text-style-name="P2" draw:layer="layout" svg:width="0cm" svg:height="0cm" svg:x="7.083cm" svg:y="10.068cm" svg:viewBox="0 0 0 0" draw:points="0,0">
          <text:p/>
        </draw:polygon>
        <draw:polyline draw:style-name="gr10" draw:text-style-name="P2" draw:layer="layout" svg:width="1.365cm" svg:height="4.032cm" svg:x="4.681cm" svg:y="9.006cm" svg:viewBox="0 0 1366 4033" draw:points="1366,4033 869,4033 0,0">
          <text:p/>
        </draw:polyline>
        <draw:polygon draw:style-name="gr11" draw:text-style-name="P3" draw:layer="layout" svg:width="0.13cm" svg:height="0.356cm" svg:x="4.681cm" svg:y="9.006cm" svg:viewBox="0 0 131 357" draw:points="0,0 18,357 131,333">
          <text:p/>
        </draw:polygon>
        <draw:polygon draw:style-name="gr7" draw:text-style-name="P2" draw:layer="layout" svg:width="0cm" svg:height="0cm" svg:x="7.083cm" svg:y="10.068cm" svg:viewBox="0 0 0 0" draw:points="0,0">
          <text:p/>
        </draw:polygon>
        <draw:polyline draw:style-name="gr10" draw:text-style-name="P2" draw:layer="layout" svg:width="1.383cm" svg:height="4.022cm" svg:x="5.598cm" svg:y="9.006cm" svg:viewBox="0 0 1384 4023" draw:points="0,4023 498,4023 1384,0">
          <text:p/>
        </draw:polyline>
        <draw:polygon draw:style-name="gr11" draw:text-style-name="P3" draw:layer="layout" svg:width="0.134cm" svg:height="0.356cm" svg:x="6.847cm" svg:y="9.006cm" svg:viewBox="0 0 135 357" draw:points="135,0 0,333 117,357">
          <text:p/>
        </draw:polygon>
        <draw:polygon draw:style-name="gr7" draw:text-style-name="P2" draw:layer="layout" svg:width="0cm" svg:height="0cm" svg:x="7.083cm" svg:y="10.068cm" svg:viewBox="0 0 0 0" draw:points="0,0">
          <text:p/>
        </draw:polygon>
        <draw:polyline draw:style-name="gr10" draw:text-style-name="P2" draw:layer="layout" svg:width="1.358cm" svg:height="2.149cm" svg:x="5.584cm" svg:y="10.893cm" svg:viewBox="0 0 1359 2150" draw:points="0,2150 501,2150 1359,0">
          <text:p/>
        </draw:polyline>
        <draw:polygon draw:style-name="gr11" draw:text-style-name="P3" draw:layer="layout" svg:width="0.183cm" svg:height="0.35cm" svg:x="6.759cm" svg:y="10.893cm" svg:viewBox="0 0 184 351" draw:points="184,0 0,308 110,351">
          <text:p/>
        </draw:polygon>
        <draw:polygon draw:style-name="gr7" draw:text-style-name="P2" draw:layer="layout" svg:width="0cm" svg:height="0cm" svg:x="7.083cm" svg:y="10.068cm" svg:viewBox="0 0 0 0" draw:points="0,0">
          <text:p/>
        </draw:polygon>
        <draw:polyline draw:style-name="gr10" draw:text-style-name="P2" draw:layer="layout" svg:width="5.997cm" svg:height="4.103cm" svg:x="5.542cm" svg:y="8.918cm" svg:viewBox="0 0 5998 4104" draw:points="0,4104 501,4104 5998,0">
          <text:p/>
        </draw:polyline>
        <draw:polygon draw:style-name="gr11" draw:text-style-name="P3" draw:layer="layout" svg:width="0.205cm" svg:height="0.257cm" svg:x="11.225cm" svg:y="8.918cm" svg:viewBox="0 0 206 258" draw:points="206,0 0,162 46,258">
          <text:p/>
        </draw:polygon>
        <draw:polygon draw:style-name="gr7" draw:text-style-name="P2" draw:layer="layout" svg:width="0cm" svg:height="0cm" svg:x="7.083cm" svg:y="10.068cm" svg:viewBox="0 0 0 0" draw:points="0,0">
          <text:p/>
        </draw:polygon>
        <draw:polyline draw:style-name="gr10" draw:text-style-name="P2" draw:layer="layout" svg:width="5.969cm" svg:height="2.244cm" svg:x="5.542cm" svg:y="10.766cm" svg:viewBox="0 0 5970 2245" draw:points="0,2245 501,2245 5970,0">
          <text:p/>
        </draw:polyline>
        <draw:polygon draw:style-name="gr11" draw:text-style-name="P3" draw:layer="layout" svg:width="0.346cm" svg:height="0.187cm" svg:x="11.165cm" svg:y="10.766cm" svg:viewBox="0 0 347 188" draw:points="347,0 0,78 46,188">
          <text:p/>
        </draw:polygon>
        <draw:path draw:style-name="gr1" draw:text-style-name="P1" draw:layer="layout" svg:width="10.284cm" svg:height="3.5cm" svg:x="15.959cm" svg:y="9.228cm" svg:viewBox="0 0 10285 3501" svg:d="M10285 3501v-1003h-4-14-18-28-32-42-46-53-56-60-67-67-72-67-151-399-1013-289-10-403-10-339c-77 0-152 0-226 0-24 0-49 0-74 0-21 0-49 0-70 0-28 0-53 0-78 0 275 0 498-222 498-498v-2000h299 403 299v2498h1013v-25-25-28-32-31-36-35-35-39-42-39-46-42-46h35c0-4 0-7 0-11 0-3 0-7 0-10 0-4 0-7 0-11 0-7 0-10 0-14 0-7 0-14 0-18 0-3 0-10 0-17 0-4 0-11 0-18s0-14 0-21c0-4 0-11 0-18s0-14 0-21c0-28 0-60 0-92 0-45 0-95 0-144v-74-71-67-63-60-53-50-42-39-28-25-17-11-3h364v3 11 17 25 28 39 42 50 53 60 63 67 71 74 81 81 81 74 74 71 67 67 60 56 53 50 42 39h151 67 72 67 67 60 56 53 46 42 32 28 18 14 4v1003h-4-14-18-28-32-42-46-53-56-60-67-67-72-67-2614c-77 0-152 0-226 0-24 0-49 0-74 0-21 0-49 0-70 0-25 0-50 0-71 0-25 0-49 0-70 0-25 0-46 0-71 0-21 0-46 0-67 0s-42 0-63 0c-22 0-43 0-64 0s-39 0-60 0-39 0-60 0c-18 0-35 0-53 0-28 0-56 0-84 0-29 0-57 0-85 0s-60 0-88 0c-32 0-64 0-96 0-31 0-63 0-95 0s-63 0-99 0c-31 0-67 0-98 0-36 0-71 0-106 0-36 0-71 0-106 0-32 0-71 0-106 0s-70 0-106 0c-74 0-148 0-222 0-35 0-71 0-109 0v-1003c74 0 148 0 222 0 35 0 70 0 109 0 36 0 71 0 106 0 28 0 57 0 85 0 42 0 84 0 127 0 35 0 70 0 106 0 31 0 67 0 98 0 36 0 67 0 99 0s64 0 95 0c32 0 64 0 96 0 28 0 60 0 88 0s56 0 85 0c28 0 56 0 84 0h53 46c-95 0-176-25-247-64-35-21-71-49-102-77-29-28-57-64-78-103-21-35-39-70-53-120-10-38-17-84-17-134v-1326-674h-1002v2000l-4 57-7 53-18 56-21 50-24 49-36 46-35 42-42 39-46 32-50 28-49 21-56 14-53 11h-57-2476-223c-70 0-134-11-190-35-49-22-92-46-134-82-42-35-81-81-113-137-21-35-35-74-49-124-7-35-14-77-14-120v-1365-635h-999v2399c0 14 0 28 0 39v60 1003h1722 2974c38 0 74 0 109 0 74 0 148 0 222 0 36 0 71 0 106 0s74 0 106 0c35 0 70 0 106 0 35 0 70 0 106 0 31 0 67 0 98 0 36 0 67 0 99 0s64 0 95 0c32 0 64 0 96 0 28 0 60 0 88 0s56 0 85 0c28 0 56 0 84 0 18 0 35 0 53 0 21 0 39 0 60 0s39 0 60 0 42 0 64 0c21 0 42 0 63 0s46 0 67 0c25 0 46 0 71 0 21 0 45 0 70 0 21 0 46 0 71 0 21 0 49 0 70 0 25 0 50 0 74 0 74 0 149 0 226 0h2614 67 72 67 67 60 56 53 46 42 32 28 18 14z">
          <text:p/>
        </draw:path>
        <draw:polygon draw:style-name="gr7" draw:text-style-name="P2" draw:layer="layout" svg:width="0cm" svg:height="0cm" svg:x="21.103cm" svg:y="11.017cm" svg:viewBox="0 0 0 0" draw:points="0,0">
          <text:p/>
        </draw:polygon>
        <draw:polygon draw:style-name="gr1" draw:text-style-name="P1" draw:layer="layout" svg:width="2.977cm" svg:height="1.002cm" svg:x="17.681cm" svg:y="11.726cm" svg:viewBox="0 0 2978 1003" draw:points="2978,1003 2978,0 2477,0 0,0 0,1003">
          <text:p/>
        </draw:polygon>
        <draw:polygon draw:style-name="gr7" draw:text-style-name="P2" draw:layer="layout" svg:width="0cm" svg:height="0cm" svg:x="21.103cm" svg:y="11.017cm" svg:viewBox="0 0 0 0" draw:points="0,0">
          <text:p/>
        </draw:polygon>
        <draw:path draw:style-name="gr1" draw:text-style-name="P1" draw:layer="layout" svg:width="0.999cm" svg:height="2.501cm" svg:x="15.959cm" svg:y="9.228cm" svg:viewBox="0 0 1000 2502" svg:d="M661 2404c-39-170-60-339-60-513v-99l7-95 11-99 17-95 18-95 21-92 28-92 32-91 35-89 39-88 42-84 46-82 50-81 53-74v-635h-1000v2404c0 10 0 24 0 35 11 3 21 7 32 7 14 3 25 7 39 11 10 0 24 3 35 7 14 0 28 3 39 7 14 0 28 3 39 3 14 4 28 4 42 7 14 0 28 4 39 4 14 3 28 3 42 3 14 4 28 4 42 4 15 3 29 3 43 3 28 4 56 4 84 4 33 3 61 3 90 3h169c-18 0-32-10-46-28-10-14-21-42-28-70z">
          <text:p/>
        </draw:path>
        <draw:polygon draw:style-name="gr7" draw:text-style-name="P2" draw:layer="layout" svg:width="0cm" svg:height="0cm" svg:x="21.103cm" svg:y="11.017cm" svg:viewBox="0 0 0 0" draw:points="0,0">
          <text:p/>
        </draw:polygon>
        <draw:polygon draw:style-name="gr1" draw:text-style-name="P1" draw:layer="layout" svg:width="1.725cm" svg:height="1.002cm" svg:x="15.959cm" svg:y="11.726cm" svg:viewBox="0 0 1726 1003" draw:points="1726,1003 1726,0 1500,0 735,0 566,0 0,0 0,1003">
          <text:p/>
        </draw:polygon>
        <draw:polygon draw:style-name="gr7" draw:text-style-name="P2" draw:layer="layout" svg:width="0cm" svg:height="0cm" svg:x="21.103cm" svg:y="11.017cm" svg:viewBox="0 0 0 0" draw:points="0,0">
          <text:p/>
        </draw:polygon>
        <draw:path draw:style-name="gr1" draw:text-style-name="P1" draw:layer="layout" svg:width="2.3cm" svg:height="2.501cm" svg:x="21.057cm" svg:y="9.228cm" svg:viewBox="0 0 2301 2502" svg:d="M2301 1602v81 81 81 74 74 72 70 64 60 21c-42 67-46 148-14 222h-339c-74 0-152 0-226 0-21 0-49 0-70 0-25 0-50 0-74 0-25 0-53 0-78 0h-63-71-67-63-64-60-11-49-53c-28 0-56 0-81 0-32 0-60 0-88 0s-61 0-89 0c-32 0-64 0-96 0-31 0-63 0-95 0s-63 0-99 0c-31 0-67 0-98 0-36 0-71 0-106 0-43 0-85 0-127 0l-14-42-18-42-14-43-14-42-11-42-10-43-11-45-7-43-7-46-7-42-4-47-3-46v-46-42l3-106 7-102 18-102 25-99 28-99 35-95 43-92 49-88 53-85 56-81 64-74 67-71 74-67 78-56v1326c0 51 7 100 17 139 14 46 32 85 53 116 21 43 49 75 78 103 31 31 68 56 103 77 71 39 155 67 250 67h11 60 64 63 67 71 63c275 0 501-225 501-502v-2000h300v378c-46 74-46 169 0 247v455c0 46 0 113 0 194 0 95 0 204 0 328z">
          <text:p/>
        </draw:path>
        <draw:polygon draw:style-name="gr7" draw:text-style-name="P2" draw:layer="layout" svg:width="0cm" svg:height="0cm" svg:x="21.103cm" svg:y="11.017cm" svg:viewBox="0 0 0 0" draw:points="0,0">
          <text:p/>
        </draw:polygon>
        <draw:path draw:style-name="gr1" draw:text-style-name="P1" draw:layer="layout" svg:width="1.5cm" svg:height="2.501cm" svg:x="20.157cm" svg:y="9.228cm" svg:viewBox="0 0 1501 2502" svg:d="M1501 0v674l-78 56-71 67-70 71-64 74-56 81-53 85-49 88-43 92-35 95-28 99-25 99-14 102-11 102-3 106v42l3 46 4 46 3 47 4 42 7 46 11 43 7 45 10 43 14 42 11 42 14 43 18 42 14 42c-25 0-53 0-85 0-35 0-70 0-106 0-35 0-74 0-109 0-74 0-148 0-219 0h-502l57-3 57-11 53-14 49-21 50-28 46-32 42-39 39-42 32-46 28-46 21-53 14-53 11-56 3-58v-2000z">
          <text:p/>
        </draw:path>
        <draw:polygon draw:style-name="gr7" draw:text-style-name="P2" draw:layer="layout" svg:width="0cm" svg:height="0cm" svg:x="21.103cm" svg:y="11.017cm" svg:viewBox="0 0 0 0" draw:points="0,0">
          <text:p/>
        </draw:polygon>
        <draw:path draw:style-name="gr1" draw:text-style-name="P1" draw:layer="layout" svg:width="0.403cm" svg:height="2.501cm" svg:x="23.353cm" svg:y="9.228cm" svg:viewBox="0 0 404 2502" svg:d="M365 1997h39v47 46 42 42 39 39 28 11 35 32 31 32 28 29 24h-404v-42-42-50-53-35-21-60-64-70-72-74-74-81-81-81c0-124 0-233 0-328 0-81 0-148 0-194v-455-247-378h404v318h-39v762 21 25 28 32 31 36 38 39 42 43 42 46 49 50c0 49 0 99 0 144 0 32 0 64 0 92 0 7 0 14 0 21s0 14 0 18c0 7 0 14 0 21s0 14 0 18c0 7 0 14 0 17 0 4 0 11 0 18 0 4 0 7 0 14 0 4 0 7 0 11 0 3 0 7 0 10 0 4 0 7 0 11z">
          <text:p/>
        </draw:path>
        <draw:polygon draw:style-name="gr7" draw:text-style-name="P2" draw:layer="layout" svg:width="0cm" svg:height="0cm" svg:x="21.103cm" svg:y="11.017cm" svg:viewBox="0 0 0 0" draw:points="0,0">
          <text:p/>
        </draw:polygon>
        <draw:path draw:style-name="gr1" draw:text-style-name="P1" draw:layer="layout" svg:width="0.299cm" svg:height="2.501cm" svg:x="23.756cm" svg:y="9.228cm" svg:viewBox="0 0 300 2502" svg:d="M300 0v2502h-290c19-31 26-67 26-102 0-42-11-85-36-120v-28-39-39-42-42-46-47-1372c25-39 36-82 36-124s-11-88-36-123v-60-318z">
          <text:p/>
        </draw:path>
        <draw:polygon draw:style-name="gr7" draw:text-style-name="P2" draw:layer="layout" svg:width="0cm" svg:height="0cm" svg:x="21.103cm" svg:y="11.017cm" svg:viewBox="0 0 0 0" draw:points="0,0">
          <text:p/>
        </draw:polygon>
        <draw:path draw:style-name="gr1" draw:text-style-name="P1" draw:layer="layout" svg:width="0.899cm" svg:height="1.866cm" svg:x="16.559cm" svg:y="9.863cm" svg:viewBox="0 0 900 1867" svg:d="M900 1867c-67 0-130-14-190-38-46-18-92-46-134-82-42-35-81-77-113-134-18-35-35-77-46-123-10-39-17-81-17-124v-1366l-53 74-50 81-46 82-42 84-39 89-35 89-32 91-28 92-22 92-21 95-14 99-11 95-7 95v99c0 173 18 342 60 512 7 28 19 56 29 70 14 18 28 28 46 28z">
          <text:p/>
        </draw:path>
        <draw:polygon draw:style-name="gr7" draw:text-style-name="P2" draw:layer="layout" svg:width="0cm" svg:height="0cm" svg:x="21.103cm" svg:y="11.017cm" svg:viewBox="0 0 0 0" draw:points="0,0">
          <text:p/>
        </draw:polygon>
        <draw:path draw:style-name="gr1" draw:text-style-name="P1" draw:layer="layout" svg:width="0.399cm" svg:height="1.502cm" svg:x="25.068cm" svg:y="10.227cm" svg:viewBox="0 0 400 1503" svg:d="M400 603v81 81 81 74 74 72 70 64 60 56 53 50 42 42h-400v-24-29-28-32-31-32-35-39-39-39-42-42-46-47h35c0-4 0-7 0-11 0-3 0-7 0-10 0-4 0-7 0-11 0-7 0-10 0-14 0-7 0-14 0-18 0-3 0-10 0-17 0-4 0-11 0-18s0-14 0-21c0-4 0-11 0-18s0-14 0-21c0-28 0-60 0-92 0-45 0-95 0-144v-74-71-67-63-60-53-50-42-39-28-25-17-11-3h365v3 11 17 25 28 39 42 50 53 60 63 67 71z">
          <text:p/>
        </draw:path>
        <draw:polygon draw:style-name="gr7" draw:text-style-name="P2" draw:layer="layout" svg:width="0cm" svg:height="0cm" svg:x="21.103cm" svg:y="11.017cm" svg:viewBox="0 0 0 0" draw:points="0,0">
          <text:p/>
        </draw:polygon>
        <draw:path draw:style-name="gr9" draw:text-style-name="P1" draw:layer="layout" svg:width="0.631cm" svg:height="0.632cm" svg:x="18.041cm" svg:y="11.997cm" svg:viewBox="0 0 632 633" svg:d="M632 319c0 173-142 314-315 314-176 0-317-141-317-314 0-177 141-319 317-319 173 0 315 142 315 319z">
          <text:p/>
        </draw:path>
        <draw:polygon draw:style-name="gr7" draw:text-style-name="P2" draw:layer="layout" svg:width="0cm" svg:height="0cm" svg:x="21.103cm" svg:y="11.017cm" svg:viewBox="0 0 0 0" draw:points="0,0">
          <text:p/>
        </draw:polygon>
        <draw:path draw:style-name="gr1" draw:text-style-name="P1" draw:layer="layout" svg:width="0.039cm" svg:height="1.679cm" svg:x="23.717cm" svg:y="9.546cm" svg:viewBox="0 0 40 1680" svg:d="M40 0v60 247 1373h-40c0-4 0-7 0-7 0-7 0-7 0-11 0-7 0-10 0-14 0-7 0-10 0-14 0-7 0-11 0-18 0-3 0-10 0-17 0-4 0-11 0-18s0-10 0-18c0-7 0-14 0-21s0-14 0-21c0-28 0-60 0-88 0-49 0-100 0-149v-50-49-46-42-43-42-39-38-36-31-32-28-25-21-762z">
          <text:p/>
        </draw:path>
        <draw:polygon draw:style-name="gr7" draw:text-style-name="P2" draw:layer="layout" svg:width="0cm" svg:height="0cm" svg:x="21.103cm" svg:y="11.017cm" svg:viewBox="0 0 0 0" draw:points="0,0">
          <text:p/>
        </draw:polygon>
        <draw:path draw:style-name="gr1" draw:text-style-name="P1" draw:layer="layout" svg:width="0.565cm" svg:height="0.063cm" svg:x="15.959cm" svg:y="11.666cm" svg:viewBox="0 0 566 64" svg:d="M566 64h-566v-64c11 0 21 3 32 7 14 3 25 7 39 7 10 4 24 8 35 12 15 0 29 3 40 7 14 0 28 3 42 3 14 4 25 4 39 7 14 0 28 4 39 4 14 3 28 3 42 3 14 4 28 4 42 4 15 3 29 3 43 3 28 4 56 4 88 4 28 3 56 3 85 3z">
          <text:p/>
        </draw:path>
        <draw:polygon draw:style-name="gr7" draw:text-style-name="P2" draw:layer="layout" svg:width="0cm" svg:height="0cm" svg:x="21.103cm" svg:y="11.017cm" svg:viewBox="0 0 0 0" draw:points="0,0">
          <text:p/>
        </draw:polygon>
        <draw:path draw:style-name="gr1" draw:text-style-name="P1" draw:layer="layout" svg:width="0.035cm" svg:height="0.247cm" svg:x="23.756cm" svg:y="9.606cm" svg:viewBox="0 0 36 248" svg:d="M0 248c21-39 36-78 36-124 0-43-15-89-36-124z">
          <text:p/>
        </draw:path>
        <draw:polygon draw:style-name="gr7" draw:text-style-name="P2" draw:layer="layout" svg:width="0cm" svg:height="0cm" svg:x="21.103cm" svg:y="11.017cm" svg:viewBox="0 0 0 0" draw:points="0,0">
          <text:p/>
        </draw:polygon>
        <draw:path draw:style-name="gr1" draw:text-style-name="P1" draw:layer="layout" svg:width="0.034cm" svg:height="0.247cm" svg:x="23.319cm" svg:y="9.606cm" svg:viewBox="0 0 35 248" svg:d="M35 0c-47 74-47 174 0 248z">
          <text:p/>
        </draw:path>
        <draw:polygon draw:style-name="gr7" draw:text-style-name="P2" draw:layer="layout" svg:width="0cm" svg:height="0cm" svg:x="21.103cm" svg:y="11.017cm" svg:viewBox="0 0 0 0" draw:points="0,0">
          <text:p/>
        </draw:polygon>
        <draw:path draw:style-name="gr1" draw:text-style-name="P1" draw:layer="layout" svg:width="0.035cm" svg:height="0.225cm" svg:x="23.756cm" svg:y="11.504cm" svg:viewBox="0 0 36 226" svg:d="M10 226c14-31 26-67 26-102 0-43-15-86-36-124v10 35 36 32 32 28 25 28z">
          <text:p/>
        </draw:path>
        <draw:polygon draw:style-name="gr7" draw:text-style-name="P2" draw:layer="layout" svg:width="0cm" svg:height="0cm" svg:x="21.103cm" svg:y="11.017cm" svg:viewBox="0 0 0 0" draw:points="0,0">
          <text:p/>
        </draw:polygon>
        <draw:path draw:style-name="gr1" draw:text-style-name="P1" draw:layer="layout" svg:width="0.034cm" svg:height="0.225cm" svg:x="23.319cm" svg:y="11.504cm" svg:viewBox="0 0 35 226" svg:d="M35 0v38 54 50 42 42h-10c-36-74-33-159 10-226z">
          <text:p/>
        </draw:path>
        <draw:polygon draw:style-name="gr7" draw:text-style-name="P2" draw:layer="layout" svg:width="0cm" svg:height="0cm" svg:x="21.103cm" svg:y="11.017cm" svg:viewBox="0 0 0 0" draw:points="0,0">
          <text:p/>
        </draw:polygon>
        <draw:line draw:style-name="gr8" draw:text-style-name="P2" draw:layer="layout" svg:x1="20.655cm" svg:y1="12.728cm" svg:x2="17.681cm" svg:y2="12.728cm">
          <text:p/>
        </draw:line>
        <draw:line draw:style-name="gr8" draw:text-style-name="P2" draw:layer="layout" svg:x1="20.655cm" svg:y1="12.728cm" svg:x2="20.655cm" svg:y2="11.726cm">
          <text:p/>
        </draw:line>
        <draw:line draw:style-name="gr8" draw:text-style-name="P2" draw:layer="layout" svg:x1="17.681cm" svg:y1="12.728cm" svg:x2="17.681cm" svg:y2="11.726cm">
          <text:p/>
        </draw:line>
        <draw:line draw:style-name="gr8" draw:text-style-name="P2" draw:layer="layout" svg:x1="17.681cm" svg:y1="11.726cm" svg:x2="20.655cm" svg:y2="11.726cm">
          <text:p/>
        </draw:line>
        <draw:line draw:style-name="gr8" draw:text-style-name="P2" draw:layer="layout" svg:x1="25.618cm" svg:y1="12.728cm" svg:x2="23.004cm" svg:y2="12.728cm">
          <text:p/>
        </draw:line>
        <draw:polyline draw:style-name="gr8" draw:text-style-name="P2" draw:layer="layout" svg:width="0.62cm" svg:height="0cm" svg:x="25.618cm" svg:y="12.728cm" svg:viewBox="0 0 621 0" draw:points="621,0 607,0 586,0 561,0 526,0 487,0 441,0 388,0 332,0 268,0 205,0 138,0 67,0 0,0">
          <text:p/>
        </draw:polyline>
        <draw:path draw:style-name="gr8" draw:text-style-name="P2" draw:layer="layout" svg:width="0.948cm" svg:height="0cm" svg:x="22.055cm" svg:y="12.728cm" svg:viewBox="0 0 949 0" svg:d="M949 0c-77 0-152 0-226 0-24 0-49 0-74 0-21 0-49 0-70 0-25 0-50 0-71 0-25 0-49 0-70 0-25 0-46 0-71 0-21 0-46 0-67 0s-42 0-63 0c-22 0-43 0-64 0s-39 0-60 0-39 0-60 0c-18 0-35 0-53 0">
          <text:p/>
        </draw:path>
        <draw:path draw:style-name="gr8" draw:text-style-name="P2" draw:layer="layout" svg:width="1.399cm" svg:height="0cm" svg:x="20.655cm" svg:y="12.728cm" svg:viewBox="0 0 1400 0" svg:d="M0 0c38 0 74 0 109 0 74 0 148 0 222 0 36 0 71 0 106 0s74 0 106 0c35 0 70 0 106 0 35 0 70 0 106 0 31 0 67 0 98 0 36 0 67 0 99 0s64 0 95 0c32 0 64 0 96 0 28 0 60 0 88 0s56 0 85 0c28 0 56 0 84 0">
          <text:p/>
        </draw:path>
        <draw:line draw:style-name="gr8" draw:text-style-name="P2" draw:layer="layout" svg:x1="17.681cm" svg:y1="12.728cm" svg:x2="15.959cm" svg:y2="12.728cm">
          <text:p/>
        </draw:line>
        <draw:path draw:style-name="gr8" draw:text-style-name="P2" draw:layer="layout" svg:width="1.399cm" svg:height="0cm" svg:x="20.655cm" svg:y="11.726cm" svg:viewBox="0 0 1400 0" svg:d="M0 0c38 0 74 0 109 0 74 0 148 0 222 0 36 0 71 0 106 0s74 0 106 0c35 0 70 0 106 0 35 0 70 0 106 0 31 0 67 0 98 0 36 0 67 0 99 0s64 0 95 0c32 0 64 0 96 0 28 0 60 0 88 0s56 0 85 0c28 0 56 0 84 0">
          <text:p/>
        </draw:path>
        <draw:line draw:style-name="gr8" draw:text-style-name="P2" draw:layer="layout" svg:x1="15.959cm" svg:y1="12.728cm" svg:x2="15.959cm" svg:y2="11.726cm">
          <text:p/>
        </draw:line>
        <draw:line draw:style-name="gr8" draw:text-style-name="P2" draw:layer="layout" svg:x1="16.524cm" svg:y1="11.726cm" svg:x2="15.959cm" svg:y2="11.726cm">
          <text:p/>
        </draw:line>
        <draw:line draw:style-name="gr8" draw:text-style-name="P2" draw:layer="layout" svg:x1="17.681cm" svg:y1="11.726cm" svg:x2="16.524cm" svg:y2="11.726cm">
          <text:p/>
        </draw:line>
        <draw:line draw:style-name="gr8" draw:text-style-name="P2" draw:layer="layout" svg:x1="20.655cm" svg:y1="11.726cm" svg:x2="20.157cm" svg:y2="11.726cm">
          <text:p/>
        </draw:line>
        <draw:path draw:style-name="gr8" draw:text-style-name="P2" draw:layer="layout" svg:width="0.948cm" svg:height="0cm" svg:x="22.055cm" svg:y="11.726cm" svg:viewBox="0 0 949 0" svg:d="M949 0c-77 0-152 0-226 0-24 0-49 0-74 0-21 0-49 0-70 0-25 0-50 0-71 0-25 0-49 0-70 0-25 0-46 0-71 0-21 0-46 0-67 0s-42 0-63 0c-22 0-43 0-64 0s-39 0-60 0-39 0-60 0c-18 0-35 0-53 0">
          <text:p/>
        </draw:path>
        <draw:line draw:style-name="gr8" draw:text-style-name="P2" draw:layer="layout" svg:x1="25.618cm" svg:y1="11.726cm" svg:x2="23.004cm" svg:y2="11.726cm">
          <text:p/>
        </draw:line>
        <draw:polyline draw:style-name="gr8" draw:text-style-name="P2" draw:layer="layout" svg:width="0.62cm" svg:height="0cm" svg:x="25.618cm" svg:y="11.726cm" svg:viewBox="0 0 621 0" draw:points="621,0 607,0 586,0 561,0 526,0 487,0 441,0 388,0 332,0 268,0 205,0 138,0 67,0 0,0">
          <text:p/>
        </draw:polyline>
        <draw:path draw:style-name="gr8" draw:text-style-name="P2" draw:layer="layout" svg:width="0.43cm" svg:height="0.434cm" svg:x="18.143cm" svg:y="12.096cm" svg:viewBox="0 0 431 435" svg:d="M431 219c0 117-95 216-215 216-121 0-216-99-216-216 0-120 95-219 216-219 120 0 215 99 215 219z">
          <text:p/>
        </draw:path>
        <draw:line draw:style-name="gr8" draw:text-style-name="P2" draw:layer="layout" svg:x1="26.239cm" svg:y1="12.728cm" svg:x2="26.239cm" svg:y2="11.726cm">
          <text:p/>
        </draw:line>
        <draw:path draw:style-name="gr8" draw:text-style-name="P2" draw:layer="layout" svg:width="0cm" svg:height="0.038cm" svg:x="15.959cm" svg:y="11.627cm" svg:viewBox="0 0 0 39" svg:d="M0 0c0 14 0 28 0 39">
          <text:p/>
        </draw:path>
        <draw:line draw:style-name="gr8" draw:text-style-name="P2" draw:layer="layout" svg:x1="15.959cm" svg:y1="9.228cm" svg:x2="15.959cm" svg:y2="11.627cm">
          <text:p/>
        </draw:line>
        <draw:line draw:style-name="gr8" draw:text-style-name="P2" draw:layer="layout" svg:x1="15.959cm" svg:y1="11.726cm" svg:x2="15.959cm" svg:y2="11.666cm">
          <text:p/>
        </draw:line>
        <draw:line draw:style-name="gr8" draw:text-style-name="P2" draw:layer="layout" svg:x1="18.143cm" svg:y1="12.311cm" svg:x2="18.143cm" svg:y2="12.308cm">
          <text:p/>
        </draw:line>
        <draw:path draw:style-name="gr8" draw:text-style-name="P2" draw:layer="layout" svg:width="0.565cm" svg:height="0.063cm" svg:x="15.959cm" svg:y="11.666cm" svg:viewBox="0 0 566 64" svg:d="M0 0c11 0 21 3 32 7 14 3 25 7 39 7 10 4 24 8 35 12 15 0 29 3 40 7 14 0 28 3 42 3 14 4 25 4 39 7 14 0 28 4 39 4 14 3 28 3 42 3 14 4 28 4 42 4 15 3 29 3 43 3 28 4 56 4 88 4 28 3 56 3 85 3">
          <text:p/>
        </draw:path>
        <draw:path draw:style-name="gr8" draw:text-style-name="P2" draw:layer="layout" svg:width="0.5cm" svg:height="0.501cm" svg:x="16.958cm" svg:y="11.228cm" svg:viewBox="0 0 501 502" svg:d="M501 502c-67 0-130-14-190-38-47-22-93-46-135-82-42-35-81-81-113-137-21-35-35-74-49-124-7-35-14-77-14-121">
          <text:p/>
        </draw:path>
        <draw:line draw:style-name="gr8" draw:text-style-name="P2" draw:layer="layout" svg:x1="16.958cm" svg:y1="11.228cm" svg:x2="16.958cm" svg:y2="9.863cm">
          <text:p/>
        </draw:line>
        <draw:polyline draw:style-name="gr8" draw:text-style-name="P2" draw:layer="layout" svg:width="0.402cm" svg:height="1.256cm" svg:x="16.559cm" svg:y="9.863cm" svg:viewBox="0 0 403 1257" draw:points="0,1257 0,1158 7,1063 18,968 35,869 53,773 74,681 102,589 135,498 170,409 209,321 251,237 297,155 347,74 403,0">
          <text:p/>
        </draw:polyline>
        <draw:path draw:style-name="gr8" draw:text-style-name="P2" draw:layer="layout" svg:width="0.06cm" svg:height="0.512cm" svg:x="16.559cm" svg:y="11.119cm" svg:viewBox="0 0 61 513" svg:d="M61 513c-43-171-61-344-61-513">
          <text:p/>
        </draw:path>
        <draw:path draw:style-name="gr8" draw:text-style-name="P2" draw:layer="layout" svg:width="0.074cm" svg:height="0.102cm" svg:x="16.619cm" svg:y="11.627cm" svg:viewBox="0 0 75 103" svg:d="M0 0c7 32 14 61 28 75 14 18 28 28 47 28">
          <text:p/>
        </draw:path>
        <draw:polyline draw:style-name="gr8" draw:text-style-name="P2" draw:layer="layout" svg:width="0.501cm" svg:height="0.501cm" svg:x="20.157cm" svg:y="11.228cm" svg:viewBox="0 0 502 502" draw:points="0,502 57,499 114,488 167,474 216,453 266,425 312,393 354,354 393,312 425,266 453,217 474,167 488,111 499,58 502,0">
          <text:p/>
        </draw:polyline>
        <draw:line draw:style-name="gr8" draw:text-style-name="P2" draw:layer="layout" svg:x1="21.657cm" svg:y1="9.228cm" svg:x2="21.657cm" svg:y2="9.902cm">
          <text:p/>
        </draw:line>
        <draw:polyline draw:style-name="gr8" draw:text-style-name="P2" draw:layer="layout" svg:width="0.6cm" svg:height="1.217cm" svg:x="21.057cm" svg:y="9.902cm" svg:viewBox="0 0 601 1218" draw:points="601,0 523,56 452,123 382,194 318,268 262,349 209,434 159,523 116,615 81,710 53,809 28,911 10,1010 3,1112 0,1218">
          <text:p/>
        </draw:polyline>
        <draw:polyline draw:style-name="gr8" draw:text-style-name="P2" draw:layer="layout" svg:width="0.12cm" svg:height="0.61cm" svg:x="21.057cm" svg:y="11.119cm" svg:viewBox="0 0 121 611" draw:points="0,0 0,42 0,88 3,134 7,181 14,223 21,269 28,312 39,357 49,400 60,442 75,484 89,527 107,569 121,611">
          <text:p/>
        </draw:polyline>
        <draw:line draw:style-name="gr8" draw:text-style-name="P2" draw:layer="layout" svg:x1="20.655cm" svg:y1="9.228cm" svg:x2="20.655cm" svg:y2="11.228cm">
          <text:p/>
        </draw:line>
        <draw:line draw:style-name="gr8" draw:text-style-name="P2" draw:layer="layout" svg:x1="21.657cm" svg:y1="9.228cm" svg:x2="20.655cm" svg:y2="9.228cm">
          <text:p/>
        </draw:line>
        <draw:line draw:style-name="gr8" draw:text-style-name="P2" draw:layer="layout" svg:x1="21.657cm" svg:y1="11.228cm" svg:x2="21.657cm" svg:y2="9.902cm">
          <text:p/>
        </draw:line>
        <draw:path draw:style-name="gr8" draw:text-style-name="P2" draw:layer="layout" svg:width="0.5cm" svg:height="0.501cm" svg:x="21.657cm" svg:y="11.228cm" svg:viewBox="0 0 501 502" svg:d="M501 502c-95 0-179-28-250-67-35-21-71-49-102-77-29-28-58-64-79-103-21-35-39-70-53-120-10-38-17-84-17-135">
          <text:p/>
        </draw:path>
        <draw:path draw:style-name="gr8" draw:text-style-name="P2" draw:layer="layout" svg:width="0.501cm" svg:height="0.501cm" svg:x="22.556cm" svg:y="11.228cm" svg:viewBox="0 0 502 502" svg:d="M0 502c276 0 502-225 502-502">
          <text:p/>
        </draw:path>
        <draw:line draw:style-name="gr8" draw:text-style-name="P2" draw:layer="layout" svg:x1="23.054cm" svg:y1="9.228cm" svg:x2="23.054cm" svg:y2="11.228cm">
          <text:p/>
        </draw:line>
        <draw:line draw:style-name="gr8" draw:text-style-name="P2" draw:layer="layout" svg:x1="23.353cm" svg:y1="9.228cm" svg:x2="23.054cm" svg:y2="9.228cm">
          <text:p/>
        </draw:line>
        <draw:path draw:style-name="gr8" draw:text-style-name="P2" draw:layer="layout" svg:width="0.034cm" svg:height="0.247cm" svg:x="23.319cm" svg:y="9.606cm" svg:viewBox="0 0 35 248" svg:d="M35 0c-47 74-47 174 0 248">
          <text:p/>
        </draw:path>
        <draw:path draw:style-name="gr8" draw:text-style-name="P2" draw:layer="layout" svg:width="0.034cm" svg:height="0.225cm" svg:x="23.319cm" svg:y="11.504cm" svg:viewBox="0 0 35 226" svg:d="M35 0c-43 67-46 152-10 226">
          <text:p/>
        </draw:path>
        <draw:path draw:style-name="gr8" draw:text-style-name="P2" draw:layer="layout" svg:width="0.025cm" svg:height="0.102cm" svg:x="23.766cm" svg:y="11.627cm" svg:viewBox="0 0 26 103" svg:d="M0 103c19-31 26-68 26-103">
          <text:p/>
        </draw:path>
        <draw:path draw:style-name="gr8" draw:text-style-name="P2" draw:layer="layout" svg:width="0.035cm" svg:height="0.123cm" svg:x="23.756cm" svg:y="11.504cm" svg:viewBox="0 0 36 124" svg:d="M36 124c0-43-15-86-36-124">
          <text:p/>
        </draw:path>
        <draw:line draw:style-name="gr8" draw:text-style-name="P2" draw:layer="layout" svg:x1="23.353cm" svg:y1="9.228cm" svg:x2="23.353cm" svg:y2="10.308cm">
          <text:p/>
        </draw:line>
        <draw:path draw:style-name="gr8" draw:text-style-name="P2" draw:layer="layout" svg:width="0cm" svg:height="0.193cm" svg:x="23.353cm" svg:y="10.308cm" svg:viewBox="0 0 0 194" svg:d="M0 194c0-81 0-148 0-194">
          <text:p/>
        </draw:path>
        <draw:path draw:style-name="gr8" draw:text-style-name="P2" draw:layer="layout" svg:width="0cm" svg:height="0.327cm" svg:x="23.353cm" svg:y="10.502cm" svg:viewBox="0 0 0 328" svg:d="M0 328c0-124 0-233 0-328">
          <text:p/>
        </draw:path>
        <draw:polyline draw:style-name="gr8" draw:text-style-name="P2" draw:layer="layout" svg:width="0cm" svg:height="0.895cm" svg:x="23.353cm" svg:y="10.83cm" svg:viewBox="0 0 0 896" draw:points="0,0 0,81 0,162 0,243 0,317 0,391 0,462 0,529 0,596 0,656 0,712 0,765 0,815 0,857 0,896">
          <text:p/>
        </draw:polyline>
        <draw:path draw:style-name="gr8" draw:text-style-name="P2" draw:layer="layout" svg:width="0cm" svg:height="0.394cm" svg:x="23.717cm" svg:y="10.83cm" svg:viewBox="0 0 0 395" svg:d="M0 0c0 141 0 275 0 395">
          <text:p/>
        </draw:path>
        <draw:line draw:style-name="gr8" draw:text-style-name="P2" draw:layer="layout" svg:x1="23.717cm" svg:y1="11.225cm" svg:x2="23.756cm" svg:y2="11.225cm">
          <text:p/>
        </draw:line>
        <draw:polyline draw:style-name="gr8" draw:text-style-name="P2" draw:layer="layout" svg:width="0cm" svg:height="0.5cm" svg:x="23.756cm" svg:y="11.225cm" svg:viewBox="0 0 0 501" draw:points="0,0 0,46 0,88 0,134 0,173 0,215 0,254 0,289 0,324 0,360 0,391 0,423 0,451 0,476 0,501">
          <text:p/>
        </draw:polyline>
        <draw:line draw:style-name="gr8" draw:text-style-name="P2" draw:layer="layout" svg:x1="24.055cm" svg:y1="9.228cm" svg:x2="24.055cm" svg:y2="11.726cm">
          <text:p/>
        </draw:line>
        <draw:line draw:style-name="gr8" draw:text-style-name="P2" draw:layer="layout" svg:x1="24.055cm" svg:y1="9.228cm" svg:x2="23.756cm" svg:y2="9.228cm">
          <text:p/>
        </draw:line>
        <draw:path draw:style-name="gr8" draw:text-style-name="P2" draw:layer="layout" svg:width="0.035cm" svg:height="0.123cm" svg:x="23.756cm" svg:y="9.606cm" svg:viewBox="0 0 36 124" svg:d="M36 124c0-42-15-89-36-124">
          <text:p/>
        </draw:path>
        <draw:path draw:style-name="gr8" draw:text-style-name="P2" draw:layer="layout" svg:width="0.035cm" svg:height="0.124cm" svg:x="23.756cm" svg:y="9.729cm" svg:viewBox="0 0 36 125" svg:d="M0 125c21-39 36-83 36-125">
          <text:p/>
        </draw:path>
        <draw:line draw:style-name="gr8" draw:text-style-name="P2" draw:layer="layout" svg:x1="23.717cm" svg:y1="9.546cm" svg:x2="23.717cm" svg:y2="10.308cm">
          <text:p/>
        </draw:line>
        <draw:polyline draw:style-name="gr8" draw:text-style-name="P2" draw:layer="layout" svg:width="0cm" svg:height="0.521cm" svg:x="23.717cm" svg:y="10.308cm" svg:viewBox="0 0 0 522" draw:points="0,522 0,472 0,423 0,377 0,335 0,292 0,250 0,211 0,173 0,137 0,106 0,74 0,46 0,21 0,0">
          <text:p/>
        </draw:polyline>
        <draw:path draw:style-name="gr8" draw:text-style-name="P2" draw:layer="layout" svg:width="0cm" svg:height="0.25cm" svg:x="23.717cm" svg:y="10.974cm" svg:viewBox="0 0 0 251" svg:d="M0 251c0-4 0-7 0-11 0-3 0-7 0-10 0-4 0-7 0-11 0-7 0-10 0-14 0-7 0-14 0-18 0-3 0-10 0-17 0-4 0-11 0-18s0-14 0-21c0-4 0-11 0-18s0-14 0-21c0-28 0-60 0-92">
          <text:p/>
        </draw:path>
        <draw:line draw:style-name="gr8" draw:text-style-name="P2" draw:layer="layout" svg:x1="23.756cm" svg:y1="9.546cm" svg:x2="23.756cm" svg:y2="11.225cm">
          <text:p/>
        </draw:line>
        <draw:line draw:style-name="gr8" draw:text-style-name="P2" draw:layer="layout" svg:x1="23.756cm" svg:y1="9.228cm" svg:x2="23.756cm" svg:y2="9.546cm">
          <text:p/>
        </draw:line>
        <draw:polyline draw:style-name="gr8" draw:text-style-name="P2" draw:layer="layout" svg:width="0cm" svg:height="0.602cm" svg:x="25.103cm" svg:y="10.227cm" svg:viewBox="0 0 0 603" draw:points="0,603 0,529 0,458 0,391 0,328 0,268 0,215 0,165 0,123 0,84 0,56 0,31 0,14 0,3 0,0">
          <text:p/>
        </draw:polyline>
        <draw:path draw:style-name="gr8" draw:text-style-name="P2" draw:layer="layout" svg:width="0cm" svg:height="0.394cm" svg:x="25.103cm" svg:y="10.83cm" svg:viewBox="0 0 0 395" svg:d="M0 0c0 141 0 275 0 395">
          <text:p/>
        </draw:path>
        <draw:path draw:style-name="gr8" draw:text-style-name="P2" draw:layer="layout" svg:width="0cm" svg:height="0.25cm" svg:x="25.103cm" svg:y="10.974cm" svg:viewBox="0 0 0 251" svg:d="M0 251c0-4 0-7 0-11 0-3 0-7 0-10 0-4 0-7 0-11 0-7 0-10 0-14 0-7 0-14 0-18 0-3 0-10 0-17 0-4 0-11 0-18s0-14 0-21c0-4 0-11 0-18s0-14 0-21c0-28 0-60 0-92">
          <text:p/>
        </draw:path>
        <draw:line draw:style-name="gr8" draw:text-style-name="P2" draw:layer="layout" svg:x1="23.756cm" svg:y1="9.546cm" svg:x2="23.717cm" svg:y2="9.546cm">
          <text:p/>
        </draw:line>
        <draw:line draw:style-name="gr8" draw:text-style-name="P2" draw:layer="layout" svg:x1="25.068cm" svg:y1="11.225cm" svg:x2="25.103cm" svg:y2="11.225cm">
          <text:p/>
        </draw:line>
        <draw:polyline draw:style-name="gr8" draw:text-style-name="P2" draw:layer="layout" svg:width="0cm" svg:height="0.5cm" svg:x="25.068cm" svg:y="11.225cm" svg:viewBox="0 0 0 501" draw:points="0,0 0,46 0,88 0,134 0,173 0,215 0,254 0,289 0,324 0,360 0,391 0,423 0,451 0,476 0,501">
          <text:p/>
        </draw:polyline>
        <draw:polyline draw:style-name="gr8" draw:text-style-name="P2" draw:layer="layout" svg:width="0cm" svg:height="0.895cm" svg:x="25.467cm" svg:y="10.83cm" svg:viewBox="0 0 0 896" draw:points="0,0 0,81 0,162 0,243 0,317 0,391 0,462 0,529 0,596 0,656 0,712 0,765 0,815 0,857 0,896">
          <text:p/>
        </draw:polyline>
        <draw:polyline draw:style-name="gr8" draw:text-style-name="P2" draw:layer="layout" svg:width="0cm" svg:height="0.602cm" svg:x="25.467cm" svg:y="10.227cm" svg:viewBox="0 0 0 603" draw:points="0,603 0,529 0,458 0,391 0,328 0,268 0,215 0,165 0,123 0,84 0,56 0,31 0,14 0,3 0,0">
          <text:p/>
        </draw:polyline>
        <draw:line draw:style-name="gr8" draw:text-style-name="P2" draw:layer="layout" svg:x1="16.958cm" svg:y1="9.228cm" svg:x2="15.959cm" svg:y2="9.228cm">
          <text:p/>
        </draw:line>
        <draw:line draw:style-name="gr8" draw:text-style-name="P2" draw:layer="layout" svg:x1="16.958cm" svg:y1="9.863cm" svg:x2="16.958cm" svg:y2="9.228cm">
          <text:p/>
        </draw:line>
        <draw:line draw:style-name="gr8" draw:text-style-name="P2" draw:layer="layout" svg:x1="23.756cm" svg:y1="9.228cm" svg:x2="23.353cm" svg:y2="9.228cm">
          <text:p/>
        </draw:line>
        <draw:line draw:style-name="gr8" draw:text-style-name="P2" draw:layer="layout" svg:x1="25.467cm" svg:y1="10.227cm" svg:x2="25.103cm" svg:y2="10.227cm">
          <text:p/>
        </draw:line>
        <draw:line draw:style-name="gr8" draw:text-style-name="P2" draw:layer="layout" svg:x1="25.467cm" svg:y1="10.227cm" svg:x2="25.103cm" svg:y2="10.227cm">
          <text:p/>
        </draw:line>
        <draw:path draw:style-name="gr3" draw:text-style-name="P3" draw:layer="layout" svg:width="0.84cm" svg:height="0.843cm" svg:x="17.938cm" svg:y="11.892cm" svg:viewBox="0 0 841 844" svg:d="M421 844v-844zM841 424h-841z">
          <text:p/>
        </draw:path>
        <draw:path draw:style-name="gr3" draw:text-style-name="P3" draw:layer="layout" svg:width="0.84cm" svg:height="0.839cm" svg:x="22.136cm" svg:y="10.809cm" svg:viewBox="0 0 841 840" svg:d="M421 840v-840zM841 419h-841z">
          <text:p/>
        </draw:path>
        <draw:path draw:style-name="gr3" draw:text-style-name="P3" draw:layer="layout" svg:width="0.839cm" svg:height="0.84cm" svg:x="23.135cm" svg:y="9.309cm" svg:viewBox="0 0 840 841" svg:d="M419 841v-841zM840 421h-840z">
          <text:p/>
        </draw:path>
        <draw:path draw:style-name="gr3" draw:text-style-name="P3" draw:layer="layout" svg:width="0.839cm" svg:height="0.84cm" svg:x="23.135cm" svg:y="11.207cm" svg:viewBox="0 0 840 841" svg:d="M419 841v-841zM840 421h-840z">
          <text:p/>
        </draw:path>
        <draw:polygon draw:style-name="gr7" draw:text-style-name="P2" draw:layer="layout" svg:width="0cm" svg:height="0cm" svg:x="21.103cm" svg:y="11.017cm" svg:viewBox="0 0 0 0" draw:points="0,0">
          <text:p/>
        </draw:polygon>
        <draw:polyline draw:style-name="gr10" draw:text-style-name="P2" draw:layer="layout" svg:width="1.238cm" svg:height="1.44cm" svg:x="16.979cm" svg:y="12.477cm" svg:viewBox="0 0 1239 1441" draw:points="497,1441 0,1441 1239,0">
          <text:p/>
        </draw:polyline>
        <draw:polygon draw:style-name="gr11" draw:text-style-name="P3" draw:layer="layout" svg:width="0.272cm" svg:height="0.304cm" svg:x="17.945cm" svg:y="12.477cm" svg:viewBox="0 0 273 305" draw:points="273,0 0,227 90,305">
          <text:p/>
        </draw:polygon>
        <draw:frame draw:style-name="gr12" draw:text-style-name="P5" draw:layer="layout" svg:width="0.666cm" svg:height="0.78cm" svg:x="27.661cm" svg:y="19.289cm">
          <draw:text-box>
            <text:p text:style-name="P4"><text:span text:style-name="T1">X</text:span></text:p>
          </draw:text-box>
        </draw:frame>
        <draw:frame draw:style-name="gr13" draw:text-style-name="P6" draw:layer="layout" svg:width="0.119cm" svg:height="0.141cm" svg:x="28.071cm" svg:y="19.792cm">
          <draw:text-box>
            <text:p text:style-name="P4"><text:span text:style-name="T2"><text:s/></text:span></text:p>
          </draw:text-box>
        </draw:frame>
        <draw:frame draw:style-name="gr14" draw:text-style-name="P7" draw:layer="layout" svg:width="6.763cm" svg:height="0.462cm" svg:x="3.81cm" svg:y="13.332cm">
          <draw:text-box>
            <text:p text:style-name="P4"><text:span text:style-name="T3">6X M3 Brass Inserts [HD-MS0030]</text:span></text:p>
          </draw:text-box>
        </draw:frame>
        <draw:frame draw:style-name="gr13" draw:text-style-name="P6" draw:layer="layout" svg:width="0.119cm" svg:height="0.141cm" svg:x="10.873cm" svg:y="15.192cm">
          <draw:text-box>
            <text:p text:style-name="P4"><text:span text:style-name="T2"><text:s/></text:span></text:p>
          </draw:text-box>
        </draw:frame>
        <draw:frame draw:style-name="gr14" draw:text-style-name="P7" draw:layer="layout" svg:width="6.555cm" svg:height="0.462cm" svg:x="17.907cm" svg:y="13.713cm">
          <draw:text-box>
            <text:p text:style-name="P4"><text:span text:style-name="T3">1X M3 Brass Insert [HD-MS0030]</text:span></text:p>
          </draw:text-box>
        </draw:frame>
        <draw:path draw:style-name="gr3" draw:text-style-name="P3" draw:layer="layout" svg:width="0.839cm" svg:height="0.843cm" svg:x="12.241cm" svg:y="8.763cm" svg:viewBox="0 0 840 844" svg:d="M420 844v-844zM840 424h-840z">
          <text:p/>
        </draw:path>
        <draw:path draw:style-name="gr8" draw:text-style-name="P2" draw:layer="layout" svg:width="0.67cm" svg:height="0.584cm" svg:x="11.395cm" svg:y="10.342cm" svg:viewBox="0 0 671 585" svg:d="M0 334c0-152 106-286 254-325 153-35 308 32 379 169 70 138 42 308-74 407">
          <text:p/>
        </draw:path>
        <draw:path draw:style-name="gr8" draw:text-style-name="P2" draw:layer="layout" svg:width="0.67cm" svg:height="0.584cm" svg:x="11.395cm" svg:y="10.342cm" svg:viewBox="0 0 671 585" svg:d="M0 334c0-152 106-286 254-325 153-35 308 32 379 169 70 138 42 308-74 407">
          <text:p/>
        </draw:path>
        <draw:path draw:style-name="gr9" draw:text-style-name="P1" draw:layer="layout" svg:width="0.473cm" svg:height="0.469cm" svg:x="11.481cm" svg:y="8.547cm" svg:viewBox="0 0 474 470" svg:d="M474 237c0 127-110 233-237 233-130 0-237-106-237-233 0-131 107-237 237-237 127 0 237 106 237 237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24T07:14:52.718475513</dc:date>
    <meta:editing-duration>PT2M58S</meta:editing-duration>
    <meta:editing-cycles>1</meta:editing-cycles>
    <meta:document-statistic meta:object-count="1337"/>
    <meta:generator>LibreOffice/5.2.7.2$Linux_X86_64 LibreOffice_project/20m0$Build-2</meta:generator>
  </office:meta>
</office:document-meta>
</file>